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7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row table:style-name="ro1">
          <table:table-cell office:value-type="date" office:date-value="2017-04-23" calcext:value-type="date">
            <text:p>2017-04-23 00:00</text:p>
          </table:table-cell>
        </table:table-row>
        <table:table-row table:style-name="ro1">
          <table:table-cell table:formula="of:=[.A1]+1/60/24" office:value-type="date" office:date-value="2017-04-23T00:01:00" calcext:value-type="date">
            <text:p>2017-04-23 00:01</text:p>
          </table:table-cell>
        </table:table-row>
        <table:table-row table:style-name="ro1">
          <table:table-cell table:formula="of:=[.A2]+1/60/24" office:value-type="date" office:date-value="2017-04-23T00:02:00" calcext:value-type="date">
            <text:p>2017-04-23 00:02</text:p>
          </table:table-cell>
        </table:table-row>
        <table:table-row table:style-name="ro1">
          <table:table-cell table:formula="of:=[.A3]+1/60/24" office:value-type="date" office:date-value="2017-04-23T00:03:00.000001" calcext:value-type="date">
            <text:p>2017-04-23 00:03</text:p>
          </table:table-cell>
        </table:table-row>
        <table:table-row table:style-name="ro1">
          <table:table-cell table:formula="of:=[.A4]+1/60/24" office:value-type="date" office:date-value="2017-04-23T00:04:00.000001" calcext:value-type="date">
            <text:p>2017-04-23 00:04</text:p>
          </table:table-cell>
        </table:table-row>
        <table:table-row table:style-name="ro1">
          <table:table-cell table:formula="of:=[.A5]+1/60/24" office:value-type="date" office:date-value="2017-04-23T00:05:00.000001" calcext:value-type="date">
            <text:p>2017-04-23 00:05</text:p>
          </table:table-cell>
        </table:table-row>
        <table:table-row table:style-name="ro1">
          <table:table-cell table:formula="of:=[.A6]+1/60/24" office:value-type="date" office:date-value="2017-04-23T00:06:00.000001" calcext:value-type="date">
            <text:p>2017-04-23 00:06</text:p>
          </table:table-cell>
        </table:table-row>
        <table:table-row table:style-name="ro1">
          <table:table-cell table:formula="of:=[.A7]+1/60/24" office:value-type="date" office:date-value="2017-04-23T00:07:00.000001" calcext:value-type="date">
            <text:p>2017-04-23 00:07</text:p>
          </table:table-cell>
        </table:table-row>
        <table:table-row table:style-name="ro1">
          <table:table-cell table:formula="of:=[.A8]+1/60/24" office:value-type="date" office:date-value="2017-04-23T00:08:00.000002" calcext:value-type="date">
            <text:p>2017-04-23 00:08</text:p>
          </table:table-cell>
        </table:table-row>
        <table:table-row table:style-name="ro1">
          <table:table-cell table:formula="of:=[.A9]+1/60/24" office:value-type="date" office:date-value="2017-04-23T00:09:00.000002" calcext:value-type="date">
            <text:p>2017-04-23 00:09</text:p>
          </table:table-cell>
        </table:table-row>
        <table:table-row table:style-name="ro1">
          <table:table-cell table:formula="of:=[.A10]+1/60/24" office:value-type="date" office:date-value="2017-04-23T00:10:00.000002" calcext:value-type="date">
            <text:p>2017-04-23 00:10</text:p>
          </table:table-cell>
        </table:table-row>
        <table:table-row table:style-name="ro1">
          <table:table-cell table:formula="of:=[.A11]+1/60/24" office:value-type="date" office:date-value="2017-04-23T00:11:00.000002" calcext:value-type="date">
            <text:p>2017-04-23 00:11</text:p>
          </table:table-cell>
        </table:table-row>
        <table:table-row table:style-name="ro1">
          <table:table-cell table:formula="of:=[.A12]+1/60/24" office:value-type="date" office:date-value="2017-04-23T00:12:00.000002" calcext:value-type="date">
            <text:p>2017-04-23 00:12</text:p>
          </table:table-cell>
        </table:table-row>
        <table:table-row table:style-name="ro1">
          <table:table-cell table:formula="of:=[.A13]+1/60/24" office:value-type="date" office:date-value="2017-04-23T00:13:00.000003" calcext:value-type="date">
            <text:p>2017-04-23 00:13</text:p>
          </table:table-cell>
        </table:table-row>
        <table:table-row table:style-name="ro1">
          <table:table-cell table:formula="of:=[.A14]+1/60/24" office:value-type="date" office:date-value="2017-04-23T00:14:00.000003" calcext:value-type="date">
            <text:p>2017-04-23 00:14</text:p>
          </table:table-cell>
        </table:table-row>
        <table:table-row table:style-name="ro1">
          <table:table-cell table:formula="of:=[.A15]+1/60/24" office:value-type="date" office:date-value="2017-04-23T00:15:00.000003" calcext:value-type="date">
            <text:p>2017-04-23 00:15</text:p>
          </table:table-cell>
        </table:table-row>
        <table:table-row table:style-name="ro1">
          <table:table-cell table:formula="of:=[.A16]+1/60/24" office:value-type="date" office:date-value="2017-04-23T00:16:00.000003" calcext:value-type="date">
            <text:p>2017-04-23 00:16</text:p>
          </table:table-cell>
        </table:table-row>
        <table:table-row table:style-name="ro1">
          <table:table-cell table:formula="of:=[.A17]+1/60/24" office:value-type="date" office:date-value="2017-04-23T00:17:00.000003" calcext:value-type="date">
            <text:p>2017-04-23 00:17</text:p>
          </table:table-cell>
        </table:table-row>
        <table:table-row table:style-name="ro1">
          <table:table-cell table:formula="of:=[.A18]+1/60/24" office:value-type="date" office:date-value="2017-04-23T00:18:00.000004" calcext:value-type="date">
            <text:p>2017-04-23 00:18</text:p>
          </table:table-cell>
        </table:table-row>
        <table:table-row table:style-name="ro1">
          <table:table-cell table:formula="of:=[.A19]+1/60/24" office:value-type="date" office:date-value="2017-04-23T00:19:00.000004" calcext:value-type="date">
            <text:p>2017-04-23 00:19</text:p>
          </table:table-cell>
        </table:table-row>
        <table:table-row table:style-name="ro1">
          <table:table-cell table:formula="of:=[.A20]+1/60/24" office:value-type="date" office:date-value="2017-04-23T00:20:00.000004" calcext:value-type="date">
            <text:p>2017-04-23 00:20</text:p>
          </table:table-cell>
        </table:table-row>
        <table:table-row table:style-name="ro1">
          <table:table-cell table:formula="of:=[.A21]+1/60/24" office:value-type="date" office:date-value="2017-04-23T00:21:00.000004" calcext:value-type="date">
            <text:p>2017-04-23 00:21</text:p>
          </table:table-cell>
        </table:table-row>
        <table:table-row table:style-name="ro1">
          <table:table-cell table:formula="of:=[.A22]+1/60/24" office:value-type="date" office:date-value="2017-04-23T00:22:00.000004" calcext:value-type="date">
            <text:p>2017-04-23 00:22</text:p>
          </table:table-cell>
        </table:table-row>
        <table:table-row table:style-name="ro1">
          <table:table-cell table:formula="of:=[.A23]+1/60/24" office:value-type="date" office:date-value="2017-04-23T00:23:00.000004" calcext:value-type="date">
            <text:p>2017-04-23 00:23</text:p>
          </table:table-cell>
        </table:table-row>
        <table:table-row table:style-name="ro1">
          <table:table-cell table:formula="of:=[.A24]+1/60/24" office:value-type="date" office:date-value="2017-04-23T00:24:00.000005" calcext:value-type="date">
            <text:p>2017-04-23 00:24</text:p>
          </table:table-cell>
        </table:table-row>
        <table:table-row table:style-name="ro1">
          <table:table-cell table:formula="of:=[.A25]+1/60/24" office:value-type="date" office:date-value="2017-04-23T00:25:00.000005" calcext:value-type="date">
            <text:p>2017-04-23 00:25</text:p>
          </table:table-cell>
        </table:table-row>
        <table:table-row table:style-name="ro1">
          <table:table-cell table:formula="of:=[.A26]+1/60/24" office:value-type="date" office:date-value="2017-04-23T00:26:00.000005" calcext:value-type="date">
            <text:p>2017-04-23 00:26</text:p>
          </table:table-cell>
        </table:table-row>
        <table:table-row table:style-name="ro1">
          <table:table-cell table:formula="of:=[.A27]+1/60/24" office:value-type="date" office:date-value="2017-04-23T00:27:00.000005" calcext:value-type="date">
            <text:p>2017-04-23 00:27</text:p>
          </table:table-cell>
        </table:table-row>
        <table:table-row table:style-name="ro1">
          <table:table-cell table:formula="of:=[.A28]+1/60/24" office:value-type="date" office:date-value="2017-04-23T00:28:00.000005" calcext:value-type="date">
            <text:p>2017-04-23 00:28</text:p>
          </table:table-cell>
        </table:table-row>
        <table:table-row table:style-name="ro1">
          <table:table-cell table:formula="of:=[.A29]+1/60/24" office:value-type="date" office:date-value="2017-04-23T00:29:00.000006" calcext:value-type="date">
            <text:p>2017-04-23 00:29</text:p>
          </table:table-cell>
        </table:table-row>
        <table:table-row table:style-name="ro1">
          <table:table-cell table:formula="of:=[.A30]+1/60/24" office:value-type="date" office:date-value="2017-04-23T00:30:00.000006" calcext:value-type="date">
            <text:p>2017-04-23 00:30</text:p>
          </table:table-cell>
        </table:table-row>
        <table:table-row table:style-name="ro1">
          <table:table-cell table:formula="of:=[.A31]+1/60/24" office:value-type="date" office:date-value="2017-04-23T00:31:00.000006" calcext:value-type="date">
            <text:p>2017-04-23 00:31</text:p>
          </table:table-cell>
        </table:table-row>
        <table:table-row table:style-name="ro1">
          <table:table-cell table:formula="of:=[.A32]+1/60/24" office:value-type="date" office:date-value="2017-04-23T00:32:00.000006" calcext:value-type="date">
            <text:p>2017-04-23 00:32</text:p>
          </table:table-cell>
        </table:table-row>
        <table:table-row table:style-name="ro1">
          <table:table-cell table:formula="of:=[.A33]+1/60/24" office:value-type="date" office:date-value="2017-04-23T00:33:00.000006" calcext:value-type="date">
            <text:p>2017-04-23 00:33</text:p>
          </table:table-cell>
        </table:table-row>
        <table:table-row table:style-name="ro1">
          <table:table-cell table:formula="of:=[.A34]+1/60/24" office:value-type="date" office:date-value="2017-04-23T00:34:00.000007" calcext:value-type="date">
            <text:p>2017-04-23 00:34</text:p>
          </table:table-cell>
        </table:table-row>
        <table:table-row table:style-name="ro1">
          <table:table-cell table:formula="of:=[.A35]+1/60/24" office:value-type="date" office:date-value="2017-04-23T00:35:00.000007" calcext:value-type="date">
            <text:p>2017-04-23 00:35</text:p>
          </table:table-cell>
        </table:table-row>
        <table:table-row table:style-name="ro1">
          <table:table-cell table:formula="of:=[.A36]+1/60/24" office:value-type="date" office:date-value="2017-04-23T00:36:00.000007" calcext:value-type="date">
            <text:p>2017-04-23 00:36</text:p>
          </table:table-cell>
        </table:table-row>
        <table:table-row table:style-name="ro1">
          <table:table-cell table:formula="of:=[.A37]+1/60/24" office:value-type="date" office:date-value="2017-04-23T00:37:00.000007" calcext:value-type="date">
            <text:p>2017-04-23 00:37</text:p>
          </table:table-cell>
        </table:table-row>
        <table:table-row table:style-name="ro1">
          <table:table-cell table:formula="of:=[.A38]+1/60/24" office:value-type="date" office:date-value="2017-04-23T00:38:00.000007" calcext:value-type="date">
            <text:p>2017-04-23 00:38</text:p>
          </table:table-cell>
        </table:table-row>
        <table:table-row table:style-name="ro1">
          <table:table-cell table:formula="of:=[.A39]+1/60/24" office:value-type="date" office:date-value="2017-04-23T00:39:00.000008" calcext:value-type="date">
            <text:p>2017-04-23 00:39</text:p>
          </table:table-cell>
        </table:table-row>
        <table:table-row table:style-name="ro1">
          <table:table-cell table:formula="of:=[.A40]+1/60/24" office:value-type="date" office:date-value="2017-04-23T00:40:00.000008" calcext:value-type="date">
            <text:p>2017-04-23 00:40</text:p>
          </table:table-cell>
        </table:table-row>
        <table:table-row table:style-name="ro1">
          <table:table-cell table:formula="of:=[.A41]+1/60/24" office:value-type="date" office:date-value="2017-04-23T00:41:00.000008" calcext:value-type="date">
            <text:p>2017-04-23 00:41</text:p>
          </table:table-cell>
        </table:table-row>
        <table:table-row table:style-name="ro1">
          <table:table-cell table:formula="of:=[.A42]+1/60/24" office:value-type="date" office:date-value="2017-04-23T00:42:00.000008" calcext:value-type="date">
            <text:p>2017-04-23 00:42</text:p>
          </table:table-cell>
        </table:table-row>
        <table:table-row table:style-name="ro1">
          <table:table-cell table:formula="of:=[.A43]+1/60/24" office:value-type="date" office:date-value="2017-04-23T00:43:00.000008" calcext:value-type="date">
            <text:p>2017-04-23 00:43</text:p>
          </table:table-cell>
        </table:table-row>
        <table:table-row table:style-name="ro1">
          <table:table-cell table:formula="of:=[.A44]+1/60/24" office:value-type="date" office:date-value="2017-04-23T00:44:00.000009" calcext:value-type="date">
            <text:p>2017-04-23 00:44</text:p>
          </table:table-cell>
        </table:table-row>
        <table:table-row table:style-name="ro1">
          <table:table-cell table:formula="of:=[.A45]+1/60/24" office:value-type="date" office:date-value="2017-04-23T00:45:00.000009" calcext:value-type="date">
            <text:p>2017-04-23 00:45</text:p>
          </table:table-cell>
        </table:table-row>
        <table:table-row table:style-name="ro1">
          <table:table-cell table:formula="of:=[.A46]+1/60/24" office:value-type="date" office:date-value="2017-04-23T00:46:00.000009" calcext:value-type="date">
            <text:p>2017-04-23 00:46</text:p>
          </table:table-cell>
        </table:table-row>
        <table:table-row table:style-name="ro1">
          <table:table-cell table:formula="of:=[.A47]+1/60/24" office:value-type="date" office:date-value="2017-04-23T00:47:00.000009" calcext:value-type="date">
            <text:p>2017-04-23 00:47</text:p>
          </table:table-cell>
        </table:table-row>
        <table:table-row table:style-name="ro1">
          <table:table-cell table:formula="of:=[.A48]+1/60/24" office:value-type="date" office:date-value="2017-04-23T00:48:00.000009" calcext:value-type="date">
            <text:p>2017-04-23 00:48</text:p>
          </table:table-cell>
        </table:table-row>
        <table:table-row table:style-name="ro1">
          <table:table-cell table:formula="of:=[.A49]+1/60/24" office:value-type="date" office:date-value="2017-04-23T00:49:00.00001" calcext:value-type="date">
            <text:p>2017-04-23 00:49</text:p>
          </table:table-cell>
        </table:table-row>
        <table:table-row table:style-name="ro1">
          <table:table-cell table:formula="of:=[.A50]+1/60/24" office:value-type="date" office:date-value="2017-04-23T00:50:00.00001" calcext:value-type="date">
            <text:p>2017-04-23 00:50</text:p>
          </table:table-cell>
        </table:table-row>
        <table:table-row table:style-name="ro1">
          <table:table-cell table:formula="of:=[.A51]+1/60/24" office:value-type="date" office:date-value="2017-04-23T00:51:00.00001" calcext:value-type="date">
            <text:p>2017-04-23 00:51</text:p>
          </table:table-cell>
        </table:table-row>
        <table:table-row table:style-name="ro1">
          <table:table-cell table:formula="of:=[.A52]+1/60/24" office:value-type="date" office:date-value="2017-04-23T00:52:00.00001" calcext:value-type="date">
            <text:p>2017-04-23 00:52</text:p>
          </table:table-cell>
        </table:table-row>
        <table:table-row table:style-name="ro1">
          <table:table-cell table:formula="of:=[.A53]+1/60/24" office:value-type="date" office:date-value="2017-04-23T00:53:00.00001" calcext:value-type="date">
            <text:p>2017-04-23 00:53</text:p>
          </table:table-cell>
        </table:table-row>
        <table:table-row table:style-name="ro1">
          <table:table-cell table:formula="of:=[.A54]+1/60/24" office:value-type="date" office:date-value="2017-04-23T00:54:00.000011" calcext:value-type="date">
            <text:p>2017-04-23 00:54</text:p>
          </table:table-cell>
        </table:table-row>
        <table:table-row table:style-name="ro1">
          <table:table-cell table:formula="of:=[.A55]+1/60/24" office:value-type="date" office:date-value="2017-04-23T00:55:00.000011" calcext:value-type="date">
            <text:p>2017-04-23 00:55</text:p>
          </table:table-cell>
        </table:table-row>
        <table:table-row table:style-name="ro1">
          <table:table-cell table:formula="of:=[.A56]+1/60/24" office:value-type="date" office:date-value="2017-04-23T00:56:00.000011" calcext:value-type="date">
            <text:p>2017-04-23 00:56</text:p>
          </table:table-cell>
        </table:table-row>
        <table:table-row table:style-name="ro1">
          <table:table-cell table:formula="of:=[.A57]+1/60/24" office:value-type="date" office:date-value="2017-04-23T00:57:00.000011" calcext:value-type="date">
            <text:p>2017-04-23 00:57</text:p>
          </table:table-cell>
        </table:table-row>
        <table:table-row table:style-name="ro1">
          <table:table-cell table:formula="of:=[.A58]+1/60/24" office:value-type="date" office:date-value="2017-04-23T00:58:00.000011" calcext:value-type="date">
            <text:p>2017-04-23 00:58</text:p>
          </table:table-cell>
        </table:table-row>
        <table:table-row table:style-name="ro1">
          <table:table-cell table:formula="of:=[.A59]+1/60/24" office:value-type="date" office:date-value="2017-04-23T00:59:00.000012" calcext:value-type="date">
            <text:p>2017-04-23 00:59</text:p>
          </table:table-cell>
        </table:table-row>
        <table:table-row table:style-name="ro1">
          <table:table-cell table:formula="of:=[.A60]+1/60/24" office:value-type="date" office:date-value="2017-04-23T01:00:00.000012" calcext:value-type="date">
            <text:p>2017-04-23 01:00</text:p>
          </table:table-cell>
        </table:table-row>
        <table:table-row table:style-name="ro1">
          <table:table-cell table:formula="of:=[.A61]+1/60/24" office:value-type="date" office:date-value="2017-04-23T01:01:00.000012" calcext:value-type="date">
            <text:p>2017-04-23 01:01</text:p>
          </table:table-cell>
        </table:table-row>
        <table:table-row table:style-name="ro1">
          <table:table-cell table:formula="of:=[.A62]+1/60/24" office:value-type="date" office:date-value="2017-04-23T01:02:00.000012" calcext:value-type="date">
            <text:p>2017-04-23 01:02</text:p>
          </table:table-cell>
        </table:table-row>
        <table:table-row table:style-name="ro1">
          <table:table-cell table:formula="of:=[.A63]+1/60/24" office:value-type="date" office:date-value="2017-04-23T01:03:00.000012" calcext:value-type="date">
            <text:p>2017-04-23 01:03</text:p>
          </table:table-cell>
        </table:table-row>
        <table:table-row table:style-name="ro1">
          <table:table-cell table:formula="of:=[.A64]+1/60/24" office:value-type="date" office:date-value="2017-04-23T01:04:00.000013" calcext:value-type="date">
            <text:p>2017-04-23 01:04</text:p>
          </table:table-cell>
        </table:table-row>
        <table:table-row table:style-name="ro1">
          <table:table-cell table:formula="of:=[.A65]+1/60/24" office:value-type="date" office:date-value="2017-04-23T01:05:00.000013" calcext:value-type="date">
            <text:p>2017-04-23 01:05</text:p>
          </table:table-cell>
        </table:table-row>
        <table:table-row table:style-name="ro1">
          <table:table-cell table:formula="of:=[.A66]+1/60/24" office:value-type="date" office:date-value="2017-04-23T01:06:00.000013" calcext:value-type="date">
            <text:p>2017-04-23 01:06</text:p>
          </table:table-cell>
        </table:table-row>
        <table:table-row table:style-name="ro1">
          <table:table-cell table:formula="of:=[.A67]+1/60/24" office:value-type="date" office:date-value="2017-04-23T01:07:00.000013" calcext:value-type="date">
            <text:p>2017-04-23 01:07</text:p>
          </table:table-cell>
        </table:table-row>
        <table:table-row table:style-name="ro1">
          <table:table-cell table:formula="of:=[.A68]+1/60/24" office:value-type="date" office:date-value="2017-04-23T01:08:00.000013" calcext:value-type="date">
            <text:p>2017-04-23 01:08</text:p>
          </table:table-cell>
        </table:table-row>
        <table:table-row table:style-name="ro1">
          <table:table-cell table:formula="of:=[.A69]+1/60/24" office:value-type="date" office:date-value="2017-04-23T01:09:00.000013" calcext:value-type="date">
            <text:p>2017-04-23 01:09</text:p>
          </table:table-cell>
        </table:table-row>
        <table:table-row table:style-name="ro1">
          <table:table-cell table:formula="of:=[.A70]+1/60/24" office:value-type="date" office:date-value="2017-04-23T01:10:00.000014" calcext:value-type="date">
            <text:p>2017-04-23 01:10</text:p>
          </table:table-cell>
        </table:table-row>
        <table:table-row table:style-name="ro1">
          <table:table-cell table:formula="of:=[.A71]+1/60/24" office:value-type="date" office:date-value="2017-04-23T01:11:00.000014" calcext:value-type="date">
            <text:p>2017-04-23 01:11</text:p>
          </table:table-cell>
        </table:table-row>
        <table:table-row table:style-name="ro1">
          <table:table-cell table:formula="of:=[.A72]+1/60/24" office:value-type="date" office:date-value="2017-04-23T01:12:00.000014" calcext:value-type="date">
            <text:p>2017-04-23 01:12</text:p>
          </table:table-cell>
        </table:table-row>
        <table:table-row table:style-name="ro1">
          <table:table-cell table:formula="of:=[.A73]+1/60/24" office:value-type="date" office:date-value="2017-04-23T01:13:00.000014" calcext:value-type="date">
            <text:p>2017-04-23 01:13</text:p>
          </table:table-cell>
        </table:table-row>
        <table:table-row table:style-name="ro1">
          <table:table-cell table:formula="of:=[.A74]+1/60/24" office:value-type="date" office:date-value="2017-04-23T01:14:00.000014" calcext:value-type="date">
            <text:p>2017-04-23 01:14</text:p>
          </table:table-cell>
        </table:table-row>
        <table:table-row table:style-name="ro1">
          <table:table-cell table:formula="of:=[.A75]+1/60/24" office:value-type="date" office:date-value="2017-04-23T01:15:00.000015" calcext:value-type="date">
            <text:p>2017-04-23 01:15</text:p>
          </table:table-cell>
        </table:table-row>
        <table:table-row table:style-name="ro1">
          <table:table-cell table:formula="of:=[.A76]+1/60/24" office:value-type="date" office:date-value="2017-04-23T01:16:00.000015" calcext:value-type="date">
            <text:p>2017-04-23 01:16</text:p>
          </table:table-cell>
        </table:table-row>
        <table:table-row table:style-name="ro1">
          <table:table-cell table:formula="of:=[.A77]+1/60/24" office:value-type="date" office:date-value="2017-04-23T01:17:00.000015" calcext:value-type="date">
            <text:p>2017-04-23 01:17</text:p>
          </table:table-cell>
        </table:table-row>
        <table:table-row table:style-name="ro1">
          <table:table-cell table:formula="of:=[.A78]+1/60/24" office:value-type="date" office:date-value="2017-04-23T01:18:00.000015" calcext:value-type="date">
            <text:p>2017-04-23 01:18</text:p>
          </table:table-cell>
        </table:table-row>
        <table:table-row table:style-name="ro1">
          <table:table-cell table:formula="of:=[.A79]+1/60/24" office:value-type="date" office:date-value="2017-04-23T01:19:00.000015" calcext:value-type="date">
            <text:p>2017-04-23 01:19</text:p>
          </table:table-cell>
        </table:table-row>
        <table:table-row table:style-name="ro1">
          <table:table-cell table:formula="of:=[.A80]+1/60/24" office:value-type="date" office:date-value="2017-04-23T01:20:00.000016" calcext:value-type="date">
            <text:p>2017-04-23 01:20</text:p>
          </table:table-cell>
        </table:table-row>
        <table:table-row table:style-name="ro1">
          <table:table-cell table:formula="of:=[.A81]+1/60/24" office:value-type="date" office:date-value="2017-04-23T01:21:00.000016" calcext:value-type="date">
            <text:p>2017-04-23 01:21</text:p>
          </table:table-cell>
        </table:table-row>
        <table:table-row table:style-name="ro1">
          <table:table-cell table:formula="of:=[.A82]+1/60/24" office:value-type="date" office:date-value="2017-04-23T01:22:00.000016" calcext:value-type="date">
            <text:p>2017-04-23 01:22</text:p>
          </table:table-cell>
        </table:table-row>
        <table:table-row table:style-name="ro1">
          <table:table-cell table:formula="of:=[.A83]+1/60/24" office:value-type="date" office:date-value="2017-04-23T01:23:00.000016" calcext:value-type="date">
            <text:p>2017-04-23 01:23</text:p>
          </table:table-cell>
        </table:table-row>
        <table:table-row table:style-name="ro1">
          <table:table-cell table:formula="of:=[.A84]+1/60/24" office:value-type="date" office:date-value="2017-04-23T01:24:00.000016" calcext:value-type="date">
            <text:p>2017-04-23 01:24</text:p>
          </table:table-cell>
        </table:table-row>
        <table:table-row table:style-name="ro1">
          <table:table-cell table:formula="of:=[.A85]+1/60/24" office:value-type="date" office:date-value="2017-04-23T01:25:00.000017" calcext:value-type="date">
            <text:p>2017-04-23 01:25</text:p>
          </table:table-cell>
        </table:table-row>
        <table:table-row table:style-name="ro1">
          <table:table-cell table:formula="of:=[.A86]+1/60/24" office:value-type="date" office:date-value="2017-04-23T01:26:00.000017" calcext:value-type="date">
            <text:p>2017-04-23 01:26</text:p>
          </table:table-cell>
        </table:table-row>
        <table:table-row table:style-name="ro1">
          <table:table-cell table:formula="of:=[.A87]+1/60/24" office:value-type="date" office:date-value="2017-04-23T01:27:00.000017" calcext:value-type="date">
            <text:p>2017-04-23 01:27</text:p>
          </table:table-cell>
        </table:table-row>
        <table:table-row table:style-name="ro1">
          <table:table-cell table:formula="of:=[.A88]+1/60/24" office:value-type="date" office:date-value="2017-04-23T01:28:00.000017" calcext:value-type="date">
            <text:p>2017-04-23 01:28</text:p>
          </table:table-cell>
        </table:table-row>
        <table:table-row table:style-name="ro1">
          <table:table-cell table:formula="of:=[.A89]+1/60/24" office:value-type="date" office:date-value="2017-04-23T01:29:00.000017" calcext:value-type="date">
            <text:p>2017-04-23 01:29</text:p>
          </table:table-cell>
        </table:table-row>
        <table:table-row table:style-name="ro1">
          <table:table-cell table:formula="of:=[.A90]+1/60/24" office:value-type="date" office:date-value="2017-04-23T01:30:00.000018" calcext:value-type="date">
            <text:p>2017-04-23 01:30</text:p>
          </table:table-cell>
        </table:table-row>
        <table:table-row table:style-name="ro1">
          <table:table-cell table:formula="of:=[.A91]+1/60/24" office:value-type="date" office:date-value="2017-04-23T01:31:00.000018" calcext:value-type="date">
            <text:p>2017-04-23 01:31</text:p>
          </table:table-cell>
        </table:table-row>
        <table:table-row table:style-name="ro1">
          <table:table-cell table:formula="of:=[.A92]+1/60/24" office:value-type="date" office:date-value="2017-04-23T01:32:00.000018" calcext:value-type="date">
            <text:p>2017-04-23 01:32</text:p>
          </table:table-cell>
        </table:table-row>
        <table:table-row table:style-name="ro1">
          <table:table-cell table:formula="of:=[.A93]+1/60/24" office:value-type="date" office:date-value="2017-04-23T01:33:00.000018" calcext:value-type="date">
            <text:p>2017-04-23 01:33</text:p>
          </table:table-cell>
        </table:table-row>
        <table:table-row table:style-name="ro1">
          <table:table-cell table:formula="of:=[.A94]+1/60/24" office:value-type="date" office:date-value="2017-04-23T01:34:00.000018" calcext:value-type="date">
            <text:p>2017-04-23 01:34</text:p>
          </table:table-cell>
        </table:table-row>
        <table:table-row table:style-name="ro1">
          <table:table-cell table:formula="of:=[.A95]+1/60/24" office:value-type="date" office:date-value="2017-04-23T01:35:00.000019" calcext:value-type="date">
            <text:p>2017-04-23 01:35</text:p>
          </table:table-cell>
        </table:table-row>
        <table:table-row table:style-name="ro1">
          <table:table-cell table:formula="of:=[.A96]+1/60/24" office:value-type="date" office:date-value="2017-04-23T01:36:00.000019" calcext:value-type="date">
            <text:p>2017-04-23 01:36</text:p>
          </table:table-cell>
        </table:table-row>
        <table:table-row table:style-name="ro1">
          <table:table-cell table:formula="of:=[.A97]+1/60/24" office:value-type="date" office:date-value="2017-04-23T01:37:00.000019" calcext:value-type="date">
            <text:p>2017-04-23 01:37</text:p>
          </table:table-cell>
        </table:table-row>
        <table:table-row table:style-name="ro1">
          <table:table-cell table:formula="of:=[.A98]+1/60/24" office:value-type="date" office:date-value="2017-04-23T01:38:00.000019" calcext:value-type="date">
            <text:p>2017-04-23 01:38</text:p>
          </table:table-cell>
        </table:table-row>
        <table:table-row table:style-name="ro1">
          <table:table-cell table:formula="of:=[.A99]+1/60/24" office:value-type="date" office:date-value="2017-04-23T01:39:00.000019" calcext:value-type="date">
            <text:p>2017-04-23 01:39</text:p>
          </table:table-cell>
        </table:table-row>
        <table:table-row table:style-name="ro1">
          <table:table-cell table:formula="of:=[.A100]+1/60/24" office:value-type="date" office:date-value="2017-04-23T01:40:00.00002" calcext:value-type="date">
            <text:p>2017-04-23 01:40</text:p>
          </table:table-cell>
        </table:table-row>
        <table:table-row table:style-name="ro1">
          <table:table-cell table:formula="of:=[.A101]+1/60/24" office:value-type="date" office:date-value="2017-04-23T01:41:00.00002" calcext:value-type="date">
            <text:p>2017-04-23 01:41</text:p>
          </table:table-cell>
        </table:table-row>
        <table:table-row table:style-name="ro1">
          <table:table-cell table:formula="of:=[.A102]+1/60/24" office:value-type="date" office:date-value="2017-04-23T01:42:00.00002" calcext:value-type="date">
            <text:p>2017-04-23 01:42</text:p>
          </table:table-cell>
        </table:table-row>
        <table:table-row table:style-name="ro1">
          <table:table-cell table:formula="of:=[.A103]+1/60/24" office:value-type="date" office:date-value="2017-04-23T01:43:00.00002" calcext:value-type="date">
            <text:p>2017-04-23 01:43</text:p>
          </table:table-cell>
        </table:table-row>
        <table:table-row table:style-name="ro1">
          <table:table-cell table:formula="of:=[.A104]+1/60/24" office:value-type="date" office:date-value="2017-04-23T01:44:00.00002" calcext:value-type="date">
            <text:p>2017-04-23 01:44</text:p>
          </table:table-cell>
        </table:table-row>
        <table:table-row table:style-name="ro1">
          <table:table-cell table:formula="of:=[.A105]+1/60/24" office:value-type="date" office:date-value="2017-04-23T01:45:00.000021" calcext:value-type="date">
            <text:p>2017-04-23 01:45</text:p>
          </table:table-cell>
        </table:table-row>
        <table:table-row table:style-name="ro1">
          <table:table-cell table:formula="of:=[.A106]+1/60/24" office:value-type="date" office:date-value="2017-04-23T01:46:00.000021" calcext:value-type="date">
            <text:p>2017-04-23 01:46</text:p>
          </table:table-cell>
        </table:table-row>
        <table:table-row table:style-name="ro1">
          <table:table-cell table:formula="of:=[.A107]+1/60/24" office:value-type="date" office:date-value="2017-04-23T01:47:00.000021" calcext:value-type="date">
            <text:p>2017-04-23 01:47</text:p>
          </table:table-cell>
        </table:table-row>
        <table:table-row table:style-name="ro1">
          <table:table-cell table:formula="of:=[.A108]+1/60/24" office:value-type="date" office:date-value="2017-04-23T01:48:00.000021" calcext:value-type="date">
            <text:p>2017-04-23 01:48</text:p>
          </table:table-cell>
        </table:table-row>
        <table:table-row table:style-name="ro1">
          <table:table-cell table:formula="of:=[.A109]+1/60/24" office:value-type="date" office:date-value="2017-04-23T01:49:00.000021" calcext:value-type="date">
            <text:p>2017-04-23 01:49</text:p>
          </table:table-cell>
        </table:table-row>
        <table:table-row table:style-name="ro1">
          <table:table-cell table:formula="of:=[.A110]+1/60/24" office:value-type="date" office:date-value="2017-04-23T01:50:00.000022" calcext:value-type="date">
            <text:p>2017-04-23 01:50</text:p>
          </table:table-cell>
        </table:table-row>
        <table:table-row table:style-name="ro1">
          <table:table-cell table:formula="of:=[.A111]+1/60/24" office:value-type="date" office:date-value="2017-04-23T01:51:00.000022" calcext:value-type="date">
            <text:p>2017-04-23 01:51</text:p>
          </table:table-cell>
        </table:table-row>
        <table:table-row table:style-name="ro1">
          <table:table-cell table:formula="of:=[.A112]+1/60/24" office:value-type="date" office:date-value="2017-04-23T01:52:00.000022" calcext:value-type="date">
            <text:p>2017-04-23 01:52</text:p>
          </table:table-cell>
        </table:table-row>
        <table:table-row table:style-name="ro1">
          <table:table-cell table:formula="of:=[.A113]+1/60/24" office:value-type="date" office:date-value="2017-04-23T01:53:00.000022" calcext:value-type="date">
            <text:p>2017-04-23 01:53</text:p>
          </table:table-cell>
        </table:table-row>
        <table:table-row table:style-name="ro1">
          <table:table-cell table:formula="of:=[.A114]+1/60/24" office:value-type="date" office:date-value="2017-04-23T01:54:00.000022" calcext:value-type="date">
            <text:p>2017-04-23 01:54</text:p>
          </table:table-cell>
        </table:table-row>
        <table:table-row table:style-name="ro1">
          <table:table-cell table:formula="of:=[.A115]+1/60/24" office:value-type="date" office:date-value="2017-04-23T01:55:00.000022" calcext:value-type="date">
            <text:p>2017-04-23 01:55</text:p>
          </table:table-cell>
        </table:table-row>
        <table:table-row table:style-name="ro1">
          <table:table-cell table:formula="of:=[.A116]+1/60/24" office:value-type="date" office:date-value="2017-04-23T01:56:00.000023" calcext:value-type="date">
            <text:p>2017-04-23 01:56</text:p>
          </table:table-cell>
        </table:table-row>
        <table:table-row table:style-name="ro1">
          <table:table-cell table:formula="of:=[.A117]+1/60/24" office:value-type="date" office:date-value="2017-04-23T01:57:00.000023" calcext:value-type="date">
            <text:p>2017-04-23 01:57</text:p>
          </table:table-cell>
        </table:table-row>
        <table:table-row table:style-name="ro1">
          <table:table-cell table:formula="of:=[.A118]+1/60/24" office:value-type="date" office:date-value="2017-04-23T01:58:00.000023" calcext:value-type="date">
            <text:p>2017-04-23 01:58</text:p>
          </table:table-cell>
        </table:table-row>
        <table:table-row table:style-name="ro1">
          <table:table-cell table:formula="of:=[.A119]+1/60/24" office:value-type="date" office:date-value="2017-04-23T01:59:00.000023" calcext:value-type="date">
            <text:p>2017-04-23 01:59</text:p>
          </table:table-cell>
        </table:table-row>
        <table:table-row table:style-name="ro1">
          <table:table-cell table:formula="of:=[.A120]+1/60/24" office:value-type="date" office:date-value="2017-04-23T02:00:00.000023" calcext:value-type="date">
            <text:p>2017-04-23 02:00</text:p>
          </table:table-cell>
        </table:table-row>
        <table:table-row table:style-name="ro1">
          <table:table-cell table:formula="of:=[.A121]+1/60/24" office:value-type="date" office:date-value="2017-04-23T02:01:00.000024" calcext:value-type="date">
            <text:p>2017-04-23 02:01</text:p>
          </table:table-cell>
        </table:table-row>
        <table:table-row table:style-name="ro1">
          <table:table-cell table:formula="of:=[.A122]+1/60/24" office:value-type="date" office:date-value="2017-04-23T02:02:00.000024" calcext:value-type="date">
            <text:p>2017-04-23 02:02</text:p>
          </table:table-cell>
        </table:table-row>
        <table:table-row table:style-name="ro1">
          <table:table-cell table:formula="of:=[.A123]+1/60/24" office:value-type="date" office:date-value="2017-04-23T02:03:00.000024" calcext:value-type="date">
            <text:p>2017-04-23 02:03</text:p>
          </table:table-cell>
        </table:table-row>
        <table:table-row table:style-name="ro1">
          <table:table-cell table:formula="of:=[.A124]+1/60/24" office:value-type="date" office:date-value="2017-04-23T02:04:00.000024" calcext:value-type="date">
            <text:p>2017-04-23 02:04</text:p>
          </table:table-cell>
        </table:table-row>
        <table:table-row table:style-name="ro1">
          <table:table-cell table:formula="of:=[.A125]+1/60/24" office:value-type="date" office:date-value="2017-04-23T02:05:00.000024" calcext:value-type="date">
            <text:p>2017-04-23 02:05</text:p>
          </table:table-cell>
        </table:table-row>
        <table:table-row table:style-name="ro1">
          <table:table-cell table:formula="of:=[.A126]+1/60/24" office:value-type="date" office:date-value="2017-04-23T02:06:00.000025" calcext:value-type="date">
            <text:p>2017-04-23 02:06</text:p>
          </table:table-cell>
        </table:table-row>
        <table:table-row table:style-name="ro1">
          <table:table-cell table:formula="of:=[.A127]+1/60/24" office:value-type="date" office:date-value="2017-04-23T02:07:00.000025" calcext:value-type="date">
            <text:p>2017-04-23 02:07</text:p>
          </table:table-cell>
        </table:table-row>
        <table:table-row table:style-name="ro1">
          <table:table-cell table:formula="of:=[.A128]+1/60/24" office:value-type="date" office:date-value="2017-04-23T02:08:00.000025" calcext:value-type="date">
            <text:p>2017-04-23 02:08</text:p>
          </table:table-cell>
        </table:table-row>
        <table:table-row table:style-name="ro1">
          <table:table-cell table:formula="of:=[.A129]+1/60/24" office:value-type="date" office:date-value="2017-04-23T02:09:00.000025" calcext:value-type="date">
            <text:p>2017-04-23 02:09</text:p>
          </table:table-cell>
        </table:table-row>
        <table:table-row table:style-name="ro1">
          <table:table-cell table:formula="of:=[.A130]+1/60/24" office:value-type="date" office:date-value="2017-04-23T02:10:00.000025" calcext:value-type="date">
            <text:p>2017-04-23 02:10</text:p>
          </table:table-cell>
        </table:table-row>
        <table:table-row table:style-name="ro1">
          <table:table-cell table:formula="of:=[.A131]+1/60/24" office:value-type="date" office:date-value="2017-04-23T02:11:00.000026" calcext:value-type="date">
            <text:p>2017-04-23 02:11</text:p>
          </table:table-cell>
        </table:table-row>
        <table:table-row table:style-name="ro1">
          <table:table-cell table:formula="of:=[.A132]+1/60/24" office:value-type="date" office:date-value="2017-04-23T02:12:00.000026" calcext:value-type="date">
            <text:p>2017-04-23 02:12</text:p>
          </table:table-cell>
        </table:table-row>
        <table:table-row table:style-name="ro1">
          <table:table-cell table:formula="of:=[.A133]+1/60/24" office:value-type="date" office:date-value="2017-04-23T02:13:00.000026" calcext:value-type="date">
            <text:p>2017-04-23 02:13</text:p>
          </table:table-cell>
        </table:table-row>
        <table:table-row table:style-name="ro1">
          <table:table-cell table:formula="of:=[.A134]+1/60/24" office:value-type="date" office:date-value="2017-04-23T02:14:00.000026" calcext:value-type="date">
            <text:p>2017-04-23 02:14</text:p>
          </table:table-cell>
        </table:table-row>
        <table:table-row table:style-name="ro1">
          <table:table-cell table:formula="of:=[.A135]+1/60/24" office:value-type="date" office:date-value="2017-04-23T02:15:00.000026" calcext:value-type="date">
            <text:p>2017-04-23 02:15</text:p>
          </table:table-cell>
        </table:table-row>
        <table:table-row table:style-name="ro1">
          <table:table-cell table:formula="of:=[.A136]+1/60/24" office:value-type="date" office:date-value="2017-04-23T02:16:00.000027" calcext:value-type="date">
            <text:p>2017-04-23 02:16</text:p>
          </table:table-cell>
        </table:table-row>
        <table:table-row table:style-name="ro1">
          <table:table-cell table:formula="of:=[.A137]+1/60/24" office:value-type="date" office:date-value="2017-04-23T02:17:00.000027" calcext:value-type="date">
            <text:p>2017-04-23 02:17</text:p>
          </table:table-cell>
        </table:table-row>
        <table:table-row table:style-name="ro1">
          <table:table-cell table:formula="of:=[.A138]+1/60/24" office:value-type="date" office:date-value="2017-04-23T02:18:00.000027" calcext:value-type="date">
            <text:p>2017-04-23 02:18</text:p>
          </table:table-cell>
        </table:table-row>
        <table:table-row table:style-name="ro1">
          <table:table-cell table:formula="of:=[.A139]+1/60/24" office:value-type="date" office:date-value="2017-04-23T02:19:00.000027" calcext:value-type="date">
            <text:p>2017-04-23 02:19</text:p>
          </table:table-cell>
        </table:table-row>
        <table:table-row table:style-name="ro1">
          <table:table-cell table:formula="of:=[.A140]+1/60/24" office:value-type="date" office:date-value="2017-04-23T02:20:00.000027" calcext:value-type="date">
            <text:p>2017-04-23 02:20</text:p>
          </table:table-cell>
        </table:table-row>
        <table:table-row table:style-name="ro1">
          <table:table-cell table:formula="of:=[.A141]+1/60/24" office:value-type="date" office:date-value="2017-04-23T02:21:00.000028" calcext:value-type="date">
            <text:p>2017-04-23 02:21</text:p>
          </table:table-cell>
        </table:table-row>
        <table:table-row table:style-name="ro1">
          <table:table-cell table:formula="of:=[.A142]+1/60/24" office:value-type="date" office:date-value="2017-04-23T02:22:00.000028" calcext:value-type="date">
            <text:p>2017-04-23 02:22</text:p>
          </table:table-cell>
        </table:table-row>
        <table:table-row table:style-name="ro1">
          <table:table-cell table:formula="of:=[.A143]+1/60/24" office:value-type="date" office:date-value="2017-04-23T02:23:00.000028" calcext:value-type="date">
            <text:p>2017-04-23 02:23</text:p>
          </table:table-cell>
        </table:table-row>
        <table:table-row table:style-name="ro1">
          <table:table-cell table:formula="of:=[.A144]+1/60/24" office:value-type="date" office:date-value="2017-04-23T02:24:00.000028" calcext:value-type="date">
            <text:p>2017-04-23 02:24</text:p>
          </table:table-cell>
        </table:table-row>
        <table:table-row table:style-name="ro1">
          <table:table-cell table:formula="of:=[.A145]+1/60/24" office:value-type="date" office:date-value="2017-04-23T02:25:00.000028" calcext:value-type="date">
            <text:p>2017-04-23 02:25</text:p>
          </table:table-cell>
        </table:table-row>
        <table:table-row table:style-name="ro1">
          <table:table-cell table:formula="of:=[.A146]+1/60/24" office:value-type="date" office:date-value="2017-04-23T02:26:00.000029" calcext:value-type="date">
            <text:p>2017-04-23 02:26</text:p>
          </table:table-cell>
        </table:table-row>
        <table:table-row table:style-name="ro1">
          <table:table-cell table:formula="of:=[.A147]+1/60/24" office:value-type="date" office:date-value="2017-04-23T02:27:00.000029" calcext:value-type="date">
            <text:p>2017-04-23 02:27</text:p>
          </table:table-cell>
        </table:table-row>
        <table:table-row table:style-name="ro1">
          <table:table-cell table:formula="of:=[.A148]+1/60/24" office:value-type="date" office:date-value="2017-04-23T02:28:00.000029" calcext:value-type="date">
            <text:p>2017-04-23 02:28</text:p>
          </table:table-cell>
        </table:table-row>
        <table:table-row table:style-name="ro1">
          <table:table-cell table:formula="of:=[.A149]+1/60/24" office:value-type="date" office:date-value="2017-04-23T02:29:00.000029" calcext:value-type="date">
            <text:p>2017-04-23 02:29</text:p>
          </table:table-cell>
        </table:table-row>
        <table:table-row table:style-name="ro1">
          <table:table-cell table:formula="of:=[.A150]+1/60/24" office:value-type="date" office:date-value="2017-04-23T02:30:00.000029" calcext:value-type="date">
            <text:p>2017-04-23 02:30</text:p>
          </table:table-cell>
        </table:table-row>
        <table:table-row table:style-name="ro1">
          <table:table-cell table:formula="of:=[.A151]+1/60/24" office:value-type="date" office:date-value="2017-04-23T02:31:00.00003" calcext:value-type="date">
            <text:p>2017-04-23 02:31</text:p>
          </table:table-cell>
        </table:table-row>
        <table:table-row table:style-name="ro1">
          <table:table-cell table:formula="of:=[.A152]+1/60/24" office:value-type="date" office:date-value="2017-04-23T02:32:00.00003" calcext:value-type="date">
            <text:p>2017-04-23 02:32</text:p>
          </table:table-cell>
        </table:table-row>
        <table:table-row table:style-name="ro1">
          <table:table-cell table:formula="of:=[.A153]+1/60/24" office:value-type="date" office:date-value="2017-04-23T02:33:00.00003" calcext:value-type="date">
            <text:p>2017-04-23 02:33</text:p>
          </table:table-cell>
        </table:table-row>
        <table:table-row table:style-name="ro1">
          <table:table-cell table:formula="of:=[.A154]+1/60/24" office:value-type="date" office:date-value="2017-04-23T02:34:00.00003" calcext:value-type="date">
            <text:p>2017-04-23 02:34</text:p>
          </table:table-cell>
        </table:table-row>
        <table:table-row table:style-name="ro1">
          <table:table-cell table:formula="of:=[.A155]+1/60/24" office:value-type="date" office:date-value="2017-04-23T02:35:00.00003" calcext:value-type="date">
            <text:p>2017-04-23 02:35</text:p>
          </table:table-cell>
        </table:table-row>
        <table:table-row table:style-name="ro1">
          <table:table-cell table:formula="of:=[.A156]+1/60/24" office:value-type="date" office:date-value="2017-04-23T02:36:00.000031" calcext:value-type="date">
            <text:p>2017-04-23 02:36</text:p>
          </table:table-cell>
        </table:table-row>
        <table:table-row table:style-name="ro1">
          <table:table-cell table:formula="of:=[.A157]+1/60/24" office:value-type="date" office:date-value="2017-04-23T02:37:00.000031" calcext:value-type="date">
            <text:p>2017-04-23 02:37</text:p>
          </table:table-cell>
        </table:table-row>
        <table:table-row table:style-name="ro1">
          <table:table-cell table:formula="of:=[.A158]+1/60/24" office:value-type="date" office:date-value="2017-04-23T02:38:00.000031" calcext:value-type="date">
            <text:p>2017-04-23 02:38</text:p>
          </table:table-cell>
        </table:table-row>
        <table:table-row table:style-name="ro1">
          <table:table-cell table:formula="of:=[.A159]+1/60/24" office:value-type="date" office:date-value="2017-04-23T02:39:00.000031" calcext:value-type="date">
            <text:p>2017-04-23 02:39</text:p>
          </table:table-cell>
        </table:table-row>
        <table:table-row table:style-name="ro1">
          <table:table-cell table:formula="of:=[.A160]+1/60/24" office:value-type="date" office:date-value="2017-04-23T02:40:00.000031" calcext:value-type="date">
            <text:p>2017-04-23 02:40</text:p>
          </table:table-cell>
        </table:table-row>
        <table:table-row table:style-name="ro1">
          <table:table-cell table:formula="of:=[.A161]+1/60/24" office:value-type="date" office:date-value="2017-04-23T02:41:00.000031" calcext:value-type="date">
            <text:p>2017-04-23 02:41</text:p>
          </table:table-cell>
        </table:table-row>
        <table:table-row table:style-name="ro1">
          <table:table-cell table:formula="of:=[.A162]+1/60/24" office:value-type="date" office:date-value="2017-04-23T02:42:00.000032" calcext:value-type="date">
            <text:p>2017-04-23 02:42</text:p>
          </table:table-cell>
        </table:table-row>
        <table:table-row table:style-name="ro1">
          <table:table-cell table:formula="of:=[.A163]+1/60/24" office:value-type="date" office:date-value="2017-04-23T02:43:00.000032" calcext:value-type="date">
            <text:p>2017-04-23 02:43</text:p>
          </table:table-cell>
        </table:table-row>
        <table:table-row table:style-name="ro1">
          <table:table-cell table:formula="of:=[.A164]+1/60/24" office:value-type="date" office:date-value="2017-04-23T02:44:00.000032" calcext:value-type="date">
            <text:p>2017-04-23 02:44</text:p>
          </table:table-cell>
        </table:table-row>
        <table:table-row table:style-name="ro1">
          <table:table-cell table:formula="of:=[.A165]+1/60/24" office:value-type="date" office:date-value="2017-04-23T02:45:00.000032" calcext:value-type="date">
            <text:p>2017-04-23 02:45</text:p>
          </table:table-cell>
        </table:table-row>
        <table:table-row table:style-name="ro1">
          <table:table-cell table:formula="of:=[.A166]+1/60/24" office:value-type="date" office:date-value="2017-04-23T02:46:00.000032" calcext:value-type="date">
            <text:p>2017-04-23 02:46</text:p>
          </table:table-cell>
        </table:table-row>
        <table:table-row table:style-name="ro1">
          <table:table-cell table:formula="of:=[.A167]+1/60/24" office:value-type="date" office:date-value="2017-04-23T02:47:00.000033" calcext:value-type="date">
            <text:p>2017-04-23 02:47</text:p>
          </table:table-cell>
        </table:table-row>
        <table:table-row table:style-name="ro1">
          <table:table-cell table:formula="of:=[.A168]+1/60/24" office:value-type="date" office:date-value="2017-04-23T02:48:00.000033" calcext:value-type="date">
            <text:p>2017-04-23 02:48</text:p>
          </table:table-cell>
        </table:table-row>
        <table:table-row table:style-name="ro1">
          <table:table-cell table:formula="of:=[.A169]+1/60/24" office:value-type="date" office:date-value="2017-04-23T02:49:00.000033" calcext:value-type="date">
            <text:p>2017-04-23 02:49</text:p>
          </table:table-cell>
        </table:table-row>
        <table:table-row table:style-name="ro1">
          <table:table-cell table:formula="of:=[.A170]+1/60/24" office:value-type="date" office:date-value="2017-04-23T02:50:00.000033" calcext:value-type="date">
            <text:p>2017-04-23 02:50</text:p>
          </table:table-cell>
        </table:table-row>
        <table:table-row table:style-name="ro1">
          <table:table-cell table:formula="of:=[.A171]+1/60/24" office:value-type="date" office:date-value="2017-04-23T02:51:00.000033" calcext:value-type="date">
            <text:p>2017-04-23 02:51</text:p>
          </table:table-cell>
        </table:table-row>
        <table:table-row table:style-name="ro1">
          <table:table-cell table:formula="of:=[.A172]+1/60/24" office:value-type="date" office:date-value="2017-04-23T02:52:00.000034" calcext:value-type="date">
            <text:p>2017-04-23 02:52</text:p>
          </table:table-cell>
        </table:table-row>
        <table:table-row table:style-name="ro1">
          <table:table-cell table:formula="of:=[.A173]+1/60/24" office:value-type="date" office:date-value="2017-04-23T02:53:00.000034" calcext:value-type="date">
            <text:p>2017-04-23 02:53</text:p>
          </table:table-cell>
        </table:table-row>
        <table:table-row table:style-name="ro1">
          <table:table-cell table:formula="of:=[.A174]+1/60/24" office:value-type="date" office:date-value="2017-04-23T02:54:00.000034" calcext:value-type="date">
            <text:p>2017-04-23 02:54</text:p>
          </table:table-cell>
        </table:table-row>
        <table:table-row table:style-name="ro1">
          <table:table-cell table:formula="of:=[.A175]+1/60/24" office:value-type="date" office:date-value="2017-04-23T02:55:00.000034" calcext:value-type="date">
            <text:p>2017-04-23 02:55</text:p>
          </table:table-cell>
        </table:table-row>
        <table:table-row table:style-name="ro1">
          <table:table-cell table:formula="of:=[.A176]+1/60/24" office:value-type="date" office:date-value="2017-04-23T02:56:00.000034" calcext:value-type="date">
            <text:p>2017-04-23 02:56</text:p>
          </table:table-cell>
        </table:table-row>
        <table:table-row table:style-name="ro1">
          <table:table-cell table:formula="of:=[.A177]+1/60/24" office:value-type="date" office:date-value="2017-04-23T02:57:00.000035" calcext:value-type="date">
            <text:p>2017-04-23 02:57</text:p>
          </table:table-cell>
        </table:table-row>
        <table:table-row table:style-name="ro1">
          <table:table-cell table:formula="of:=[.A178]+1/60/24" office:value-type="date" office:date-value="2017-04-23T02:58:00.000035" calcext:value-type="date">
            <text:p>2017-04-23 02:58</text:p>
          </table:table-cell>
        </table:table-row>
        <table:table-row table:style-name="ro1">
          <table:table-cell table:formula="of:=[.A179]+1/60/24" office:value-type="date" office:date-value="2017-04-23T02:59:00.000035" calcext:value-type="date">
            <text:p>2017-04-23 02:59</text:p>
          </table:table-cell>
        </table:table-row>
        <table:table-row table:style-name="ro1">
          <table:table-cell table:formula="of:=[.A180]+1/60/24" office:value-type="date" office:date-value="2017-04-23T03:00:00.000035" calcext:value-type="date">
            <text:p>2017-04-23 03:00</text:p>
          </table:table-cell>
        </table:table-row>
        <table:table-row table:style-name="ro1">
          <table:table-cell table:formula="of:=[.A181]+1/60/24" office:value-type="date" office:date-value="2017-04-23T03:01:00.000035" calcext:value-type="date">
            <text:p>2017-04-23 03:01</text:p>
          </table:table-cell>
        </table:table-row>
        <table:table-row table:style-name="ro1">
          <table:table-cell table:formula="of:=[.A182]+1/60/24" office:value-type="date" office:date-value="2017-04-23T03:02:00.000036" calcext:value-type="date">
            <text:p>2017-04-23 03:02</text:p>
          </table:table-cell>
        </table:table-row>
        <table:table-row table:style-name="ro1">
          <table:table-cell table:formula="of:=[.A183]+1/60/24" office:value-type="date" office:date-value="2017-04-23T03:03:00.000036" calcext:value-type="date">
            <text:p>2017-04-23 03:03</text:p>
          </table:table-cell>
        </table:table-row>
        <table:table-row table:style-name="ro1">
          <table:table-cell table:formula="of:=[.A184]+1/60/24" office:value-type="date" office:date-value="2017-04-23T03:04:00.000036" calcext:value-type="date">
            <text:p>2017-04-23 03:04</text:p>
          </table:table-cell>
        </table:table-row>
        <table:table-row table:style-name="ro1">
          <table:table-cell table:formula="of:=[.A185]+1/60/24" office:value-type="date" office:date-value="2017-04-23T03:05:00.000036" calcext:value-type="date">
            <text:p>2017-04-23 03:05</text:p>
          </table:table-cell>
        </table:table-row>
        <table:table-row table:style-name="ro1">
          <table:table-cell table:formula="of:=[.A186]+1/60/24" office:value-type="date" office:date-value="2017-04-23T03:06:00.000036" calcext:value-type="date">
            <text:p>2017-04-23 03:06</text:p>
          </table:table-cell>
        </table:table-row>
        <table:table-row table:style-name="ro1">
          <table:table-cell table:formula="of:=[.A187]+1/60/24" office:value-type="date" office:date-value="2017-04-23T03:07:00.000037" calcext:value-type="date">
            <text:p>2017-04-23 03:07</text:p>
          </table:table-cell>
        </table:table-row>
        <table:table-row table:style-name="ro1">
          <table:table-cell table:formula="of:=[.A188]+1/60/24" office:value-type="date" office:date-value="2017-04-23T03:08:00.000037" calcext:value-type="date">
            <text:p>2017-04-23 03:08</text:p>
          </table:table-cell>
        </table:table-row>
        <table:table-row table:style-name="ro1">
          <table:table-cell table:formula="of:=[.A189]+1/60/24" office:value-type="date" office:date-value="2017-04-23T03:09:00.000037" calcext:value-type="date">
            <text:p>2017-04-23 03:09</text:p>
          </table:table-cell>
        </table:table-row>
        <table:table-row table:style-name="ro1">
          <table:table-cell table:formula="of:=[.A190]+1/60/24" office:value-type="date" office:date-value="2017-04-23T03:10:00.000037" calcext:value-type="date">
            <text:p>2017-04-23 03:10</text:p>
          </table:table-cell>
        </table:table-row>
        <table:table-row table:style-name="ro1">
          <table:table-cell table:formula="of:=[.A191]+1/60/24" office:value-type="date" office:date-value="2017-04-23T03:11:00.000037" calcext:value-type="date">
            <text:p>2017-04-23 03:11</text:p>
          </table:table-cell>
        </table:table-row>
        <table:table-row table:style-name="ro1">
          <table:table-cell table:formula="of:=[.A192]+1/60/24" office:value-type="date" office:date-value="2017-04-23T03:12:00.000038" calcext:value-type="date">
            <text:p>2017-04-23 03:12</text:p>
          </table:table-cell>
        </table:table-row>
        <table:table-row table:style-name="ro1">
          <table:table-cell table:formula="of:=[.A193]+1/60/24" office:value-type="date" office:date-value="2017-04-23T03:13:00.000038" calcext:value-type="date">
            <text:p>2017-04-23 03:13</text:p>
          </table:table-cell>
        </table:table-row>
        <table:table-row table:style-name="ro1">
          <table:table-cell table:formula="of:=[.A194]+1/60/24" office:value-type="date" office:date-value="2017-04-23T03:14:00.000038" calcext:value-type="date">
            <text:p>2017-04-23 03:14</text:p>
          </table:table-cell>
        </table:table-row>
        <table:table-row table:style-name="ro1">
          <table:table-cell table:formula="of:=[.A195]+1/60/24" office:value-type="date" office:date-value="2017-04-23T03:15:00.000038" calcext:value-type="date">
            <text:p>2017-04-23 03:15</text:p>
          </table:table-cell>
        </table:table-row>
        <table:table-row table:style-name="ro1">
          <table:table-cell table:formula="of:=[.A196]+1/60/24" office:value-type="date" office:date-value="2017-04-23T03:16:00.000038" calcext:value-type="date">
            <text:p>2017-04-23 03:16</text:p>
          </table:table-cell>
        </table:table-row>
        <table:table-row table:style-name="ro1">
          <table:table-cell table:formula="of:=[.A197]+1/60/24" office:value-type="date" office:date-value="2017-04-23T03:17:00.000039" calcext:value-type="date">
            <text:p>2017-04-23 03:17</text:p>
          </table:table-cell>
        </table:table-row>
        <table:table-row table:style-name="ro1">
          <table:table-cell table:formula="of:=[.A198]+1/60/24" office:value-type="date" office:date-value="2017-04-23T03:18:00.000039" calcext:value-type="date">
            <text:p>2017-04-23 03:18</text:p>
          </table:table-cell>
        </table:table-row>
        <table:table-row table:style-name="ro1">
          <table:table-cell table:formula="of:=[.A199]+1/60/24" office:value-type="date" office:date-value="2017-04-23T03:19:00.000039" calcext:value-type="date">
            <text:p>2017-04-23 03:19</text:p>
          </table:table-cell>
        </table:table-row>
        <table:table-row table:style-name="ro1">
          <table:table-cell table:formula="of:=[.A200]+1/60/24" office:value-type="date" office:date-value="2017-04-23T03:20:00.000039" calcext:value-type="date">
            <text:p>2017-04-23 03:20</text:p>
          </table:table-cell>
        </table:table-row>
        <table:table-row table:style-name="ro1">
          <table:table-cell table:formula="of:=[.A201]+1/60/24" office:value-type="date" office:date-value="2017-04-23T03:21:00.000039" calcext:value-type="date">
            <text:p>2017-04-23 03:21</text:p>
          </table:table-cell>
        </table:table-row>
        <table:table-row table:style-name="ro1">
          <table:table-cell table:formula="of:=[.A202]+1/60/24" office:value-type="date" office:date-value="2017-04-23T03:22:00.00004" calcext:value-type="date">
            <text:p>2017-04-23 03:22</text:p>
          </table:table-cell>
        </table:table-row>
        <table:table-row table:style-name="ro1">
          <table:table-cell table:formula="of:=[.A203]+1/60/24" office:value-type="date" office:date-value="2017-04-23T03:23:00.00004" calcext:value-type="date">
            <text:p>2017-04-23 03:23</text:p>
          </table:table-cell>
        </table:table-row>
        <table:table-row table:style-name="ro1">
          <table:table-cell table:formula="of:=[.A204]+1/60/24" office:value-type="date" office:date-value="2017-04-23T03:24:00.00004" calcext:value-type="date">
            <text:p>2017-04-23 03:24</text:p>
          </table:table-cell>
        </table:table-row>
        <table:table-row table:style-name="ro1">
          <table:table-cell table:formula="of:=[.A205]+1/60/24" office:value-type="date" office:date-value="2017-04-23T03:25:00.00004" calcext:value-type="date">
            <text:p>2017-04-23 03:25</text:p>
          </table:table-cell>
        </table:table-row>
        <table:table-row table:style-name="ro1">
          <table:table-cell table:formula="of:=[.A206]+1/60/24" office:value-type="date" office:date-value="2017-04-23T03:26:00.00004" calcext:value-type="date">
            <text:p>2017-04-23 03:26</text:p>
          </table:table-cell>
        </table:table-row>
        <table:table-row table:style-name="ro1">
          <table:table-cell table:formula="of:=[.A207]+1/60/24" office:value-type="date" office:date-value="2017-04-23T03:27:00.00004" calcext:value-type="date">
            <text:p>2017-04-23 03:27</text:p>
          </table:table-cell>
        </table:table-row>
        <table:table-row table:style-name="ro1">
          <table:table-cell table:formula="of:=[.A208]+1/60/24" office:value-type="date" office:date-value="2017-04-23T03:28:00.000041" calcext:value-type="date">
            <text:p>2017-04-23 03:28</text:p>
          </table:table-cell>
        </table:table-row>
        <table:table-row table:style-name="ro1">
          <table:table-cell table:formula="of:=[.A209]+1/60/24" office:value-type="date" office:date-value="2017-04-23T03:29:00.000041" calcext:value-type="date">
            <text:p>2017-04-23 03:29</text:p>
          </table:table-cell>
        </table:table-row>
        <table:table-row table:style-name="ro1">
          <table:table-cell table:formula="of:=[.A210]+1/60/24" office:value-type="date" office:date-value="2017-04-23T03:30:00.000041" calcext:value-type="date">
            <text:p>2017-04-23 03:30</text:p>
          </table:table-cell>
        </table:table-row>
        <table:table-row table:style-name="ro1">
          <table:table-cell table:formula="of:=[.A211]+1/60/24" office:value-type="date" office:date-value="2017-04-23T03:31:00.000041" calcext:value-type="date">
            <text:p>2017-04-23 03:31</text:p>
          </table:table-cell>
        </table:table-row>
        <table:table-row table:style-name="ro1">
          <table:table-cell table:formula="of:=[.A212]+1/60/24" office:value-type="date" office:date-value="2017-04-23T03:32:00.000041" calcext:value-type="date">
            <text:p>2017-04-23 03:32</text:p>
          </table:table-cell>
        </table:table-row>
        <table:table-row table:style-name="ro1">
          <table:table-cell table:formula="of:=[.A213]+1/60/24" office:value-type="date" office:date-value="2017-04-23T03:33:00.000042" calcext:value-type="date">
            <text:p>2017-04-23 03:33</text:p>
          </table:table-cell>
        </table:table-row>
        <table:table-row table:style-name="ro1">
          <table:table-cell table:formula="of:=[.A214]+1/60/24" office:value-type="date" office:date-value="2017-04-23T03:34:00.000042" calcext:value-type="date">
            <text:p>2017-04-23 03:34</text:p>
          </table:table-cell>
        </table:table-row>
        <table:table-row table:style-name="ro1">
          <table:table-cell table:formula="of:=[.A215]+1/60/24" office:value-type="date" office:date-value="2017-04-23T03:35:00.000042" calcext:value-type="date">
            <text:p>2017-04-23 03:35</text:p>
          </table:table-cell>
        </table:table-row>
        <table:table-row table:style-name="ro1">
          <table:table-cell table:formula="of:=[.A216]+1/60/24" office:value-type="date" office:date-value="2017-04-23T03:36:00.000042" calcext:value-type="date">
            <text:p>2017-04-23 03:36</text:p>
          </table:table-cell>
        </table:table-row>
        <table:table-row table:style-name="ro1">
          <table:table-cell table:formula="of:=[.A217]+1/60/24" office:value-type="date" office:date-value="2017-04-23T03:37:00.000042" calcext:value-type="date">
            <text:p>2017-04-23 03:37</text:p>
          </table:table-cell>
        </table:table-row>
        <table:table-row table:style-name="ro1">
          <table:table-cell table:formula="of:=[.A218]+1/60/24" office:value-type="date" office:date-value="2017-04-23T03:38:00.000043" calcext:value-type="date">
            <text:p>2017-04-23 03:38</text:p>
          </table:table-cell>
        </table:table-row>
        <table:table-row table:style-name="ro1">
          <table:table-cell table:formula="of:=[.A219]+1/60/24" office:value-type="date" office:date-value="2017-04-23T03:39:00.000043" calcext:value-type="date">
            <text:p>2017-04-23 03:39</text:p>
          </table:table-cell>
        </table:table-row>
        <table:table-row table:style-name="ro1">
          <table:table-cell table:formula="of:=[.A220]+1/60/24" office:value-type="date" office:date-value="2017-04-23T03:40:00.000043" calcext:value-type="date">
            <text:p>2017-04-23 03:40</text:p>
          </table:table-cell>
        </table:table-row>
        <table:table-row table:style-name="ro1">
          <table:table-cell table:formula="of:=[.A221]+1/60/24" office:value-type="date" office:date-value="2017-04-23T03:41:00.000043" calcext:value-type="date">
            <text:p>2017-04-23 03:41</text:p>
          </table:table-cell>
        </table:table-row>
        <table:table-row table:style-name="ro1">
          <table:table-cell table:formula="of:=[.A222]+1/60/24" office:value-type="date" office:date-value="2017-04-23T03:42:00.000043" calcext:value-type="date">
            <text:p>2017-04-23 03:42</text:p>
          </table:table-cell>
        </table:table-row>
        <table:table-row table:style-name="ro1">
          <table:table-cell table:formula="of:=[.A223]+1/60/24" office:value-type="date" office:date-value="2017-04-23T03:43:00.000044" calcext:value-type="date">
            <text:p>2017-04-23 03:43</text:p>
          </table:table-cell>
        </table:table-row>
        <table:table-row table:style-name="ro1">
          <table:table-cell table:formula="of:=[.A224]+1/60/24" office:value-type="date" office:date-value="2017-04-23T03:44:00.000044" calcext:value-type="date">
            <text:p>2017-04-23 03:44</text:p>
          </table:table-cell>
        </table:table-row>
        <table:table-row table:style-name="ro1">
          <table:table-cell table:formula="of:=[.A225]+1/60/24" office:value-type="date" office:date-value="2017-04-23T03:45:00.000044" calcext:value-type="date">
            <text:p>2017-04-23 03:45</text:p>
          </table:table-cell>
        </table:table-row>
        <table:table-row table:style-name="ro1">
          <table:table-cell table:formula="of:=[.A226]+1/60/24" office:value-type="date" office:date-value="2017-04-23T03:46:00.000044" calcext:value-type="date">
            <text:p>2017-04-23 03:46</text:p>
          </table:table-cell>
        </table:table-row>
        <table:table-row table:style-name="ro1">
          <table:table-cell table:formula="of:=[.A227]+1/60/24" office:value-type="date" office:date-value="2017-04-23T03:47:00.000044" calcext:value-type="date">
            <text:p>2017-04-23 03:47</text:p>
          </table:table-cell>
        </table:table-row>
        <table:table-row table:style-name="ro1">
          <table:table-cell table:formula="of:=[.A228]+1/60/24" office:value-type="date" office:date-value="2017-04-23T03:48:00.000045" calcext:value-type="date">
            <text:p>2017-04-23 03:48</text:p>
          </table:table-cell>
        </table:table-row>
        <table:table-row table:style-name="ro1">
          <table:table-cell table:formula="of:=[.A229]+1/60/24" office:value-type="date" office:date-value="2017-04-23T03:49:00.000045" calcext:value-type="date">
            <text:p>2017-04-23 03:49</text:p>
          </table:table-cell>
        </table:table-row>
        <table:table-row table:style-name="ro1">
          <table:table-cell table:formula="of:=[.A230]+1/60/24" office:value-type="date" office:date-value="2017-04-23T03:50:00.000045" calcext:value-type="date">
            <text:p>2017-04-23 03:50</text:p>
          </table:table-cell>
        </table:table-row>
        <table:table-row table:style-name="ro1">
          <table:table-cell table:formula="of:=[.A231]+1/60/24" office:value-type="date" office:date-value="2017-04-23T03:51:00.000045" calcext:value-type="date">
            <text:p>2017-04-23 03:51</text:p>
          </table:table-cell>
        </table:table-row>
        <table:table-row table:style-name="ro1">
          <table:table-cell table:formula="of:=[.A232]+1/60/24" office:value-type="date" office:date-value="2017-04-23T03:52:00.000045" calcext:value-type="date">
            <text:p>2017-04-23 03:52</text:p>
          </table:table-cell>
        </table:table-row>
        <table:table-row table:style-name="ro1">
          <table:table-cell table:formula="of:=[.A233]+1/60/24" office:value-type="date" office:date-value="2017-04-23T03:53:00.000046" calcext:value-type="date">
            <text:p>2017-04-23 03:53</text:p>
          </table:table-cell>
        </table:table-row>
        <table:table-row table:style-name="ro1">
          <table:table-cell table:formula="of:=[.A234]+1/60/24" office:value-type="date" office:date-value="2017-04-23T03:54:00.000046" calcext:value-type="date">
            <text:p>2017-04-23 03:54</text:p>
          </table:table-cell>
        </table:table-row>
        <table:table-row table:style-name="ro1">
          <table:table-cell table:formula="of:=[.A235]+1/60/24" office:value-type="date" office:date-value="2017-04-23T03:55:00.000046" calcext:value-type="date">
            <text:p>2017-04-23 03:55</text:p>
          </table:table-cell>
        </table:table-row>
        <table:table-row table:style-name="ro1">
          <table:table-cell table:formula="of:=[.A236]+1/60/24" office:value-type="date" office:date-value="2017-04-23T03:56:00.000046" calcext:value-type="date">
            <text:p>2017-04-23 03:56</text:p>
          </table:table-cell>
        </table:table-row>
        <table:table-row table:style-name="ro1">
          <table:table-cell table:formula="of:=[.A237]+1/60/24" office:value-type="date" office:date-value="2017-04-23T03:57:00.000046" calcext:value-type="date">
            <text:p>2017-04-23 03:57</text:p>
          </table:table-cell>
        </table:table-row>
        <table:table-row table:style-name="ro1">
          <table:table-cell table:formula="of:=[.A238]+1/60/24" office:value-type="date" office:date-value="2017-04-23T03:58:00.000047" calcext:value-type="date">
            <text:p>2017-04-23 03:58</text:p>
          </table:table-cell>
        </table:table-row>
        <table:table-row table:style-name="ro1">
          <table:table-cell table:formula="of:=[.A239]+1/60/24" office:value-type="date" office:date-value="2017-04-23T03:59:00.000047" calcext:value-type="date">
            <text:p>2017-04-23 03:59</text:p>
          </table:table-cell>
        </table:table-row>
        <table:table-row table:style-name="ro1">
          <table:table-cell table:formula="of:=[.A240]+1/60/24" office:value-type="date" office:date-value="2017-04-23T04:00:00.000047" calcext:value-type="date">
            <text:p>2017-04-23 04:00</text:p>
          </table:table-cell>
        </table:table-row>
        <table:table-row table:style-name="ro1">
          <table:table-cell table:formula="of:=[.A241]+1/60/24" office:value-type="date" office:date-value="2017-04-23T04:01:00.000047" calcext:value-type="date">
            <text:p>2017-04-23 04:01</text:p>
          </table:table-cell>
        </table:table-row>
        <table:table-row table:style-name="ro1">
          <table:table-cell table:formula="of:=[.A242]+1/60/24" office:value-type="date" office:date-value="2017-04-23T04:02:00.000047" calcext:value-type="date">
            <text:p>2017-04-23 04:02</text:p>
          </table:table-cell>
        </table:table-row>
        <table:table-row table:style-name="ro1">
          <table:table-cell table:formula="of:=[.A243]+1/60/24" office:value-type="date" office:date-value="2017-04-23T04:03:00.000048" calcext:value-type="date">
            <text:p>2017-04-23 04:03</text:p>
          </table:table-cell>
        </table:table-row>
        <table:table-row table:style-name="ro1">
          <table:table-cell table:formula="of:=[.A244]+1/60/24" office:value-type="date" office:date-value="2017-04-23T04:04:00.000048" calcext:value-type="date">
            <text:p>2017-04-23 04:04</text:p>
          </table:table-cell>
        </table:table-row>
        <table:table-row table:style-name="ro1">
          <table:table-cell table:formula="of:=[.A245]+1/60/24" office:value-type="date" office:date-value="2017-04-23T04:05:00.000048" calcext:value-type="date">
            <text:p>2017-04-23 04:05</text:p>
          </table:table-cell>
        </table:table-row>
        <table:table-row table:style-name="ro1">
          <table:table-cell table:formula="of:=[.A246]+1/60/24" office:value-type="date" office:date-value="2017-04-23T04:06:00.000048" calcext:value-type="date">
            <text:p>2017-04-23 04:06</text:p>
          </table:table-cell>
        </table:table-row>
        <table:table-row table:style-name="ro1">
          <table:table-cell table:formula="of:=[.A247]+1/60/24" office:value-type="date" office:date-value="2017-04-23T04:07:00.000048" calcext:value-type="date">
            <text:p>2017-04-23 04:07</text:p>
          </table:table-cell>
        </table:table-row>
        <table:table-row table:style-name="ro1">
          <table:table-cell table:formula="of:=[.A248]+1/60/24" office:value-type="date" office:date-value="2017-04-23T04:08:00.000049" calcext:value-type="date">
            <text:p>2017-04-23 04:08</text:p>
          </table:table-cell>
        </table:table-row>
        <table:table-row table:style-name="ro1">
          <table:table-cell table:formula="of:=[.A249]+1/60/24" office:value-type="date" office:date-value="2017-04-23T04:09:00.000049" calcext:value-type="date">
            <text:p>2017-04-23 04:09</text:p>
          </table:table-cell>
        </table:table-row>
        <table:table-row table:style-name="ro1">
          <table:table-cell table:formula="of:=[.A250]+1/60/24" office:value-type="date" office:date-value="2017-04-23T04:10:00.000049" calcext:value-type="date">
            <text:p>2017-04-23 04:10</text:p>
          </table:table-cell>
        </table:table-row>
        <table:table-row table:style-name="ro1">
          <table:table-cell table:formula="of:=[.A251]+1/60/24" office:value-type="date" office:date-value="2017-04-23T04:11:00.000049" calcext:value-type="date">
            <text:p>2017-04-23 04:11</text:p>
          </table:table-cell>
        </table:table-row>
        <table:table-row table:style-name="ro1">
          <table:table-cell table:formula="of:=[.A252]+1/60/24" office:value-type="date" office:date-value="2017-04-23T04:12:00.000049" calcext:value-type="date">
            <text:p>2017-04-23 04:12</text:p>
          </table:table-cell>
        </table:table-row>
        <table:table-row table:style-name="ro1">
          <table:table-cell table:formula="of:=[.A253]+1/60/24" office:value-type="date" office:date-value="2017-04-23T04:13:00.000049" calcext:value-type="date">
            <text:p>2017-04-23 04:13</text:p>
          </table:table-cell>
        </table:table-row>
        <table:table-row table:style-name="ro1">
          <table:table-cell table:formula="of:=[.A254]+1/60/24" office:value-type="date" office:date-value="2017-04-23T04:14:00.00005" calcext:value-type="date">
            <text:p>2017-04-23 04:14</text:p>
          </table:table-cell>
        </table:table-row>
        <table:table-row table:style-name="ro1">
          <table:table-cell table:formula="of:=[.A255]+1/60/24" office:value-type="date" office:date-value="2017-04-23T04:15:00.00005" calcext:value-type="date">
            <text:p>2017-04-23 04:15</text:p>
          </table:table-cell>
        </table:table-row>
        <table:table-row table:style-name="ro1">
          <table:table-cell table:formula="of:=[.A256]+1/60/24" office:value-type="date" office:date-value="2017-04-23T04:16:00.00005" calcext:value-type="date">
            <text:p>2017-04-23 04:16</text:p>
          </table:table-cell>
        </table:table-row>
        <table:table-row table:style-name="ro1">
          <table:table-cell table:formula="of:=[.A257]+1/60/24" office:value-type="date" office:date-value="2017-04-23T04:17:00.00005" calcext:value-type="date">
            <text:p>2017-04-23 04:17</text:p>
          </table:table-cell>
        </table:table-row>
        <table:table-row table:style-name="ro1">
          <table:table-cell table:formula="of:=[.A258]+1/60/24" office:value-type="date" office:date-value="2017-04-23T04:18:00.00005" calcext:value-type="date">
            <text:p>2017-04-23 04:18</text:p>
          </table:table-cell>
        </table:table-row>
        <table:table-row table:style-name="ro1">
          <table:table-cell table:formula="of:=[.A259]+1/60/24" office:value-type="date" office:date-value="2017-04-23T04:19:00.000051" calcext:value-type="date">
            <text:p>2017-04-23 04:19</text:p>
          </table:table-cell>
        </table:table-row>
        <table:table-row table:style-name="ro1">
          <table:table-cell table:formula="of:=[.A260]+1/60/24" office:value-type="date" office:date-value="2017-04-23T04:20:00.000051" calcext:value-type="date">
            <text:p>2017-04-23 04:20</text:p>
          </table:table-cell>
        </table:table-row>
        <table:table-row table:style-name="ro1">
          <table:table-cell table:formula="of:=[.A261]+1/60/24" office:value-type="date" office:date-value="2017-04-23T04:21:00.000051" calcext:value-type="date">
            <text:p>2017-04-23 04:21</text:p>
          </table:table-cell>
        </table:table-row>
        <table:table-row table:style-name="ro1">
          <table:table-cell table:formula="of:=[.A262]+1/60/24" office:value-type="date" office:date-value="2017-04-23T04:22:00.000051" calcext:value-type="date">
            <text:p>2017-04-23 04:22</text:p>
          </table:table-cell>
        </table:table-row>
        <table:table-row table:style-name="ro1">
          <table:table-cell table:formula="of:=[.A263]+1/60/24" office:value-type="date" office:date-value="2017-04-23T04:23:00.000051" calcext:value-type="date">
            <text:p>2017-04-23 04:23</text:p>
          </table:table-cell>
        </table:table-row>
        <table:table-row table:style-name="ro1">
          <table:table-cell table:formula="of:=[.A264]+1/60/24" office:value-type="date" office:date-value="2017-04-23T04:24:00.000052" calcext:value-type="date">
            <text:p>2017-04-23 04:24</text:p>
          </table:table-cell>
        </table:table-row>
        <table:table-row table:style-name="ro1">
          <table:table-cell table:formula="of:=[.A265]+1/60/24" office:value-type="date" office:date-value="2017-04-23T04:25:00.000052" calcext:value-type="date">
            <text:p>2017-04-23 04:25</text:p>
          </table:table-cell>
        </table:table-row>
        <table:table-row table:style-name="ro1">
          <table:table-cell table:formula="of:=[.A266]+1/60/24" office:value-type="date" office:date-value="2017-04-23T04:26:00.000052" calcext:value-type="date">
            <text:p>2017-04-23 04:26</text:p>
          </table:table-cell>
        </table:table-row>
        <table:table-row table:style-name="ro1">
          <table:table-cell table:formula="of:=[.A267]+1/60/24" office:value-type="date" office:date-value="2017-04-23T04:27:00.000052" calcext:value-type="date">
            <text:p>2017-04-23 04:27</text:p>
          </table:table-cell>
        </table:table-row>
        <table:table-row table:style-name="ro1">
          <table:table-cell table:formula="of:=[.A268]+1/60/24" office:value-type="date" office:date-value="2017-04-23T04:28:00.000052" calcext:value-type="date">
            <text:p>2017-04-23 04:28</text:p>
          </table:table-cell>
        </table:table-row>
        <table:table-row table:style-name="ro1">
          <table:table-cell table:formula="of:=[.A269]+1/60/24" office:value-type="date" office:date-value="2017-04-23T04:29:00.000053" calcext:value-type="date">
            <text:p>2017-04-23 04:29</text:p>
          </table:table-cell>
        </table:table-row>
        <table:table-row table:style-name="ro1">
          <table:table-cell table:formula="of:=[.A270]+1/60/24" office:value-type="date" office:date-value="2017-04-23T04:30:00.000053" calcext:value-type="date">
            <text:p>2017-04-23 04:30</text:p>
          </table:table-cell>
        </table:table-row>
        <table:table-row table:style-name="ro1">
          <table:table-cell table:formula="of:=[.A271]+1/60/24" office:value-type="date" office:date-value="2017-04-23T04:31:00.000053" calcext:value-type="date">
            <text:p>2017-04-23 04:31</text:p>
          </table:table-cell>
        </table:table-row>
        <table:table-row table:style-name="ro1">
          <table:table-cell table:formula="of:=[.A272]+1/60/24" office:value-type="date" office:date-value="2017-04-23T04:32:00.000053" calcext:value-type="date">
            <text:p>2017-04-23 04:32</text:p>
          </table:table-cell>
        </table:table-row>
        <table:table-row table:style-name="ro1">
          <table:table-cell table:formula="of:=[.A273]+1/60/24" office:value-type="date" office:date-value="2017-04-23T04:33:00.000053" calcext:value-type="date">
            <text:p>2017-04-23 04:33</text:p>
          </table:table-cell>
        </table:table-row>
        <table:table-row table:style-name="ro1">
          <table:table-cell table:formula="of:=[.A274]+1/60/24" office:value-type="date" office:date-value="2017-04-23T04:34:00.000054" calcext:value-type="date">
            <text:p>2017-04-23 04:34</text:p>
          </table:table-cell>
        </table:table-row>
        <table:table-row table:style-name="ro1">
          <table:table-cell table:formula="of:=[.A275]+1/60/24" office:value-type="date" office:date-value="2017-04-23T04:35:00.000054" calcext:value-type="date">
            <text:p>2017-04-23 04:35</text:p>
          </table:table-cell>
        </table:table-row>
        <table:table-row table:style-name="ro1">
          <table:table-cell table:formula="of:=[.A276]+1/60/24" office:value-type="date" office:date-value="2017-04-23T04:36:00.000054" calcext:value-type="date">
            <text:p>2017-04-23 04:36</text:p>
          </table:table-cell>
        </table:table-row>
        <table:table-row table:style-name="ro1">
          <table:table-cell table:formula="of:=[.A277]+1/60/24" office:value-type="date" office:date-value="2017-04-23T04:37:00.000054" calcext:value-type="date">
            <text:p>2017-04-23 04:37</text:p>
          </table:table-cell>
        </table:table-row>
        <table:table-row table:style-name="ro1">
          <table:table-cell table:formula="of:=[.A278]+1/60/24" office:value-type="date" office:date-value="2017-04-23T04:38:00.000054" calcext:value-type="date">
            <text:p>2017-04-23 04:38</text:p>
          </table:table-cell>
        </table:table-row>
        <table:table-row table:style-name="ro1">
          <table:table-cell table:formula="of:=[.A279]+1/60/24" office:value-type="date" office:date-value="2017-04-23T04:39:00.000055" calcext:value-type="date">
            <text:p>2017-04-23 04:39</text:p>
          </table:table-cell>
        </table:table-row>
        <table:table-row table:style-name="ro1">
          <table:table-cell table:formula="of:=[.A280]+1/60/24" office:value-type="date" office:date-value="2017-04-23T04:40:00.000055" calcext:value-type="date">
            <text:p>2017-04-23 04:40</text:p>
          </table:table-cell>
        </table:table-row>
        <table:table-row table:style-name="ro1">
          <table:table-cell table:formula="of:=[.A281]+1/60/24" office:value-type="date" office:date-value="2017-04-23T04:41:00.000055" calcext:value-type="date">
            <text:p>2017-04-23 04:41</text:p>
          </table:table-cell>
        </table:table-row>
        <table:table-row table:style-name="ro1">
          <table:table-cell table:formula="of:=[.A282]+1/60/24" office:value-type="date" office:date-value="2017-04-23T04:42:00.000055" calcext:value-type="date">
            <text:p>2017-04-23 04:42</text:p>
          </table:table-cell>
        </table:table-row>
        <table:table-row table:style-name="ro1">
          <table:table-cell table:formula="of:=[.A283]+1/60/24" office:value-type="date" office:date-value="2017-04-23T04:43:00.000055" calcext:value-type="date">
            <text:p>2017-04-23 04:43</text:p>
          </table:table-cell>
        </table:table-row>
        <table:table-row table:style-name="ro1">
          <table:table-cell table:formula="of:=[.A284]+1/60/24" office:value-type="date" office:date-value="2017-04-23T04:44:00.000056" calcext:value-type="date">
            <text:p>2017-04-23 04:44</text:p>
          </table:table-cell>
        </table:table-row>
        <table:table-row table:style-name="ro1">
          <table:table-cell table:formula="of:=[.A285]+1/60/24" office:value-type="date" office:date-value="2017-04-23T04:45:00.000056" calcext:value-type="date">
            <text:p>2017-04-23 04:45</text:p>
          </table:table-cell>
        </table:table-row>
        <table:table-row table:style-name="ro1">
          <table:table-cell table:formula="of:=[.A286]+1/60/24" office:value-type="date" office:date-value="2017-04-23T04:46:00.000056" calcext:value-type="date">
            <text:p>2017-04-23 04:46</text:p>
          </table:table-cell>
        </table:table-row>
        <table:table-row table:style-name="ro1">
          <table:table-cell table:formula="of:=[.A287]+1/60/24" office:value-type="date" office:date-value="2017-04-23T04:47:00.000056" calcext:value-type="date">
            <text:p>2017-04-23 04:47</text:p>
          </table:table-cell>
        </table:table-row>
        <table:table-row table:style-name="ro1">
          <table:table-cell table:formula="of:=[.A288]+1/60/24" office:value-type="date" office:date-value="2017-04-23T04:48:00.000056" calcext:value-type="date">
            <text:p>2017-04-23 04:48</text:p>
          </table:table-cell>
        </table:table-row>
        <table:table-row table:style-name="ro1">
          <table:table-cell table:formula="of:=[.A289]+1/60/24" office:value-type="date" office:date-value="2017-04-23T04:49:00.000057" calcext:value-type="date">
            <text:p>2017-04-23 04:49</text:p>
          </table:table-cell>
        </table:table-row>
        <table:table-row table:style-name="ro1">
          <table:table-cell table:formula="of:=[.A290]+1/60/24" office:value-type="date" office:date-value="2017-04-23T04:50:00.000057" calcext:value-type="date">
            <text:p>2017-04-23 04:50</text:p>
          </table:table-cell>
        </table:table-row>
        <table:table-row table:style-name="ro1">
          <table:table-cell table:formula="of:=[.A291]+1/60/24" office:value-type="date" office:date-value="2017-04-23T04:51:00.000057" calcext:value-type="date">
            <text:p>2017-04-23 04:51</text:p>
          </table:table-cell>
        </table:table-row>
        <table:table-row table:style-name="ro1">
          <table:table-cell table:formula="of:=[.A292]+1/60/24" office:value-type="date" office:date-value="2017-04-23T04:52:00.000057" calcext:value-type="date">
            <text:p>2017-04-23 04:52</text:p>
          </table:table-cell>
        </table:table-row>
        <table:table-row table:style-name="ro1">
          <table:table-cell table:formula="of:=[.A293]+1/60/24" office:value-type="date" office:date-value="2017-04-23T04:53:00.000057" calcext:value-type="date">
            <text:p>2017-04-23 04:53</text:p>
          </table:table-cell>
        </table:table-row>
        <table:table-row table:style-name="ro1">
          <table:table-cell table:formula="of:=[.A294]+1/60/24" office:value-type="date" office:date-value="2017-04-23T04:54:00.000057" calcext:value-type="date">
            <text:p>2017-04-23 04:54</text:p>
          </table:table-cell>
        </table:table-row>
        <table:table-row table:style-name="ro1">
          <table:table-cell table:formula="of:=[.A295]+1/60/24" office:value-type="date" office:date-value="2017-04-23T04:55:00.000058" calcext:value-type="date">
            <text:p>2017-04-23 04:55</text:p>
          </table:table-cell>
        </table:table-row>
        <table:table-row table:style-name="ro1">
          <table:table-cell table:formula="of:=[.A296]+1/60/24" office:value-type="date" office:date-value="2017-04-23T04:56:00.000058" calcext:value-type="date">
            <text:p>2017-04-23 04:56</text:p>
          </table:table-cell>
        </table:table-row>
        <table:table-row table:style-name="ro1">
          <table:table-cell table:formula="of:=[.A297]+1/60/24" office:value-type="date" office:date-value="2017-04-23T04:57:00.000058" calcext:value-type="date">
            <text:p>2017-04-23 04:57</text:p>
          </table:table-cell>
        </table:table-row>
        <table:table-row table:style-name="ro1">
          <table:table-cell table:formula="of:=[.A298]+1/60/24" office:value-type="date" office:date-value="2017-04-23T04:58:00.000058" calcext:value-type="date">
            <text:p>2017-04-23 04:58</text:p>
          </table:table-cell>
        </table:table-row>
        <table:table-row table:style-name="ro1">
          <table:table-cell table:formula="of:=[.A299]+1/60/24" office:value-type="date" office:date-value="2017-04-23T04:59:00.000058" calcext:value-type="date">
            <text:p>2017-04-23 04:59</text:p>
          </table:table-cell>
        </table:table-row>
        <table:table-row table:style-name="ro1">
          <table:table-cell table:formula="of:=[.A300]+1/60/24" office:value-type="date" office:date-value="2017-04-23T05:00:00.000059" calcext:value-type="date">
            <text:p>2017-04-23 05:00</text:p>
          </table:table-cell>
        </table:table-row>
        <table:table-row table:style-name="ro1">
          <table:table-cell table:formula="of:=[.A301]+1/60/24" office:value-type="date" office:date-value="2017-04-23T05:01:00.000059" calcext:value-type="date">
            <text:p>2017-04-23 05:01</text:p>
          </table:table-cell>
        </table:table-row>
        <table:table-row table:style-name="ro1">
          <table:table-cell table:formula="of:=[.A302]+1/60/24" office:value-type="date" office:date-value="2017-04-23T05:02:00.000059" calcext:value-type="date">
            <text:p>2017-04-23 05:02</text:p>
          </table:table-cell>
        </table:table-row>
        <table:table-row table:style-name="ro1">
          <table:table-cell table:formula="of:=[.A303]+1/60/24" office:value-type="date" office:date-value="2017-04-23T05:03:00.000059" calcext:value-type="date">
            <text:p>2017-04-23 05:03</text:p>
          </table:table-cell>
        </table:table-row>
        <table:table-row table:style-name="ro1">
          <table:table-cell table:formula="of:=[.A304]+1/60/24" office:value-type="date" office:date-value="2017-04-23T05:04:00.000059" calcext:value-type="date">
            <text:p>2017-04-23 05:04</text:p>
          </table:table-cell>
        </table:table-row>
        <table:table-row table:style-name="ro1">
          <table:table-cell table:formula="of:=[.A305]+1/60/24" office:value-type="date" office:date-value="2017-04-23T05:05:00.00006" calcext:value-type="date">
            <text:p>2017-04-23 05:05</text:p>
          </table:table-cell>
        </table:table-row>
        <table:table-row table:style-name="ro1">
          <table:table-cell table:formula="of:=[.A306]+1/60/24" office:value-type="date" office:date-value="2017-04-23T05:06:00.00006" calcext:value-type="date">
            <text:p>2017-04-23 05:06</text:p>
          </table:table-cell>
        </table:table-row>
        <table:table-row table:style-name="ro1">
          <table:table-cell table:formula="of:=[.A307]+1/60/24" office:value-type="date" office:date-value="2017-04-23T05:07:00.00006" calcext:value-type="date">
            <text:p>2017-04-23 05:07</text:p>
          </table:table-cell>
        </table:table-row>
        <table:table-row table:style-name="ro1">
          <table:table-cell table:formula="of:=[.A308]+1/60/24" office:value-type="date" office:date-value="2017-04-23T05:08:00.00006" calcext:value-type="date">
            <text:p>2017-04-23 05:08</text:p>
          </table:table-cell>
        </table:table-row>
        <table:table-row table:style-name="ro1">
          <table:table-cell table:formula="of:=[.A309]+1/60/24" office:value-type="date" office:date-value="2017-04-23T05:09:00.00006" calcext:value-type="date">
            <text:p>2017-04-23 05:09</text:p>
          </table:table-cell>
        </table:table-row>
        <table:table-row table:style-name="ro1">
          <table:table-cell table:formula="of:=[.A310]+1/60/24" office:value-type="date" office:date-value="2017-04-23T05:10:00.000061" calcext:value-type="date">
            <text:p>2017-04-23 05:10</text:p>
          </table:table-cell>
        </table:table-row>
        <table:table-row table:style-name="ro1">
          <table:table-cell table:formula="of:=[.A311]+1/60/24" office:value-type="date" office:date-value="2017-04-23T05:11:00.000061" calcext:value-type="date">
            <text:p>2017-04-23 05:11</text:p>
          </table:table-cell>
        </table:table-row>
        <table:table-row table:style-name="ro1">
          <table:table-cell table:formula="of:=[.A312]+1/60/24" office:value-type="date" office:date-value="2017-04-23T05:12:00.000061" calcext:value-type="date">
            <text:p>2017-04-23 05:12</text:p>
          </table:table-cell>
        </table:table-row>
        <table:table-row table:style-name="ro1">
          <table:table-cell table:formula="of:=[.A313]+1/60/24" office:value-type="date" office:date-value="2017-04-23T05:13:00.000061" calcext:value-type="date">
            <text:p>2017-04-23 05:13</text:p>
          </table:table-cell>
        </table:table-row>
        <table:table-row table:style-name="ro1">
          <table:table-cell table:formula="of:=[.A314]+1/60/24" office:value-type="date" office:date-value="2017-04-23T05:14:00.000061" calcext:value-type="date">
            <text:p>2017-04-23 05:14</text:p>
          </table:table-cell>
        </table:table-row>
        <table:table-row table:style-name="ro1">
          <table:table-cell table:formula="of:=[.A315]+1/60/24" office:value-type="date" office:date-value="2017-04-23T05:15:00.000062" calcext:value-type="date">
            <text:p>2017-04-23 05:15</text:p>
          </table:table-cell>
        </table:table-row>
        <table:table-row table:style-name="ro1">
          <table:table-cell table:formula="of:=[.A316]+1/60/24" office:value-type="date" office:date-value="2017-04-23T05:16:00.000062" calcext:value-type="date">
            <text:p>2017-04-23 05:16</text:p>
          </table:table-cell>
        </table:table-row>
        <table:table-row table:style-name="ro1">
          <table:table-cell table:formula="of:=[.A317]+1/60/24" office:value-type="date" office:date-value="2017-04-23T05:17:00.000062" calcext:value-type="date">
            <text:p>2017-04-23 05:17</text:p>
          </table:table-cell>
        </table:table-row>
        <table:table-row table:style-name="ro1">
          <table:table-cell table:formula="of:=[.A318]+1/60/24" office:value-type="date" office:date-value="2017-04-23T05:18:00.000062" calcext:value-type="date">
            <text:p>2017-04-23 05:18</text:p>
          </table:table-cell>
        </table:table-row>
        <table:table-row table:style-name="ro1">
          <table:table-cell table:formula="of:=[.A319]+1/60/24" office:value-type="date" office:date-value="2017-04-23T05:19:00.000062" calcext:value-type="date">
            <text:p>2017-04-23 05:19</text:p>
          </table:table-cell>
        </table:table-row>
        <table:table-row table:style-name="ro1">
          <table:table-cell table:formula="of:=[.A320]+1/60/24" office:value-type="date" office:date-value="2017-04-23T05:20:00.000063" calcext:value-type="date">
            <text:p>2017-04-23 05:20</text:p>
          </table:table-cell>
        </table:table-row>
        <table:table-row table:style-name="ro1">
          <table:table-cell table:formula="of:=[.A321]+1/60/24" office:value-type="date" office:date-value="2017-04-23T05:21:00.000063" calcext:value-type="date">
            <text:p>2017-04-23 05:21</text:p>
          </table:table-cell>
        </table:table-row>
        <table:table-row table:style-name="ro1">
          <table:table-cell table:formula="of:=[.A322]+1/60/24" office:value-type="date" office:date-value="2017-04-23T05:22:00.000063" calcext:value-type="date">
            <text:p>2017-04-23 05:22</text:p>
          </table:table-cell>
        </table:table-row>
        <table:table-row table:style-name="ro1">
          <table:table-cell table:formula="of:=[.A323]+1/60/24" office:value-type="date" office:date-value="2017-04-23T05:23:00.000063" calcext:value-type="date">
            <text:p>2017-04-23 05:23</text:p>
          </table:table-cell>
        </table:table-row>
        <table:table-row table:style-name="ro1">
          <table:table-cell table:formula="of:=[.A324]+1/60/24" office:value-type="date" office:date-value="2017-04-23T05:24:00.000063" calcext:value-type="date">
            <text:p>2017-04-23 05:24</text:p>
          </table:table-cell>
        </table:table-row>
        <table:table-row table:style-name="ro1">
          <table:table-cell table:formula="of:=[.A325]+1/60/24" office:value-type="date" office:date-value="2017-04-23T05:25:00.000064" calcext:value-type="date">
            <text:p>2017-04-23 05:25</text:p>
          </table:table-cell>
        </table:table-row>
        <table:table-row table:style-name="ro1">
          <table:table-cell table:formula="of:=[.A326]+1/60/24" office:value-type="date" office:date-value="2017-04-23T05:26:00.000064" calcext:value-type="date">
            <text:p>2017-04-23 05:26</text:p>
          </table:table-cell>
        </table:table-row>
        <table:table-row table:style-name="ro1">
          <table:table-cell table:formula="of:=[.A327]+1/60/24" office:value-type="date" office:date-value="2017-04-23T05:27:00.000064" calcext:value-type="date">
            <text:p>2017-04-23 05:27</text:p>
          </table:table-cell>
        </table:table-row>
        <table:table-row table:style-name="ro1">
          <table:table-cell table:formula="of:=[.A328]+1/60/24" office:value-type="date" office:date-value="2017-04-23T05:28:00.000064" calcext:value-type="date">
            <text:p>2017-04-23 05:28</text:p>
          </table:table-cell>
        </table:table-row>
        <table:table-row table:style-name="ro1">
          <table:table-cell table:formula="of:=[.A329]+1/60/24" office:value-type="date" office:date-value="2017-04-23T05:29:00.000064" calcext:value-type="date">
            <text:p>2017-04-23 05:29</text:p>
          </table:table-cell>
        </table:table-row>
        <table:table-row table:style-name="ro1">
          <table:table-cell table:formula="of:=[.A330]+1/60/24" office:value-type="date" office:date-value="2017-04-23T05:30:00.000065" calcext:value-type="date">
            <text:p>2017-04-23 05:30</text:p>
          </table:table-cell>
        </table:table-row>
        <table:table-row table:style-name="ro1">
          <table:table-cell table:formula="of:=[.A331]+1/60/24" office:value-type="date" office:date-value="2017-04-23T05:31:00.000065" calcext:value-type="date">
            <text:p>2017-04-23 05:31</text:p>
          </table:table-cell>
        </table:table-row>
        <table:table-row table:style-name="ro1">
          <table:table-cell table:formula="of:=[.A332]+1/60/24" office:value-type="date" office:date-value="2017-04-23T05:32:00.000065" calcext:value-type="date">
            <text:p>2017-04-23 05:32</text:p>
          </table:table-cell>
        </table:table-row>
        <table:table-row table:style-name="ro1">
          <table:table-cell table:formula="of:=[.A333]+1/60/24" office:value-type="date" office:date-value="2017-04-23T05:33:00.000065" calcext:value-type="date">
            <text:p>2017-04-23 05:33</text:p>
          </table:table-cell>
        </table:table-row>
        <table:table-row table:style-name="ro1">
          <table:table-cell table:formula="of:=[.A334]+1/60/24" office:value-type="date" office:date-value="2017-04-23T05:34:00.000065" calcext:value-type="date">
            <text:p>2017-04-23 05:34</text:p>
          </table:table-cell>
        </table:table-row>
        <table:table-row table:style-name="ro1">
          <table:table-cell table:formula="of:=[.A335]+1/60/24" office:value-type="date" office:date-value="2017-04-23T05:35:00.000066" calcext:value-type="date">
            <text:p>2017-04-23 05:35</text:p>
          </table:table-cell>
        </table:table-row>
        <table:table-row table:style-name="ro1">
          <table:table-cell table:formula="of:=[.A336]+1/60/24" office:value-type="date" office:date-value="2017-04-23T05:36:00.000066" calcext:value-type="date">
            <text:p>2017-04-23 05:36</text:p>
          </table:table-cell>
        </table:table-row>
        <table:table-row table:style-name="ro1">
          <table:table-cell table:formula="of:=[.A337]+1/60/24" office:value-type="date" office:date-value="2017-04-23T05:37:00.000066" calcext:value-type="date">
            <text:p>2017-04-23 05:37</text:p>
          </table:table-cell>
        </table:table-row>
        <table:table-row table:style-name="ro1">
          <table:table-cell table:formula="of:=[.A338]+1/60/24" office:value-type="date" office:date-value="2017-04-23T05:38:00.000066" calcext:value-type="date">
            <text:p>2017-04-23 05:38</text:p>
          </table:table-cell>
        </table:table-row>
        <table:table-row table:style-name="ro1">
          <table:table-cell table:formula="of:=[.A339]+1/60/24" office:value-type="date" office:date-value="2017-04-23T05:39:00.000066" calcext:value-type="date">
            <text:p>2017-04-23 05:39</text:p>
          </table:table-cell>
        </table:table-row>
        <table:table-row table:style-name="ro1">
          <table:table-cell table:formula="of:=[.A340]+1/60/24" office:value-type="date" office:date-value="2017-04-23T05:40:00.000066" calcext:value-type="date">
            <text:p>2017-04-23 05:40</text:p>
          </table:table-cell>
        </table:table-row>
        <table:table-row table:style-name="ro1">
          <table:table-cell table:formula="of:=[.A341]+1/60/24" office:value-type="date" office:date-value="2017-04-23T05:41:00.000067" calcext:value-type="date">
            <text:p>2017-04-23 05:41</text:p>
          </table:table-cell>
        </table:table-row>
        <table:table-row table:style-name="ro1">
          <table:table-cell table:formula="of:=[.A342]+1/60/24" office:value-type="date" office:date-value="2017-04-23T05:42:00.000067" calcext:value-type="date">
            <text:p>2017-04-23 05:42</text:p>
          </table:table-cell>
        </table:table-row>
        <table:table-row table:style-name="ro1">
          <table:table-cell table:formula="of:=[.A343]+1/60/24" office:value-type="date" office:date-value="2017-04-23T05:43:00.000067" calcext:value-type="date">
            <text:p>2017-04-23 05:43</text:p>
          </table:table-cell>
        </table:table-row>
        <table:table-row table:style-name="ro1">
          <table:table-cell table:formula="of:=[.A344]+1/60/24" office:value-type="date" office:date-value="2017-04-23T05:44:00.000067" calcext:value-type="date">
            <text:p>2017-04-23 05:44</text:p>
          </table:table-cell>
        </table:table-row>
        <table:table-row table:style-name="ro1">
          <table:table-cell table:formula="of:=[.A345]+1/60/24" office:value-type="date" office:date-value="2017-04-23T05:45:00.000067" calcext:value-type="date">
            <text:p>2017-04-23 05:45</text:p>
          </table:table-cell>
        </table:table-row>
        <table:table-row table:style-name="ro1">
          <table:table-cell table:formula="of:=[.A346]+1/60/24" office:value-type="date" office:date-value="2017-04-23T05:46:00.000068" calcext:value-type="date">
            <text:p>2017-04-23 05:46</text:p>
          </table:table-cell>
        </table:table-row>
        <table:table-row table:style-name="ro1">
          <table:table-cell table:formula="of:=[.A347]+1/60/24" office:value-type="date" office:date-value="2017-04-23T05:47:00.000068" calcext:value-type="date">
            <text:p>2017-04-23 05:47</text:p>
          </table:table-cell>
        </table:table-row>
        <table:table-row table:style-name="ro1">
          <table:table-cell table:formula="of:=[.A348]+1/60/24" office:value-type="date" office:date-value="2017-04-23T05:48:00.000068" calcext:value-type="date">
            <text:p>2017-04-23 05:48</text:p>
          </table:table-cell>
        </table:table-row>
        <table:table-row table:style-name="ro1">
          <table:table-cell table:formula="of:=[.A349]+1/60/24" office:value-type="date" office:date-value="2017-04-23T05:49:00.000068" calcext:value-type="date">
            <text:p>2017-04-23 05:49</text:p>
          </table:table-cell>
        </table:table-row>
        <table:table-row table:style-name="ro1">
          <table:table-cell table:formula="of:=[.A350]+1/60/24" office:value-type="date" office:date-value="2017-04-23T05:50:00.000068" calcext:value-type="date">
            <text:p>2017-04-23 05:50</text:p>
          </table:table-cell>
        </table:table-row>
        <table:table-row table:style-name="ro1">
          <table:table-cell table:formula="of:=[.A351]+1/60/24" office:value-type="date" office:date-value="2017-04-23T05:51:00.000069" calcext:value-type="date">
            <text:p>2017-04-23 05:51</text:p>
          </table:table-cell>
        </table:table-row>
        <table:table-row table:style-name="ro1">
          <table:table-cell table:formula="of:=[.A352]+1/60/24" office:value-type="date" office:date-value="2017-04-23T05:52:00.000069" calcext:value-type="date">
            <text:p>2017-04-23 05:52</text:p>
          </table:table-cell>
        </table:table-row>
        <table:table-row table:style-name="ro1">
          <table:table-cell table:formula="of:=[.A353]+1/60/24" office:value-type="date" office:date-value="2017-04-23T05:53:00.000069" calcext:value-type="date">
            <text:p>2017-04-23 05:53</text:p>
          </table:table-cell>
        </table:table-row>
        <table:table-row table:style-name="ro1">
          <table:table-cell table:formula="of:=[.A354]+1/60/24" office:value-type="date" office:date-value="2017-04-23T05:54:00.000069" calcext:value-type="date">
            <text:p>2017-04-23 05:54</text:p>
          </table:table-cell>
        </table:table-row>
        <table:table-row table:style-name="ro1">
          <table:table-cell table:formula="of:=[.A355]+1/60/24" office:value-type="date" office:date-value="2017-04-23T05:55:00.000069" calcext:value-type="date">
            <text:p>2017-04-23 05:55</text:p>
          </table:table-cell>
        </table:table-row>
        <table:table-row table:style-name="ro1">
          <table:table-cell table:formula="of:=[.A356]+1/60/24" office:value-type="date" office:date-value="2017-04-23T05:56:00.00007" calcext:value-type="date">
            <text:p>2017-04-23 05:56</text:p>
          </table:table-cell>
        </table:table-row>
        <table:table-row table:style-name="ro1">
          <table:table-cell table:formula="of:=[.A357]+1/60/24" office:value-type="date" office:date-value="2017-04-23T05:57:00.00007" calcext:value-type="date">
            <text:p>2017-04-23 05:57</text:p>
          </table:table-cell>
        </table:table-row>
        <table:table-row table:style-name="ro1">
          <table:table-cell table:formula="of:=[.A358]+1/60/24" office:value-type="date" office:date-value="2017-04-23T05:58:00.00007" calcext:value-type="date">
            <text:p>2017-04-23 05:58</text:p>
          </table:table-cell>
        </table:table-row>
        <table:table-row table:style-name="ro1">
          <table:table-cell table:formula="of:=[.A359]+1/60/24" office:value-type="date" office:date-value="2017-04-23T05:59:00.00007" calcext:value-type="date">
            <text:p>2017-04-23 05:59</text:p>
          </table:table-cell>
        </table:table-row>
        <table:table-row table:style-name="ro1">
          <table:table-cell table:formula="of:=[.A360]+1/60/24" office:value-type="date" office:date-value="2017-04-23T06:00:00.00007" calcext:value-type="date">
            <text:p>2017-04-23 06:00</text:p>
          </table:table-cell>
        </table:table-row>
        <table:table-row table:style-name="ro1">
          <table:table-cell table:formula="of:=[.A361]+1/60/24" office:value-type="date" office:date-value="2017-04-23T06:01:00.000071" calcext:value-type="date">
            <text:p>2017-04-23 06:01</text:p>
          </table:table-cell>
        </table:table-row>
        <table:table-row table:style-name="ro1">
          <table:table-cell table:formula="of:=[.A362]+1/60/24" office:value-type="date" office:date-value="2017-04-23T06:02:00.000071" calcext:value-type="date">
            <text:p>2017-04-23 06:02</text:p>
          </table:table-cell>
        </table:table-row>
        <table:table-row table:style-name="ro1">
          <table:table-cell table:formula="of:=[.A363]+1/60/24" office:value-type="date" office:date-value="2017-04-23T06:03:00.000071" calcext:value-type="date">
            <text:p>2017-04-23 06:03</text:p>
          </table:table-cell>
        </table:table-row>
        <table:table-row table:style-name="ro1">
          <table:table-cell table:formula="of:=[.A364]+1/60/24" office:value-type="date" office:date-value="2017-04-23T06:04:00.000071" calcext:value-type="date">
            <text:p>2017-04-23 06:04</text:p>
          </table:table-cell>
        </table:table-row>
        <table:table-row table:style-name="ro1">
          <table:table-cell table:formula="of:=[.A365]+1/60/24" office:value-type="date" office:date-value="2017-04-23T06:05:00.000071" calcext:value-type="date">
            <text:p>2017-04-23 06:05</text:p>
          </table:table-cell>
        </table:table-row>
        <table:table-row table:style-name="ro1">
          <table:table-cell table:formula="of:=[.A366]+1/60/24" office:value-type="date" office:date-value="2017-04-23T06:06:00.000072" calcext:value-type="date">
            <text:p>2017-04-23 06:06</text:p>
          </table:table-cell>
        </table:table-row>
        <table:table-row table:style-name="ro1">
          <table:table-cell table:formula="of:=[.A367]+1/60/24" office:value-type="date" office:date-value="2017-04-23T06:07:00.000072" calcext:value-type="date">
            <text:p>2017-04-23 06:07</text:p>
          </table:table-cell>
        </table:table-row>
        <table:table-row table:style-name="ro1">
          <table:table-cell table:formula="of:=[.A368]+1/60/24" office:value-type="date" office:date-value="2017-04-23T06:08:00.000072" calcext:value-type="date">
            <text:p>2017-04-23 06:08</text:p>
          </table:table-cell>
        </table:table-row>
        <table:table-row table:style-name="ro1">
          <table:table-cell table:formula="of:=[.A369]+1/60/24" office:value-type="date" office:date-value="2017-04-23T06:09:00.000072" calcext:value-type="date">
            <text:p>2017-04-23 06:09</text:p>
          </table:table-cell>
        </table:table-row>
        <table:table-row table:style-name="ro1">
          <table:table-cell table:formula="of:=[.A370]+1/60/24" office:value-type="date" office:date-value="2017-04-23T06:10:00.000072" calcext:value-type="date">
            <text:p>2017-04-23 06:10</text:p>
          </table:table-cell>
        </table:table-row>
        <table:table-row table:style-name="ro1">
          <table:table-cell table:formula="of:=[.A371]+1/60/24" office:value-type="date" office:date-value="2017-04-23T06:11:00.000073" calcext:value-type="date">
            <text:p>2017-04-23 06:11</text:p>
          </table:table-cell>
        </table:table-row>
        <table:table-row table:style-name="ro1">
          <table:table-cell table:formula="of:=[.A372]+1/60/24" office:value-type="date" office:date-value="2017-04-23T06:12:00.000073" calcext:value-type="date">
            <text:p>2017-04-23 06:12</text:p>
          </table:table-cell>
        </table:table-row>
        <table:table-row table:style-name="ro1">
          <table:table-cell table:formula="of:=[.A373]+1/60/24" office:value-type="date" office:date-value="2017-04-23T06:13:00.000073" calcext:value-type="date">
            <text:p>2017-04-23 06:13</text:p>
          </table:table-cell>
        </table:table-row>
        <table:table-row table:style-name="ro1">
          <table:table-cell table:formula="of:=[.A374]+1/60/24" office:value-type="date" office:date-value="2017-04-23T06:14:00.000073" calcext:value-type="date">
            <text:p>2017-04-23 06:14</text:p>
          </table:table-cell>
        </table:table-row>
        <table:table-row table:style-name="ro1">
          <table:table-cell table:formula="of:=[.A375]+1/60/24" office:value-type="date" office:date-value="2017-04-23T06:15:00.000073" calcext:value-type="date">
            <text:p>2017-04-23 06:15</text:p>
          </table:table-cell>
        </table:table-row>
        <table:table-row table:style-name="ro1">
          <table:table-cell table:formula="of:=[.A376]+1/60/24" office:value-type="date" office:date-value="2017-04-23T06:16:00.000074" calcext:value-type="date">
            <text:p>2017-04-23 06:16</text:p>
          </table:table-cell>
        </table:table-row>
        <table:table-row table:style-name="ro1">
          <table:table-cell table:formula="of:=[.A377]+1/60/24" office:value-type="date" office:date-value="2017-04-23T06:17:00.000074" calcext:value-type="date">
            <text:p>2017-04-23 06:17</text:p>
          </table:table-cell>
        </table:table-row>
        <table:table-row table:style-name="ro1">
          <table:table-cell table:formula="of:=[.A378]+1/60/24" office:value-type="date" office:date-value="2017-04-23T06:18:00.000074" calcext:value-type="date">
            <text:p>2017-04-23 06:18</text:p>
          </table:table-cell>
        </table:table-row>
        <table:table-row table:style-name="ro1">
          <table:table-cell table:formula="of:=[.A379]+1/60/24" office:value-type="date" office:date-value="2017-04-23T06:19:00.000074" calcext:value-type="date">
            <text:p>2017-04-23 06:19</text:p>
          </table:table-cell>
        </table:table-row>
        <table:table-row table:style-name="ro1">
          <table:table-cell table:formula="of:=[.A380]+1/60/24" office:value-type="date" office:date-value="2017-04-23T06:20:00.000074" calcext:value-type="date">
            <text:p>2017-04-23 06:20</text:p>
          </table:table-cell>
        </table:table-row>
        <table:table-row table:style-name="ro1">
          <table:table-cell table:formula="of:=[.A381]+1/60/24" office:value-type="date" office:date-value="2017-04-23T06:21:00.000075" calcext:value-type="date">
            <text:p>2017-04-23 06:21</text:p>
          </table:table-cell>
        </table:table-row>
        <table:table-row table:style-name="ro1">
          <table:table-cell table:formula="of:=[.A382]+1/60/24" office:value-type="date" office:date-value="2017-04-23T06:22:00.000075" calcext:value-type="date">
            <text:p>2017-04-23 06:22</text:p>
          </table:table-cell>
        </table:table-row>
        <table:table-row table:style-name="ro1">
          <table:table-cell table:formula="of:=[.A383]+1/60/24" office:value-type="date" office:date-value="2017-04-23T06:23:00.000075" calcext:value-type="date">
            <text:p>2017-04-23 06:23</text:p>
          </table:table-cell>
        </table:table-row>
        <table:table-row table:style-name="ro1">
          <table:table-cell table:formula="of:=[.A384]+1/60/24" office:value-type="date" office:date-value="2017-04-23T06:24:00.000075" calcext:value-type="date">
            <text:p>2017-04-23 06:24</text:p>
          </table:table-cell>
        </table:table-row>
        <table:table-row table:style-name="ro1">
          <table:table-cell table:formula="of:=[.A385]+1/60/24" office:value-type="date" office:date-value="2017-04-23T06:25:00.000075" calcext:value-type="date">
            <text:p>2017-04-23 06:25</text:p>
          </table:table-cell>
        </table:table-row>
        <table:table-row table:style-name="ro1">
          <table:table-cell table:formula="of:=[.A386]+1/60/24" office:value-type="date" office:date-value="2017-04-23T06:26:00.000075" calcext:value-type="date">
            <text:p>2017-04-23 06:26</text:p>
          </table:table-cell>
        </table:table-row>
        <table:table-row table:style-name="ro1">
          <table:table-cell table:formula="of:=[.A387]+1/60/24" office:value-type="date" office:date-value="2017-04-23T06:27:00.000076" calcext:value-type="date">
            <text:p>2017-04-23 06:27</text:p>
          </table:table-cell>
        </table:table-row>
        <table:table-row table:style-name="ro1">
          <table:table-cell table:formula="of:=[.A388]+1/60/24" office:value-type="date" office:date-value="2017-04-23T06:28:00.000076" calcext:value-type="date">
            <text:p>2017-04-23 06:28</text:p>
          </table:table-cell>
        </table:table-row>
        <table:table-row table:style-name="ro1">
          <table:table-cell table:formula="of:=[.A389]+1/60/24" office:value-type="date" office:date-value="2017-04-23T06:29:00.000076" calcext:value-type="date">
            <text:p>2017-04-23 06:29</text:p>
          </table:table-cell>
        </table:table-row>
        <table:table-row table:style-name="ro1">
          <table:table-cell table:formula="of:=[.A390]+1/60/24" office:value-type="date" office:date-value="2017-04-23T06:30:00.000076" calcext:value-type="date">
            <text:p>2017-04-23 06:30</text:p>
          </table:table-cell>
        </table:table-row>
        <table:table-row table:style-name="ro1">
          <table:table-cell table:formula="of:=[.A391]+1/60/24" office:value-type="date" office:date-value="2017-04-23T06:31:00.000076" calcext:value-type="date">
            <text:p>2017-04-23 06:31</text:p>
          </table:table-cell>
        </table:table-row>
        <table:table-row table:style-name="ro1">
          <table:table-cell table:formula="of:=[.A392]+1/60/24" office:value-type="date" office:date-value="2017-04-23T06:32:00.000077" calcext:value-type="date">
            <text:p>2017-04-23 06:32</text:p>
          </table:table-cell>
        </table:table-row>
        <table:table-row table:style-name="ro1">
          <table:table-cell table:formula="of:=[.A393]+1/60/24" office:value-type="date" office:date-value="2017-04-23T06:33:00.000077" calcext:value-type="date">
            <text:p>2017-04-23 06:33</text:p>
          </table:table-cell>
        </table:table-row>
        <table:table-row table:style-name="ro1">
          <table:table-cell table:formula="of:=[.A394]+1/60/24" office:value-type="date" office:date-value="2017-04-23T06:34:00.000077" calcext:value-type="date">
            <text:p>2017-04-23 06:34</text:p>
          </table:table-cell>
        </table:table-row>
        <table:table-row table:style-name="ro1">
          <table:table-cell table:formula="of:=[.A395]+1/60/24" office:value-type="date" office:date-value="2017-04-23T06:35:00.000077" calcext:value-type="date">
            <text:p>2017-04-23 06:35</text:p>
          </table:table-cell>
        </table:table-row>
        <table:table-row table:style-name="ro1">
          <table:table-cell table:formula="of:=[.A396]+1/60/24" office:value-type="date" office:date-value="2017-04-23T06:36:00.000077" calcext:value-type="date">
            <text:p>2017-04-23 06:36</text:p>
          </table:table-cell>
        </table:table-row>
        <table:table-row table:style-name="ro1">
          <table:table-cell table:formula="of:=[.A397]+1/60/24" office:value-type="date" office:date-value="2017-04-23T06:37:00.000078" calcext:value-type="date">
            <text:p>2017-04-23 06:37</text:p>
          </table:table-cell>
        </table:table-row>
        <table:table-row table:style-name="ro1">
          <table:table-cell table:formula="of:=[.A398]+1/60/24" office:value-type="date" office:date-value="2017-04-23T06:38:00.000078" calcext:value-type="date">
            <text:p>2017-04-23 06:38</text:p>
          </table:table-cell>
        </table:table-row>
        <table:table-row table:style-name="ro1">
          <table:table-cell table:formula="of:=[.A399]+1/60/24" office:value-type="date" office:date-value="2017-04-23T06:39:00.000078" calcext:value-type="date">
            <text:p>2017-04-23 06:39</text:p>
          </table:table-cell>
        </table:table-row>
        <table:table-row table:style-name="ro1">
          <table:table-cell table:formula="of:=[.A400]+1/60/24" office:value-type="date" office:date-value="2017-04-23T06:40:00.000078" calcext:value-type="date">
            <text:p>2017-04-23 06:40</text:p>
          </table:table-cell>
        </table:table-row>
        <table:table-row table:style-name="ro1">
          <table:table-cell table:formula="of:=[.A401]+1/60/24" office:value-type="date" office:date-value="2017-04-23T06:41:00.000078" calcext:value-type="date">
            <text:p>2017-04-23 06:41</text:p>
          </table:table-cell>
        </table:table-row>
        <table:table-row table:style-name="ro1">
          <table:table-cell table:formula="of:=[.A402]+1/60/24" office:value-type="date" office:date-value="2017-04-23T06:42:00.000079" calcext:value-type="date">
            <text:p>2017-04-23 06:42</text:p>
          </table:table-cell>
        </table:table-row>
        <table:table-row table:style-name="ro1">
          <table:table-cell table:formula="of:=[.A403]+1/60/24" office:value-type="date" office:date-value="2017-04-23T06:43:00.000079" calcext:value-type="date">
            <text:p>2017-04-23 06:43</text:p>
          </table:table-cell>
        </table:table-row>
        <table:table-row table:style-name="ro1">
          <table:table-cell table:formula="of:=[.A404]+1/60/24" office:value-type="date" office:date-value="2017-04-23T06:44:00.000079" calcext:value-type="date">
            <text:p>2017-04-23 06:44</text:p>
          </table:table-cell>
        </table:table-row>
        <table:table-row table:style-name="ro1">
          <table:table-cell table:formula="of:=[.A405]+1/60/24" office:value-type="date" office:date-value="2017-04-23T06:45:00.000079" calcext:value-type="date">
            <text:p>2017-04-23 06:45</text:p>
          </table:table-cell>
        </table:table-row>
        <table:table-row table:style-name="ro1">
          <table:table-cell table:formula="of:=[.A406]+1/60/24" office:value-type="date" office:date-value="2017-04-23T06:46:00.000079" calcext:value-type="date">
            <text:p>2017-04-23 06:46</text:p>
          </table:table-cell>
        </table:table-row>
        <table:table-row table:style-name="ro1">
          <table:table-cell table:formula="of:=[.A407]+1/60/24" office:value-type="date" office:date-value="2017-04-23T06:47:00.00008" calcext:value-type="date">
            <text:p>2017-04-23 06:47</text:p>
          </table:table-cell>
        </table:table-row>
        <table:table-row table:style-name="ro1">
          <table:table-cell table:formula="of:=[.A408]+1/60/24" office:value-type="date" office:date-value="2017-04-23T06:48:00.00008" calcext:value-type="date">
            <text:p>2017-04-23 06:48</text:p>
          </table:table-cell>
        </table:table-row>
        <table:table-row table:style-name="ro1">
          <table:table-cell table:formula="of:=[.A409]+1/60/24" office:value-type="date" office:date-value="2017-04-23T06:49:00.00008" calcext:value-type="date">
            <text:p>2017-04-23 06:49</text:p>
          </table:table-cell>
        </table:table-row>
        <table:table-row table:style-name="ro1">
          <table:table-cell table:formula="of:=[.A410]+1/60/24" office:value-type="date" office:date-value="2017-04-23T06:50:00.00008" calcext:value-type="date">
            <text:p>2017-04-23 06:50</text:p>
          </table:table-cell>
        </table:table-row>
        <table:table-row table:style-name="ro1">
          <table:table-cell table:formula="of:=[.A411]+1/60/24" office:value-type="date" office:date-value="2017-04-23T06:51:00.00008" calcext:value-type="date">
            <text:p>2017-04-23 06:51</text:p>
          </table:table-cell>
        </table:table-row>
        <table:table-row table:style-name="ro1">
          <table:table-cell table:formula="of:=[.A412]+1/60/24" office:value-type="date" office:date-value="2017-04-23T06:52:00.000081" calcext:value-type="date">
            <text:p>2017-04-23 06:52</text:p>
          </table:table-cell>
        </table:table-row>
        <table:table-row table:style-name="ro1">
          <table:table-cell table:formula="of:=[.A413]+1/60/24" office:value-type="date" office:date-value="2017-04-23T06:53:00.000081" calcext:value-type="date">
            <text:p>2017-04-23 06:53</text:p>
          </table:table-cell>
        </table:table-row>
        <table:table-row table:style-name="ro1">
          <table:table-cell table:formula="of:=[.A414]+1/60/24" office:value-type="date" office:date-value="2017-04-23T06:54:00.000081" calcext:value-type="date">
            <text:p>2017-04-23 06:54</text:p>
          </table:table-cell>
        </table:table-row>
        <table:table-row table:style-name="ro1">
          <table:table-cell table:formula="of:=[.A415]+1/60/24" office:value-type="date" office:date-value="2017-04-23T06:55:00.000081" calcext:value-type="date">
            <text:p>2017-04-23 06:55</text:p>
          </table:table-cell>
        </table:table-row>
        <table:table-row table:style-name="ro1">
          <table:table-cell table:formula="of:=[.A416]+1/60/24" office:value-type="date" office:date-value="2017-04-23T06:56:00.000081" calcext:value-type="date">
            <text:p>2017-04-23 06:56</text:p>
          </table:table-cell>
        </table:table-row>
        <table:table-row table:style-name="ro1">
          <table:table-cell table:formula="of:=[.A417]+1/60/24" office:value-type="date" office:date-value="2017-04-23T06:57:00.000082" calcext:value-type="date">
            <text:p>2017-04-23 06:57</text:p>
          </table:table-cell>
        </table:table-row>
        <table:table-row table:style-name="ro1">
          <table:table-cell table:formula="of:=[.A418]+1/60/24" office:value-type="date" office:date-value="2017-04-23T06:58:00.000082" calcext:value-type="date">
            <text:p>2017-04-23 06:58</text:p>
          </table:table-cell>
        </table:table-row>
        <table:table-row table:style-name="ro1">
          <table:table-cell table:formula="of:=[.A419]+1/60/24" office:value-type="date" office:date-value="2017-04-23T06:59:00.000082" calcext:value-type="date">
            <text:p>2017-04-23 06:59</text:p>
          </table:table-cell>
        </table:table-row>
        <table:table-row table:style-name="ro1">
          <table:table-cell table:formula="of:=[.A420]+1/60/24" office:value-type="date" office:date-value="2017-04-23T07:00:00.000082" calcext:value-type="date">
            <text:p>2017-04-23 07:00</text:p>
          </table:table-cell>
        </table:table-row>
        <table:table-row table:style-name="ro1">
          <table:table-cell table:formula="of:=[.A421]+1/60/24" office:value-type="date" office:date-value="2017-04-23T07:01:00.000082" calcext:value-type="date">
            <text:p>2017-04-23 07:01</text:p>
          </table:table-cell>
        </table:table-row>
        <table:table-row table:style-name="ro1">
          <table:table-cell table:formula="of:=[.A422]+1/60/24" office:value-type="date" office:date-value="2017-04-23T07:02:00.000083" calcext:value-type="date">
            <text:p>2017-04-23 07:02</text:p>
          </table:table-cell>
        </table:table-row>
        <table:table-row table:style-name="ro1">
          <table:table-cell table:formula="of:=[.A423]+1/60/24" office:value-type="date" office:date-value="2017-04-23T07:03:00.000083" calcext:value-type="date">
            <text:p>2017-04-23 07:03</text:p>
          </table:table-cell>
        </table:table-row>
        <table:table-row table:style-name="ro1">
          <table:table-cell table:formula="of:=[.A424]+1/60/24" office:value-type="date" office:date-value="2017-04-23T07:04:00.000083" calcext:value-type="date">
            <text:p>2017-04-23 07:04</text:p>
          </table:table-cell>
        </table:table-row>
        <table:table-row table:style-name="ro1">
          <table:table-cell table:formula="of:=[.A425]+1/60/24" office:value-type="date" office:date-value="2017-04-23T07:05:00.000083" calcext:value-type="date">
            <text:p>2017-04-23 07:05</text:p>
          </table:table-cell>
        </table:table-row>
        <table:table-row table:style-name="ro1">
          <table:table-cell table:formula="of:=[.A426]+1/60/24" office:value-type="date" office:date-value="2017-04-23T07:06:00.000083" calcext:value-type="date">
            <text:p>2017-04-23 07:06</text:p>
          </table:table-cell>
        </table:table-row>
        <table:table-row table:style-name="ro1">
          <table:table-cell table:formula="of:=[.A427]+1/60/24" office:value-type="date" office:date-value="2017-04-23T07:07:00.000084" calcext:value-type="date">
            <text:p>2017-04-23 07:07</text:p>
          </table:table-cell>
        </table:table-row>
        <table:table-row table:style-name="ro1">
          <table:table-cell table:formula="of:=[.A428]+1/60/24" office:value-type="date" office:date-value="2017-04-23T07:08:00.000084" calcext:value-type="date">
            <text:p>2017-04-23 07:08</text:p>
          </table:table-cell>
        </table:table-row>
        <table:table-row table:style-name="ro1">
          <table:table-cell table:formula="of:=[.A429]+1/60/24" office:value-type="date" office:date-value="2017-04-23T07:09:00.000084" calcext:value-type="date">
            <text:p>2017-04-23 07:09</text:p>
          </table:table-cell>
        </table:table-row>
        <table:table-row table:style-name="ro1">
          <table:table-cell table:formula="of:=[.A430]+1/60/24" office:value-type="date" office:date-value="2017-04-23T07:10:00.000084" calcext:value-type="date">
            <text:p>2017-04-23 07:10</text:p>
          </table:table-cell>
        </table:table-row>
        <table:table-row table:style-name="ro1">
          <table:table-cell table:formula="of:=[.A431]+1/60/24" office:value-type="date" office:date-value="2017-04-23T07:11:00.000084" calcext:value-type="date">
            <text:p>2017-04-23 07:11</text:p>
          </table:table-cell>
        </table:table-row>
        <table:table-row table:style-name="ro1">
          <table:table-cell table:formula="of:=[.A432]+1/60/24" office:value-type="date" office:date-value="2017-04-23T07:12:00.000084" calcext:value-type="date">
            <text:p>2017-04-23 07:12</text:p>
          </table:table-cell>
        </table:table-row>
        <table:table-row table:style-name="ro1">
          <table:table-cell table:formula="of:=[.A433]+1/60/24" office:value-type="date" office:date-value="2017-04-23T07:13:00.000085" calcext:value-type="date">
            <text:p>2017-04-23 07:13</text:p>
          </table:table-cell>
        </table:table-row>
        <table:table-row table:style-name="ro1">
          <table:table-cell table:formula="of:=[.A434]+1/60/24" office:value-type="date" office:date-value="2017-04-23T07:14:00.000085" calcext:value-type="date">
            <text:p>2017-04-23 07:14</text:p>
          </table:table-cell>
        </table:table-row>
        <table:table-row table:style-name="ro1">
          <table:table-cell table:formula="of:=[.A435]+1/60/24" office:value-type="date" office:date-value="2017-04-23T07:15:00.000085" calcext:value-type="date">
            <text:p>2017-04-23 07:15</text:p>
          </table:table-cell>
        </table:table-row>
        <table:table-row table:style-name="ro1">
          <table:table-cell table:formula="of:=[.A436]+1/60/24" office:value-type="date" office:date-value="2017-04-23T07:16:00.000085" calcext:value-type="date">
            <text:p>2017-04-23 07:16</text:p>
          </table:table-cell>
        </table:table-row>
        <table:table-row table:style-name="ro1">
          <table:table-cell table:formula="of:=[.A437]+1/60/24" office:value-type="date" office:date-value="2017-04-23T07:17:00.000085" calcext:value-type="date">
            <text:p>2017-04-23 07:17</text:p>
          </table:table-cell>
        </table:table-row>
        <table:table-row table:style-name="ro1">
          <table:table-cell table:formula="of:=[.A438]+1/60/24" office:value-type="date" office:date-value="2017-04-23T07:18:00.000086" calcext:value-type="date">
            <text:p>2017-04-23 07:18</text:p>
          </table:table-cell>
        </table:table-row>
        <table:table-row table:style-name="ro1">
          <table:table-cell table:formula="of:=[.A439]+1/60/24" office:value-type="date" office:date-value="2017-04-23T07:19:00.000086" calcext:value-type="date">
            <text:p>2017-04-23 07:19</text:p>
          </table:table-cell>
        </table:table-row>
        <table:table-row table:style-name="ro1">
          <table:table-cell table:formula="of:=[.A440]+1/60/24" office:value-type="date" office:date-value="2017-04-23T07:20:00.000086" calcext:value-type="date">
            <text:p>2017-04-23 07:20</text:p>
          </table:table-cell>
        </table:table-row>
        <table:table-row table:style-name="ro1">
          <table:table-cell table:formula="of:=[.A441]+1/60/24" office:value-type="date" office:date-value="2017-04-23T07:21:00.000086" calcext:value-type="date">
            <text:p>2017-04-23 07:21</text:p>
          </table:table-cell>
        </table:table-row>
        <table:table-row table:style-name="ro1">
          <table:table-cell table:formula="of:=[.A442]+1/60/24" office:value-type="date" office:date-value="2017-04-23T07:22:00.000086" calcext:value-type="date">
            <text:p>2017-04-23 07:22</text:p>
          </table:table-cell>
        </table:table-row>
        <table:table-row table:style-name="ro1">
          <table:table-cell table:formula="of:=[.A443]+1/60/24" office:value-type="date" office:date-value="2017-04-23T07:23:00.000087" calcext:value-type="date">
            <text:p>2017-04-23 07:23</text:p>
          </table:table-cell>
        </table:table-row>
        <table:table-row table:style-name="ro1">
          <table:table-cell table:formula="of:=[.A444]+1/60/24" office:value-type="date" office:date-value="2017-04-23T07:24:00.000087" calcext:value-type="date">
            <text:p>2017-04-23 07:24</text:p>
          </table:table-cell>
        </table:table-row>
        <table:table-row table:style-name="ro1">
          <table:table-cell table:formula="of:=[.A445]+1/60/24" office:value-type="date" office:date-value="2017-04-23T07:25:00.000087" calcext:value-type="date">
            <text:p>2017-04-23 07:25</text:p>
          </table:table-cell>
        </table:table-row>
        <table:table-row table:style-name="ro1">
          <table:table-cell table:formula="of:=[.A446]+1/60/24" office:value-type="date" office:date-value="2017-04-23T07:26:00.000087" calcext:value-type="date">
            <text:p>2017-04-23 07:26</text:p>
          </table:table-cell>
        </table:table-row>
        <table:table-row table:style-name="ro1">
          <table:table-cell table:formula="of:=[.A447]+1/60/24" office:value-type="date" office:date-value="2017-04-23T07:27:00.000087" calcext:value-type="date">
            <text:p>2017-04-23 07:27</text:p>
          </table:table-cell>
        </table:table-row>
        <table:table-row table:style-name="ro1">
          <table:table-cell table:formula="of:=[.A448]+1/60/24" office:value-type="date" office:date-value="2017-04-23T07:28:00.000088" calcext:value-type="date">
            <text:p>2017-04-23 07:28</text:p>
          </table:table-cell>
        </table:table-row>
        <table:table-row table:style-name="ro1">
          <table:table-cell table:formula="of:=[.A449]+1/60/24" office:value-type="date" office:date-value="2017-04-23T07:29:00.000088" calcext:value-type="date">
            <text:p>2017-04-23 07:29</text:p>
          </table:table-cell>
        </table:table-row>
        <table:table-row table:style-name="ro1">
          <table:table-cell table:formula="of:=[.A450]+1/60/24" office:value-type="date" office:date-value="2017-04-23T07:30:00.000088" calcext:value-type="date">
            <text:p>2017-04-23 07:30</text:p>
          </table:table-cell>
        </table:table-row>
        <table:table-row table:style-name="ro1">
          <table:table-cell table:formula="of:=[.A451]+1/60/24" office:value-type="date" office:date-value="2017-04-23T07:31:00.000088" calcext:value-type="date">
            <text:p>2017-04-23 07:31</text:p>
          </table:table-cell>
        </table:table-row>
        <table:table-row table:style-name="ro1">
          <table:table-cell table:formula="of:=[.A452]+1/60/24" office:value-type="date" office:date-value="2017-04-23T07:32:00.000088" calcext:value-type="date">
            <text:p>2017-04-23 07:32</text:p>
          </table:table-cell>
        </table:table-row>
        <table:table-row table:style-name="ro1">
          <table:table-cell table:formula="of:=[.A453]+1/60/24" office:value-type="date" office:date-value="2017-04-23T07:33:00.000089" calcext:value-type="date">
            <text:p>2017-04-23 07:33</text:p>
          </table:table-cell>
        </table:table-row>
        <table:table-row table:style-name="ro1">
          <table:table-cell table:formula="of:=[.A454]+1/60/24" office:value-type="date" office:date-value="2017-04-23T07:34:00.000089" calcext:value-type="date">
            <text:p>2017-04-23 07:34</text:p>
          </table:table-cell>
        </table:table-row>
        <table:table-row table:style-name="ro1">
          <table:table-cell table:formula="of:=[.A455]+1/60/24" office:value-type="date" office:date-value="2017-04-23T07:35:00.000089" calcext:value-type="date">
            <text:p>2017-04-23 07:35</text:p>
          </table:table-cell>
        </table:table-row>
        <table:table-row table:style-name="ro1">
          <table:table-cell table:formula="of:=[.A456]+1/60/24" office:value-type="date" office:date-value="2017-04-23T07:36:00.000089" calcext:value-type="date">
            <text:p>2017-04-23 07:36</text:p>
          </table:table-cell>
        </table:table-row>
        <table:table-row table:style-name="ro1">
          <table:table-cell table:formula="of:=[.A457]+1/60/24" office:value-type="date" office:date-value="2017-04-23T07:37:00.000089" calcext:value-type="date">
            <text:p>2017-04-23 07:37</text:p>
          </table:table-cell>
        </table:table-row>
        <table:table-row table:style-name="ro1">
          <table:table-cell table:formula="of:=[.A458]+1/60/24" office:value-type="date" office:date-value="2017-04-23T07:38:00.00009" calcext:value-type="date">
            <text:p>2017-04-23 07:38</text:p>
          </table:table-cell>
        </table:table-row>
        <table:table-row table:style-name="ro1">
          <table:table-cell table:formula="of:=[.A459]+1/60/24" office:value-type="date" office:date-value="2017-04-23T07:39:00.00009" calcext:value-type="date">
            <text:p>2017-04-23 07:39</text:p>
          </table:table-cell>
        </table:table-row>
        <table:table-row table:style-name="ro1">
          <table:table-cell table:formula="of:=[.A460]+1/60/24" office:value-type="date" office:date-value="2017-04-23T07:40:00.00009" calcext:value-type="date">
            <text:p>2017-04-23 07:40</text:p>
          </table:table-cell>
        </table:table-row>
        <table:table-row table:style-name="ro1">
          <table:table-cell table:formula="of:=[.A461]+1/60/24" office:value-type="date" office:date-value="2017-04-23T07:41:00.00009" calcext:value-type="date">
            <text:p>2017-04-23 07:41</text:p>
          </table:table-cell>
        </table:table-row>
        <table:table-row table:style-name="ro1">
          <table:table-cell table:formula="of:=[.A462]+1/60/24" office:value-type="date" office:date-value="2017-04-23T07:42:00.00009" calcext:value-type="date">
            <text:p>2017-04-23 07:42</text:p>
          </table:table-cell>
        </table:table-row>
        <table:table-row table:style-name="ro1">
          <table:table-cell table:formula="of:=[.A463]+1/60/24" office:value-type="date" office:date-value="2017-04-23T07:43:00.000091" calcext:value-type="date">
            <text:p>2017-04-23 07:43</text:p>
          </table:table-cell>
        </table:table-row>
        <table:table-row table:style-name="ro1">
          <table:table-cell table:formula="of:=[.A464]+1/60/24" office:value-type="date" office:date-value="2017-04-23T07:44:00.000091" calcext:value-type="date">
            <text:p>2017-04-23 07:44</text:p>
          </table:table-cell>
        </table:table-row>
        <table:table-row table:style-name="ro1">
          <table:table-cell table:formula="of:=[.A465]+1/60/24" office:value-type="date" office:date-value="2017-04-23T07:45:00.000091" calcext:value-type="date">
            <text:p>2017-04-23 07:45</text:p>
          </table:table-cell>
        </table:table-row>
        <table:table-row table:style-name="ro1">
          <table:table-cell table:formula="of:=[.A466]+1/60/24" office:value-type="date" office:date-value="2017-04-23T07:46:00.000091" calcext:value-type="date">
            <text:p>2017-04-23 07:46</text:p>
          </table:table-cell>
        </table:table-row>
        <table:table-row table:style-name="ro1">
          <table:table-cell table:formula="of:=[.A467]+1/60/24" office:value-type="date" office:date-value="2017-04-23T07:47:00.000091" calcext:value-type="date">
            <text:p>2017-04-23 07:47</text:p>
          </table:table-cell>
        </table:table-row>
        <table:table-row table:style-name="ro1">
          <table:table-cell table:formula="of:=[.A468]+1/60/24" office:value-type="date" office:date-value="2017-04-23T07:48:00.000092" calcext:value-type="date">
            <text:p>2017-04-23 07:48</text:p>
          </table:table-cell>
        </table:table-row>
        <table:table-row table:style-name="ro1">
          <table:table-cell table:formula="of:=[.A469]+1/60/24" office:value-type="date" office:date-value="2017-04-23T07:49:00.000092" calcext:value-type="date">
            <text:p>2017-04-23 07:49</text:p>
          </table:table-cell>
        </table:table-row>
        <table:table-row table:style-name="ro1">
          <table:table-cell table:formula="of:=[.A470]+1/60/24" office:value-type="date" office:date-value="2017-04-23T07:50:00.000092" calcext:value-type="date">
            <text:p>2017-04-23 07:50</text:p>
          </table:table-cell>
        </table:table-row>
        <table:table-row table:style-name="ro1">
          <table:table-cell table:formula="of:=[.A471]+1/60/24" office:value-type="date" office:date-value="2017-04-23T07:51:00.000092" calcext:value-type="date">
            <text:p>2017-04-23 07:51</text:p>
          </table:table-cell>
        </table:table-row>
        <table:table-row table:style-name="ro1">
          <table:table-cell table:formula="of:=[.A472]+1/60/24" office:value-type="date" office:date-value="2017-04-23T07:52:00.000092" calcext:value-type="date">
            <text:p>2017-04-23 07:52</text:p>
          </table:table-cell>
        </table:table-row>
        <table:table-row table:style-name="ro1">
          <table:table-cell table:formula="of:=[.A473]+1/60/24" office:value-type="date" office:date-value="2017-04-23T07:53:00.000093" calcext:value-type="date">
            <text:p>2017-04-23 07:53</text:p>
          </table:table-cell>
        </table:table-row>
        <table:table-row table:style-name="ro1">
          <table:table-cell table:formula="of:=[.A474]+1/60/24" office:value-type="date" office:date-value="2017-04-23T07:54:00.000093" calcext:value-type="date">
            <text:p>2017-04-23 07:54</text:p>
          </table:table-cell>
        </table:table-row>
        <table:table-row table:style-name="ro1">
          <table:table-cell table:formula="of:=[.A475]+1/60/24" office:value-type="date" office:date-value="2017-04-23T07:55:00.000093" calcext:value-type="date">
            <text:p>2017-04-23 07:55</text:p>
          </table:table-cell>
        </table:table-row>
        <table:table-row table:style-name="ro1">
          <table:table-cell table:formula="of:=[.A476]+1/60/24" office:value-type="date" office:date-value="2017-04-23T07:56:00.000093" calcext:value-type="date">
            <text:p>2017-04-23 07:56</text:p>
          </table:table-cell>
        </table:table-row>
        <table:table-row table:style-name="ro1">
          <table:table-cell table:formula="of:=[.A477]+1/60/24" office:value-type="date" office:date-value="2017-04-23T07:57:00.000093" calcext:value-type="date">
            <text:p>2017-04-23 07:57</text:p>
          </table:table-cell>
        </table:table-row>
        <table:table-row table:style-name="ro1">
          <table:table-cell table:formula="of:=[.A478]+1/60/24" office:value-type="date" office:date-value="2017-04-23T07:58:00.000093" calcext:value-type="date">
            <text:p>2017-04-23 07:58</text:p>
          </table:table-cell>
        </table:table-row>
        <table:table-row table:style-name="ro1">
          <table:table-cell table:formula="of:=[.A479]+1/60/24" office:value-type="date" office:date-value="2017-04-23T07:59:00.000094" calcext:value-type="date">
            <text:p>2017-04-23 07:59</text:p>
          </table:table-cell>
        </table:table-row>
        <table:table-row table:style-name="ro1">
          <table:table-cell table:formula="of:=[.A480]+1/60/24" office:value-type="date" office:date-value="2017-04-23T08:00:00.000094" calcext:value-type="date">
            <text:p>2017-04-23 08:00</text:p>
          </table:table-cell>
        </table:table-row>
        <table:table-row table:style-name="ro1">
          <table:table-cell table:formula="of:=[.A481]+1/60/24" office:value-type="date" office:date-value="2017-04-23T08:01:00.000094" calcext:value-type="date">
            <text:p>2017-04-23 08:01</text:p>
          </table:table-cell>
        </table:table-row>
        <table:table-row table:style-name="ro1">
          <table:table-cell table:formula="of:=[.A482]+1/60/24" office:value-type="date" office:date-value="2017-04-23T08:02:00.000094" calcext:value-type="date">
            <text:p>2017-04-23 08:02</text:p>
          </table:table-cell>
        </table:table-row>
        <table:table-row table:style-name="ro1">
          <table:table-cell table:formula="of:=[.A483]+1/60/24" office:value-type="date" office:date-value="2017-04-23T08:03:00.000094" calcext:value-type="date">
            <text:p>2017-04-23 08:03</text:p>
          </table:table-cell>
        </table:table-row>
        <table:table-row table:style-name="ro1">
          <table:table-cell table:formula="of:=[.A484]+1/60/24" office:value-type="date" office:date-value="2017-04-23T08:04:00.000095" calcext:value-type="date">
            <text:p>2017-04-23 08:04</text:p>
          </table:table-cell>
        </table:table-row>
        <table:table-row table:style-name="ro1">
          <table:table-cell table:formula="of:=[.A485]+1/60/24" office:value-type="date" office:date-value="2017-04-23T08:05:00.000095" calcext:value-type="date">
            <text:p>2017-04-23 08:05</text:p>
          </table:table-cell>
        </table:table-row>
        <table:table-row table:style-name="ro1">
          <table:table-cell table:formula="of:=[.A486]+1/60/24" office:value-type="date" office:date-value="2017-04-23T08:06:00.000095" calcext:value-type="date">
            <text:p>2017-04-23 08:06</text:p>
          </table:table-cell>
        </table:table-row>
        <table:table-row table:style-name="ro1">
          <table:table-cell table:formula="of:=[.A487]+1/60/24" office:value-type="date" office:date-value="2017-04-23T08:07:00.000095" calcext:value-type="date">
            <text:p>2017-04-23 08:07</text:p>
          </table:table-cell>
        </table:table-row>
        <table:table-row table:style-name="ro1">
          <table:table-cell table:formula="of:=[.A488]+1/60/24" office:value-type="date" office:date-value="2017-04-23T08:08:00.000095" calcext:value-type="date">
            <text:p>2017-04-23 08:08</text:p>
          </table:table-cell>
        </table:table-row>
        <table:table-row table:style-name="ro1">
          <table:table-cell table:formula="of:=[.A489]+1/60/24" office:value-type="date" office:date-value="2017-04-23T08:09:00.000096" calcext:value-type="date">
            <text:p>2017-04-23 08:09</text:p>
          </table:table-cell>
        </table:table-row>
        <table:table-row table:style-name="ro1">
          <table:table-cell table:formula="of:=[.A490]+1/60/24" office:value-type="date" office:date-value="2017-04-23T08:10:00.000096" calcext:value-type="date">
            <text:p>2017-04-23 08:10</text:p>
          </table:table-cell>
        </table:table-row>
        <table:table-row table:style-name="ro1">
          <table:table-cell table:formula="of:=[.A491]+1/60/24" office:value-type="date" office:date-value="2017-04-23T08:11:00.000096" calcext:value-type="date">
            <text:p>2017-04-23 08:11</text:p>
          </table:table-cell>
        </table:table-row>
        <table:table-row table:style-name="ro1">
          <table:table-cell table:formula="of:=[.A492]+1/60/24" office:value-type="date" office:date-value="2017-04-23T08:12:00.000096" calcext:value-type="date">
            <text:p>2017-04-23 08:12</text:p>
          </table:table-cell>
        </table:table-row>
        <table:table-row table:style-name="ro1">
          <table:table-cell table:formula="of:=[.A493]+1/60/24" office:value-type="date" office:date-value="2017-04-23T08:13:00.000096" calcext:value-type="date">
            <text:p>2017-04-23 08:13</text:p>
          </table:table-cell>
        </table:table-row>
        <table:table-row table:style-name="ro1">
          <table:table-cell table:formula="of:=[.A494]+1/60/24" office:value-type="date" office:date-value="2017-04-23T08:14:00.000097" calcext:value-type="date">
            <text:p>2017-04-23 08:14</text:p>
          </table:table-cell>
        </table:table-row>
        <table:table-row table:style-name="ro1">
          <table:table-cell table:formula="of:=[.A495]+1/60/24" office:value-type="date" office:date-value="2017-04-23T08:15:00.000097" calcext:value-type="date">
            <text:p>2017-04-23 08:15</text:p>
          </table:table-cell>
        </table:table-row>
        <table:table-row table:style-name="ro1">
          <table:table-cell table:formula="of:=[.A496]+1/60/24" office:value-type="date" office:date-value="2017-04-23T08:16:00.000097" calcext:value-type="date">
            <text:p>2017-04-23 08:16</text:p>
          </table:table-cell>
        </table:table-row>
        <table:table-row table:style-name="ro1">
          <table:table-cell table:formula="of:=[.A497]+1/60/24" office:value-type="date" office:date-value="2017-04-23T08:17:00.000097" calcext:value-type="date">
            <text:p>2017-04-23 08:17</text:p>
          </table:table-cell>
        </table:table-row>
        <table:table-row table:style-name="ro1">
          <table:table-cell table:formula="of:=[.A498]+1/60/24" office:value-type="date" office:date-value="2017-04-23T08:18:00.000097" calcext:value-type="date">
            <text:p>2017-04-23 08:18</text:p>
          </table:table-cell>
        </table:table-row>
        <table:table-row table:style-name="ro1">
          <table:table-cell table:formula="of:=[.A499]+1/60/24" office:value-type="date" office:date-value="2017-04-23T08:19:00.000098" calcext:value-type="date">
            <text:p>2017-04-23 08:19</text:p>
          </table:table-cell>
        </table:table-row>
        <table:table-row table:style-name="ro1">
          <table:table-cell table:formula="of:=[.A500]+1/60/24" office:value-type="date" office:date-value="2017-04-23T08:20:00.000098" calcext:value-type="date">
            <text:p>2017-04-23 08:20</text:p>
          </table:table-cell>
        </table:table-row>
        <table:table-row table:style-name="ro1">
          <table:table-cell table:formula="of:=[.A501]+1/60/24" office:value-type="date" office:date-value="2017-04-23T08:21:00.000098" calcext:value-type="date">
            <text:p>2017-04-23 08:21</text:p>
          </table:table-cell>
        </table:table-row>
        <table:table-row table:style-name="ro1">
          <table:table-cell table:formula="of:=[.A502]+1/60/24" office:value-type="date" office:date-value="2017-04-23T08:22:00.000098" calcext:value-type="date">
            <text:p>2017-04-23 08:22</text:p>
          </table:table-cell>
        </table:table-row>
        <table:table-row table:style-name="ro1">
          <table:table-cell table:formula="of:=[.A503]+1/60/24" office:value-type="date" office:date-value="2017-04-23T08:23:00.000098" calcext:value-type="date">
            <text:p>2017-04-23 08:23</text:p>
          </table:table-cell>
        </table:table-row>
        <table:table-row table:style-name="ro1">
          <table:table-cell table:formula="of:=[.A504]+1/60/24" office:value-type="date" office:date-value="2017-04-23T08:24:00.000099" calcext:value-type="date">
            <text:p>2017-04-23 08:24</text:p>
          </table:table-cell>
        </table:table-row>
        <table:table-row table:style-name="ro1">
          <table:table-cell table:formula="of:=[.A505]+1/60/24" office:value-type="date" office:date-value="2017-04-23T08:25:00.000099" calcext:value-type="date">
            <text:p>2017-04-23 08:25</text:p>
          </table:table-cell>
        </table:table-row>
        <table:table-row table:style-name="ro1">
          <table:table-cell table:formula="of:=[.A506]+1/60/24" office:value-type="date" office:date-value="2017-04-23T08:26:00.000099" calcext:value-type="date">
            <text:p>2017-04-23 08:26</text:p>
          </table:table-cell>
        </table:table-row>
        <table:table-row table:style-name="ro1">
          <table:table-cell table:formula="of:=[.A507]+1/60/24" office:value-type="date" office:date-value="2017-04-23T08:27:00.000099" calcext:value-type="date">
            <text:p>2017-04-23 08:27</text:p>
          </table:table-cell>
        </table:table-row>
        <table:table-row table:style-name="ro1">
          <table:table-cell table:formula="of:=[.A508]+1/60/24" office:value-type="date" office:date-value="2017-04-23T08:28:00.000099" calcext:value-type="date">
            <text:p>2017-04-23 08:28</text:p>
          </table:table-cell>
        </table:table-row>
        <table:table-row table:style-name="ro1">
          <table:table-cell table:formula="of:=[.A509]+1/60/24" office:value-type="date" office:date-value="2017-04-23T08:29:00.0001" calcext:value-type="date">
            <text:p>2017-04-23 08:29</text:p>
          </table:table-cell>
        </table:table-row>
        <table:table-row table:style-name="ro1">
          <table:table-cell table:formula="of:=[.A510]+1/60/24" office:value-type="date" office:date-value="2017-04-23T08:30:00.0001" calcext:value-type="date">
            <text:p>2017-04-23 08:30</text:p>
          </table:table-cell>
        </table:table-row>
        <table:table-row table:style-name="ro1">
          <table:table-cell table:formula="of:=[.A511]+1/60/24" office:value-type="date" office:date-value="2017-04-23T08:31:00.0001" calcext:value-type="date">
            <text:p>2017-04-23 08:31</text:p>
          </table:table-cell>
        </table:table-row>
        <table:table-row table:style-name="ro1">
          <table:table-cell table:formula="of:=[.A512]+1/60/24" office:value-type="date" office:date-value="2017-04-23T08:32:00.0001" calcext:value-type="date">
            <text:p>2017-04-23 08:32</text:p>
          </table:table-cell>
        </table:table-row>
        <table:table-row table:style-name="ro1">
          <table:table-cell table:formula="of:=[.A513]+1/60/24" office:value-type="date" office:date-value="2017-04-23T08:33:00.0001" calcext:value-type="date">
            <text:p>2017-04-23 08:33</text:p>
          </table:table-cell>
        </table:table-row>
        <table:table-row table:style-name="ro1">
          <table:table-cell table:formula="of:=[.A514]+1/60/24" office:value-type="date" office:date-value="2017-04-23T08:34:00.000101" calcext:value-type="date">
            <text:p>2017-04-23 08:34</text:p>
          </table:table-cell>
        </table:table-row>
        <table:table-row table:style-name="ro1">
          <table:table-cell table:formula="of:=[.A515]+1/60/24" office:value-type="date" office:date-value="2017-04-23T08:35:00.000101" calcext:value-type="date">
            <text:p>2017-04-23 08:35</text:p>
          </table:table-cell>
        </table:table-row>
        <table:table-row table:style-name="ro1">
          <table:table-cell table:formula="of:=[.A516]+1/60/24" office:value-type="date" office:date-value="2017-04-23T08:36:00.000101" calcext:value-type="date">
            <text:p>2017-04-23 08:36</text:p>
          </table:table-cell>
        </table:table-row>
        <table:table-row table:style-name="ro1">
          <table:table-cell table:formula="of:=[.A517]+1/60/24" office:value-type="date" office:date-value="2017-04-23T08:37:00.000101" calcext:value-type="date">
            <text:p>2017-04-23 08:37</text:p>
          </table:table-cell>
        </table:table-row>
        <table:table-row table:style-name="ro1">
          <table:table-cell table:formula="of:=[.A518]+1/60/24" office:value-type="date" office:date-value="2017-04-23T08:38:00.000101" calcext:value-type="date">
            <text:p>2017-04-23 08:38</text:p>
          </table:table-cell>
        </table:table-row>
        <table:table-row table:style-name="ro1">
          <table:table-cell table:formula="of:=[.A519]+1/60/24" office:value-type="date" office:date-value="2017-04-23T08:39:00.000102" calcext:value-type="date">
            <text:p>2017-04-23 08:39</text:p>
          </table:table-cell>
        </table:table-row>
        <table:table-row table:style-name="ro1">
          <table:table-cell table:formula="of:=[.A520]+1/60/24" office:value-type="date" office:date-value="2017-04-23T08:40:00.000102" calcext:value-type="date">
            <text:p>2017-04-23 08:40</text:p>
          </table:table-cell>
        </table:table-row>
        <table:table-row table:style-name="ro1">
          <table:table-cell table:formula="of:=[.A521]+1/60/24" office:value-type="date" office:date-value="2017-04-23T08:41:00.000102" calcext:value-type="date">
            <text:p>2017-04-23 08:41</text:p>
          </table:table-cell>
        </table:table-row>
        <table:table-row table:style-name="ro1">
          <table:table-cell table:formula="of:=[.A522]+1/60/24" office:value-type="date" office:date-value="2017-04-23T08:42:00.000102" calcext:value-type="date">
            <text:p>2017-04-23 08:42</text:p>
          </table:table-cell>
        </table:table-row>
        <table:table-row table:style-name="ro1">
          <table:table-cell table:formula="of:=[.A523]+1/60/24" office:value-type="date" office:date-value="2017-04-23T08:43:00.000102" calcext:value-type="date">
            <text:p>2017-04-23 08:43</text:p>
          </table:table-cell>
        </table:table-row>
        <table:table-row table:style-name="ro1">
          <table:table-cell table:formula="of:=[.A524]+1/60/24" office:value-type="date" office:date-value="2017-04-23T08:44:00.000102" calcext:value-type="date">
            <text:p>2017-04-23 08:44</text:p>
          </table:table-cell>
        </table:table-row>
        <table:table-row table:style-name="ro1">
          <table:table-cell table:formula="of:=[.A525]+1/60/24" office:value-type="date" office:date-value="2017-04-23T08:45:00.000103" calcext:value-type="date">
            <text:p>2017-04-23 08:45</text:p>
          </table:table-cell>
        </table:table-row>
        <table:table-row table:style-name="ro1">
          <table:table-cell table:formula="of:=[.A526]+1/60/24" office:value-type="date" office:date-value="2017-04-23T08:46:00.000103" calcext:value-type="date">
            <text:p>2017-04-23 08:46</text:p>
          </table:table-cell>
        </table:table-row>
        <table:table-row table:style-name="ro1">
          <table:table-cell table:formula="of:=[.A527]+1/60/24" office:value-type="date" office:date-value="2017-04-23T08:47:00.000103" calcext:value-type="date">
            <text:p>2017-04-23 08:47</text:p>
          </table:table-cell>
        </table:table-row>
        <table:table-row table:style-name="ro1">
          <table:table-cell table:formula="of:=[.A528]+1/60/24" office:value-type="date" office:date-value="2017-04-23T08:48:00.000103" calcext:value-type="date">
            <text:p>2017-04-23 08:48</text:p>
          </table:table-cell>
        </table:table-row>
        <table:table-row table:style-name="ro1">
          <table:table-cell table:formula="of:=[.A529]+1/60/24" office:value-type="date" office:date-value="2017-04-23T08:49:00.000103" calcext:value-type="date">
            <text:p>2017-04-23 08:49</text:p>
          </table:table-cell>
        </table:table-row>
        <table:table-row table:style-name="ro1">
          <table:table-cell table:formula="of:=[.A530]+1/60/24" office:value-type="date" office:date-value="2017-04-23T08:50:00.000104" calcext:value-type="date">
            <text:p>2017-04-23 08:50</text:p>
          </table:table-cell>
        </table:table-row>
        <table:table-row table:style-name="ro1">
          <table:table-cell table:formula="of:=[.A531]+1/60/24" office:value-type="date" office:date-value="2017-04-23T08:51:00.000104" calcext:value-type="date">
            <text:p>2017-04-23 08:51</text:p>
          </table:table-cell>
        </table:table-row>
        <table:table-row table:style-name="ro1">
          <table:table-cell table:formula="of:=[.A532]+1/60/24" office:value-type="date" office:date-value="2017-04-23T08:52:00.000104" calcext:value-type="date">
            <text:p>2017-04-23 08:52</text:p>
          </table:table-cell>
        </table:table-row>
        <table:table-row table:style-name="ro1">
          <table:table-cell table:formula="of:=[.A533]+1/60/24" office:value-type="date" office:date-value="2017-04-23T08:53:00.000104" calcext:value-type="date">
            <text:p>2017-04-23 08:53</text:p>
          </table:table-cell>
        </table:table-row>
        <table:table-row table:style-name="ro1">
          <table:table-cell table:formula="of:=[.A534]+1/60/24" office:value-type="date" office:date-value="2017-04-23T08:54:00.000104" calcext:value-type="date">
            <text:p>2017-04-23 08:54</text:p>
          </table:table-cell>
        </table:table-row>
        <table:table-row table:style-name="ro1">
          <table:table-cell table:formula="of:=[.A535]+1/60/24" office:value-type="date" office:date-value="2017-04-23T08:55:00.000105" calcext:value-type="date">
            <text:p>2017-04-23 08:55</text:p>
          </table:table-cell>
        </table:table-row>
        <table:table-row table:style-name="ro1">
          <table:table-cell table:formula="of:=[.A536]+1/60/24" office:value-type="date" office:date-value="2017-04-23T08:56:00.000105" calcext:value-type="date">
            <text:p>2017-04-23 08:56</text:p>
          </table:table-cell>
        </table:table-row>
        <table:table-row table:style-name="ro1">
          <table:table-cell table:formula="of:=[.A537]+1/60/24" office:value-type="date" office:date-value="2017-04-23T08:57:00.000105" calcext:value-type="date">
            <text:p>2017-04-23 08:57</text:p>
          </table:table-cell>
        </table:table-row>
        <table:table-row table:style-name="ro1">
          <table:table-cell table:formula="of:=[.A538]+1/60/24" office:value-type="date" office:date-value="2017-04-23T08:58:00.000105" calcext:value-type="date">
            <text:p>2017-04-23 08:58</text:p>
          </table:table-cell>
        </table:table-row>
        <table:table-row table:style-name="ro1">
          <table:table-cell table:formula="of:=[.A539]+1/60/24" office:value-type="date" office:date-value="2017-04-23T08:59:00.000105" calcext:value-type="date">
            <text:p>2017-04-23 08:59</text:p>
          </table:table-cell>
        </table:table-row>
        <table:table-row table:style-name="ro1">
          <table:table-cell table:formula="of:=[.A540]+1/60/24" office:value-type="date" office:date-value="2017-04-23T09:00:00.000106" calcext:value-type="date">
            <text:p>2017-04-23 09:00</text:p>
          </table:table-cell>
        </table:table-row>
        <table:table-row table:style-name="ro1">
          <table:table-cell table:formula="of:=[.A541]+1/60/24" office:value-type="date" office:date-value="2017-04-23T09:01:00.000106" calcext:value-type="date">
            <text:p>2017-04-23 09:01</text:p>
          </table:table-cell>
        </table:table-row>
        <table:table-row table:style-name="ro1">
          <table:table-cell table:formula="of:=[.A542]+1/60/24" office:value-type="date" office:date-value="2017-04-23T09:02:00.000106" calcext:value-type="date">
            <text:p>2017-04-23 09:02</text:p>
          </table:table-cell>
        </table:table-row>
        <table:table-row table:style-name="ro1">
          <table:table-cell table:formula="of:=[.A543]+1/60/24" office:value-type="date" office:date-value="2017-04-23T09:03:00.000106" calcext:value-type="date">
            <text:p>2017-04-23 09:03</text:p>
          </table:table-cell>
        </table:table-row>
        <table:table-row table:style-name="ro1">
          <table:table-cell table:formula="of:=[.A544]+1/60/24" office:value-type="date" office:date-value="2017-04-23T09:04:00.000106" calcext:value-type="date">
            <text:p>2017-04-23 09:04</text:p>
          </table:table-cell>
        </table:table-row>
        <table:table-row table:style-name="ro1">
          <table:table-cell table:formula="of:=[.A545]+1/60/24" office:value-type="date" office:date-value="2017-04-23T09:05:00.000107" calcext:value-type="date">
            <text:p>2017-04-23 09:05</text:p>
          </table:table-cell>
        </table:table-row>
        <table:table-row table:style-name="ro1">
          <table:table-cell table:formula="of:=[.A546]+1/60/24" office:value-type="date" office:date-value="2017-04-23T09:06:00.000107" calcext:value-type="date">
            <text:p>2017-04-23 09:06</text:p>
          </table:table-cell>
        </table:table-row>
        <table:table-row table:style-name="ro1">
          <table:table-cell table:formula="of:=[.A547]+1/60/24" office:value-type="date" office:date-value="2017-04-23T09:07:00.000107" calcext:value-type="date">
            <text:p>2017-04-23 09:07</text:p>
          </table:table-cell>
        </table:table-row>
        <table:table-row table:style-name="ro1">
          <table:table-cell table:formula="of:=[.A548]+1/60/24" office:value-type="date" office:date-value="2017-04-23T09:08:00.000107" calcext:value-type="date">
            <text:p>2017-04-23 09:08</text:p>
          </table:table-cell>
        </table:table-row>
        <table:table-row table:style-name="ro1">
          <table:table-cell table:formula="of:=[.A549]+1/60/24" office:value-type="date" office:date-value="2017-04-23T09:09:00.000107" calcext:value-type="date">
            <text:p>2017-04-23 09:09</text:p>
          </table:table-cell>
        </table:table-row>
        <table:table-row table:style-name="ro1">
          <table:table-cell table:formula="of:=[.A550]+1/60/24" office:value-type="date" office:date-value="2017-04-23T09:10:00.000108" calcext:value-type="date">
            <text:p>2017-04-23 09:10</text:p>
          </table:table-cell>
        </table:table-row>
        <table:table-row table:style-name="ro1">
          <table:table-cell table:formula="of:=[.A551]+1/60/24" office:value-type="date" office:date-value="2017-04-23T09:11:00.000108" calcext:value-type="date">
            <text:p>2017-04-23 09:11</text:p>
          </table:table-cell>
        </table:table-row>
        <table:table-row table:style-name="ro1">
          <table:table-cell table:formula="of:=[.A552]+1/60/24" office:value-type="date" office:date-value="2017-04-23T09:12:00.000108" calcext:value-type="date">
            <text:p>2017-04-23 09:12</text:p>
          </table:table-cell>
        </table:table-row>
        <table:table-row table:style-name="ro1">
          <table:table-cell table:formula="of:=[.A553]+1/60/24" office:value-type="date" office:date-value="2017-04-23T09:13:00.000108" calcext:value-type="date">
            <text:p>2017-04-23 09:13</text:p>
          </table:table-cell>
        </table:table-row>
        <table:table-row table:style-name="ro1">
          <table:table-cell table:formula="of:=[.A554]+1/60/24" office:value-type="date" office:date-value="2017-04-23T09:14:00.000108" calcext:value-type="date">
            <text:p>2017-04-23 09:14</text:p>
          </table:table-cell>
        </table:table-row>
        <table:table-row table:style-name="ro1">
          <table:table-cell table:formula="of:=[.A555]+1/60/24" office:value-type="date" office:date-value="2017-04-23T09:15:00.000109" calcext:value-type="date">
            <text:p>2017-04-23 09:15</text:p>
          </table:table-cell>
        </table:table-row>
        <table:table-row table:style-name="ro1">
          <table:table-cell table:formula="of:=[.A556]+1/60/24" office:value-type="date" office:date-value="2017-04-23T09:16:00.000109" calcext:value-type="date">
            <text:p>2017-04-23 09:16</text:p>
          </table:table-cell>
        </table:table-row>
        <table:table-row table:style-name="ro1">
          <table:table-cell table:formula="of:=[.A557]+1/60/24" office:value-type="date" office:date-value="2017-04-23T09:17:00.000109" calcext:value-type="date">
            <text:p>2017-04-23 09:17</text:p>
          </table:table-cell>
        </table:table-row>
        <table:table-row table:style-name="ro1">
          <table:table-cell table:formula="of:=[.A558]+1/60/24" office:value-type="date" office:date-value="2017-04-23T09:18:00.000109" calcext:value-type="date">
            <text:p>2017-04-23 09:18</text:p>
          </table:table-cell>
        </table:table-row>
        <table:table-row table:style-name="ro1">
          <table:table-cell table:formula="of:=[.A559]+1/60/24" office:value-type="date" office:date-value="2017-04-23T09:19:00.000109" calcext:value-type="date">
            <text:p>2017-04-23 09:19</text:p>
          </table:table-cell>
        </table:table-row>
        <table:table-row table:style-name="ro1">
          <table:table-cell table:formula="of:=[.A560]+1/60/24" office:value-type="date" office:date-value="2017-04-23T09:20:00.00011" calcext:value-type="date">
            <text:p>2017-04-23 09:20</text:p>
          </table:table-cell>
        </table:table-row>
        <table:table-row table:style-name="ro1">
          <table:table-cell table:formula="of:=[.A561]+1/60/24" office:value-type="date" office:date-value="2017-04-23T09:21:00.00011" calcext:value-type="date">
            <text:p>2017-04-23 09:21</text:p>
          </table:table-cell>
        </table:table-row>
        <table:table-row table:style-name="ro1">
          <table:table-cell table:formula="of:=[.A562]+1/60/24" office:value-type="date" office:date-value="2017-04-23T09:22:00.00011" calcext:value-type="date">
            <text:p>2017-04-23 09:22</text:p>
          </table:table-cell>
        </table:table-row>
        <table:table-row table:style-name="ro1">
          <table:table-cell table:formula="of:=[.A563]+1/60/24" office:value-type="date" office:date-value="2017-04-23T09:23:00.00011" calcext:value-type="date">
            <text:p>2017-04-23 09:23</text:p>
          </table:table-cell>
        </table:table-row>
        <table:table-row table:style-name="ro1">
          <table:table-cell table:formula="of:=[.A564]+1/60/24" office:value-type="date" office:date-value="2017-04-23T09:24:00.00011" calcext:value-type="date">
            <text:p>2017-04-23 09:24</text:p>
          </table:table-cell>
        </table:table-row>
        <table:table-row table:style-name="ro1">
          <table:table-cell table:formula="of:=[.A565]+1/60/24" office:value-type="date" office:date-value="2017-04-23T09:25:00.000111" calcext:value-type="date">
            <text:p>2017-04-23 09:25</text:p>
          </table:table-cell>
        </table:table-row>
        <table:table-row table:style-name="ro1">
          <table:table-cell table:formula="of:=[.A566]+1/60/24" office:value-type="date" office:date-value="2017-04-23T09:26:00.000111" calcext:value-type="date">
            <text:p>2017-04-23 09:26</text:p>
          </table:table-cell>
        </table:table-row>
        <table:table-row table:style-name="ro1">
          <table:table-cell table:formula="of:=[.A567]+1/60/24" office:value-type="date" office:date-value="2017-04-23T09:27:00.000111" calcext:value-type="date">
            <text:p>2017-04-23 09:27</text:p>
          </table:table-cell>
        </table:table-row>
        <table:table-row table:style-name="ro1">
          <table:table-cell table:formula="of:=[.A568]+1/60/24" office:value-type="date" office:date-value="2017-04-23T09:28:00.000111" calcext:value-type="date">
            <text:p>2017-04-23 09:28</text:p>
          </table:table-cell>
        </table:table-row>
        <table:table-row table:style-name="ro1">
          <table:table-cell table:formula="of:=[.A569]+1/60/24" office:value-type="date" office:date-value="2017-04-23T09:29:00.000111" calcext:value-type="date">
            <text:p>2017-04-23 09:29</text:p>
          </table:table-cell>
        </table:table-row>
        <table:table-row table:style-name="ro1">
          <table:table-cell table:formula="of:=[.A570]+1/60/24" office:value-type="date" office:date-value="2017-04-23T09:30:00.000111" calcext:value-type="date">
            <text:p>2017-04-23 09:30</text:p>
          </table:table-cell>
        </table:table-row>
        <table:table-row table:style-name="ro1">
          <table:table-cell table:formula="of:=[.A571]+1/60/24" office:value-type="date" office:date-value="2017-04-23T09:31:00.000112" calcext:value-type="date">
            <text:p>2017-04-23 09:31</text:p>
          </table:table-cell>
        </table:table-row>
        <table:table-row table:style-name="ro1">
          <table:table-cell table:formula="of:=[.A572]+1/60/24" office:value-type="date" office:date-value="2017-04-23T09:32:00.000112" calcext:value-type="date">
            <text:p>2017-04-23 09:32</text:p>
          </table:table-cell>
        </table:table-row>
        <table:table-row table:style-name="ro1">
          <table:table-cell table:formula="of:=[.A573]+1/60/24" office:value-type="date" office:date-value="2017-04-23T09:33:00.000112" calcext:value-type="date">
            <text:p>2017-04-23 09:33</text:p>
          </table:table-cell>
        </table:table-row>
        <table:table-row table:style-name="ro1">
          <table:table-cell table:formula="of:=[.A574]+1/60/24" office:value-type="date" office:date-value="2017-04-23T09:34:00.000112" calcext:value-type="date">
            <text:p>2017-04-23 09:34</text:p>
          </table:table-cell>
        </table:table-row>
        <table:table-row table:style-name="ro1">
          <table:table-cell table:formula="of:=[.A575]+1/60/24" office:value-type="date" office:date-value="2017-04-23T09:35:00.000112" calcext:value-type="date">
            <text:p>2017-04-23 09:35</text:p>
          </table:table-cell>
        </table:table-row>
        <table:table-row table:style-name="ro1">
          <table:table-cell table:formula="of:=[.A576]+1/60/24" office:value-type="date" office:date-value="2017-04-23T09:36:00.000113" calcext:value-type="date">
            <text:p>2017-04-23 09:36</text:p>
          </table:table-cell>
        </table:table-row>
        <table:table-row table:style-name="ro1">
          <table:table-cell table:formula="of:=[.A577]+1/60/24" office:value-type="date" office:date-value="2017-04-23T09:37:00.000113" calcext:value-type="date">
            <text:p>2017-04-23 09:37</text:p>
          </table:table-cell>
        </table:table-row>
        <table:table-row table:style-name="ro1">
          <table:table-cell table:formula="of:=[.A578]+1/60/24" office:value-type="date" office:date-value="2017-04-23T09:38:00.000113" calcext:value-type="date">
            <text:p>2017-04-23 09:38</text:p>
          </table:table-cell>
        </table:table-row>
        <table:table-row table:style-name="ro1">
          <table:table-cell table:formula="of:=[.A579]+1/60/24" office:value-type="date" office:date-value="2017-04-23T09:39:00.000113" calcext:value-type="date">
            <text:p>2017-04-23 09:39</text:p>
          </table:table-cell>
        </table:table-row>
        <table:table-row table:style-name="ro1">
          <table:table-cell table:formula="of:=[.A580]+1/60/24" office:value-type="date" office:date-value="2017-04-23T09:40:00.000113" calcext:value-type="date">
            <text:p>2017-04-23 09:40</text:p>
          </table:table-cell>
        </table:table-row>
        <table:table-row table:style-name="ro1">
          <table:table-cell table:formula="of:=[.A581]+1/60/24" office:value-type="date" office:date-value="2017-04-23T09:41:00.000114" calcext:value-type="date">
            <text:p>2017-04-23 09:41</text:p>
          </table:table-cell>
        </table:table-row>
        <table:table-row table:style-name="ro1">
          <table:table-cell table:formula="of:=[.A582]+1/60/24" office:value-type="date" office:date-value="2017-04-23T09:42:00.000114" calcext:value-type="date">
            <text:p>2017-04-23 09:42</text:p>
          </table:table-cell>
        </table:table-row>
        <table:table-row table:style-name="ro1">
          <table:table-cell table:formula="of:=[.A583]+1/60/24" office:value-type="date" office:date-value="2017-04-23T09:43:00.000114" calcext:value-type="date">
            <text:p>2017-04-23 09:43</text:p>
          </table:table-cell>
        </table:table-row>
        <table:table-row table:style-name="ro1">
          <table:table-cell table:formula="of:=[.A584]+1/60/24" office:value-type="date" office:date-value="2017-04-23T09:44:00.000114" calcext:value-type="date">
            <text:p>2017-04-23 09:44</text:p>
          </table:table-cell>
        </table:table-row>
        <table:table-row table:style-name="ro1">
          <table:table-cell table:formula="of:=[.A585]+1/60/24" office:value-type="date" office:date-value="2017-04-23T09:45:00.000114" calcext:value-type="date">
            <text:p>2017-04-23 09:45</text:p>
          </table:table-cell>
        </table:table-row>
        <table:table-row table:style-name="ro1">
          <table:table-cell table:formula="of:=[.A586]+1/60/24" office:value-type="date" office:date-value="2017-04-23T09:46:00.000115" calcext:value-type="date">
            <text:p>2017-04-23 09:46</text:p>
          </table:table-cell>
        </table:table-row>
        <table:table-row table:style-name="ro1">
          <table:table-cell table:formula="of:=[.A587]+1/60/24" office:value-type="date" office:date-value="2017-04-23T09:47:00.000115" calcext:value-type="date">
            <text:p>2017-04-23 09:47</text:p>
          </table:table-cell>
        </table:table-row>
        <table:table-row table:style-name="ro1">
          <table:table-cell table:formula="of:=[.A588]+1/60/24" office:value-type="date" office:date-value="2017-04-23T09:48:00.000115" calcext:value-type="date">
            <text:p>2017-04-23 09:48</text:p>
          </table:table-cell>
        </table:table-row>
        <table:table-row table:style-name="ro1">
          <table:table-cell table:formula="of:=[.A589]+1/60/24" office:value-type="date" office:date-value="2017-04-23T09:49:00.000115" calcext:value-type="date">
            <text:p>2017-04-23 09:49</text:p>
          </table:table-cell>
        </table:table-row>
        <table:table-row table:style-name="ro1">
          <table:table-cell table:formula="of:=[.A590]+1/60/24" office:value-type="date" office:date-value="2017-04-23T09:50:00.000115" calcext:value-type="date">
            <text:p>2017-04-23 09:50</text:p>
          </table:table-cell>
        </table:table-row>
        <table:table-row table:style-name="ro1">
          <table:table-cell table:formula="of:=[.A591]+1/60/24" office:value-type="date" office:date-value="2017-04-23T09:51:00.000116" calcext:value-type="date">
            <text:p>2017-04-23 09:51</text:p>
          </table:table-cell>
        </table:table-row>
        <table:table-row table:style-name="ro1">
          <table:table-cell table:formula="of:=[.A592]+1/60/24" office:value-type="date" office:date-value="2017-04-23T09:52:00.000116" calcext:value-type="date">
            <text:p>2017-04-23 09:52</text:p>
          </table:table-cell>
        </table:table-row>
        <table:table-row table:style-name="ro1">
          <table:table-cell table:formula="of:=[.A593]+1/60/24" office:value-type="date" office:date-value="2017-04-23T09:53:00.000116" calcext:value-type="date">
            <text:p>2017-04-23 09:53</text:p>
          </table:table-cell>
        </table:table-row>
        <table:table-row table:style-name="ro1">
          <table:table-cell table:formula="of:=[.A594]+1/60/24" office:value-type="date" office:date-value="2017-04-23T09:54:00.000116" calcext:value-type="date">
            <text:p>2017-04-23 09:54</text:p>
          </table:table-cell>
        </table:table-row>
        <table:table-row table:style-name="ro1">
          <table:table-cell table:formula="of:=[.A595]+1/60/24" office:value-type="date" office:date-value="2017-04-23T09:55:00.000116" calcext:value-type="date">
            <text:p>2017-04-23 09:55</text:p>
          </table:table-cell>
        </table:table-row>
        <table:table-row table:style-name="ro1">
          <table:table-cell table:formula="of:=[.A596]+1/60/24" office:value-type="date" office:date-value="2017-04-23T09:56:00.000117" calcext:value-type="date">
            <text:p>2017-04-23 09:56</text:p>
          </table:table-cell>
        </table:table-row>
        <table:table-row table:style-name="ro1">
          <table:table-cell table:formula="of:=[.A597]+1/60/24" office:value-type="date" office:date-value="2017-04-23T09:57:00.000117" calcext:value-type="date">
            <text:p>2017-04-23 09:57</text:p>
          </table:table-cell>
        </table:table-row>
        <table:table-row table:style-name="ro1">
          <table:table-cell table:formula="of:=[.A598]+1/60/24" office:value-type="date" office:date-value="2017-04-23T09:58:00.000117" calcext:value-type="date">
            <text:p>2017-04-23 09:58</text:p>
          </table:table-cell>
        </table:table-row>
        <table:table-row table:style-name="ro1">
          <table:table-cell table:formula="of:=[.A599]+1/60/24" office:value-type="date" office:date-value="2017-04-23T09:59:00.000117" calcext:value-type="date">
            <text:p>2017-04-23 09:59</text:p>
          </table:table-cell>
        </table:table-row>
        <table:table-row table:style-name="ro1">
          <table:table-cell table:formula="of:=[.A600]+1/60/24" office:value-type="date" office:date-value="2017-04-23T10:00:00.000117" calcext:value-type="date">
            <text:p>2017-04-23 10:00</text:p>
          </table:table-cell>
        </table:table-row>
        <table:table-row table:style-name="ro1">
          <table:table-cell table:formula="of:=[.A601]+1/60/24" office:value-type="date" office:date-value="2017-04-23T10:01:00.000118" calcext:value-type="date">
            <text:p>2017-04-23 10:01</text:p>
          </table:table-cell>
        </table:table-row>
        <table:table-row table:style-name="ro1">
          <table:table-cell table:formula="of:=[.A602]+1/60/24" office:value-type="date" office:date-value="2017-04-23T10:02:00.000118" calcext:value-type="date">
            <text:p>2017-04-23 10:02</text:p>
          </table:table-cell>
        </table:table-row>
        <table:table-row table:style-name="ro1">
          <table:table-cell table:formula="of:=[.A603]+1/60/24" office:value-type="date" office:date-value="2017-04-23T10:03:00.000118" calcext:value-type="date">
            <text:p>2017-04-23 10:03</text:p>
          </table:table-cell>
        </table:table-row>
        <table:table-row table:style-name="ro1">
          <table:table-cell table:formula="of:=[.A604]+1/60/24" office:value-type="date" office:date-value="2017-04-23T10:04:00.000118" calcext:value-type="date">
            <text:p>2017-04-23 10:04</text:p>
          </table:table-cell>
        </table:table-row>
        <table:table-row table:style-name="ro1">
          <table:table-cell table:formula="of:=[.A605]+1/60/24" office:value-type="date" office:date-value="2017-04-23T10:05:00.000118" calcext:value-type="date">
            <text:p>2017-04-23 10:05</text:p>
          </table:table-cell>
        </table:table-row>
        <table:table-row table:style-name="ro1">
          <table:table-cell table:formula="of:=[.A606]+1/60/24" office:value-type="date" office:date-value="2017-04-23T10:06:00.000119" calcext:value-type="date">
            <text:p>2017-04-23 10:06</text:p>
          </table:table-cell>
        </table:table-row>
        <table:table-row table:style-name="ro1">
          <table:table-cell table:formula="of:=[.A607]+1/60/24" office:value-type="date" office:date-value="2017-04-23T10:07:00.000119" calcext:value-type="date">
            <text:p>2017-04-23 10:07</text:p>
          </table:table-cell>
        </table:table-row>
        <table:table-row table:style-name="ro1">
          <table:table-cell table:formula="of:=[.A608]+1/60/24" office:value-type="date" office:date-value="2017-04-23T10:08:00.000119" calcext:value-type="date">
            <text:p>2017-04-23 10:08</text:p>
          </table:table-cell>
        </table:table-row>
        <table:table-row table:style-name="ro1">
          <table:table-cell table:formula="of:=[.A609]+1/60/24" office:value-type="date" office:date-value="2017-04-23T10:09:00.000119" calcext:value-type="date">
            <text:p>2017-04-23 10:09</text:p>
          </table:table-cell>
        </table:table-row>
        <table:table-row table:style-name="ro1">
          <table:table-cell table:formula="of:=[.A610]+1/60/24" office:value-type="date" office:date-value="2017-04-23T10:10:00.000119" calcext:value-type="date">
            <text:p>2017-04-23 10:10</text:p>
          </table:table-cell>
        </table:table-row>
        <table:table-row table:style-name="ro1">
          <table:table-cell table:formula="of:=[.A611]+1/60/24" office:value-type="date" office:date-value="2017-04-23T10:11:00.000119" calcext:value-type="date">
            <text:p>2017-04-23 10:11</text:p>
          </table:table-cell>
        </table:table-row>
        <table:table-row table:style-name="ro1">
          <table:table-cell table:formula="of:=[.A612]+1/60/24" office:value-type="date" office:date-value="2017-04-23T10:12:00.00012" calcext:value-type="date">
            <text:p>2017-04-23 10:12</text:p>
          </table:table-cell>
        </table:table-row>
        <table:table-row table:style-name="ro1">
          <table:table-cell table:formula="of:=[.A613]+1/60/24" office:value-type="date" office:date-value="2017-04-23T10:13:00.00012" calcext:value-type="date">
            <text:p>2017-04-23 10:13</text:p>
          </table:table-cell>
        </table:table-row>
        <table:table-row table:style-name="ro1">
          <table:table-cell table:formula="of:=[.A614]+1/60/24" office:value-type="date" office:date-value="2017-04-23T10:14:00.00012" calcext:value-type="date">
            <text:p>2017-04-23 10:14</text:p>
          </table:table-cell>
        </table:table-row>
        <table:table-row table:style-name="ro1">
          <table:table-cell table:formula="of:=[.A615]+1/60/24" office:value-type="date" office:date-value="2017-04-23T10:15:00.00012" calcext:value-type="date">
            <text:p>2017-04-23 10:15</text:p>
          </table:table-cell>
        </table:table-row>
        <table:table-row table:style-name="ro1">
          <table:table-cell table:formula="of:=[.A616]+1/60/24" office:value-type="date" office:date-value="2017-04-23T10:16:00.00012" calcext:value-type="date">
            <text:p>2017-04-23 10:16</text:p>
          </table:table-cell>
        </table:table-row>
        <table:table-row table:style-name="ro1">
          <table:table-cell table:formula="of:=[.A617]+1/60/24" office:value-type="date" office:date-value="2017-04-23T10:17:00.000121" calcext:value-type="date">
            <text:p>2017-04-23 10:17</text:p>
          </table:table-cell>
        </table:table-row>
        <table:table-row table:style-name="ro1">
          <table:table-cell table:formula="of:=[.A618]+1/60/24" office:value-type="date" office:date-value="2017-04-23T10:18:00.000121" calcext:value-type="date">
            <text:p>2017-04-23 10:18</text:p>
          </table:table-cell>
        </table:table-row>
        <table:table-row table:style-name="ro1">
          <table:table-cell table:formula="of:=[.A619]+1/60/24" office:value-type="date" office:date-value="2017-04-23T10:19:00.000121" calcext:value-type="date">
            <text:p>2017-04-23 10:19</text:p>
          </table:table-cell>
        </table:table-row>
        <table:table-row table:style-name="ro1">
          <table:table-cell table:formula="of:=[.A620]+1/60/24" office:value-type="date" office:date-value="2017-04-23T10:20:00.000121" calcext:value-type="date">
            <text:p>2017-04-23 10:20</text:p>
          </table:table-cell>
        </table:table-row>
        <table:table-row table:style-name="ro1">
          <table:table-cell table:formula="of:=[.A621]+1/60/24" office:value-type="date" office:date-value="2017-04-23T10:21:00.000121" calcext:value-type="date">
            <text:p>2017-04-23 10:21</text:p>
          </table:table-cell>
        </table:table-row>
        <table:table-row table:style-name="ro1">
          <table:table-cell table:formula="of:=[.A622]+1/60/24" office:value-type="date" office:date-value="2017-04-23T10:22:00.000122" calcext:value-type="date">
            <text:p>2017-04-23 10:22</text:p>
          </table:table-cell>
        </table:table-row>
        <table:table-row table:style-name="ro1">
          <table:table-cell table:formula="of:=[.A623]+1/60/24" office:value-type="date" office:date-value="2017-04-23T10:23:00.000122" calcext:value-type="date">
            <text:p>2017-04-23 10:23</text:p>
          </table:table-cell>
        </table:table-row>
        <table:table-row table:style-name="ro1">
          <table:table-cell table:formula="of:=[.A624]+1/60/24" office:value-type="date" office:date-value="2017-04-23T10:24:00.000122" calcext:value-type="date">
            <text:p>2017-04-23 10:24</text:p>
          </table:table-cell>
        </table:table-row>
        <table:table-row table:style-name="ro1">
          <table:table-cell table:formula="of:=[.A625]+1/60/24" office:value-type="date" office:date-value="2017-04-23T10:25:00.000122" calcext:value-type="date">
            <text:p>2017-04-23 10:25</text:p>
          </table:table-cell>
        </table:table-row>
        <table:table-row table:style-name="ro1">
          <table:table-cell table:formula="of:=[.A626]+1/60/24" office:value-type="date" office:date-value="2017-04-23T10:26:00.000122" calcext:value-type="date">
            <text:p>2017-04-23 10:26</text:p>
          </table:table-cell>
        </table:table-row>
        <table:table-row table:style-name="ro1">
          <table:table-cell table:formula="of:=[.A627]+1/60/24" office:value-type="date" office:date-value="2017-04-23T10:27:00.000123" calcext:value-type="date">
            <text:p>2017-04-23 10:27</text:p>
          </table:table-cell>
        </table:table-row>
        <table:table-row table:style-name="ro1">
          <table:table-cell table:formula="of:=[.A628]+1/60/24" office:value-type="date" office:date-value="2017-04-23T10:28:00.000123" calcext:value-type="date">
            <text:p>2017-04-23 10:28</text:p>
          </table:table-cell>
        </table:table-row>
        <table:table-row table:style-name="ro1">
          <table:table-cell table:formula="of:=[.A629]+1/60/24" office:value-type="date" office:date-value="2017-04-23T10:29:00.000123" calcext:value-type="date">
            <text:p>2017-04-23 10:29</text:p>
          </table:table-cell>
        </table:table-row>
        <table:table-row table:style-name="ro1">
          <table:table-cell table:formula="of:=[.A630]+1/60/24" office:value-type="date" office:date-value="2017-04-23T10:30:00.000123" calcext:value-type="date">
            <text:p>2017-04-23 10:30</text:p>
          </table:table-cell>
        </table:table-row>
        <table:table-row table:style-name="ro1">
          <table:table-cell table:formula="of:=[.A631]+1/60/24" office:value-type="date" office:date-value="2017-04-23T10:31:00.000123" calcext:value-type="date">
            <text:p>2017-04-23 10:31</text:p>
          </table:table-cell>
        </table:table-row>
        <table:table-row table:style-name="ro1">
          <table:table-cell table:formula="of:=[.A632]+1/60/24" office:value-type="date" office:date-value="2017-04-23T10:32:00.000124" calcext:value-type="date">
            <text:p>2017-04-23 10:32</text:p>
          </table:table-cell>
        </table:table-row>
        <table:table-row table:style-name="ro1">
          <table:table-cell table:formula="of:=[.A633]+1/60/24" office:value-type="date" office:date-value="2017-04-23T10:33:00.000124" calcext:value-type="date">
            <text:p>2017-04-23 10:33</text:p>
          </table:table-cell>
        </table:table-row>
        <table:table-row table:style-name="ro1">
          <table:table-cell table:formula="of:=[.A634]+1/60/24" office:value-type="date" office:date-value="2017-04-23T10:34:00.000124" calcext:value-type="date">
            <text:p>2017-04-23 10:34</text:p>
          </table:table-cell>
        </table:table-row>
        <table:table-row table:style-name="ro1">
          <table:table-cell table:formula="of:=[.A635]+1/60/24" office:value-type="date" office:date-value="2017-04-23T10:35:00.000124" calcext:value-type="date">
            <text:p>2017-04-23 10:35</text:p>
          </table:table-cell>
        </table:table-row>
        <table:table-row table:style-name="ro1">
          <table:table-cell table:formula="of:=[.A636]+1/60/24" office:value-type="date" office:date-value="2017-04-23T10:36:00.000124" calcext:value-type="date">
            <text:p>2017-04-23 10:36</text:p>
          </table:table-cell>
        </table:table-row>
        <table:table-row table:style-name="ro1">
          <table:table-cell table:formula="of:=[.A637]+1/60/24" office:value-type="date" office:date-value="2017-04-23T10:37:00.000125" calcext:value-type="date">
            <text:p>2017-04-23 10:37</text:p>
          </table:table-cell>
        </table:table-row>
        <table:table-row table:style-name="ro1">
          <table:table-cell table:formula="of:=[.A638]+1/60/24" office:value-type="date" office:date-value="2017-04-23T10:38:00.000125" calcext:value-type="date">
            <text:p>2017-04-23 10:38</text:p>
          </table:table-cell>
        </table:table-row>
        <table:table-row table:style-name="ro1">
          <table:table-cell table:formula="of:=[.A639]+1/60/24" office:value-type="date" office:date-value="2017-04-23T10:39:00.000125" calcext:value-type="date">
            <text:p>2017-04-23 10:39</text:p>
          </table:table-cell>
        </table:table-row>
        <table:table-row table:style-name="ro1">
          <table:table-cell table:formula="of:=[.A640]+1/60/24" office:value-type="date" office:date-value="2017-04-23T10:40:00.000125" calcext:value-type="date">
            <text:p>2017-04-23 10:40</text:p>
          </table:table-cell>
        </table:table-row>
        <table:table-row table:style-name="ro1">
          <table:table-cell table:formula="of:=[.A641]+1/60/24" office:value-type="date" office:date-value="2017-04-23T10:41:00.000125" calcext:value-type="date">
            <text:p>2017-04-23 10:41</text:p>
          </table:table-cell>
        </table:table-row>
        <table:table-row table:style-name="ro1">
          <table:table-cell table:formula="of:=[.A642]+1/60/24" office:value-type="date" office:date-value="2017-04-23T10:42:00.000126" calcext:value-type="date">
            <text:p>2017-04-23 10:42</text:p>
          </table:table-cell>
        </table:table-row>
        <table:table-row table:style-name="ro1">
          <table:table-cell table:formula="of:=[.A643]+1/60/24" office:value-type="date" office:date-value="2017-04-23T10:43:00.000126" calcext:value-type="date">
            <text:p>2017-04-23 10:43</text:p>
          </table:table-cell>
        </table:table-row>
        <table:table-row table:style-name="ro1">
          <table:table-cell table:formula="of:=[.A644]+1/60/24" office:value-type="date" office:date-value="2017-04-23T10:44:00.000126" calcext:value-type="date">
            <text:p>2017-04-23 10:44</text:p>
          </table:table-cell>
        </table:table-row>
        <table:table-row table:style-name="ro1">
          <table:table-cell table:formula="of:=[.A645]+1/60/24" office:value-type="date" office:date-value="2017-04-23T10:45:00.000126" calcext:value-type="date">
            <text:p>2017-04-23 10:45</text:p>
          </table:table-cell>
        </table:table-row>
        <table:table-row table:style-name="ro1">
          <table:table-cell table:formula="of:=[.A646]+1/60/24" office:value-type="date" office:date-value="2017-04-23T10:46:00.000126" calcext:value-type="date">
            <text:p>2017-04-23 10:46</text:p>
          </table:table-cell>
        </table:table-row>
        <table:table-row table:style-name="ro1">
          <table:table-cell table:formula="of:=[.A647]+1/60/24" office:value-type="date" office:date-value="2017-04-23T10:47:00.000127" calcext:value-type="date">
            <text:p>2017-04-23 10:47</text:p>
          </table:table-cell>
        </table:table-row>
        <table:table-row table:style-name="ro1">
          <table:table-cell table:formula="of:=[.A648]+1/60/24" office:value-type="date" office:date-value="2017-04-23T10:48:00.000127" calcext:value-type="date">
            <text:p>2017-04-23 10:48</text:p>
          </table:table-cell>
        </table:table-row>
        <table:table-row table:style-name="ro1">
          <table:table-cell table:formula="of:=[.A649]+1/60/24" office:value-type="date" office:date-value="2017-04-23T10:49:00.000127" calcext:value-type="date">
            <text:p>2017-04-23 10:49</text:p>
          </table:table-cell>
        </table:table-row>
        <table:table-row table:style-name="ro1">
          <table:table-cell table:formula="of:=[.A650]+1/60/24" office:value-type="date" office:date-value="2017-04-23T10:50:00.000127" calcext:value-type="date">
            <text:p>2017-04-23 10:50</text:p>
          </table:table-cell>
        </table:table-row>
        <table:table-row table:style-name="ro1">
          <table:table-cell table:formula="of:=[.A651]+1/60/24" office:value-type="date" office:date-value="2017-04-23T10:51:00.000127" calcext:value-type="date">
            <text:p>2017-04-23 10:51</text:p>
          </table:table-cell>
        </table:table-row>
        <table:table-row table:style-name="ro1">
          <table:table-cell table:formula="of:=[.A652]+1/60/24" office:value-type="date" office:date-value="2017-04-23T10:52:00.000128" calcext:value-type="date">
            <text:p>2017-04-23 10:52</text:p>
          </table:table-cell>
        </table:table-row>
        <table:table-row table:style-name="ro1">
          <table:table-cell table:formula="of:=[.A653]+1/60/24" office:value-type="date" office:date-value="2017-04-23T10:53:00.000128" calcext:value-type="date">
            <text:p>2017-04-23 10:53</text:p>
          </table:table-cell>
        </table:table-row>
        <table:table-row table:style-name="ro1">
          <table:table-cell table:formula="of:=[.A654]+1/60/24" office:value-type="date" office:date-value="2017-04-23T10:54:00.000128" calcext:value-type="date">
            <text:p>2017-04-23 10:54</text:p>
          </table:table-cell>
        </table:table-row>
        <table:table-row table:style-name="ro1">
          <table:table-cell table:formula="of:=[.A655]+1/60/24" office:value-type="date" office:date-value="2017-04-23T10:55:00.000128" calcext:value-type="date">
            <text:p>2017-04-23 10:55</text:p>
          </table:table-cell>
        </table:table-row>
        <table:table-row table:style-name="ro1">
          <table:table-cell table:formula="of:=[.A656]+1/60/24" office:value-type="date" office:date-value="2017-04-23T10:56:00.000128" calcext:value-type="date">
            <text:p>2017-04-23 10:56</text:p>
          </table:table-cell>
        </table:table-row>
        <table:table-row table:style-name="ro1">
          <table:table-cell table:formula="of:=[.A657]+1/60/24" office:value-type="date" office:date-value="2017-04-23T10:57:00.000128" calcext:value-type="date">
            <text:p>2017-04-23 10:57</text:p>
          </table:table-cell>
        </table:table-row>
        <table:table-row table:style-name="ro1">
          <table:table-cell table:formula="of:=[.A658]+1/60/24" office:value-type="date" office:date-value="2017-04-23T10:58:00.000129" calcext:value-type="date">
            <text:p>2017-04-23 10:58</text:p>
          </table:table-cell>
        </table:table-row>
        <table:table-row table:style-name="ro1">
          <table:table-cell table:formula="of:=[.A659]+1/60/24" office:value-type="date" office:date-value="2017-04-23T10:59:00.000129" calcext:value-type="date">
            <text:p>2017-04-23 10:59</text:p>
          </table:table-cell>
        </table:table-row>
        <table:table-row table:style-name="ro1">
          <table:table-cell table:formula="of:=[.A660]+1/60/24" office:value-type="date" office:date-value="2017-04-23T11:00:00.000129" calcext:value-type="date">
            <text:p>2017-04-23 11:00</text:p>
          </table:table-cell>
        </table:table-row>
        <table:table-row table:style-name="ro1">
          <table:table-cell table:formula="of:=[.A661]+1/60/24" office:value-type="date" office:date-value="2017-04-23T11:01:00.000129" calcext:value-type="date">
            <text:p>2017-04-23 11:01</text:p>
          </table:table-cell>
        </table:table-row>
        <table:table-row table:style-name="ro1">
          <table:table-cell table:formula="of:=[.A662]+1/60/24" office:value-type="date" office:date-value="2017-04-23T11:02:00.000129" calcext:value-type="date">
            <text:p>2017-04-23 11:02</text:p>
          </table:table-cell>
        </table:table-row>
        <table:table-row table:style-name="ro1">
          <table:table-cell table:formula="of:=[.A663]+1/60/24" office:value-type="date" office:date-value="2017-04-23T11:03:00.00013" calcext:value-type="date">
            <text:p>2017-04-23 11:03</text:p>
          </table:table-cell>
        </table:table-row>
        <table:table-row table:style-name="ro1">
          <table:table-cell table:formula="of:=[.A664]+1/60/24" office:value-type="date" office:date-value="2017-04-23T11:04:00.00013" calcext:value-type="date">
            <text:p>2017-04-23 11:04</text:p>
          </table:table-cell>
        </table:table-row>
        <table:table-row table:style-name="ro1">
          <table:table-cell table:formula="of:=[.A665]+1/60/24" office:value-type="date" office:date-value="2017-04-23T11:05:00.00013" calcext:value-type="date">
            <text:p>2017-04-23 11:05</text:p>
          </table:table-cell>
        </table:table-row>
        <table:table-row table:style-name="ro1">
          <table:table-cell table:formula="of:=[.A666]+1/60/24" office:value-type="date" office:date-value="2017-04-23T11:06:00.00013" calcext:value-type="date">
            <text:p>2017-04-23 11:06</text:p>
          </table:table-cell>
        </table:table-row>
        <table:table-row table:style-name="ro1">
          <table:table-cell table:formula="of:=[.A667]+1/60/24" office:value-type="date" office:date-value="2017-04-23T11:07:00.00013" calcext:value-type="date">
            <text:p>2017-04-23 11:07</text:p>
          </table:table-cell>
        </table:table-row>
        <table:table-row table:style-name="ro1">
          <table:table-cell table:formula="of:=[.A668]+1/60/24" office:value-type="date" office:date-value="2017-04-23T11:08:00.000131" calcext:value-type="date">
            <text:p>2017-04-23 11:08</text:p>
          </table:table-cell>
        </table:table-row>
        <table:table-row table:style-name="ro1">
          <table:table-cell table:formula="of:=[.A669]+1/60/24" office:value-type="date" office:date-value="2017-04-23T11:09:00.000131" calcext:value-type="date">
            <text:p>2017-04-23 11:09</text:p>
          </table:table-cell>
        </table:table-row>
        <table:table-row table:style-name="ro1">
          <table:table-cell table:formula="of:=[.A670]+1/60/24" office:value-type="date" office:date-value="2017-04-23T11:10:00.000131" calcext:value-type="date">
            <text:p>2017-04-23 11:10</text:p>
          </table:table-cell>
        </table:table-row>
        <table:table-row table:style-name="ro1">
          <table:table-cell table:formula="of:=[.A671]+1/60/24" office:value-type="date" office:date-value="2017-04-23T11:11:00.000131" calcext:value-type="date">
            <text:p>2017-04-23 11:11</text:p>
          </table:table-cell>
        </table:table-row>
        <table:table-row table:style-name="ro1">
          <table:table-cell table:formula="of:=[.A672]+1/60/24" office:value-type="date" office:date-value="2017-04-23T11:12:00.000131" calcext:value-type="date">
            <text:p>2017-04-23 11:12</text:p>
          </table:table-cell>
        </table:table-row>
        <table:table-row table:style-name="ro1">
          <table:table-cell table:formula="of:=[.A673]+1/60/24" office:value-type="date" office:date-value="2017-04-23T11:13:00.000132" calcext:value-type="date">
            <text:p>2017-04-23 11:13</text:p>
          </table:table-cell>
        </table:table-row>
        <table:table-row table:style-name="ro1">
          <table:table-cell table:formula="of:=[.A674]+1/60/24" office:value-type="date" office:date-value="2017-04-23T11:14:00.000132" calcext:value-type="date">
            <text:p>2017-04-23 11:14</text:p>
          </table:table-cell>
        </table:table-row>
        <table:table-row table:style-name="ro1">
          <table:table-cell table:formula="of:=[.A675]+1/60/24" office:value-type="date" office:date-value="2017-04-23T11:15:00.000132" calcext:value-type="date">
            <text:p>2017-04-23 11:15</text:p>
          </table:table-cell>
        </table:table-row>
        <table:table-row table:style-name="ro1">
          <table:table-cell table:formula="of:=[.A676]+1/60/24" office:value-type="date" office:date-value="2017-04-23T11:16:00.000132" calcext:value-type="date">
            <text:p>2017-04-23 11:16</text:p>
          </table:table-cell>
        </table:table-row>
        <table:table-row table:style-name="ro1">
          <table:table-cell table:formula="of:=[.A677]+1/60/24" office:value-type="date" office:date-value="2017-04-23T11:17:00.000132" calcext:value-type="date">
            <text:p>2017-04-23 11:17</text:p>
          </table:table-cell>
        </table:table-row>
        <table:table-row table:style-name="ro1">
          <table:table-cell table:formula="of:=[.A678]+1/60/24" office:value-type="date" office:date-value="2017-04-23T11:18:00.000133" calcext:value-type="date">
            <text:p>2017-04-23 11:18</text:p>
          </table:table-cell>
        </table:table-row>
        <table:table-row table:style-name="ro1">
          <table:table-cell table:formula="of:=[.A679]+1/60/24" office:value-type="date" office:date-value="2017-04-23T11:19:00.000133" calcext:value-type="date">
            <text:p>2017-04-23 11:19</text:p>
          </table:table-cell>
        </table:table-row>
        <table:table-row table:style-name="ro1">
          <table:table-cell table:formula="of:=[.A680]+1/60/24" office:value-type="date" office:date-value="2017-04-23T11:20:00.000133" calcext:value-type="date">
            <text:p>2017-04-23 11:20</text:p>
          </table:table-cell>
        </table:table-row>
        <table:table-row table:style-name="ro1">
          <table:table-cell table:formula="of:=[.A681]+1/60/24" office:value-type="date" office:date-value="2017-04-23T11:21:00.000133" calcext:value-type="date">
            <text:p>2017-04-23 11:21</text:p>
          </table:table-cell>
        </table:table-row>
        <table:table-row table:style-name="ro1">
          <table:table-cell table:formula="of:=[.A682]+1/60/24" office:value-type="date" office:date-value="2017-04-23T11:22:00.000133" calcext:value-type="date">
            <text:p>2017-04-23 11:22</text:p>
          </table:table-cell>
        </table:table-row>
        <table:table-row table:style-name="ro1">
          <table:table-cell table:formula="of:=[.A683]+1/60/24" office:value-type="date" office:date-value="2017-04-23T11:23:00.000134" calcext:value-type="date">
            <text:p>2017-04-23 11:23</text:p>
          </table:table-cell>
        </table:table-row>
        <table:table-row table:style-name="ro1">
          <table:table-cell table:formula="of:=[.A684]+1/60/24" office:value-type="date" office:date-value="2017-04-23T11:24:00.000134" calcext:value-type="date">
            <text:p>2017-04-23 11:24</text:p>
          </table:table-cell>
        </table:table-row>
        <table:table-row table:style-name="ro1">
          <table:table-cell table:formula="of:=[.A685]+1/60/24" office:value-type="date" office:date-value="2017-04-23T11:25:00.000134" calcext:value-type="date">
            <text:p>2017-04-23 11:25</text:p>
          </table:table-cell>
        </table:table-row>
        <table:table-row table:style-name="ro1">
          <table:table-cell table:formula="of:=[.A686]+1/60/24" office:value-type="date" office:date-value="2017-04-23T11:26:00.000134" calcext:value-type="date">
            <text:p>2017-04-23 11:26</text:p>
          </table:table-cell>
        </table:table-row>
        <table:table-row table:style-name="ro1">
          <table:table-cell table:formula="of:=[.A687]+1/60/24" office:value-type="date" office:date-value="2017-04-23T11:27:00.000134" calcext:value-type="date">
            <text:p>2017-04-23 11:27</text:p>
          </table:table-cell>
        </table:table-row>
        <table:table-row table:style-name="ro1">
          <table:table-cell table:formula="of:=[.A688]+1/60/24" office:value-type="date" office:date-value="2017-04-23T11:28:00.000135" calcext:value-type="date">
            <text:p>2017-04-23 11:28</text:p>
          </table:table-cell>
        </table:table-row>
        <table:table-row table:style-name="ro1">
          <table:table-cell table:formula="of:=[.A689]+1/60/24" office:value-type="date" office:date-value="2017-04-23T11:29:00.000135" calcext:value-type="date">
            <text:p>2017-04-23 11:29</text:p>
          </table:table-cell>
        </table:table-row>
        <table:table-row table:style-name="ro1">
          <table:table-cell table:formula="of:=[.A690]+1/60/24" office:value-type="date" office:date-value="2017-04-23T11:30:00.000135" calcext:value-type="date">
            <text:p>2017-04-23 11:30</text:p>
          </table:table-cell>
        </table:table-row>
        <table:table-row table:style-name="ro1">
          <table:table-cell table:formula="of:=[.A691]+1/60/24" office:value-type="date" office:date-value="2017-04-23T11:31:00.000135" calcext:value-type="date">
            <text:p>2017-04-23 11:31</text:p>
          </table:table-cell>
        </table:table-row>
        <table:table-row table:style-name="ro1">
          <table:table-cell table:formula="of:=[.A692]+1/60/24" office:value-type="date" office:date-value="2017-04-23T11:32:00.000135" calcext:value-type="date">
            <text:p>2017-04-23 11:32</text:p>
          </table:table-cell>
        </table:table-row>
        <table:table-row table:style-name="ro1">
          <table:table-cell table:formula="of:=[.A693]+1/60/24" office:value-type="date" office:date-value="2017-04-23T11:33:00.000136" calcext:value-type="date">
            <text:p>2017-04-23 11:33</text:p>
          </table:table-cell>
        </table:table-row>
        <table:table-row table:style-name="ro1">
          <table:table-cell table:formula="of:=[.A694]+1/60/24" office:value-type="date" office:date-value="2017-04-23T11:34:00.000136" calcext:value-type="date">
            <text:p>2017-04-23 11:34</text:p>
          </table:table-cell>
        </table:table-row>
        <table:table-row table:style-name="ro1">
          <table:table-cell table:formula="of:=[.A695]+1/60/24" office:value-type="date" office:date-value="2017-04-23T11:35:00.000136" calcext:value-type="date">
            <text:p>2017-04-23 11:35</text:p>
          </table:table-cell>
        </table:table-row>
        <table:table-row table:style-name="ro1">
          <table:table-cell table:formula="of:=[.A696]+1/60/24" office:value-type="date" office:date-value="2017-04-23T11:36:00.000136" calcext:value-type="date">
            <text:p>2017-04-23 11:36</text:p>
          </table:table-cell>
        </table:table-row>
        <table:table-row table:style-name="ro1">
          <table:table-cell table:formula="of:=[.A697]+1/60/24" office:value-type="date" office:date-value="2017-04-23T11:37:00.000136" calcext:value-type="date">
            <text:p>2017-04-23 11:37</text:p>
          </table:table-cell>
        </table:table-row>
        <table:table-row table:style-name="ro1">
          <table:table-cell table:formula="of:=[.A698]+1/60/24" office:value-type="date" office:date-value="2017-04-23T11:38:00.000137" calcext:value-type="date">
            <text:p>2017-04-23 11:38</text:p>
          </table:table-cell>
        </table:table-row>
        <table:table-row table:style-name="ro1">
          <table:table-cell table:formula="of:=[.A699]+1/60/24" office:value-type="date" office:date-value="2017-04-23T11:39:00.000137" calcext:value-type="date">
            <text:p>2017-04-23 11:39</text:p>
          </table:table-cell>
        </table:table-row>
        <table:table-row table:style-name="ro1">
          <table:table-cell table:formula="of:=[.A700]+1/60/24" office:value-type="date" office:date-value="2017-04-23T11:40:00.000137" calcext:value-type="date">
            <text:p>2017-04-23 11:40</text:p>
          </table:table-cell>
        </table:table-row>
        <table:table-row table:style-name="ro1">
          <table:table-cell table:formula="of:=[.A701]+1/60/24" office:value-type="date" office:date-value="2017-04-23T11:41:00.000137" calcext:value-type="date">
            <text:p>2017-04-23 11:41</text:p>
          </table:table-cell>
        </table:table-row>
        <table:table-row table:style-name="ro1">
          <table:table-cell table:formula="of:=[.A702]+1/60/24" office:value-type="date" office:date-value="2017-04-23T11:42:00.000137" calcext:value-type="date">
            <text:p>2017-04-23 11:42</text:p>
          </table:table-cell>
        </table:table-row>
        <table:table-row table:style-name="ro1">
          <table:table-cell table:formula="of:=[.A703]+1/60/24" office:value-type="date" office:date-value="2017-04-23T11:43:00.000137" calcext:value-type="date">
            <text:p>2017-04-23 11:43</text:p>
          </table:table-cell>
        </table:table-row>
        <table:table-row table:style-name="ro1">
          <table:table-cell table:formula="of:=[.A704]+1/60/24" office:value-type="date" office:date-value="2017-04-23T11:44:00.000138" calcext:value-type="date">
            <text:p>2017-04-23 11:44</text:p>
          </table:table-cell>
        </table:table-row>
        <table:table-row table:style-name="ro1">
          <table:table-cell table:formula="of:=[.A705]+1/60/24" office:value-type="date" office:date-value="2017-04-23T11:45:00.000138" calcext:value-type="date">
            <text:p>2017-04-23 11:45</text:p>
          </table:table-cell>
        </table:table-row>
        <table:table-row table:style-name="ro1">
          <table:table-cell table:formula="of:=[.A706]+1/60/24" office:value-type="date" office:date-value="2017-04-23T11:46:00.000138" calcext:value-type="date">
            <text:p>2017-04-23 11:46</text:p>
          </table:table-cell>
        </table:table-row>
        <table:table-row table:style-name="ro1">
          <table:table-cell table:formula="of:=[.A707]+1/60/24" office:value-type="date" office:date-value="2017-04-23T11:47:00.000138" calcext:value-type="date">
            <text:p>2017-04-23 11:47</text:p>
          </table:table-cell>
        </table:table-row>
        <table:table-row table:style-name="ro1">
          <table:table-cell table:formula="of:=[.A708]+1/60/24" office:value-type="date" office:date-value="2017-04-23T11:48:00.000138" calcext:value-type="date">
            <text:p>2017-04-23 11:48</text:p>
          </table:table-cell>
        </table:table-row>
        <table:table-row table:style-name="ro1">
          <table:table-cell table:formula="of:=[.A709]+1/60/24" office:value-type="date" office:date-value="2017-04-23T11:49:00.000139" calcext:value-type="date">
            <text:p>2017-04-23 11:49</text:p>
          </table:table-cell>
        </table:table-row>
        <table:table-row table:style-name="ro1">
          <table:table-cell table:formula="of:=[.A710]+1/60/24" office:value-type="date" office:date-value="2017-04-23T11:50:00.000139" calcext:value-type="date">
            <text:p>2017-04-23 11:50</text:p>
          </table:table-cell>
        </table:table-row>
        <table:table-row table:style-name="ro1">
          <table:table-cell table:formula="of:=[.A711]+1/60/24" office:value-type="date" office:date-value="2017-04-23T11:51:00.000139" calcext:value-type="date">
            <text:p>2017-04-23 11:51</text:p>
          </table:table-cell>
        </table:table-row>
        <table:table-row table:style-name="ro1">
          <table:table-cell table:formula="of:=[.A712]+1/60/24" office:value-type="date" office:date-value="2017-04-23T11:52:00.000139" calcext:value-type="date">
            <text:p>2017-04-23 11:52</text:p>
          </table:table-cell>
        </table:table-row>
        <table:table-row table:style-name="ro1">
          <table:table-cell table:formula="of:=[.A713]+1/60/24" office:value-type="date" office:date-value="2017-04-23T11:53:00.000139" calcext:value-type="date">
            <text:p>2017-04-23 11:53</text:p>
          </table:table-cell>
        </table:table-row>
        <table:table-row table:style-name="ro1">
          <table:table-cell table:formula="of:=[.A714]+1/60/24" office:value-type="date" office:date-value="2017-04-23T11:54:00.00014" calcext:value-type="date">
            <text:p>2017-04-23 11:54</text:p>
          </table:table-cell>
        </table:table-row>
        <table:table-row table:style-name="ro1">
          <table:table-cell table:formula="of:=[.A715]+1/60/24" office:value-type="date" office:date-value="2017-04-23T11:55:00.00014" calcext:value-type="date">
            <text:p>2017-04-23 11:55</text:p>
          </table:table-cell>
        </table:table-row>
        <table:table-row table:style-name="ro1">
          <table:table-cell table:formula="of:=[.A716]+1/60/24" office:value-type="date" office:date-value="2017-04-23T11:56:00.00014" calcext:value-type="date">
            <text:p>2017-04-23 11:56</text:p>
          </table:table-cell>
        </table:table-row>
        <table:table-row table:style-name="ro1">
          <table:table-cell table:formula="of:=[.A717]+1/60/24" office:value-type="date" office:date-value="2017-04-23T11:57:00.00014" calcext:value-type="date">
            <text:p>2017-04-23 11:57</text:p>
          </table:table-cell>
        </table:table-row>
        <table:table-row table:style-name="ro1">
          <table:table-cell table:formula="of:=[.A718]+1/60/24" office:value-type="date" office:date-value="2017-04-23T11:58:00.00014" calcext:value-type="date">
            <text:p>2017-04-23 11:58</text:p>
          </table:table-cell>
        </table:table-row>
        <table:table-row table:style-name="ro1">
          <table:table-cell table:formula="of:=[.A719]+1/60/24" office:value-type="date" office:date-value="2017-04-23T11:59:00.000141" calcext:value-type="date">
            <text:p>2017-04-23 11:59</text:p>
          </table:table-cell>
        </table:table-row>
        <table:table-row table:style-name="ro1">
          <table:table-cell table:formula="of:=[.A720]+1/60/24" office:value-type="date" office:date-value="2017-04-23T12:00:00.000141" calcext:value-type="date">
            <text:p>2017-04-23 12:00</text:p>
          </table:table-cell>
        </table:table-row>
        <table:table-row table:style-name="ro1">
          <table:table-cell table:formula="of:=[.A721]+1/60/24" office:value-type="date" office:date-value="2017-04-23T12:01:00.000141" calcext:value-type="date">
            <text:p>2017-04-23 12:01</text:p>
          </table:table-cell>
        </table:table-row>
        <table:table-row table:style-name="ro1">
          <table:table-cell table:formula="of:=[.A722]+1/60/24" office:value-type="date" office:date-value="2017-04-23T12:02:00.000141" calcext:value-type="date">
            <text:p>2017-04-23 12:02</text:p>
          </table:table-cell>
        </table:table-row>
        <table:table-row table:style-name="ro1">
          <table:table-cell table:formula="of:=[.A723]+1/60/24" office:value-type="date" office:date-value="2017-04-23T12:03:00.000141" calcext:value-type="date">
            <text:p>2017-04-23 12:03</text:p>
          </table:table-cell>
        </table:table-row>
        <table:table-row table:style-name="ro1">
          <table:table-cell table:formula="of:=[.A724]+1/60/24" office:value-type="date" office:date-value="2017-04-23T12:04:00.000142" calcext:value-type="date">
            <text:p>2017-04-23 12:04</text:p>
          </table:table-cell>
        </table:table-row>
        <table:table-row table:style-name="ro1">
          <table:table-cell table:formula="of:=[.A725]+1/60/24" office:value-type="date" office:date-value="2017-04-23T12:05:00.000142" calcext:value-type="date">
            <text:p>2017-04-23 12:05</text:p>
          </table:table-cell>
        </table:table-row>
        <table:table-row table:style-name="ro1">
          <table:table-cell table:formula="of:=[.A726]+1/60/24" office:value-type="date" office:date-value="2017-04-23T12:06:00.000142" calcext:value-type="date">
            <text:p>2017-04-23 12:06</text:p>
          </table:table-cell>
        </table:table-row>
        <table:table-row table:style-name="ro1">
          <table:table-cell table:formula="of:=[.A727]+1/60/24" office:value-type="date" office:date-value="2017-04-23T12:07:00.000142" calcext:value-type="date">
            <text:p>2017-04-23 12:07</text:p>
          </table:table-cell>
        </table:table-row>
        <table:table-row table:style-name="ro1">
          <table:table-cell table:formula="of:=[.A728]+1/60/24" office:value-type="date" office:date-value="2017-04-23T12:08:00.000142" calcext:value-type="date">
            <text:p>2017-04-23 12:08</text:p>
          </table:table-cell>
        </table:table-row>
        <table:table-row table:style-name="ro1">
          <table:table-cell table:formula="of:=[.A729]+1/60/24" office:value-type="date" office:date-value="2017-04-23T12:09:00.000143" calcext:value-type="date">
            <text:p>2017-04-23 12:09</text:p>
          </table:table-cell>
        </table:table-row>
        <table:table-row table:style-name="ro1">
          <table:table-cell table:formula="of:=[.A730]+1/60/24" office:value-type="date" office:date-value="2017-04-23T12:10:00.000143" calcext:value-type="date">
            <text:p>2017-04-23 12:10</text:p>
          </table:table-cell>
        </table:table-row>
        <table:table-row table:style-name="ro1">
          <table:table-cell table:formula="of:=[.A731]+1/60/24" office:value-type="date" office:date-value="2017-04-23T12:11:00.000143" calcext:value-type="date">
            <text:p>2017-04-23 12:11</text:p>
          </table:table-cell>
        </table:table-row>
        <table:table-row table:style-name="ro1">
          <table:table-cell table:formula="of:=[.A732]+1/60/24" office:value-type="date" office:date-value="2017-04-23T12:12:00.000143" calcext:value-type="date">
            <text:p>2017-04-23 12:12</text:p>
          </table:table-cell>
        </table:table-row>
        <table:table-row table:style-name="ro1">
          <table:table-cell table:formula="of:=[.A733]+1/60/24" office:value-type="date" office:date-value="2017-04-23T12:13:00.000143" calcext:value-type="date">
            <text:p>2017-04-23 12:13</text:p>
          </table:table-cell>
        </table:table-row>
        <table:table-row table:style-name="ro1">
          <table:table-cell table:formula="of:=[.A734]+1/60/24" office:value-type="date" office:date-value="2017-04-23T12:14:00.000144" calcext:value-type="date">
            <text:p>2017-04-23 12:14</text:p>
          </table:table-cell>
        </table:table-row>
        <table:table-row table:style-name="ro1">
          <table:table-cell table:formula="of:=[.A735]+1/60/24" office:value-type="date" office:date-value="2017-04-23T12:15:00.000144" calcext:value-type="date">
            <text:p>2017-04-23 12:15</text:p>
          </table:table-cell>
        </table:table-row>
        <table:table-row table:style-name="ro1">
          <table:table-cell table:formula="of:=[.A736]+1/60/24" office:value-type="date" office:date-value="2017-04-23T12:16:00.000144" calcext:value-type="date">
            <text:p>2017-04-23 12:16</text:p>
          </table:table-cell>
        </table:table-row>
        <table:table-row table:style-name="ro1">
          <table:table-cell table:formula="of:=[.A737]+1/60/24" office:value-type="date" office:date-value="2017-04-23T12:17:00.000144" calcext:value-type="date">
            <text:p>2017-04-23 12:17</text:p>
          </table:table-cell>
        </table:table-row>
        <table:table-row table:style-name="ro1">
          <table:table-cell table:formula="of:=[.A738]+1/60/24" office:value-type="date" office:date-value="2017-04-23T12:18:00.000144" calcext:value-type="date">
            <text:p>2017-04-23 12:18</text:p>
          </table:table-cell>
        </table:table-row>
        <table:table-row table:style-name="ro1">
          <table:table-cell table:formula="of:=[.A739]+1/60/24" office:value-type="date" office:date-value="2017-04-23T12:19:00.000145" calcext:value-type="date">
            <text:p>2017-04-23 12:19</text:p>
          </table:table-cell>
        </table:table-row>
        <table:table-row table:style-name="ro1">
          <table:table-cell table:formula="of:=[.A740]+1/60/24" office:value-type="date" office:date-value="2017-04-23T12:20:00.000145" calcext:value-type="date">
            <text:p>2017-04-23 12:20</text:p>
          </table:table-cell>
        </table:table-row>
        <table:table-row table:style-name="ro1">
          <table:table-cell table:formula="of:=[.A741]+1/60/24" office:value-type="date" office:date-value="2017-04-23T12:21:00.000145" calcext:value-type="date">
            <text:p>2017-04-23 12:21</text:p>
          </table:table-cell>
        </table:table-row>
        <table:table-row table:style-name="ro1">
          <table:table-cell table:formula="of:=[.A742]+1/60/24" office:value-type="date" office:date-value="2017-04-23T12:22:00.000145" calcext:value-type="date">
            <text:p>2017-04-23 12:22</text:p>
          </table:table-cell>
        </table:table-row>
        <table:table-row table:style-name="ro1">
          <table:table-cell table:formula="of:=[.A743]+1/60/24" office:value-type="date" office:date-value="2017-04-23T12:23:00.000145" calcext:value-type="date">
            <text:p>2017-04-23 12:23</text:p>
          </table:table-cell>
        </table:table-row>
        <table:table-row table:style-name="ro1">
          <table:table-cell table:formula="of:=[.A744]+1/60/24" office:value-type="date" office:date-value="2017-04-23T12:24:00.000146" calcext:value-type="date">
            <text:p>2017-04-23 12:24</text:p>
          </table:table-cell>
        </table:table-row>
        <table:table-row table:style-name="ro1">
          <table:table-cell table:formula="of:=[.A745]+1/60/24" office:value-type="date" office:date-value="2017-04-23T12:25:00.000146" calcext:value-type="date">
            <text:p>2017-04-23 12:25</text:p>
          </table:table-cell>
        </table:table-row>
        <table:table-row table:style-name="ro1">
          <table:table-cell table:formula="of:=[.A746]+1/60/24" office:value-type="date" office:date-value="2017-04-23T12:26:00.000146" calcext:value-type="date">
            <text:p>2017-04-23 12:26</text:p>
          </table:table-cell>
        </table:table-row>
        <table:table-row table:style-name="ro1">
          <table:table-cell table:formula="of:=[.A747]+1/60/24" office:value-type="date" office:date-value="2017-04-23T12:27:00.000146" calcext:value-type="date">
            <text:p>2017-04-23 12:27</text:p>
          </table:table-cell>
        </table:table-row>
        <table:table-row table:style-name="ro1">
          <table:table-cell table:formula="of:=[.A748]+1/60/24" office:value-type="date" office:date-value="2017-04-23T12:28:00.000146" calcext:value-type="date">
            <text:p>2017-04-23 12:28</text:p>
          </table:table-cell>
        </table:table-row>
        <table:table-row table:style-name="ro1">
          <table:table-cell table:formula="of:=[.A749]+1/60/24" office:value-type="date" office:date-value="2017-04-23T12:29:00.000146" calcext:value-type="date">
            <text:p>2017-04-23 12:29</text:p>
          </table:table-cell>
        </table:table-row>
        <table:table-row table:style-name="ro1">
          <table:table-cell table:formula="of:=[.A750]+1/60/24" office:value-type="date" office:date-value="2017-04-23T12:30:00.000147" calcext:value-type="date">
            <text:p>2017-04-23 12:30</text:p>
          </table:table-cell>
        </table:table-row>
        <table:table-row table:style-name="ro1">
          <table:table-cell table:formula="of:=[.A751]+1/60/24" office:value-type="date" office:date-value="2017-04-23T12:31:00.000147" calcext:value-type="date">
            <text:p>2017-04-23 12:31</text:p>
          </table:table-cell>
        </table:table-row>
        <table:table-row table:style-name="ro1">
          <table:table-cell table:formula="of:=[.A752]+1/60/24" office:value-type="date" office:date-value="2017-04-23T12:32:00.000147" calcext:value-type="date">
            <text:p>2017-04-23 12:32</text:p>
          </table:table-cell>
        </table:table-row>
        <table:table-row table:style-name="ro1">
          <table:table-cell table:formula="of:=[.A753]+1/60/24" office:value-type="date" office:date-value="2017-04-23T12:33:00.000147" calcext:value-type="date">
            <text:p>2017-04-23 12:33</text:p>
          </table:table-cell>
        </table:table-row>
        <table:table-row table:style-name="ro1">
          <table:table-cell table:formula="of:=[.A754]+1/60/24" office:value-type="date" office:date-value="2017-04-23T12:34:00.000147" calcext:value-type="date">
            <text:p>2017-04-23 12:34</text:p>
          </table:table-cell>
        </table:table-row>
        <table:table-row table:style-name="ro1">
          <table:table-cell table:formula="of:=[.A755]+1/60/24" office:value-type="date" office:date-value="2017-04-23T12:35:00.000148" calcext:value-type="date">
            <text:p>2017-04-23 12:35</text:p>
          </table:table-cell>
        </table:table-row>
        <table:table-row table:style-name="ro1">
          <table:table-cell table:formula="of:=[.A756]+1/60/24" office:value-type="date" office:date-value="2017-04-23T12:36:00.000148" calcext:value-type="date">
            <text:p>2017-04-23 12:36</text:p>
          </table:table-cell>
        </table:table-row>
        <table:table-row table:style-name="ro1">
          <table:table-cell table:formula="of:=[.A757]+1/60/24" office:value-type="date" office:date-value="2017-04-23T12:37:00.000148" calcext:value-type="date">
            <text:p>2017-04-23 12:37</text:p>
          </table:table-cell>
        </table:table-row>
        <table:table-row table:style-name="ro1">
          <table:table-cell table:formula="of:=[.A758]+1/60/24" office:value-type="date" office:date-value="2017-04-23T12:38:00.000148" calcext:value-type="date">
            <text:p>2017-04-23 12:38</text:p>
          </table:table-cell>
        </table:table-row>
        <table:table-row table:style-name="ro1">
          <table:table-cell table:formula="of:=[.A759]+1/60/24" office:value-type="date" office:date-value="2017-04-23T12:39:00.000148" calcext:value-type="date">
            <text:p>2017-04-23 12:39</text:p>
          </table:table-cell>
        </table:table-row>
        <table:table-row table:style-name="ro1">
          <table:table-cell table:formula="of:=[.A760]+1/60/24" office:value-type="date" office:date-value="2017-04-23T12:40:00.000149" calcext:value-type="date">
            <text:p>2017-04-23 12:40</text:p>
          </table:table-cell>
        </table:table-row>
        <table:table-row table:style-name="ro1">
          <table:table-cell table:formula="of:=[.A761]+1/60/24" office:value-type="date" office:date-value="2017-04-23T12:41:00.000149" calcext:value-type="date">
            <text:p>2017-04-23 12:41</text:p>
          </table:table-cell>
        </table:table-row>
        <table:table-row table:style-name="ro1">
          <table:table-cell table:formula="of:=[.A762]+1/60/24" office:value-type="date" office:date-value="2017-04-23T12:42:00.000149" calcext:value-type="date">
            <text:p>2017-04-23 12:42</text:p>
          </table:table-cell>
        </table:table-row>
        <table:table-row table:style-name="ro1">
          <table:table-cell table:formula="of:=[.A763]+1/60/24" office:value-type="date" office:date-value="2017-04-23T12:43:00.000149" calcext:value-type="date">
            <text:p>2017-04-23 12:43</text:p>
          </table:table-cell>
        </table:table-row>
        <table:table-row table:style-name="ro1">
          <table:table-cell table:formula="of:=[.A764]+1/60/24" office:value-type="date" office:date-value="2017-04-23T12:44:00.000149" calcext:value-type="date">
            <text:p>2017-04-23 12:44</text:p>
          </table:table-cell>
        </table:table-row>
        <table:table-row table:style-name="ro1">
          <table:table-cell table:formula="of:=[.A765]+1/60/24" office:value-type="date" office:date-value="2017-04-23T12:45:00.00015" calcext:value-type="date">
            <text:p>2017-04-23 12:45</text:p>
          </table:table-cell>
        </table:table-row>
        <table:table-row table:style-name="ro1">
          <table:table-cell table:formula="of:=[.A766]+1/60/24" office:value-type="date" office:date-value="2017-04-23T12:46:00.00015" calcext:value-type="date">
            <text:p>2017-04-23 12:46</text:p>
          </table:table-cell>
        </table:table-row>
        <table:table-row table:style-name="ro1">
          <table:table-cell table:formula="of:=[.A767]+1/60/24" office:value-type="date" office:date-value="2017-04-23T12:47:00.00015" calcext:value-type="date">
            <text:p>2017-04-23 12:47</text:p>
          </table:table-cell>
        </table:table-row>
        <table:table-row table:style-name="ro1">
          <table:table-cell table:formula="of:=[.A768]+1/60/24" office:value-type="date" office:date-value="2017-04-23T12:48:00.00015" calcext:value-type="date">
            <text:p>2017-04-23 12:48</text:p>
          </table:table-cell>
        </table:table-row>
        <table:table-row table:style-name="ro1">
          <table:table-cell table:formula="of:=[.A769]+1/60/24" office:value-type="date" office:date-value="2017-04-23T12:49:00.00015" calcext:value-type="date">
            <text:p>2017-04-23 12:49</text:p>
          </table:table-cell>
        </table:table-row>
        <table:table-row table:style-name="ro1">
          <table:table-cell table:formula="of:=[.A770]+1/60/24" office:value-type="date" office:date-value="2017-04-23T12:50:00.000151" calcext:value-type="date">
            <text:p>2017-04-23 12:50</text:p>
          </table:table-cell>
        </table:table-row>
        <table:table-row table:style-name="ro1">
          <table:table-cell table:formula="of:=[.A771]+1/60/24" office:value-type="date" office:date-value="2017-04-23T12:51:00.000151" calcext:value-type="date">
            <text:p>2017-04-23 12:51</text:p>
          </table:table-cell>
        </table:table-row>
        <table:table-row table:style-name="ro1">
          <table:table-cell table:formula="of:=[.A772]+1/60/24" office:value-type="date" office:date-value="2017-04-23T12:52:00.000151" calcext:value-type="date">
            <text:p>2017-04-23 12:52</text:p>
          </table:table-cell>
        </table:table-row>
        <table:table-row table:style-name="ro1">
          <table:table-cell table:formula="of:=[.A773]+1/60/24" office:value-type="date" office:date-value="2017-04-23T12:53:00.000151" calcext:value-type="date">
            <text:p>2017-04-23 12:53</text:p>
          </table:table-cell>
        </table:table-row>
        <table:table-row table:style-name="ro1">
          <table:table-cell table:formula="of:=[.A774]+1/60/24" office:value-type="date" office:date-value="2017-04-23T12:54:00.000151" calcext:value-type="date">
            <text:p>2017-04-23 12:54</text:p>
          </table:table-cell>
        </table:table-row>
        <table:table-row table:style-name="ro1">
          <table:table-cell table:formula="of:=[.A775]+1/60/24" office:value-type="date" office:date-value="2017-04-23T12:55:00.000152" calcext:value-type="date">
            <text:p>2017-04-23 12:55</text:p>
          </table:table-cell>
        </table:table-row>
        <table:table-row table:style-name="ro1">
          <table:table-cell table:formula="of:=[.A776]+1/60/24" office:value-type="date" office:date-value="2017-04-23T12:56:00.000152" calcext:value-type="date">
            <text:p>2017-04-23 12:56</text:p>
          </table:table-cell>
        </table:table-row>
        <table:table-row table:style-name="ro1">
          <table:table-cell table:formula="of:=[.A777]+1/60/24" office:value-type="date" office:date-value="2017-04-23T12:57:00.000152" calcext:value-type="date">
            <text:p>2017-04-23 12:57</text:p>
          </table:table-cell>
        </table:table-row>
        <table:table-row table:style-name="ro1">
          <table:table-cell table:formula="of:=[.A778]+1/60/24" office:value-type="date" office:date-value="2017-04-23T12:58:00.000152" calcext:value-type="date">
            <text:p>2017-04-23 12:58</text:p>
          </table:table-cell>
        </table:table-row>
        <table:table-row table:style-name="ro1">
          <table:table-cell table:formula="of:=[.A779]+1/60/24" office:value-type="date" office:date-value="2017-04-23T12:59:00.000152" calcext:value-type="date">
            <text:p>2017-04-23 12:59</text:p>
          </table:table-cell>
        </table:table-row>
        <table:table-row table:style-name="ro1">
          <table:table-cell table:formula="of:=[.A780]+1/60/24" office:value-type="date" office:date-value="2017-04-23T13:00:00.000153" calcext:value-type="date">
            <text:p>2017-04-23 13:00</text:p>
          </table:table-cell>
        </table:table-row>
        <table:table-row table:style-name="ro1">
          <table:table-cell table:formula="of:=[.A781]+1/60/24" office:value-type="date" office:date-value="2017-04-23T13:01:00.000153" calcext:value-type="date">
            <text:p>2017-04-23 13:01</text:p>
          </table:table-cell>
        </table:table-row>
        <table:table-row table:style-name="ro1">
          <table:table-cell table:formula="of:=[.A782]+1/60/24" office:value-type="date" office:date-value="2017-04-23T13:02:00.000153" calcext:value-type="date">
            <text:p>2017-04-23 13:02</text:p>
          </table:table-cell>
        </table:table-row>
        <table:table-row table:style-name="ro1">
          <table:table-cell table:formula="of:=[.A783]+1/60/24" office:value-type="date" office:date-value="2017-04-23T13:03:00.000153" calcext:value-type="date">
            <text:p>2017-04-23 13:03</text:p>
          </table:table-cell>
        </table:table-row>
        <table:table-row table:style-name="ro1">
          <table:table-cell table:formula="of:=[.A784]+1/60/24" office:value-type="date" office:date-value="2017-04-23T13:04:00.000153" calcext:value-type="date">
            <text:p>2017-04-23 13:04</text:p>
          </table:table-cell>
        </table:table-row>
        <table:table-row table:style-name="ro1">
          <table:table-cell table:formula="of:=[.A785]+1/60/24" office:value-type="date" office:date-value="2017-04-23T13:05:00.000154" calcext:value-type="date">
            <text:p>2017-04-23 13:05</text:p>
          </table:table-cell>
        </table:table-row>
        <table:table-row table:style-name="ro1">
          <table:table-cell table:formula="of:=[.A786]+1/60/24" office:value-type="date" office:date-value="2017-04-23T13:06:00.000154" calcext:value-type="date">
            <text:p>2017-04-23 13:06</text:p>
          </table:table-cell>
        </table:table-row>
        <table:table-row table:style-name="ro1">
          <table:table-cell table:formula="of:=[.A787]+1/60/24" office:value-type="date" office:date-value="2017-04-23T13:07:00.000154" calcext:value-type="date">
            <text:p>2017-04-23 13:07</text:p>
          </table:table-cell>
        </table:table-row>
        <table:table-row table:style-name="ro1">
          <table:table-cell table:formula="of:=[.A788]+1/60/24" office:value-type="date" office:date-value="2017-04-23T13:08:00.000154" calcext:value-type="date">
            <text:p>2017-04-23 13:08</text:p>
          </table:table-cell>
        </table:table-row>
        <table:table-row table:style-name="ro1">
          <table:table-cell table:formula="of:=[.A789]+1/60/24" office:value-type="date" office:date-value="2017-04-23T13:09:00.000154" calcext:value-type="date">
            <text:p>2017-04-23 13:09</text:p>
          </table:table-cell>
        </table:table-row>
        <table:table-row table:style-name="ro1">
          <table:table-cell table:formula="of:=[.A790]+1/60/24" office:value-type="date" office:date-value="2017-04-23T13:10:00.000155" calcext:value-type="date">
            <text:p>2017-04-23 13:10</text:p>
          </table:table-cell>
        </table:table-row>
        <table:table-row table:style-name="ro1">
          <table:table-cell table:formula="of:=[.A791]+1/60/24" office:value-type="date" office:date-value="2017-04-23T13:11:00.000155" calcext:value-type="date">
            <text:p>2017-04-23 13:11</text:p>
          </table:table-cell>
        </table:table-row>
        <table:table-row table:style-name="ro1">
          <table:table-cell table:formula="of:=[.A792]+1/60/24" office:value-type="date" office:date-value="2017-04-23T13:12:00.000155" calcext:value-type="date">
            <text:p>2017-04-23 13:12</text:p>
          </table:table-cell>
        </table:table-row>
        <table:table-row table:style-name="ro1">
          <table:table-cell table:formula="of:=[.A793]+1/60/24" office:value-type="date" office:date-value="2017-04-23T13:13:00.000155" calcext:value-type="date">
            <text:p>2017-04-23 13:13</text:p>
          </table:table-cell>
        </table:table-row>
        <table:table-row table:style-name="ro1">
          <table:table-cell table:formula="of:=[.A794]+1/60/24" office:value-type="date" office:date-value="2017-04-23T13:14:00.000155" calcext:value-type="date">
            <text:p>2017-04-23 13:14</text:p>
          </table:table-cell>
        </table:table-row>
        <table:table-row table:style-name="ro1">
          <table:table-cell table:formula="of:=[.A795]+1/60/24" office:value-type="date" office:date-value="2017-04-23T13:15:00.000155" calcext:value-type="date">
            <text:p>2017-04-23 13:15</text:p>
          </table:table-cell>
        </table:table-row>
        <table:table-row table:style-name="ro1">
          <table:table-cell table:formula="of:=[.A796]+1/60/24" office:value-type="date" office:date-value="2017-04-23T13:16:00.000156" calcext:value-type="date">
            <text:p>2017-04-23 13:16</text:p>
          </table:table-cell>
        </table:table-row>
        <table:table-row table:style-name="ro1">
          <table:table-cell table:formula="of:=[.A797]+1/60/24" office:value-type="date" office:date-value="2017-04-23T13:17:00.000156" calcext:value-type="date">
            <text:p>2017-04-23 13:17</text:p>
          </table:table-cell>
        </table:table-row>
        <table:table-row table:style-name="ro1">
          <table:table-cell table:formula="of:=[.A798]+1/60/24" office:value-type="date" office:date-value="2017-04-23T13:18:00.000156" calcext:value-type="date">
            <text:p>2017-04-23 13:18</text:p>
          </table:table-cell>
        </table:table-row>
        <table:table-row table:style-name="ro1">
          <table:table-cell table:formula="of:=[.A799]+1/60/24" office:value-type="date" office:date-value="2017-04-23T13:19:00.000156" calcext:value-type="date">
            <text:p>2017-04-23 13:19</text:p>
          </table:table-cell>
        </table:table-row>
        <table:table-row table:style-name="ro1">
          <table:table-cell table:formula="of:=[.A800]+1/60/24" office:value-type="date" office:date-value="2017-04-23T13:20:00.000156" calcext:value-type="date">
            <text:p>2017-04-23 13:20</text:p>
          </table:table-cell>
        </table:table-row>
        <table:table-row table:style-name="ro1">
          <table:table-cell table:formula="of:=[.A801]+1/60/24" office:value-type="date" office:date-value="2017-04-23T13:21:00.000157" calcext:value-type="date">
            <text:p>2017-04-23 13:21</text:p>
          </table:table-cell>
        </table:table-row>
        <table:table-row table:style-name="ro1">
          <table:table-cell table:formula="of:=[.A802]+1/60/24" office:value-type="date" office:date-value="2017-04-23T13:22:00.000157" calcext:value-type="date">
            <text:p>2017-04-23 13:22</text:p>
          </table:table-cell>
        </table:table-row>
        <table:table-row table:style-name="ro1">
          <table:table-cell table:formula="of:=[.A803]+1/60/24" office:value-type="date" office:date-value="2017-04-23T13:23:00.000157" calcext:value-type="date">
            <text:p>2017-04-23 13:23</text:p>
          </table:table-cell>
        </table:table-row>
        <table:table-row table:style-name="ro1">
          <table:table-cell table:formula="of:=[.A804]+1/60/24" office:value-type="date" office:date-value="2017-04-23T13:24:00.000157" calcext:value-type="date">
            <text:p>2017-04-23 13:24</text:p>
          </table:table-cell>
        </table:table-row>
        <table:table-row table:style-name="ro1">
          <table:table-cell table:formula="of:=[.A805]+1/60/24" office:value-type="date" office:date-value="2017-04-23T13:25:00.000157" calcext:value-type="date">
            <text:p>2017-04-23 13:25</text:p>
          </table:table-cell>
        </table:table-row>
        <table:table-row table:style-name="ro1">
          <table:table-cell table:formula="of:=[.A806]+1/60/24" office:value-type="date" office:date-value="2017-04-23T13:26:00.000158" calcext:value-type="date">
            <text:p>2017-04-23 13:26</text:p>
          </table:table-cell>
        </table:table-row>
        <table:table-row table:style-name="ro1">
          <table:table-cell table:formula="of:=[.A807]+1/60/24" office:value-type="date" office:date-value="2017-04-23T13:27:00.000158" calcext:value-type="date">
            <text:p>2017-04-23 13:27</text:p>
          </table:table-cell>
        </table:table-row>
        <table:table-row table:style-name="ro1">
          <table:table-cell table:formula="of:=[.A808]+1/60/24" office:value-type="date" office:date-value="2017-04-23T13:28:00.000158" calcext:value-type="date">
            <text:p>2017-04-23 13:28</text:p>
          </table:table-cell>
        </table:table-row>
        <table:table-row table:style-name="ro1">
          <table:table-cell table:formula="of:=[.A809]+1/60/24" office:value-type="date" office:date-value="2017-04-23T13:29:00.000158" calcext:value-type="date">
            <text:p>2017-04-23 13:29</text:p>
          </table:table-cell>
        </table:table-row>
        <table:table-row table:style-name="ro1">
          <table:table-cell table:formula="of:=[.A810]+1/60/24" office:value-type="date" office:date-value="2017-04-23T13:30:00.000158" calcext:value-type="date">
            <text:p>2017-04-23 13:30</text:p>
          </table:table-cell>
        </table:table-row>
        <table:table-row table:style-name="ro1">
          <table:table-cell table:formula="of:=[.A811]+1/60/24" office:value-type="date" office:date-value="2017-04-23T13:31:00.000159" calcext:value-type="date">
            <text:p>2017-04-23 13:31</text:p>
          </table:table-cell>
        </table:table-row>
        <table:table-row table:style-name="ro1">
          <table:table-cell table:formula="of:=[.A812]+1/60/24" office:value-type="date" office:date-value="2017-04-23T13:32:00.000159" calcext:value-type="date">
            <text:p>2017-04-23 13:32</text:p>
          </table:table-cell>
        </table:table-row>
        <table:table-row table:style-name="ro1">
          <table:table-cell table:formula="of:=[.A813]+1/60/24" office:value-type="date" office:date-value="2017-04-23T13:33:00.000159" calcext:value-type="date">
            <text:p>2017-04-23 13:33</text:p>
          </table:table-cell>
        </table:table-row>
        <table:table-row table:style-name="ro1">
          <table:table-cell table:formula="of:=[.A814]+1/60/24" office:value-type="date" office:date-value="2017-04-23T13:34:00.000159" calcext:value-type="date">
            <text:p>2017-04-23 13:34</text:p>
          </table:table-cell>
        </table:table-row>
        <table:table-row table:style-name="ro1">
          <table:table-cell table:formula="of:=[.A815]+1/60/24" office:value-type="date" office:date-value="2017-04-23T13:35:00.000159" calcext:value-type="date">
            <text:p>2017-04-23 13:35</text:p>
          </table:table-cell>
        </table:table-row>
        <table:table-row table:style-name="ro1">
          <table:table-cell table:formula="of:=[.A816]+1/60/24" office:value-type="date" office:date-value="2017-04-23T13:36:00.00016" calcext:value-type="date">
            <text:p>2017-04-23 13:36</text:p>
          </table:table-cell>
        </table:table-row>
        <table:table-row table:style-name="ro1">
          <table:table-cell table:formula="of:=[.A817]+1/60/24" office:value-type="date" office:date-value="2017-04-23T13:37:00.00016" calcext:value-type="date">
            <text:p>2017-04-23 13:37</text:p>
          </table:table-cell>
        </table:table-row>
        <table:table-row table:style-name="ro1">
          <table:table-cell table:formula="of:=[.A818]+1/60/24" office:value-type="date" office:date-value="2017-04-23T13:38:00.00016" calcext:value-type="date">
            <text:p>2017-04-23 13:38</text:p>
          </table:table-cell>
        </table:table-row>
        <table:table-row table:style-name="ro1">
          <table:table-cell table:formula="of:=[.A819]+1/60/24" office:value-type="date" office:date-value="2017-04-23T13:39:00.00016" calcext:value-type="date">
            <text:p>2017-04-23 13:39</text:p>
          </table:table-cell>
        </table:table-row>
        <table:table-row table:style-name="ro1">
          <table:table-cell table:formula="of:=[.A820]+1/60/24" office:value-type="date" office:date-value="2017-04-23T13:40:00.00016" calcext:value-type="date">
            <text:p>2017-04-23 13:40</text:p>
          </table:table-cell>
        </table:table-row>
        <table:table-row table:style-name="ro1">
          <table:table-cell table:formula="of:=[.A821]+1/60/24" office:value-type="date" office:date-value="2017-04-23T13:41:00.000161" calcext:value-type="date">
            <text:p>2017-04-23 13:41</text:p>
          </table:table-cell>
        </table:table-row>
        <table:table-row table:style-name="ro1">
          <table:table-cell table:formula="of:=[.A822]+1/60/24" office:value-type="date" office:date-value="2017-04-23T13:42:00.000161" calcext:value-type="date">
            <text:p>2017-04-23 13:42</text:p>
          </table:table-cell>
        </table:table-row>
        <table:table-row table:style-name="ro1">
          <table:table-cell table:formula="of:=[.A823]+1/60/24" office:value-type="date" office:date-value="2017-04-23T13:43:00.000161" calcext:value-type="date">
            <text:p>2017-04-23 13:43</text:p>
          </table:table-cell>
        </table:table-row>
        <table:table-row table:style-name="ro1">
          <table:table-cell table:formula="of:=[.A824]+1/60/24" office:value-type="date" office:date-value="2017-04-23T13:44:00.000161" calcext:value-type="date">
            <text:p>2017-04-23 13:44</text:p>
          </table:table-cell>
        </table:table-row>
        <table:table-row table:style-name="ro1">
          <table:table-cell table:formula="of:=[.A825]+1/60/24" office:value-type="date" office:date-value="2017-04-23T13:45:00.000161" calcext:value-type="date">
            <text:p>2017-04-23 13:45</text:p>
          </table:table-cell>
        </table:table-row>
        <table:table-row table:style-name="ro1">
          <table:table-cell table:formula="of:=[.A826]+1/60/24" office:value-type="date" office:date-value="2017-04-23T13:46:00.000162" calcext:value-type="date">
            <text:p>2017-04-23 13:46</text:p>
          </table:table-cell>
        </table:table-row>
        <table:table-row table:style-name="ro1">
          <table:table-cell table:formula="of:=[.A827]+1/60/24" office:value-type="date" office:date-value="2017-04-23T13:47:00.000162" calcext:value-type="date">
            <text:p>2017-04-23 13:47</text:p>
          </table:table-cell>
        </table:table-row>
        <table:table-row table:style-name="ro1">
          <table:table-cell table:formula="of:=[.A828]+1/60/24" office:value-type="date" office:date-value="2017-04-23T13:48:00.000162" calcext:value-type="date">
            <text:p>2017-04-23 13:48</text:p>
          </table:table-cell>
        </table:table-row>
        <table:table-row table:style-name="ro1">
          <table:table-cell table:formula="of:=[.A829]+1/60/24" office:value-type="date" office:date-value="2017-04-23T13:49:00.000162" calcext:value-type="date">
            <text:p>2017-04-23 13:49</text:p>
          </table:table-cell>
        </table:table-row>
        <table:table-row table:style-name="ro1">
          <table:table-cell table:formula="of:=[.A830]+1/60/24" office:value-type="date" office:date-value="2017-04-23T13:50:00.000162" calcext:value-type="date">
            <text:p>2017-04-23 13:50</text:p>
          </table:table-cell>
        </table:table-row>
        <table:table-row table:style-name="ro1">
          <table:table-cell table:formula="of:=[.A831]+1/60/24" office:value-type="date" office:date-value="2017-04-23T13:51:00.000163" calcext:value-type="date">
            <text:p>2017-04-23 13:51</text:p>
          </table:table-cell>
        </table:table-row>
        <table:table-row table:style-name="ro1">
          <table:table-cell table:formula="of:=[.A832]+1/60/24" office:value-type="date" office:date-value="2017-04-23T13:52:00.000163" calcext:value-type="date">
            <text:p>2017-04-23 13:52</text:p>
          </table:table-cell>
        </table:table-row>
        <table:table-row table:style-name="ro1">
          <table:table-cell table:formula="of:=[.A833]+1/60/24" office:value-type="date" office:date-value="2017-04-23T13:53:00.000163" calcext:value-type="date">
            <text:p>2017-04-23 13:53</text:p>
          </table:table-cell>
        </table:table-row>
        <table:table-row table:style-name="ro1">
          <table:table-cell table:formula="of:=[.A834]+1/60/24" office:value-type="date" office:date-value="2017-04-23T13:54:00.000163" calcext:value-type="date">
            <text:p>2017-04-23 13:54</text:p>
          </table:table-cell>
        </table:table-row>
        <table:table-row table:style-name="ro1">
          <table:table-cell table:formula="of:=[.A835]+1/60/24" office:value-type="date" office:date-value="2017-04-23T13:55:00.000163" calcext:value-type="date">
            <text:p>2017-04-23 13:55</text:p>
          </table:table-cell>
        </table:table-row>
        <table:table-row table:style-name="ro1">
          <table:table-cell table:formula="of:=[.A836]+1/60/24" office:value-type="date" office:date-value="2017-04-23T13:56:00.000164" calcext:value-type="date">
            <text:p>2017-04-23 13:56</text:p>
          </table:table-cell>
        </table:table-row>
        <table:table-row table:style-name="ro1">
          <table:table-cell table:formula="of:=[.A837]+1/60/24" office:value-type="date" office:date-value="2017-04-23T13:57:00.000164" calcext:value-type="date">
            <text:p>2017-04-23 13:57</text:p>
          </table:table-cell>
        </table:table-row>
        <table:table-row table:style-name="ro1">
          <table:table-cell table:formula="of:=[.A838]+1/60/24" office:value-type="date" office:date-value="2017-04-23T13:58:00.000164" calcext:value-type="date">
            <text:p>2017-04-23 13:58</text:p>
          </table:table-cell>
        </table:table-row>
        <table:table-row table:style-name="ro1">
          <table:table-cell table:formula="of:=[.A839]+1/60/24" office:value-type="date" office:date-value="2017-04-23T13:59:00.000164" calcext:value-type="date">
            <text:p>2017-04-23 13:59</text:p>
          </table:table-cell>
        </table:table-row>
        <table:table-row table:style-name="ro1">
          <table:table-cell table:formula="of:=[.A840]+1/60/24" office:value-type="date" office:date-value="2017-04-23T14:00:00.000164" calcext:value-type="date">
            <text:p>2017-04-23 14:00</text:p>
          </table:table-cell>
        </table:table-row>
        <table:table-row table:style-name="ro1">
          <table:table-cell table:formula="of:=[.A841]+1/60/24" office:value-type="date" office:date-value="2017-04-23T14:01:00.000164" calcext:value-type="date">
            <text:p>2017-04-23 14:01</text:p>
          </table:table-cell>
        </table:table-row>
        <table:table-row table:style-name="ro1">
          <table:table-cell table:formula="of:=[.A842]+1/60/24" office:value-type="date" office:date-value="2017-04-23T14:02:00.000165" calcext:value-type="date">
            <text:p>2017-04-23 14:02</text:p>
          </table:table-cell>
        </table:table-row>
        <table:table-row table:style-name="ro1">
          <table:table-cell table:formula="of:=[.A843]+1/60/24" office:value-type="date" office:date-value="2017-04-23T14:03:00.000165" calcext:value-type="date">
            <text:p>2017-04-23 14:03</text:p>
          </table:table-cell>
        </table:table-row>
        <table:table-row table:style-name="ro1">
          <table:table-cell table:formula="of:=[.A844]+1/60/24" office:value-type="date" office:date-value="2017-04-23T14:04:00.000165" calcext:value-type="date">
            <text:p>2017-04-23 14:04</text:p>
          </table:table-cell>
        </table:table-row>
        <table:table-row table:style-name="ro1">
          <table:table-cell table:formula="of:=[.A845]+1/60/24" office:value-type="date" office:date-value="2017-04-23T14:05:00.000165" calcext:value-type="date">
            <text:p>2017-04-23 14:05</text:p>
          </table:table-cell>
        </table:table-row>
        <table:table-row table:style-name="ro1">
          <table:table-cell table:formula="of:=[.A846]+1/60/24" office:value-type="date" office:date-value="2017-04-23T14:06:00.000165" calcext:value-type="date">
            <text:p>2017-04-23 14:06</text:p>
          </table:table-cell>
        </table:table-row>
        <table:table-row table:style-name="ro1">
          <table:table-cell table:formula="of:=[.A847]+1/60/24" office:value-type="date" office:date-value="2017-04-23T14:07:00.000166" calcext:value-type="date">
            <text:p>2017-04-23 14:07</text:p>
          </table:table-cell>
        </table:table-row>
        <table:table-row table:style-name="ro1">
          <table:table-cell table:formula="of:=[.A848]+1/60/24" office:value-type="date" office:date-value="2017-04-23T14:08:00.000166" calcext:value-type="date">
            <text:p>2017-04-23 14:08</text:p>
          </table:table-cell>
        </table:table-row>
        <table:table-row table:style-name="ro1">
          <table:table-cell table:formula="of:=[.A849]+1/60/24" office:value-type="date" office:date-value="2017-04-23T14:09:00.000166" calcext:value-type="date">
            <text:p>2017-04-23 14:09</text:p>
          </table:table-cell>
        </table:table-row>
        <table:table-row table:style-name="ro1">
          <table:table-cell table:formula="of:=[.A850]+1/60/24" office:value-type="date" office:date-value="2017-04-23T14:10:00.000166" calcext:value-type="date">
            <text:p>2017-04-23 14:10</text:p>
          </table:table-cell>
        </table:table-row>
        <table:table-row table:style-name="ro1">
          <table:table-cell table:formula="of:=[.A851]+1/60/24" office:value-type="date" office:date-value="2017-04-23T14:11:00.000166" calcext:value-type="date">
            <text:p>2017-04-23 14:11</text:p>
          </table:table-cell>
        </table:table-row>
        <table:table-row table:style-name="ro1">
          <table:table-cell table:formula="of:=[.A852]+1/60/24" office:value-type="date" office:date-value="2017-04-23T14:12:00.000167" calcext:value-type="date">
            <text:p>2017-04-23 14:12</text:p>
          </table:table-cell>
        </table:table-row>
        <table:table-row table:style-name="ro1">
          <table:table-cell table:formula="of:=[.A853]+1/60/24" office:value-type="date" office:date-value="2017-04-23T14:13:00.000167" calcext:value-type="date">
            <text:p>2017-04-23 14:13</text:p>
          </table:table-cell>
        </table:table-row>
        <table:table-row table:style-name="ro1">
          <table:table-cell table:formula="of:=[.A854]+1/60/24" office:value-type="date" office:date-value="2017-04-23T14:14:00.000167" calcext:value-type="date">
            <text:p>2017-04-23 14:14</text:p>
          </table:table-cell>
        </table:table-row>
        <table:table-row table:style-name="ro1">
          <table:table-cell table:formula="of:=[.A855]+1/60/24" office:value-type="date" office:date-value="2017-04-23T14:15:00.000167" calcext:value-type="date">
            <text:p>2017-04-23 14:15</text:p>
          </table:table-cell>
        </table:table-row>
        <table:table-row table:style-name="ro1">
          <table:table-cell table:formula="of:=[.A856]+1/60/24" office:value-type="date" office:date-value="2017-04-23T14:16:00.000167" calcext:value-type="date">
            <text:p>2017-04-23 14:16</text:p>
          </table:table-cell>
        </table:table-row>
        <table:table-row table:style-name="ro1">
          <table:table-cell table:formula="of:=[.A857]+1/60/24" office:value-type="date" office:date-value="2017-04-23T14:17:00.000168" calcext:value-type="date">
            <text:p>2017-04-23 14:17</text:p>
          </table:table-cell>
        </table:table-row>
        <table:table-row table:style-name="ro1">
          <table:table-cell table:formula="of:=[.A858]+1/60/24" office:value-type="date" office:date-value="2017-04-23T14:18:00.000168" calcext:value-type="date">
            <text:p>2017-04-23 14:18</text:p>
          </table:table-cell>
        </table:table-row>
        <table:table-row table:style-name="ro1">
          <table:table-cell table:formula="of:=[.A859]+1/60/24" office:value-type="date" office:date-value="2017-04-23T14:19:00.000168" calcext:value-type="date">
            <text:p>2017-04-23 14:19</text:p>
          </table:table-cell>
        </table:table-row>
        <table:table-row table:style-name="ro1">
          <table:table-cell table:formula="of:=[.A860]+1/60/24" office:value-type="date" office:date-value="2017-04-23T14:20:00.000168" calcext:value-type="date">
            <text:p>2017-04-23 14:20</text:p>
          </table:table-cell>
        </table:table-row>
        <table:table-row table:style-name="ro1">
          <table:table-cell table:formula="of:=[.A861]+1/60/24" office:value-type="date" office:date-value="2017-04-23T14:21:00.000168" calcext:value-type="date">
            <text:p>2017-04-23 14:21</text:p>
          </table:table-cell>
        </table:table-row>
        <table:table-row table:style-name="ro1">
          <table:table-cell table:formula="of:=[.A862]+1/60/24" office:value-type="date" office:date-value="2017-04-23T14:22:00.000169" calcext:value-type="date">
            <text:p>2017-04-23 14:22</text:p>
          </table:table-cell>
        </table:table-row>
        <table:table-row table:style-name="ro1">
          <table:table-cell table:formula="of:=[.A863]+1/60/24" office:value-type="date" office:date-value="2017-04-23T14:23:00.000169" calcext:value-type="date">
            <text:p>2017-04-23 14:23</text:p>
          </table:table-cell>
        </table:table-row>
        <table:table-row table:style-name="ro1">
          <table:table-cell table:formula="of:=[.A864]+1/60/24" office:value-type="date" office:date-value="2017-04-23T14:24:00.000169" calcext:value-type="date">
            <text:p>2017-04-23 14:24</text:p>
          </table:table-cell>
        </table:table-row>
        <table:table-row table:style-name="ro1">
          <table:table-cell table:formula="of:=[.A865]+1/60/24" office:value-type="date" office:date-value="2017-04-23T14:25:00.000169" calcext:value-type="date">
            <text:p>2017-04-23 14:25</text:p>
          </table:table-cell>
        </table:table-row>
        <table:table-row table:style-name="ro1">
          <table:table-cell table:formula="of:=[.A866]+1/60/24" office:value-type="date" office:date-value="2017-04-23T14:26:00.000169" calcext:value-type="date">
            <text:p>2017-04-23 14:26</text:p>
          </table:table-cell>
        </table:table-row>
        <table:table-row table:style-name="ro1">
          <table:table-cell table:formula="of:=[.A867]+1/60/24" office:value-type="date" office:date-value="2017-04-23T14:27:00.00017" calcext:value-type="date">
            <text:p>2017-04-23 14:27</text:p>
          </table:table-cell>
        </table:table-row>
        <table:table-row table:style-name="ro1">
          <table:table-cell table:formula="of:=[.A868]+1/60/24" office:value-type="date" office:date-value="2017-04-23T14:28:00.00017" calcext:value-type="date">
            <text:p>2017-04-23 14:28</text:p>
          </table:table-cell>
        </table:table-row>
        <table:table-row table:style-name="ro1">
          <table:table-cell table:formula="of:=[.A869]+1/60/24" office:value-type="date" office:date-value="2017-04-23T14:29:00.00017" calcext:value-type="date">
            <text:p>2017-04-23 14:29</text:p>
          </table:table-cell>
        </table:table-row>
        <table:table-row table:style-name="ro1">
          <table:table-cell table:formula="of:=[.A870]+1/60/24" office:value-type="date" office:date-value="2017-04-23T14:30:00.00017" calcext:value-type="date">
            <text:p>2017-04-23 14:30</text:p>
          </table:table-cell>
        </table:table-row>
        <table:table-row table:style-name="ro1">
          <table:table-cell table:formula="of:=[.A871]+1/60/24" office:value-type="date" office:date-value="2017-04-23T14:31:00.00017" calcext:value-type="date">
            <text:p>2017-04-23 14:31</text:p>
          </table:table-cell>
        </table:table-row>
        <table:table-row table:style-name="ro1">
          <table:table-cell table:formula="of:=[.A872]+1/60/24" office:value-type="date" office:date-value="2017-04-23T14:32:00.000171" calcext:value-type="date">
            <text:p>2017-04-23 14:32</text:p>
          </table:table-cell>
        </table:table-row>
        <table:table-row table:style-name="ro1">
          <table:table-cell table:formula="of:=[.A873]+1/60/24" office:value-type="date" office:date-value="2017-04-23T14:33:00.000171" calcext:value-type="date">
            <text:p>2017-04-23 14:33</text:p>
          </table:table-cell>
        </table:table-row>
        <table:table-row table:style-name="ro1">
          <table:table-cell table:formula="of:=[.A874]+1/60/24" office:value-type="date" office:date-value="2017-04-23T14:34:00.000171" calcext:value-type="date">
            <text:p>2017-04-23 14:34</text:p>
          </table:table-cell>
        </table:table-row>
        <table:table-row table:style-name="ro1">
          <table:table-cell table:formula="of:=[.A875]+1/60/24" office:value-type="date" office:date-value="2017-04-23T14:35:00.000171" calcext:value-type="date">
            <text:p>2017-04-23 14:35</text:p>
          </table:table-cell>
        </table:table-row>
        <table:table-row table:style-name="ro1">
          <table:table-cell table:formula="of:=[.A876]+1/60/24" office:value-type="date" office:date-value="2017-04-23T14:36:00.000171" calcext:value-type="date">
            <text:p>2017-04-23 14:36</text:p>
          </table:table-cell>
        </table:table-row>
        <table:table-row table:style-name="ro1">
          <table:table-cell table:formula="of:=[.A877]+1/60/24" office:value-type="date" office:date-value="2017-04-23T14:37:00.000172" calcext:value-type="date">
            <text:p>2017-04-23 14:37</text:p>
          </table:table-cell>
        </table:table-row>
        <table:table-row table:style-name="ro1">
          <table:table-cell table:formula="of:=[.A878]+1/60/24" office:value-type="date" office:date-value="2017-04-23T14:38:00.000172" calcext:value-type="date">
            <text:p>2017-04-23 14:38</text:p>
          </table:table-cell>
        </table:table-row>
        <table:table-row table:style-name="ro1">
          <table:table-cell table:formula="of:=[.A879]+1/60/24" office:value-type="date" office:date-value="2017-04-23T14:39:00.000172" calcext:value-type="date">
            <text:p>2017-04-23 14:39</text:p>
          </table:table-cell>
        </table:table-row>
        <table:table-row table:style-name="ro1">
          <table:table-cell table:formula="of:=[.A880]+1/60/24" office:value-type="date" office:date-value="2017-04-23T14:40:00.000172" calcext:value-type="date">
            <text:p>2017-04-23 14:40</text:p>
          </table:table-cell>
        </table:table-row>
        <table:table-row table:style-name="ro1">
          <table:table-cell table:formula="of:=[.A881]+1/60/24" office:value-type="date" office:date-value="2017-04-23T14:41:00.000172" calcext:value-type="date">
            <text:p>2017-04-23 14:41</text:p>
          </table:table-cell>
        </table:table-row>
        <table:table-row table:style-name="ro1">
          <table:table-cell table:formula="of:=[.A882]+1/60/24" office:value-type="date" office:date-value="2017-04-23T14:42:00.000172" calcext:value-type="date">
            <text:p>2017-04-23 14:42</text:p>
          </table:table-cell>
        </table:table-row>
        <table:table-row table:style-name="ro1">
          <table:table-cell table:formula="of:=[.A883]+1/60/24" office:value-type="date" office:date-value="2017-04-23T14:43:00.000173" calcext:value-type="date">
            <text:p>2017-04-23 14:43</text:p>
          </table:table-cell>
        </table:table-row>
        <table:table-row table:style-name="ro1">
          <table:table-cell table:formula="of:=[.A884]+1/60/24" office:value-type="date" office:date-value="2017-04-23T14:44:00.000173" calcext:value-type="date">
            <text:p>2017-04-23 14:44</text:p>
          </table:table-cell>
        </table:table-row>
        <table:table-row table:style-name="ro1">
          <table:table-cell table:formula="of:=[.A885]+1/60/24" office:value-type="date" office:date-value="2017-04-23T14:45:00.000173" calcext:value-type="date">
            <text:p>2017-04-23 14:45</text:p>
          </table:table-cell>
        </table:table-row>
        <table:table-row table:style-name="ro1">
          <table:table-cell table:formula="of:=[.A886]+1/60/24" office:value-type="date" office:date-value="2017-04-23T14:46:00.000173" calcext:value-type="date">
            <text:p>2017-04-23 14:46</text:p>
          </table:table-cell>
        </table:table-row>
        <table:table-row table:style-name="ro1">
          <table:table-cell table:formula="of:=[.A887]+1/60/24" office:value-type="date" office:date-value="2017-04-23T14:47:00.000173" calcext:value-type="date">
            <text:p>2017-04-23 14:47</text:p>
          </table:table-cell>
        </table:table-row>
        <table:table-row table:style-name="ro1">
          <table:table-cell table:formula="of:=[.A888]+1/60/24" office:value-type="date" office:date-value="2017-04-23T14:48:00.000174" calcext:value-type="date">
            <text:p>2017-04-23 14:48</text:p>
          </table:table-cell>
        </table:table-row>
        <table:table-row table:style-name="ro1">
          <table:table-cell table:formula="of:=[.A889]+1/60/24" office:value-type="date" office:date-value="2017-04-23T14:49:00.000174" calcext:value-type="date">
            <text:p>2017-04-23 14:49</text:p>
          </table:table-cell>
        </table:table-row>
        <table:table-row table:style-name="ro1">
          <table:table-cell table:formula="of:=[.A890]+1/60/24" office:value-type="date" office:date-value="2017-04-23T14:50:00.000174" calcext:value-type="date">
            <text:p>2017-04-23 14:50</text:p>
          </table:table-cell>
        </table:table-row>
        <table:table-row table:style-name="ro1">
          <table:table-cell table:formula="of:=[.A891]+1/60/24" office:value-type="date" office:date-value="2017-04-23T14:51:00.000174" calcext:value-type="date">
            <text:p>2017-04-23 14:51</text:p>
          </table:table-cell>
        </table:table-row>
        <table:table-row table:style-name="ro1">
          <table:table-cell table:formula="of:=[.A892]+1/60/24" office:value-type="date" office:date-value="2017-04-23T14:52:00.000174" calcext:value-type="date">
            <text:p>2017-04-23 14:52</text:p>
          </table:table-cell>
        </table:table-row>
        <table:table-row table:style-name="ro1">
          <table:table-cell table:formula="of:=[.A893]+1/60/24" office:value-type="date" office:date-value="2017-04-23T14:53:00.000175" calcext:value-type="date">
            <text:p>2017-04-23 14:53</text:p>
          </table:table-cell>
        </table:table-row>
        <table:table-row table:style-name="ro1">
          <table:table-cell table:formula="of:=[.A894]+1/60/24" office:value-type="date" office:date-value="2017-04-23T14:54:00.000175" calcext:value-type="date">
            <text:p>2017-04-23 14:54</text:p>
          </table:table-cell>
        </table:table-row>
        <table:table-row table:style-name="ro1">
          <table:table-cell table:formula="of:=[.A895]+1/60/24" office:value-type="date" office:date-value="2017-04-23T14:55:00.000175" calcext:value-type="date">
            <text:p>2017-04-23 14:55</text:p>
          </table:table-cell>
        </table:table-row>
        <table:table-row table:style-name="ro1">
          <table:table-cell table:formula="of:=[.A896]+1/60/24" office:value-type="date" office:date-value="2017-04-23T14:56:00.000175" calcext:value-type="date">
            <text:p>2017-04-23 14:56</text:p>
          </table:table-cell>
        </table:table-row>
        <table:table-row table:style-name="ro1">
          <table:table-cell table:formula="of:=[.A897]+1/60/24" office:value-type="date" office:date-value="2017-04-23T14:57:00.000175" calcext:value-type="date">
            <text:p>2017-04-23 14:57</text:p>
          </table:table-cell>
        </table:table-row>
        <table:table-row table:style-name="ro1">
          <table:table-cell table:formula="of:=[.A898]+1/60/24" office:value-type="date" office:date-value="2017-04-23T14:58:00.000176" calcext:value-type="date">
            <text:p>2017-04-23 14:58</text:p>
          </table:table-cell>
        </table:table-row>
        <table:table-row table:style-name="ro1">
          <table:table-cell table:formula="of:=[.A899]+1/60/24" office:value-type="date" office:date-value="2017-04-23T14:59:00.000176" calcext:value-type="date">
            <text:p>2017-04-23 14:59</text:p>
          </table:table-cell>
        </table:table-row>
        <table:table-row table:style-name="ro1">
          <table:table-cell table:formula="of:=[.A900]+1/60/24" office:value-type="date" office:date-value="2017-04-23T15:00:00.000176" calcext:value-type="date">
            <text:p>2017-04-23 15:00</text:p>
          </table:table-cell>
        </table:table-row>
        <table:table-row table:style-name="ro1">
          <table:table-cell table:formula="of:=[.A901]+1/60/24" office:value-type="date" office:date-value="2017-04-23T15:01:00.000176" calcext:value-type="date">
            <text:p>2017-04-23 15:01</text:p>
          </table:table-cell>
        </table:table-row>
        <table:table-row table:style-name="ro1">
          <table:table-cell table:formula="of:=[.A902]+1/60/24" office:value-type="date" office:date-value="2017-04-23T15:02:00.000176" calcext:value-type="date">
            <text:p>2017-04-23 15:02</text:p>
          </table:table-cell>
        </table:table-row>
        <table:table-row table:style-name="ro1">
          <table:table-cell table:formula="of:=[.A903]+1/60/24" office:value-type="date" office:date-value="2017-04-23T15:03:00.000177" calcext:value-type="date">
            <text:p>2017-04-23 15:03</text:p>
          </table:table-cell>
        </table:table-row>
        <table:table-row table:style-name="ro1">
          <table:table-cell table:formula="of:=[.A904]+1/60/24" office:value-type="date" office:date-value="2017-04-23T15:04:00.000177" calcext:value-type="date">
            <text:p>2017-04-23 15:04</text:p>
          </table:table-cell>
        </table:table-row>
        <table:table-row table:style-name="ro1">
          <table:table-cell table:formula="of:=[.A905]+1/60/24" office:value-type="date" office:date-value="2017-04-23T15:05:00.000177" calcext:value-type="date">
            <text:p>2017-04-23 15:05</text:p>
          </table:table-cell>
        </table:table-row>
        <table:table-row table:style-name="ro1">
          <table:table-cell table:formula="of:=[.A906]+1/60/24" office:value-type="date" office:date-value="2017-04-23T15:06:00.000177" calcext:value-type="date">
            <text:p>2017-04-23 15:06</text:p>
          </table:table-cell>
        </table:table-row>
        <table:table-row table:style-name="ro1">
          <table:table-cell table:formula="of:=[.A907]+1/60/24" office:value-type="date" office:date-value="2017-04-23T15:07:00.000177" calcext:value-type="date">
            <text:p>2017-04-23 15:07</text:p>
          </table:table-cell>
        </table:table-row>
        <table:table-row table:style-name="ro1">
          <table:table-cell table:formula="of:=[.A908]+1/60/24" office:value-type="date" office:date-value="2017-04-23T15:08:00.000178" calcext:value-type="date">
            <text:p>2017-04-23 15:08</text:p>
          </table:table-cell>
        </table:table-row>
        <table:table-row table:style-name="ro1">
          <table:table-cell table:formula="of:=[.A909]+1/60/24" office:value-type="date" office:date-value="2017-04-23T15:09:00.000178" calcext:value-type="date">
            <text:p>2017-04-23 15:09</text:p>
          </table:table-cell>
        </table:table-row>
        <table:table-row table:style-name="ro1">
          <table:table-cell table:formula="of:=[.A910]+1/60/24" office:value-type="date" office:date-value="2017-04-23T15:10:00.000178" calcext:value-type="date">
            <text:p>2017-04-23 15:10</text:p>
          </table:table-cell>
        </table:table-row>
        <table:table-row table:style-name="ro1">
          <table:table-cell table:formula="of:=[.A911]+1/60/24" office:value-type="date" office:date-value="2017-04-23T15:11:00.000178" calcext:value-type="date">
            <text:p>2017-04-23 15:11</text:p>
          </table:table-cell>
        </table:table-row>
        <table:table-row table:style-name="ro1">
          <table:table-cell table:formula="of:=[.A912]+1/60/24" office:value-type="date" office:date-value="2017-04-23T15:12:00.000178" calcext:value-type="date">
            <text:p>2017-04-23 15:12</text:p>
          </table:table-cell>
        </table:table-row>
        <table:table-row table:style-name="ro1">
          <table:table-cell table:formula="of:=[.A913]+1/60/24" office:value-type="date" office:date-value="2017-04-23T15:13:00.000179" calcext:value-type="date">
            <text:p>2017-04-23 15:13</text:p>
          </table:table-cell>
        </table:table-row>
        <table:table-row table:style-name="ro1">
          <table:table-cell table:formula="of:=[.A914]+1/60/24" office:value-type="date" office:date-value="2017-04-23T15:14:00.000179" calcext:value-type="date">
            <text:p>2017-04-23 15:14</text:p>
          </table:table-cell>
        </table:table-row>
        <table:table-row table:style-name="ro1">
          <table:table-cell table:formula="of:=[.A915]+1/60/24" office:value-type="date" office:date-value="2017-04-23T15:15:00.000179" calcext:value-type="date">
            <text:p>2017-04-23 15:15</text:p>
          </table:table-cell>
        </table:table-row>
        <table:table-row table:style-name="ro1">
          <table:table-cell table:formula="of:=[.A916]+1/60/24" office:value-type="date" office:date-value="2017-04-23T15:16:00.000179" calcext:value-type="date">
            <text:p>2017-04-23 15:16</text:p>
          </table:table-cell>
        </table:table-row>
        <table:table-row table:style-name="ro1">
          <table:table-cell table:formula="of:=[.A917]+1/60/24" office:value-type="date" office:date-value="2017-04-23T15:17:00.000179" calcext:value-type="date">
            <text:p>2017-04-23 15:17</text:p>
          </table:table-cell>
        </table:table-row>
        <table:table-row table:style-name="ro1">
          <table:table-cell table:formula="of:=[.A918]+1/60/24" office:value-type="date" office:date-value="2017-04-23T15:18:00.00018" calcext:value-type="date">
            <text:p>2017-04-23 15:18</text:p>
          </table:table-cell>
        </table:table-row>
        <table:table-row table:style-name="ro1">
          <table:table-cell table:formula="of:=[.A919]+1/60/24" office:value-type="date" office:date-value="2017-04-23T15:19:00.00018" calcext:value-type="date">
            <text:p>2017-04-23 15:19</text:p>
          </table:table-cell>
        </table:table-row>
        <table:table-row table:style-name="ro1">
          <table:table-cell table:formula="of:=[.A920]+1/60/24" office:value-type="date" office:date-value="2017-04-23T15:20:00.00018" calcext:value-type="date">
            <text:p>2017-04-23 15:20</text:p>
          </table:table-cell>
        </table:table-row>
        <table:table-row table:style-name="ro1">
          <table:table-cell table:formula="of:=[.A921]+1/60/24" office:value-type="date" office:date-value="2017-04-23T15:21:00.00018" calcext:value-type="date">
            <text:p>2017-04-23 15:21</text:p>
          </table:table-cell>
        </table:table-row>
        <table:table-row table:style-name="ro1">
          <table:table-cell table:formula="of:=[.A922]+1/60/24" office:value-type="date" office:date-value="2017-04-23T15:22:00.00018" calcext:value-type="date">
            <text:p>2017-04-23 15:22</text:p>
          </table:table-cell>
        </table:table-row>
        <table:table-row table:style-name="ro1">
          <table:table-cell table:formula="of:=[.A923]+1/60/24" office:value-type="date" office:date-value="2017-04-23T15:23:00.000181" calcext:value-type="date">
            <text:p>2017-04-23 15:23</text:p>
          </table:table-cell>
        </table:table-row>
        <table:table-row table:style-name="ro1">
          <table:table-cell table:formula="of:=[.A924]+1/60/24" office:value-type="date" office:date-value="2017-04-23T15:24:00.000181" calcext:value-type="date">
            <text:p>2017-04-23 15:24</text:p>
          </table:table-cell>
        </table:table-row>
        <table:table-row table:style-name="ro1">
          <table:table-cell table:formula="of:=[.A925]+1/60/24" office:value-type="date" office:date-value="2017-04-23T15:25:00.000181" calcext:value-type="date">
            <text:p>2017-04-23 15:25</text:p>
          </table:table-cell>
        </table:table-row>
        <table:table-row table:style-name="ro1">
          <table:table-cell table:formula="of:=[.A926]+1/60/24" office:value-type="date" office:date-value="2017-04-23T15:26:00.000181" calcext:value-type="date">
            <text:p>2017-04-23 15:26</text:p>
          </table:table-cell>
        </table:table-row>
        <table:table-row table:style-name="ro1">
          <table:table-cell table:formula="of:=[.A927]+1/60/24" office:value-type="date" office:date-value="2017-04-23T15:27:00.000181" calcext:value-type="date">
            <text:p>2017-04-23 15:27</text:p>
          </table:table-cell>
        </table:table-row>
        <table:table-row table:style-name="ro1">
          <table:table-cell table:formula="of:=[.A928]+1/60/24" office:value-type="date" office:date-value="2017-04-23T15:28:00.000181" calcext:value-type="date">
            <text:p>2017-04-23 15:28</text:p>
          </table:table-cell>
        </table:table-row>
        <table:table-row table:style-name="ro1">
          <table:table-cell table:formula="of:=[.A929]+1/60/24" office:value-type="date" office:date-value="2017-04-23T15:29:00.000182" calcext:value-type="date">
            <text:p>2017-04-23 15:29</text:p>
          </table:table-cell>
        </table:table-row>
        <table:table-row table:style-name="ro1">
          <table:table-cell table:formula="of:=[.A930]+1/60/24" office:value-type="date" office:date-value="2017-04-23T15:30:00.000182" calcext:value-type="date">
            <text:p>2017-04-23 15:30</text:p>
          </table:table-cell>
        </table:table-row>
        <table:table-row table:style-name="ro1">
          <table:table-cell table:formula="of:=[.A931]+1/60/24" office:value-type="date" office:date-value="2017-04-23T15:31:00.000182" calcext:value-type="date">
            <text:p>2017-04-23 15:31</text:p>
          </table:table-cell>
        </table:table-row>
        <table:table-row table:style-name="ro1">
          <table:table-cell table:formula="of:=[.A932]+1/60/24" office:value-type="date" office:date-value="2017-04-23T15:32:00.000182" calcext:value-type="date">
            <text:p>2017-04-23 15:32</text:p>
          </table:table-cell>
        </table:table-row>
        <table:table-row table:style-name="ro1">
          <table:table-cell table:formula="of:=[.A933]+1/60/24" office:value-type="date" office:date-value="2017-04-23T15:33:00.000182" calcext:value-type="date">
            <text:p>2017-04-23 15:33</text:p>
          </table:table-cell>
        </table:table-row>
        <table:table-row table:style-name="ro1">
          <table:table-cell table:formula="of:=[.A934]+1/60/24" office:value-type="date" office:date-value="2017-04-23T15:34:00.000183" calcext:value-type="date">
            <text:p>2017-04-23 15:34</text:p>
          </table:table-cell>
        </table:table-row>
        <table:table-row table:style-name="ro1">
          <table:table-cell table:formula="of:=[.A935]+1/60/24" office:value-type="date" office:date-value="2017-04-23T15:35:00.000183" calcext:value-type="date">
            <text:p>2017-04-23 15:35</text:p>
          </table:table-cell>
        </table:table-row>
        <table:table-row table:style-name="ro1">
          <table:table-cell table:formula="of:=[.A936]+1/60/24" office:value-type="date" office:date-value="2017-04-23T15:36:00.000183" calcext:value-type="date">
            <text:p>2017-04-23 15:36</text:p>
          </table:table-cell>
        </table:table-row>
        <table:table-row table:style-name="ro1">
          <table:table-cell table:formula="of:=[.A937]+1/60/24" office:value-type="date" office:date-value="2017-04-23T15:37:00.000183" calcext:value-type="date">
            <text:p>2017-04-23 15:37</text:p>
          </table:table-cell>
        </table:table-row>
        <table:table-row table:style-name="ro1">
          <table:table-cell table:formula="of:=[.A938]+1/60/24" office:value-type="date" office:date-value="2017-04-23T15:38:00.000183" calcext:value-type="date">
            <text:p>2017-04-23 15:38</text:p>
          </table:table-cell>
        </table:table-row>
        <table:table-row table:style-name="ro1">
          <table:table-cell table:formula="of:=[.A939]+1/60/24" office:value-type="date" office:date-value="2017-04-23T15:39:00.000184" calcext:value-type="date">
            <text:p>2017-04-23 15:39</text:p>
          </table:table-cell>
        </table:table-row>
        <table:table-row table:style-name="ro1">
          <table:table-cell table:formula="of:=[.A940]+1/60/24" office:value-type="date" office:date-value="2017-04-23T15:40:00.000184" calcext:value-type="date">
            <text:p>2017-04-23 15:40</text:p>
          </table:table-cell>
        </table:table-row>
        <table:table-row table:style-name="ro1">
          <table:table-cell table:formula="of:=[.A941]+1/60/24" office:value-type="date" office:date-value="2017-04-23T15:41:00.000184" calcext:value-type="date">
            <text:p>2017-04-23 15:41</text:p>
          </table:table-cell>
        </table:table-row>
        <table:table-row table:style-name="ro1">
          <table:table-cell table:formula="of:=[.A942]+1/60/24" office:value-type="date" office:date-value="2017-04-23T15:42:00.000184" calcext:value-type="date">
            <text:p>2017-04-23 15:42</text:p>
          </table:table-cell>
        </table:table-row>
        <table:table-row table:style-name="ro1">
          <table:table-cell table:formula="of:=[.A943]+1/60/24" office:value-type="date" office:date-value="2017-04-23T15:43:00.000184" calcext:value-type="date">
            <text:p>2017-04-23 15:43</text:p>
          </table:table-cell>
        </table:table-row>
        <table:table-row table:style-name="ro1">
          <table:table-cell table:formula="of:=[.A944]+1/60/24" office:value-type="date" office:date-value="2017-04-23T15:44:00.000185" calcext:value-type="date">
            <text:p>2017-04-23 15:44</text:p>
          </table:table-cell>
        </table:table-row>
        <table:table-row table:style-name="ro1">
          <table:table-cell table:formula="of:=[.A945]+1/60/24" office:value-type="date" office:date-value="2017-04-23T15:45:00.000185" calcext:value-type="date">
            <text:p>2017-04-23 15:45</text:p>
          </table:table-cell>
        </table:table-row>
        <table:table-row table:style-name="ro1">
          <table:table-cell table:formula="of:=[.A946]+1/60/24" office:value-type="date" office:date-value="2017-04-23T15:46:00.000185" calcext:value-type="date">
            <text:p>2017-04-23 15:46</text:p>
          </table:table-cell>
        </table:table-row>
        <table:table-row table:style-name="ro1">
          <table:table-cell table:formula="of:=[.A947]+1/60/24" office:value-type="date" office:date-value="2017-04-23T15:47:00.000185" calcext:value-type="date">
            <text:p>2017-04-23 15:47</text:p>
          </table:table-cell>
        </table:table-row>
        <table:table-row table:style-name="ro1">
          <table:table-cell table:formula="of:=[.A948]+1/60/24" office:value-type="date" office:date-value="2017-04-23T15:48:00.000185" calcext:value-type="date">
            <text:p>2017-04-23 15:48</text:p>
          </table:table-cell>
        </table:table-row>
        <table:table-row table:style-name="ro1">
          <table:table-cell table:formula="of:=[.A949]+1/60/24" office:value-type="date" office:date-value="2017-04-23T15:49:00.000186" calcext:value-type="date">
            <text:p>2017-04-23 15:49</text:p>
          </table:table-cell>
        </table:table-row>
        <table:table-row table:style-name="ro1">
          <table:table-cell table:formula="of:=[.A950]+1/60/24" office:value-type="date" office:date-value="2017-04-23T15:50:00.000186" calcext:value-type="date">
            <text:p>2017-04-23 15:50</text:p>
          </table:table-cell>
        </table:table-row>
        <table:table-row table:style-name="ro1">
          <table:table-cell table:formula="of:=[.A951]+1/60/24" office:value-type="date" office:date-value="2017-04-23T15:51:00.000186" calcext:value-type="date">
            <text:p>2017-04-23 15:51</text:p>
          </table:table-cell>
        </table:table-row>
        <table:table-row table:style-name="ro1">
          <table:table-cell table:formula="of:=[.A952]+1/60/24" office:value-type="date" office:date-value="2017-04-23T15:52:00.000186" calcext:value-type="date">
            <text:p>2017-04-23 15:52</text:p>
          </table:table-cell>
        </table:table-row>
        <table:table-row table:style-name="ro1">
          <table:table-cell table:formula="of:=[.A953]+1/60/24" office:value-type="date" office:date-value="2017-04-23T15:53:00.000186" calcext:value-type="date">
            <text:p>2017-04-23 15:53</text:p>
          </table:table-cell>
        </table:table-row>
        <table:table-row table:style-name="ro1">
          <table:table-cell table:formula="of:=[.A954]+1/60/24" office:value-type="date" office:date-value="2017-04-23T15:54:00.000187" calcext:value-type="date">
            <text:p>2017-04-23 15:54</text:p>
          </table:table-cell>
        </table:table-row>
        <table:table-row table:style-name="ro1">
          <table:table-cell table:formula="of:=[.A955]+1/60/24" office:value-type="date" office:date-value="2017-04-23T15:55:00.000187" calcext:value-type="date">
            <text:p>2017-04-23 15:55</text:p>
          </table:table-cell>
        </table:table-row>
        <table:table-row table:style-name="ro1">
          <table:table-cell table:formula="of:=[.A956]+1/60/24" office:value-type="date" office:date-value="2017-04-23T15:56:00.000187" calcext:value-type="date">
            <text:p>2017-04-23 15:56</text:p>
          </table:table-cell>
        </table:table-row>
        <table:table-row table:style-name="ro1">
          <table:table-cell table:formula="of:=[.A957]+1/60/24" office:value-type="date" office:date-value="2017-04-23T15:57:00.000187" calcext:value-type="date">
            <text:p>2017-04-23 15:57</text:p>
          </table:table-cell>
        </table:table-row>
        <table:table-row table:style-name="ro1">
          <table:table-cell table:formula="of:=[.A958]+1/60/24" office:value-type="date" office:date-value="2017-04-23T15:58:00.000187" calcext:value-type="date">
            <text:p>2017-04-23 15:58</text:p>
          </table:table-cell>
        </table:table-row>
        <table:table-row table:style-name="ro1">
          <table:table-cell table:formula="of:=[.A959]+1/60/24" office:value-type="date" office:date-value="2017-04-23T15:59:00.000188" calcext:value-type="date">
            <text:p>2017-04-23 15:59</text:p>
          </table:table-cell>
        </table:table-row>
        <table:table-row table:style-name="ro1">
          <table:table-cell table:formula="of:=[.A960]+1/60/24" office:value-type="date" office:date-value="2017-04-23T16:00:00.000188" calcext:value-type="date">
            <text:p>2017-04-23 16:00</text:p>
          </table:table-cell>
        </table:table-row>
        <table:table-row table:style-name="ro1">
          <table:table-cell table:formula="of:=[.A961]+1/60/24" office:value-type="date" office:date-value="2017-04-23T16:01:00.000188" calcext:value-type="date">
            <text:p>2017-04-23 16:01</text:p>
          </table:table-cell>
        </table:table-row>
        <table:table-row table:style-name="ro1">
          <table:table-cell table:formula="of:=[.A962]+1/60/24" office:value-type="date" office:date-value="2017-04-23T16:02:00.000188" calcext:value-type="date">
            <text:p>2017-04-23 16:02</text:p>
          </table:table-cell>
        </table:table-row>
        <table:table-row table:style-name="ro1">
          <table:table-cell table:formula="of:=[.A963]+1/60/24" office:value-type="date" office:date-value="2017-04-23T16:03:00.000188" calcext:value-type="date">
            <text:p>2017-04-23 16:03</text:p>
          </table:table-cell>
        </table:table-row>
        <table:table-row table:style-name="ro1">
          <table:table-cell table:formula="of:=[.A964]+1/60/24" office:value-type="date" office:date-value="2017-04-23T16:04:00.000189" calcext:value-type="date">
            <text:p>2017-04-23 16:04</text:p>
          </table:table-cell>
        </table:table-row>
        <table:table-row table:style-name="ro1">
          <table:table-cell table:formula="of:=[.A965]+1/60/24" office:value-type="date" office:date-value="2017-04-23T16:05:00.000189" calcext:value-type="date">
            <text:p>2017-04-23 16:05</text:p>
          </table:table-cell>
        </table:table-row>
        <table:table-row table:style-name="ro1">
          <table:table-cell table:formula="of:=[.A966]+1/60/24" office:value-type="date" office:date-value="2017-04-23T16:06:00.000189" calcext:value-type="date">
            <text:p>2017-04-23 16:06</text:p>
          </table:table-cell>
        </table:table-row>
        <table:table-row table:style-name="ro1">
          <table:table-cell table:formula="of:=[.A967]+1/60/24" office:value-type="date" office:date-value="2017-04-23T16:07:00.000189" calcext:value-type="date">
            <text:p>2017-04-23 16:07</text:p>
          </table:table-cell>
        </table:table-row>
        <table:table-row table:style-name="ro1">
          <table:table-cell table:formula="of:=[.A968]+1/60/24" office:value-type="date" office:date-value="2017-04-23T16:08:00.000189" calcext:value-type="date">
            <text:p>2017-04-23 16:08</text:p>
          </table:table-cell>
        </table:table-row>
        <table:table-row table:style-name="ro1">
          <table:table-cell table:formula="of:=[.A969]+1/60/24" office:value-type="date" office:date-value="2017-04-23T16:09:00.00019" calcext:value-type="date">
            <text:p>2017-04-23 16:09</text:p>
          </table:table-cell>
        </table:table-row>
        <table:table-row table:style-name="ro1">
          <table:table-cell table:formula="of:=[.A970]+1/60/24" office:value-type="date" office:date-value="2017-04-23T16:10:00.00019" calcext:value-type="date">
            <text:p>2017-04-23 16:10</text:p>
          </table:table-cell>
        </table:table-row>
        <table:table-row table:style-name="ro1">
          <table:table-cell table:formula="of:=[.A971]+1/60/24" office:value-type="date" office:date-value="2017-04-23T16:11:00.00019" calcext:value-type="date">
            <text:p>2017-04-23 16:11</text:p>
          </table:table-cell>
        </table:table-row>
        <table:table-row table:style-name="ro1">
          <table:table-cell table:formula="of:=[.A972]+1/60/24" office:value-type="date" office:date-value="2017-04-23T16:12:00.00019" calcext:value-type="date">
            <text:p>2017-04-23 16:12</text:p>
          </table:table-cell>
        </table:table-row>
        <table:table-row table:style-name="ro1">
          <table:table-cell table:formula="of:=[.A973]+1/60/24" office:value-type="date" office:date-value="2017-04-23T16:13:00.00019" calcext:value-type="date">
            <text:p>2017-04-23 16:13</text:p>
          </table:table-cell>
        </table:table-row>
        <table:table-row table:style-name="ro1">
          <table:table-cell table:formula="of:=[.A974]+1/60/24" office:value-type="date" office:date-value="2017-04-23T16:14:00.00019" calcext:value-type="date">
            <text:p>2017-04-23 16:14</text:p>
          </table:table-cell>
        </table:table-row>
        <table:table-row table:style-name="ro1">
          <table:table-cell table:formula="of:=[.A975]+1/60/24" office:value-type="date" office:date-value="2017-04-23T16:15:00.000191" calcext:value-type="date">
            <text:p>2017-04-23 16:15</text:p>
          </table:table-cell>
        </table:table-row>
        <table:table-row table:style-name="ro1">
          <table:table-cell table:formula="of:=[.A976]+1/60/24" office:value-type="date" office:date-value="2017-04-23T16:16:00.000191" calcext:value-type="date">
            <text:p>2017-04-23 16:16</text:p>
          </table:table-cell>
        </table:table-row>
        <table:table-row table:style-name="ro1">
          <table:table-cell table:formula="of:=[.A977]+1/60/24" office:value-type="date" office:date-value="2017-04-23T16:17:00.000191" calcext:value-type="date">
            <text:p>2017-04-23 16:17</text:p>
          </table:table-cell>
        </table:table-row>
        <table:table-row table:style-name="ro1">
          <table:table-cell table:formula="of:=[.A978]+1/60/24" office:value-type="date" office:date-value="2017-04-23T16:18:00.000191" calcext:value-type="date">
            <text:p>2017-04-23 16:18</text:p>
          </table:table-cell>
        </table:table-row>
        <table:table-row table:style-name="ro1">
          <table:table-cell table:formula="of:=[.A979]+1/60/24" office:value-type="date" office:date-value="2017-04-23T16:19:00.000191" calcext:value-type="date">
            <text:p>2017-04-23 16:19</text:p>
          </table:table-cell>
        </table:table-row>
        <table:table-row table:style-name="ro1">
          <table:table-cell table:formula="of:=[.A980]+1/60/24" office:value-type="date" office:date-value="2017-04-23T16:20:00.000192" calcext:value-type="date">
            <text:p>2017-04-23 16:20</text:p>
          </table:table-cell>
        </table:table-row>
        <table:table-row table:style-name="ro1">
          <table:table-cell table:formula="of:=[.A981]+1/60/24" office:value-type="date" office:date-value="2017-04-23T16:21:00.000192" calcext:value-type="date">
            <text:p>2017-04-23 16:21</text:p>
          </table:table-cell>
        </table:table-row>
        <table:table-row table:style-name="ro1">
          <table:table-cell table:formula="of:=[.A982]+1/60/24" office:value-type="date" office:date-value="2017-04-23T16:22:00.000192" calcext:value-type="date">
            <text:p>2017-04-23 16:22</text:p>
          </table:table-cell>
        </table:table-row>
        <table:table-row table:style-name="ro1">
          <table:table-cell table:formula="of:=[.A983]+1/60/24" office:value-type="date" office:date-value="2017-04-23T16:23:00.000192" calcext:value-type="date">
            <text:p>2017-04-23 16:23</text:p>
          </table:table-cell>
        </table:table-row>
        <table:table-row table:style-name="ro1">
          <table:table-cell table:formula="of:=[.A984]+1/60/24" office:value-type="date" office:date-value="2017-04-23T16:24:00.000192" calcext:value-type="date">
            <text:p>2017-04-23 16:24</text:p>
          </table:table-cell>
        </table:table-row>
        <table:table-row table:style-name="ro1">
          <table:table-cell table:formula="of:=[.A985]+1/60/24" office:value-type="date" office:date-value="2017-04-23T16:25:00.000193" calcext:value-type="date">
            <text:p>2017-04-23 16:25</text:p>
          </table:table-cell>
        </table:table-row>
        <table:table-row table:style-name="ro1">
          <table:table-cell table:formula="of:=[.A986]+1/60/24" office:value-type="date" office:date-value="2017-04-23T16:26:00.000193" calcext:value-type="date">
            <text:p>2017-04-23 16:26</text:p>
          </table:table-cell>
        </table:table-row>
        <table:table-row table:style-name="ro1">
          <table:table-cell table:formula="of:=[.A987]+1/60/24" office:value-type="date" office:date-value="2017-04-23T16:27:00.000193" calcext:value-type="date">
            <text:p>2017-04-23 16:27</text:p>
          </table:table-cell>
        </table:table-row>
        <table:table-row table:style-name="ro1">
          <table:table-cell table:formula="of:=[.A988]+1/60/24" office:value-type="date" office:date-value="2017-04-23T16:28:00.000193" calcext:value-type="date">
            <text:p>2017-04-23 16:28</text:p>
          </table:table-cell>
        </table:table-row>
        <table:table-row table:style-name="ro1">
          <table:table-cell table:formula="of:=[.A989]+1/60/24" office:value-type="date" office:date-value="2017-04-23T16:29:00.000193" calcext:value-type="date">
            <text:p>2017-04-23 16:29</text:p>
          </table:table-cell>
        </table:table-row>
        <table:table-row table:style-name="ro1">
          <table:table-cell table:formula="of:=[.A990]+1/60/24" office:value-type="date" office:date-value="2017-04-23T16:30:00.000194" calcext:value-type="date">
            <text:p>2017-04-23 16:30</text:p>
          </table:table-cell>
        </table:table-row>
        <table:table-row table:style-name="ro1">
          <table:table-cell table:formula="of:=[.A991]+1/60/24" office:value-type="date" office:date-value="2017-04-23T16:31:00.000194" calcext:value-type="date">
            <text:p>2017-04-23 16:31</text:p>
          </table:table-cell>
        </table:table-row>
        <table:table-row table:style-name="ro1">
          <table:table-cell table:formula="of:=[.A992]+1/60/24" office:value-type="date" office:date-value="2017-04-23T16:32:00.000194" calcext:value-type="date">
            <text:p>2017-04-23 16:32</text:p>
          </table:table-cell>
        </table:table-row>
        <table:table-row table:style-name="ro1">
          <table:table-cell table:formula="of:=[.A993]+1/60/24" office:value-type="date" office:date-value="2017-04-23T16:33:00.000194" calcext:value-type="date">
            <text:p>2017-04-23 16:33</text:p>
          </table:table-cell>
        </table:table-row>
        <table:table-row table:style-name="ro1">
          <table:table-cell table:formula="of:=[.A994]+1/60/24" office:value-type="date" office:date-value="2017-04-23T16:34:00.000194" calcext:value-type="date">
            <text:p>2017-04-23 16:34</text:p>
          </table:table-cell>
        </table:table-row>
        <table:table-row table:style-name="ro1">
          <table:table-cell table:formula="of:=[.A995]+1/60/24" office:value-type="date" office:date-value="2017-04-23T16:35:00.000195" calcext:value-type="date">
            <text:p>2017-04-23 16:35</text:p>
          </table:table-cell>
        </table:table-row>
        <table:table-row table:style-name="ro1">
          <table:table-cell table:formula="of:=[.A996]+1/60/24" office:value-type="date" office:date-value="2017-04-23T16:36:00.000195" calcext:value-type="date">
            <text:p>2017-04-23 16:36</text:p>
          </table:table-cell>
        </table:table-row>
        <table:table-row table:style-name="ro1">
          <table:table-cell table:formula="of:=[.A997]+1/60/24" office:value-type="date" office:date-value="2017-04-23T16:37:00.000195" calcext:value-type="date">
            <text:p>2017-04-23 16:37</text:p>
          </table:table-cell>
        </table:table-row>
        <table:table-row table:style-name="ro1">
          <table:table-cell table:formula="of:=[.A998]+1/60/24" office:value-type="date" office:date-value="2017-04-23T16:38:00.000195" calcext:value-type="date">
            <text:p>2017-04-23 16:38</text:p>
          </table:table-cell>
        </table:table-row>
        <table:table-row table:style-name="ro1">
          <table:table-cell table:formula="of:=[.A999]+1/60/24" office:value-type="date" office:date-value="2017-04-23T16:39:00.000195" calcext:value-type="date">
            <text:p>2017-04-23 16:39</text:p>
          </table:table-cell>
        </table:table-row>
        <table:table-row table:style-name="ro1">
          <table:table-cell table:formula="of:=[.A1000]+1/60/24" office:value-type="date" office:date-value="2017-04-23T16:40:00.000196" calcext:value-type="date">
            <text:p>2017-04-23 16:40</text:p>
          </table:table-cell>
        </table:table-row>
        <table:table-row table:style-name="ro1">
          <table:table-cell table:formula="of:=[.A1001]+1/60/24" office:value-type="date" office:date-value="2017-04-23T16:41:00.000196" calcext:value-type="date">
            <text:p>2017-04-23 16:41</text:p>
          </table:table-cell>
        </table:table-row>
        <table:table-row table:style-name="ro1">
          <table:table-cell table:formula="of:=[.A1002]+1/60/24" office:value-type="date" office:date-value="2017-04-23T16:42:00.000196" calcext:value-type="date">
            <text:p>2017-04-23 16:42</text:p>
          </table:table-cell>
        </table:table-row>
        <table:table-row table:style-name="ro1">
          <table:table-cell table:formula="of:=[.A1003]+1/60/24" office:value-type="date" office:date-value="2017-04-23T16:43:00.000196" calcext:value-type="date">
            <text:p>2017-04-23 16:43</text:p>
          </table:table-cell>
        </table:table-row>
        <table:table-row table:style-name="ro1">
          <table:table-cell table:formula="of:=[.A1004]+1/60/24" office:value-type="date" office:date-value="2017-04-23T16:44:00.000196" calcext:value-type="date">
            <text:p>2017-04-23 16:44</text:p>
          </table:table-cell>
        </table:table-row>
        <table:table-row table:style-name="ro1">
          <table:table-cell table:formula="of:=[.A1005]+1/60/24" office:value-type="date" office:date-value="2017-04-23T16:45:00.000197" calcext:value-type="date">
            <text:p>2017-04-23 16:45</text:p>
          </table:table-cell>
        </table:table-row>
        <table:table-row table:style-name="ro1">
          <table:table-cell table:formula="of:=[.A1006]+1/60/24" office:value-type="date" office:date-value="2017-04-23T16:46:00.000197" calcext:value-type="date">
            <text:p>2017-04-23 16:46</text:p>
          </table:table-cell>
        </table:table-row>
        <table:table-row table:style-name="ro1">
          <table:table-cell table:formula="of:=[.A1007]+1/60/24" office:value-type="date" office:date-value="2017-04-23T16:47:00.000197" calcext:value-type="date">
            <text:p>2017-04-23 16:47</text:p>
          </table:table-cell>
        </table:table-row>
        <table:table-row table:style-name="ro1">
          <table:table-cell table:formula="of:=[.A1008]+1/60/24" office:value-type="date" office:date-value="2017-04-23T16:48:00.000197" calcext:value-type="date">
            <text:p>2017-04-23 16:48</text:p>
          </table:table-cell>
        </table:table-row>
        <table:table-row table:style-name="ro1">
          <table:table-cell table:formula="of:=[.A1009]+1/60/24" office:value-type="date" office:date-value="2017-04-23T16:49:00.000197" calcext:value-type="date">
            <text:p>2017-04-23 16:49</text:p>
          </table:table-cell>
        </table:table-row>
        <table:table-row table:style-name="ro1">
          <table:table-cell table:formula="of:=[.A1010]+1/60/24" office:value-type="date" office:date-value="2017-04-23T16:50:00.000198" calcext:value-type="date">
            <text:p>2017-04-23 16:50</text:p>
          </table:table-cell>
        </table:table-row>
        <table:table-row table:style-name="ro1">
          <table:table-cell table:formula="of:=[.A1011]+1/60/24" office:value-type="date" office:date-value="2017-04-23T16:51:00.000198" calcext:value-type="date">
            <text:p>2017-04-23 16:51</text:p>
          </table:table-cell>
        </table:table-row>
        <table:table-row table:style-name="ro1">
          <table:table-cell table:formula="of:=[.A1012]+1/60/24" office:value-type="date" office:date-value="2017-04-23T16:52:00.000198" calcext:value-type="date">
            <text:p>2017-04-23 16:52</text:p>
          </table:table-cell>
        </table:table-row>
        <table:table-row table:style-name="ro1">
          <table:table-cell table:formula="of:=[.A1013]+1/60/24" office:value-type="date" office:date-value="2017-04-23T16:53:00.000198" calcext:value-type="date">
            <text:p>2017-04-23 16:53</text:p>
          </table:table-cell>
        </table:table-row>
        <table:table-row table:style-name="ro1">
          <table:table-cell table:formula="of:=[.A1014]+1/60/24" office:value-type="date" office:date-value="2017-04-23T16:54:00.000198" calcext:value-type="date">
            <text:p>2017-04-23 16:54</text:p>
          </table:table-cell>
        </table:table-row>
        <table:table-row table:style-name="ro1">
          <table:table-cell table:formula="of:=[.A1015]+1/60/24" office:value-type="date" office:date-value="2017-04-23T16:55:00.000199" calcext:value-type="date">
            <text:p>2017-04-23 16:55</text:p>
          </table:table-cell>
        </table:table-row>
        <table:table-row table:style-name="ro1">
          <table:table-cell table:formula="of:=[.A1016]+1/60/24" office:value-type="date" office:date-value="2017-04-23T16:56:00.000199" calcext:value-type="date">
            <text:p>2017-04-23 16:56</text:p>
          </table:table-cell>
        </table:table-row>
        <table:table-row table:style-name="ro1">
          <table:table-cell table:formula="of:=[.A1017]+1/60/24" office:value-type="date" office:date-value="2017-04-23T16:57:00.000199" calcext:value-type="date">
            <text:p>2017-04-23 16:57</text:p>
          </table:table-cell>
        </table:table-row>
        <table:table-row table:style-name="ro1">
          <table:table-cell table:formula="of:=[.A1018]+1/60/24" office:value-type="date" office:date-value="2017-04-23T16:58:00.000199" calcext:value-type="date">
            <text:p>2017-04-23 16:58</text:p>
          </table:table-cell>
        </table:table-row>
        <table:table-row table:style-name="ro1">
          <table:table-cell table:formula="of:=[.A1019]+1/60/24" office:value-type="date" office:date-value="2017-04-23T16:59:00.000199" calcext:value-type="date">
            <text:p>2017-04-23 16:59</text:p>
          </table:table-cell>
        </table:table-row>
        <table:table-row table:style-name="ro1">
          <table:table-cell table:formula="of:=[.A1020]+1/60/24" office:value-type="date" office:date-value="2017-04-23T17:00:00.000199" calcext:value-type="date">
            <text:p>2017-04-23 17:00</text:p>
          </table:table-cell>
        </table:table-row>
        <table:table-row table:style-name="ro1">
          <table:table-cell table:formula="of:=[.A1021]+1/60/24" office:value-type="date" office:date-value="2017-04-23T17:01:00.0002" calcext:value-type="date">
            <text:p>2017-04-23 17:01</text:p>
          </table:table-cell>
        </table:table-row>
        <table:table-row table:style-name="ro1">
          <table:table-cell table:formula="of:=[.A1022]+1/60/24" office:value-type="date" office:date-value="2017-04-23T17:02:00.0002" calcext:value-type="date">
            <text:p>2017-04-23 17:02</text:p>
          </table:table-cell>
        </table:table-row>
        <table:table-row table:style-name="ro1">
          <table:table-cell table:formula="of:=[.A1023]+1/60/24" office:value-type="date" office:date-value="2017-04-23T17:03:00.0002" calcext:value-type="date">
            <text:p>2017-04-23 17:03</text:p>
          </table:table-cell>
        </table:table-row>
        <table:table-row table:style-name="ro1">
          <table:table-cell table:formula="of:=[.A1024]+1/60/24" office:value-type="date" office:date-value="2017-04-23T17:04:00.0002" calcext:value-type="date">
            <text:p>2017-04-23 17:04</text:p>
          </table:table-cell>
        </table:table-row>
        <table:table-row table:style-name="ro1">
          <table:table-cell table:formula="of:=[.A1025]+1/60/24" office:value-type="date" office:date-value="2017-04-23T17:05:00.0002" calcext:value-type="date">
            <text:p>2017-04-23 17:05</text:p>
          </table:table-cell>
        </table:table-row>
        <table:table-row table:style-name="ro1">
          <table:table-cell table:formula="of:=[.A1026]+1/60/24" office:value-type="date" office:date-value="2017-04-23T17:06:00.000201" calcext:value-type="date">
            <text:p>2017-04-23 17:06</text:p>
          </table:table-cell>
        </table:table-row>
        <table:table-row table:style-name="ro1">
          <table:table-cell table:formula="of:=[.A1027]+1/60/24" office:value-type="date" office:date-value="2017-04-23T17:07:00.000201" calcext:value-type="date">
            <text:p>2017-04-23 17:07</text:p>
          </table:table-cell>
        </table:table-row>
        <table:table-row table:style-name="ro1">
          <table:table-cell table:formula="of:=[.A1028]+1/60/24" office:value-type="date" office:date-value="2017-04-23T17:08:00.000201" calcext:value-type="date">
            <text:p>2017-04-23 17:08</text:p>
          </table:table-cell>
        </table:table-row>
        <table:table-row table:style-name="ro1">
          <table:table-cell table:formula="of:=[.A1029]+1/60/24" office:value-type="date" office:date-value="2017-04-23T17:09:00.000201" calcext:value-type="date">
            <text:p>2017-04-23 17:09</text:p>
          </table:table-cell>
        </table:table-row>
        <table:table-row table:style-name="ro1">
          <table:table-cell table:formula="of:=[.A1030]+1/60/24" office:value-type="date" office:date-value="2017-04-23T17:10:00.000201" calcext:value-type="date">
            <text:p>2017-04-23 17:10</text:p>
          </table:table-cell>
        </table:table-row>
        <table:table-row table:style-name="ro1">
          <table:table-cell table:formula="of:=[.A1031]+1/60/24" office:value-type="date" office:date-value="2017-04-23T17:11:00.000202" calcext:value-type="date">
            <text:p>2017-04-23 17:11</text:p>
          </table:table-cell>
        </table:table-row>
        <table:table-row table:style-name="ro1">
          <table:table-cell table:formula="of:=[.A1032]+1/60/24" office:value-type="date" office:date-value="2017-04-23T17:12:00.000202" calcext:value-type="date">
            <text:p>2017-04-23 17:12</text:p>
          </table:table-cell>
        </table:table-row>
        <table:table-row table:style-name="ro1">
          <table:table-cell table:formula="of:=[.A1033]+1/60/24" office:value-type="date" office:date-value="2017-04-23T17:13:00.000202" calcext:value-type="date">
            <text:p>2017-04-23 17:13</text:p>
          </table:table-cell>
        </table:table-row>
        <table:table-row table:style-name="ro1">
          <table:table-cell table:formula="of:=[.A1034]+1/60/24" office:value-type="date" office:date-value="2017-04-23T17:14:00.000202" calcext:value-type="date">
            <text:p>2017-04-23 17:14</text:p>
          </table:table-cell>
        </table:table-row>
        <table:table-row table:style-name="ro1">
          <table:table-cell table:formula="of:=[.A1035]+1/60/24" office:value-type="date" office:date-value="2017-04-23T17:15:00.000202" calcext:value-type="date">
            <text:p>2017-04-23 17:15</text:p>
          </table:table-cell>
        </table:table-row>
        <table:table-row table:style-name="ro1">
          <table:table-cell table:formula="of:=[.A1036]+1/60/24" office:value-type="date" office:date-value="2017-04-23T17:16:00.000203" calcext:value-type="date">
            <text:p>2017-04-23 17:16</text:p>
          </table:table-cell>
        </table:table-row>
        <table:table-row table:style-name="ro1">
          <table:table-cell table:formula="of:=[.A1037]+1/60/24" office:value-type="date" office:date-value="2017-04-23T17:17:00.000203" calcext:value-type="date">
            <text:p>2017-04-23 17:17</text:p>
          </table:table-cell>
        </table:table-row>
        <table:table-row table:style-name="ro1">
          <table:table-cell table:formula="of:=[.A1038]+1/60/24" office:value-type="date" office:date-value="2017-04-23T17:18:00.000203" calcext:value-type="date">
            <text:p>2017-04-23 17:18</text:p>
          </table:table-cell>
        </table:table-row>
        <table:table-row table:style-name="ro1">
          <table:table-cell table:formula="of:=[.A1039]+1/60/24" office:value-type="date" office:date-value="2017-04-23T17:19:00.000203" calcext:value-type="date">
            <text:p>2017-04-23 17:19</text:p>
          </table:table-cell>
        </table:table-row>
        <table:table-row table:style-name="ro1">
          <table:table-cell table:formula="of:=[.A1040]+1/60/24" office:value-type="date" office:date-value="2017-04-23T17:20:00.000203" calcext:value-type="date">
            <text:p>2017-04-23 17:20</text:p>
          </table:table-cell>
        </table:table-row>
        <table:table-row table:style-name="ro1">
          <table:table-cell table:formula="of:=[.A1041]+1/60/24" office:value-type="date" office:date-value="2017-04-23T17:21:00.000204" calcext:value-type="date">
            <text:p>2017-04-23 17:21</text:p>
          </table:table-cell>
        </table:table-row>
        <table:table-row table:style-name="ro1">
          <table:table-cell table:formula="of:=[.A1042]+1/60/24" office:value-type="date" office:date-value="2017-04-23T17:22:00.000204" calcext:value-type="date">
            <text:p>2017-04-23 17:22</text:p>
          </table:table-cell>
        </table:table-row>
        <table:table-row table:style-name="ro1">
          <table:table-cell table:formula="of:=[.A1043]+1/60/24" office:value-type="date" office:date-value="2017-04-23T17:23:00.000204" calcext:value-type="date">
            <text:p>2017-04-23 17:23</text:p>
          </table:table-cell>
        </table:table-row>
        <table:table-row table:style-name="ro1">
          <table:table-cell table:formula="of:=[.A1044]+1/60/24" office:value-type="date" office:date-value="2017-04-23T17:24:00.000204" calcext:value-type="date">
            <text:p>2017-04-23 17:24</text:p>
          </table:table-cell>
        </table:table-row>
        <table:table-row table:style-name="ro1">
          <table:table-cell table:formula="of:=[.A1045]+1/60/24" office:value-type="date" office:date-value="2017-04-23T17:25:00.000204" calcext:value-type="date">
            <text:p>2017-04-23 17:25</text:p>
          </table:table-cell>
        </table:table-row>
        <table:table-row table:style-name="ro1">
          <table:table-cell table:formula="of:=[.A1046]+1/60/24" office:value-type="date" office:date-value="2017-04-23T17:26:00.000205" calcext:value-type="date">
            <text:p>2017-04-23 17:26</text:p>
          </table:table-cell>
        </table:table-row>
        <table:table-row table:style-name="ro1">
          <table:table-cell table:formula="of:=[.A1047]+1/60/24" office:value-type="date" office:date-value="2017-04-23T17:27:00.000205" calcext:value-type="date">
            <text:p>2017-04-23 17:27</text:p>
          </table:table-cell>
        </table:table-row>
        <table:table-row table:style-name="ro1">
          <table:table-cell table:formula="of:=[.A1048]+1/60/24" office:value-type="date" office:date-value="2017-04-23T17:28:00.000205" calcext:value-type="date">
            <text:p>2017-04-23 17:28</text:p>
          </table:table-cell>
        </table:table-row>
        <table:table-row table:style-name="ro1">
          <table:table-cell table:formula="of:=[.A1049]+1/60/24" office:value-type="date" office:date-value="2017-04-23T17:29:00.000205" calcext:value-type="date">
            <text:p>2017-04-23 17:29</text:p>
          </table:table-cell>
        </table:table-row>
        <table:table-row table:style-name="ro1">
          <table:table-cell table:formula="of:=[.A1050]+1/60/24" office:value-type="date" office:date-value="2017-04-23T17:30:00.000205" calcext:value-type="date">
            <text:p>2017-04-23 17:30</text:p>
          </table:table-cell>
        </table:table-row>
        <table:table-row table:style-name="ro1">
          <table:table-cell table:formula="of:=[.A1051]+1/60/24" office:value-type="date" office:date-value="2017-04-23T17:31:00.000206" calcext:value-type="date">
            <text:p>2017-04-23 17:31</text:p>
          </table:table-cell>
        </table:table-row>
        <table:table-row table:style-name="ro1">
          <table:table-cell table:formula="of:=[.A1052]+1/60/24" office:value-type="date" office:date-value="2017-04-23T17:32:00.000206" calcext:value-type="date">
            <text:p>2017-04-23 17:32</text:p>
          </table:table-cell>
        </table:table-row>
        <table:table-row table:style-name="ro1">
          <table:table-cell table:formula="of:=[.A1053]+1/60/24" office:value-type="date" office:date-value="2017-04-23T17:33:00.000206" calcext:value-type="date">
            <text:p>2017-04-23 17:33</text:p>
          </table:table-cell>
        </table:table-row>
        <table:table-row table:style-name="ro1">
          <table:table-cell table:formula="of:=[.A1054]+1/60/24" office:value-type="date" office:date-value="2017-04-23T17:34:00.000206" calcext:value-type="date">
            <text:p>2017-04-23 17:34</text:p>
          </table:table-cell>
        </table:table-row>
        <table:table-row table:style-name="ro1">
          <table:table-cell table:formula="of:=[.A1055]+1/60/24" office:value-type="date" office:date-value="2017-04-23T17:35:00.000206" calcext:value-type="date">
            <text:p>2017-04-23 17:35</text:p>
          </table:table-cell>
        </table:table-row>
        <table:table-row table:style-name="ro1">
          <table:table-cell table:formula="of:=[.A1056]+1/60/24" office:value-type="date" office:date-value="2017-04-23T17:36:00.000207" calcext:value-type="date">
            <text:p>2017-04-23 17:36</text:p>
          </table:table-cell>
        </table:table-row>
        <table:table-row table:style-name="ro1">
          <table:table-cell table:formula="of:=[.A1057]+1/60/24" office:value-type="date" office:date-value="2017-04-23T17:37:00.000207" calcext:value-type="date">
            <text:p>2017-04-23 17:37</text:p>
          </table:table-cell>
        </table:table-row>
        <table:table-row table:style-name="ro1">
          <table:table-cell table:formula="of:=[.A1058]+1/60/24" office:value-type="date" office:date-value="2017-04-23T17:38:00.000207" calcext:value-type="date">
            <text:p>2017-04-23 17:38</text:p>
          </table:table-cell>
        </table:table-row>
        <table:table-row table:style-name="ro1">
          <table:table-cell table:formula="of:=[.A1059]+1/60/24" office:value-type="date" office:date-value="2017-04-23T17:39:00.000207" calcext:value-type="date">
            <text:p>2017-04-23 17:39</text:p>
          </table:table-cell>
        </table:table-row>
        <table:table-row table:style-name="ro1">
          <table:table-cell table:formula="of:=[.A1060]+1/60/24" office:value-type="date" office:date-value="2017-04-23T17:40:00.000207" calcext:value-type="date">
            <text:p>2017-04-23 17:40</text:p>
          </table:table-cell>
        </table:table-row>
        <table:table-row table:style-name="ro1">
          <table:table-cell table:formula="of:=[.A1061]+1/60/24" office:value-type="date" office:date-value="2017-04-23T17:41:00.000208" calcext:value-type="date">
            <text:p>2017-04-23 17:41</text:p>
          </table:table-cell>
        </table:table-row>
        <table:table-row table:style-name="ro1">
          <table:table-cell table:formula="of:=[.A1062]+1/60/24" office:value-type="date" office:date-value="2017-04-23T17:42:00.000208" calcext:value-type="date">
            <text:p>2017-04-23 17:42</text:p>
          </table:table-cell>
        </table:table-row>
        <table:table-row table:style-name="ro1">
          <table:table-cell table:formula="of:=[.A1063]+1/60/24" office:value-type="date" office:date-value="2017-04-23T17:43:00.000208" calcext:value-type="date">
            <text:p>2017-04-23 17:43</text:p>
          </table:table-cell>
        </table:table-row>
        <table:table-row table:style-name="ro1">
          <table:table-cell table:formula="of:=[.A1064]+1/60/24" office:value-type="date" office:date-value="2017-04-23T17:44:00.000208" calcext:value-type="date">
            <text:p>2017-04-23 17:44</text:p>
          </table:table-cell>
        </table:table-row>
        <table:table-row table:style-name="ro1">
          <table:table-cell table:formula="of:=[.A1065]+1/60/24" office:value-type="date" office:date-value="2017-04-23T17:45:00.000208" calcext:value-type="date">
            <text:p>2017-04-23 17:45</text:p>
          </table:table-cell>
        </table:table-row>
        <table:table-row table:style-name="ro1">
          <table:table-cell table:formula="of:=[.A1066]+1/60/24" office:value-type="date" office:date-value="2017-04-23T17:46:00.000208" calcext:value-type="date">
            <text:p>2017-04-23 17:46</text:p>
          </table:table-cell>
        </table:table-row>
        <table:table-row table:style-name="ro1">
          <table:table-cell table:formula="of:=[.A1067]+1/60/24" office:value-type="date" office:date-value="2017-04-23T17:47:00.000209" calcext:value-type="date">
            <text:p>2017-04-23 17:47</text:p>
          </table:table-cell>
        </table:table-row>
        <table:table-row table:style-name="ro1">
          <table:table-cell table:formula="of:=[.A1068]+1/60/24" office:value-type="date" office:date-value="2017-04-23T17:48:00.000209" calcext:value-type="date">
            <text:p>2017-04-23 17:48</text:p>
          </table:table-cell>
        </table:table-row>
        <table:table-row table:style-name="ro1">
          <table:table-cell table:formula="of:=[.A1069]+1/60/24" office:value-type="date" office:date-value="2017-04-23T17:49:00.000209" calcext:value-type="date">
            <text:p>2017-04-23 17:49</text:p>
          </table:table-cell>
        </table:table-row>
        <table:table-row table:style-name="ro1">
          <table:table-cell table:formula="of:=[.A1070]+1/60/24" office:value-type="date" office:date-value="2017-04-23T17:50:00.000209" calcext:value-type="date">
            <text:p>2017-04-23 17:50</text:p>
          </table:table-cell>
        </table:table-row>
        <table:table-row table:style-name="ro1">
          <table:table-cell table:formula="of:=[.A1071]+1/60/24" office:value-type="date" office:date-value="2017-04-23T17:51:00.000209" calcext:value-type="date">
            <text:p>2017-04-23 17:51</text:p>
          </table:table-cell>
        </table:table-row>
        <table:table-row table:style-name="ro1">
          <table:table-cell table:formula="of:=[.A1072]+1/60/24" office:value-type="date" office:date-value="2017-04-23T17:52:00.00021" calcext:value-type="date">
            <text:p>2017-04-23 17:52</text:p>
          </table:table-cell>
        </table:table-row>
        <table:table-row table:style-name="ro1">
          <table:table-cell table:formula="of:=[.A1073]+1/60/24" office:value-type="date" office:date-value="2017-04-23T17:53:00.00021" calcext:value-type="date">
            <text:p>2017-04-23 17:53</text:p>
          </table:table-cell>
        </table:table-row>
        <table:table-row table:style-name="ro1">
          <table:table-cell table:formula="of:=[.A1074]+1/60/24" office:value-type="date" office:date-value="2017-04-23T17:54:00.00021" calcext:value-type="date">
            <text:p>2017-04-23 17:54</text:p>
          </table:table-cell>
        </table:table-row>
        <table:table-row table:style-name="ro1">
          <table:table-cell table:formula="of:=[.A1075]+1/60/24" office:value-type="date" office:date-value="2017-04-23T17:55:00.00021" calcext:value-type="date">
            <text:p>2017-04-23 17:55</text:p>
          </table:table-cell>
        </table:table-row>
        <table:table-row table:style-name="ro1">
          <table:table-cell table:formula="of:=[.A1076]+1/60/24" office:value-type="date" office:date-value="2017-04-23T17:56:00.00021" calcext:value-type="date">
            <text:p>2017-04-23 17:56</text:p>
          </table:table-cell>
        </table:table-row>
        <table:table-row table:style-name="ro1">
          <table:table-cell table:formula="of:=[.A1077]+1/60/24" office:value-type="date" office:date-value="2017-04-23T17:57:00.000211" calcext:value-type="date">
            <text:p>2017-04-23 17:57</text:p>
          </table:table-cell>
        </table:table-row>
        <table:table-row table:style-name="ro1">
          <table:table-cell table:formula="of:=[.A1078]+1/60/24" office:value-type="date" office:date-value="2017-04-23T17:58:00.000211" calcext:value-type="date">
            <text:p>2017-04-23 17:58</text:p>
          </table:table-cell>
        </table:table-row>
        <table:table-row table:style-name="ro1">
          <table:table-cell table:formula="of:=[.A1079]+1/60/24" office:value-type="date" office:date-value="2017-04-23T17:59:00.000211" calcext:value-type="date">
            <text:p>2017-04-23 17:59</text:p>
          </table:table-cell>
        </table:table-row>
        <table:table-row table:style-name="ro1">
          <table:table-cell table:formula="of:=[.A1080]+1/60/24" office:value-type="date" office:date-value="2017-04-23T18:00:00.000211" calcext:value-type="date">
            <text:p>2017-04-23 18:00</text:p>
          </table:table-cell>
        </table:table-row>
        <table:table-row table:style-name="ro1">
          <table:table-cell table:formula="of:=[.A1081]+1/60/24" office:value-type="date" office:date-value="2017-04-23T18:01:00.000211" calcext:value-type="date">
            <text:p>2017-04-23 18:01</text:p>
          </table:table-cell>
        </table:table-row>
        <table:table-row table:style-name="ro1">
          <table:table-cell table:formula="of:=[.A1082]+1/60/24" office:value-type="date" office:date-value="2017-04-23T18:02:00.000212" calcext:value-type="date">
            <text:p>2017-04-23 18:02</text:p>
          </table:table-cell>
        </table:table-row>
        <table:table-row table:style-name="ro1">
          <table:table-cell table:formula="of:=[.A1083]+1/60/24" office:value-type="date" office:date-value="2017-04-23T18:03:00.000212" calcext:value-type="date">
            <text:p>2017-04-23 18:03</text:p>
          </table:table-cell>
        </table:table-row>
        <table:table-row table:style-name="ro1">
          <table:table-cell table:formula="of:=[.A1084]+1/60/24" office:value-type="date" office:date-value="2017-04-23T18:04:00.000212" calcext:value-type="date">
            <text:p>2017-04-23 18:04</text:p>
          </table:table-cell>
        </table:table-row>
        <table:table-row table:style-name="ro1">
          <table:table-cell table:formula="of:=[.A1085]+1/60/24" office:value-type="date" office:date-value="2017-04-23T18:05:00.000212" calcext:value-type="date">
            <text:p>2017-04-23 18:05</text:p>
          </table:table-cell>
        </table:table-row>
        <table:table-row table:style-name="ro1">
          <table:table-cell table:formula="of:=[.A1086]+1/60/24" office:value-type="date" office:date-value="2017-04-23T18:06:00.000212" calcext:value-type="date">
            <text:p>2017-04-23 18:06</text:p>
          </table:table-cell>
        </table:table-row>
        <table:table-row table:style-name="ro1">
          <table:table-cell table:formula="of:=[.A1087]+1/60/24" office:value-type="date" office:date-value="2017-04-23T18:07:00.000213" calcext:value-type="date">
            <text:p>2017-04-23 18:07</text:p>
          </table:table-cell>
        </table:table-row>
        <table:table-row table:style-name="ro1">
          <table:table-cell table:formula="of:=[.A1088]+1/60/24" office:value-type="date" office:date-value="2017-04-23T18:08:00.000213" calcext:value-type="date">
            <text:p>2017-04-23 18:08</text:p>
          </table:table-cell>
        </table:table-row>
        <table:table-row table:style-name="ro1">
          <table:table-cell table:formula="of:=[.A1089]+1/60/24" office:value-type="date" office:date-value="2017-04-23T18:09:00.000213" calcext:value-type="date">
            <text:p>2017-04-23 18:09</text:p>
          </table:table-cell>
        </table:table-row>
        <table:table-row table:style-name="ro1">
          <table:table-cell table:formula="of:=[.A1090]+1/60/24" office:value-type="date" office:date-value="2017-04-23T18:10:00.000213" calcext:value-type="date">
            <text:p>2017-04-23 18:10</text:p>
          </table:table-cell>
        </table:table-row>
        <table:table-row table:style-name="ro1">
          <table:table-cell table:formula="of:=[.A1091]+1/60/24" office:value-type="date" office:date-value="2017-04-23T18:11:00.000213" calcext:value-type="date">
            <text:p>2017-04-23 18:11</text:p>
          </table:table-cell>
        </table:table-row>
        <table:table-row table:style-name="ro1">
          <table:table-cell table:formula="of:=[.A1092]+1/60/24" office:value-type="date" office:date-value="2017-04-23T18:12:00.000214" calcext:value-type="date">
            <text:p>2017-04-23 18:12</text:p>
          </table:table-cell>
        </table:table-row>
        <table:table-row table:style-name="ro1">
          <table:table-cell table:formula="of:=[.A1093]+1/60/24" office:value-type="date" office:date-value="2017-04-23T18:13:00.000214" calcext:value-type="date">
            <text:p>2017-04-23 18:13</text:p>
          </table:table-cell>
        </table:table-row>
        <table:table-row table:style-name="ro1">
          <table:table-cell table:formula="of:=[.A1094]+1/60/24" office:value-type="date" office:date-value="2017-04-23T18:14:00.000214" calcext:value-type="date">
            <text:p>2017-04-23 18:14</text:p>
          </table:table-cell>
        </table:table-row>
        <table:table-row table:style-name="ro1">
          <table:table-cell table:formula="of:=[.A1095]+1/60/24" office:value-type="date" office:date-value="2017-04-23T18:15:00.000214" calcext:value-type="date">
            <text:p>2017-04-23 18:15</text:p>
          </table:table-cell>
        </table:table-row>
        <table:table-row table:style-name="ro1">
          <table:table-cell table:formula="of:=[.A1096]+1/60/24" office:value-type="date" office:date-value="2017-04-23T18:16:00.000214" calcext:value-type="date">
            <text:p>2017-04-23 18:16</text:p>
          </table:table-cell>
        </table:table-row>
        <table:table-row table:style-name="ro1">
          <table:table-cell table:formula="of:=[.A1097]+1/60/24" office:value-type="date" office:date-value="2017-04-23T18:17:00.000215" calcext:value-type="date">
            <text:p>2017-04-23 18:17</text:p>
          </table:table-cell>
        </table:table-row>
        <table:table-row table:style-name="ro1">
          <table:table-cell table:formula="of:=[.A1098]+1/60/24" office:value-type="date" office:date-value="2017-04-23T18:18:00.000215" calcext:value-type="date">
            <text:p>2017-04-23 18:18</text:p>
          </table:table-cell>
        </table:table-row>
        <table:table-row table:style-name="ro1">
          <table:table-cell table:formula="of:=[.A1099]+1/60/24" office:value-type="date" office:date-value="2017-04-23T18:19:00.000215" calcext:value-type="date">
            <text:p>2017-04-23 18:19</text:p>
          </table:table-cell>
        </table:table-row>
        <table:table-row table:style-name="ro1">
          <table:table-cell table:formula="of:=[.A1100]+1/60/24" office:value-type="date" office:date-value="2017-04-23T18:20:00.000215" calcext:value-type="date">
            <text:p>2017-04-23 18:20</text:p>
          </table:table-cell>
        </table:table-row>
        <table:table-row table:style-name="ro1">
          <table:table-cell table:formula="of:=[.A1101]+1/60/24" office:value-type="date" office:date-value="2017-04-23T18:21:00.000215" calcext:value-type="date">
            <text:p>2017-04-23 18:21</text:p>
          </table:table-cell>
        </table:table-row>
        <table:table-row table:style-name="ro1">
          <table:table-cell table:formula="of:=[.A1102]+1/60/24" office:value-type="date" office:date-value="2017-04-23T18:22:00.000216" calcext:value-type="date">
            <text:p>2017-04-23 18:22</text:p>
          </table:table-cell>
        </table:table-row>
        <table:table-row table:style-name="ro1">
          <table:table-cell table:formula="of:=[.A1103]+1/60/24" office:value-type="date" office:date-value="2017-04-23T18:23:00.000216" calcext:value-type="date">
            <text:p>2017-04-23 18:23</text:p>
          </table:table-cell>
        </table:table-row>
        <table:table-row table:style-name="ro1">
          <table:table-cell table:formula="of:=[.A1104]+1/60/24" office:value-type="date" office:date-value="2017-04-23T18:24:00.000216" calcext:value-type="date">
            <text:p>2017-04-23 18:24</text:p>
          </table:table-cell>
        </table:table-row>
        <table:table-row table:style-name="ro1">
          <table:table-cell table:formula="of:=[.A1105]+1/60/24" office:value-type="date" office:date-value="2017-04-23T18:25:00.000216" calcext:value-type="date">
            <text:p>2017-04-23 18:25</text:p>
          </table:table-cell>
        </table:table-row>
        <table:table-row table:style-name="ro1">
          <table:table-cell table:formula="of:=[.A1106]+1/60/24" office:value-type="date" office:date-value="2017-04-23T18:26:00.000216" calcext:value-type="date">
            <text:p>2017-04-23 18:26</text:p>
          </table:table-cell>
        </table:table-row>
        <table:table-row table:style-name="ro1">
          <table:table-cell table:formula="of:=[.A1107]+1/60/24" office:value-type="date" office:date-value="2017-04-23T18:27:00.000217" calcext:value-type="date">
            <text:p>2017-04-23 18:27</text:p>
          </table:table-cell>
        </table:table-row>
        <table:table-row table:style-name="ro1">
          <table:table-cell table:formula="of:=[.A1108]+1/60/24" office:value-type="date" office:date-value="2017-04-23T18:28:00.000217" calcext:value-type="date">
            <text:p>2017-04-23 18:28</text:p>
          </table:table-cell>
        </table:table-row>
        <table:table-row table:style-name="ro1">
          <table:table-cell table:formula="of:=[.A1109]+1/60/24" office:value-type="date" office:date-value="2017-04-23T18:29:00.000217" calcext:value-type="date">
            <text:p>2017-04-23 18:29</text:p>
          </table:table-cell>
        </table:table-row>
        <table:table-row table:style-name="ro1">
          <table:table-cell table:formula="of:=[.A1110]+1/60/24" office:value-type="date" office:date-value="2017-04-23T18:30:00.000217" calcext:value-type="date">
            <text:p>2017-04-23 18:30</text:p>
          </table:table-cell>
        </table:table-row>
        <table:table-row table:style-name="ro1">
          <table:table-cell table:formula="of:=[.A1111]+1/60/24" office:value-type="date" office:date-value="2017-04-23T18:31:00.000217" calcext:value-type="date">
            <text:p>2017-04-23 18:31</text:p>
          </table:table-cell>
        </table:table-row>
        <table:table-row table:style-name="ro1">
          <table:table-cell table:formula="of:=[.A1112]+1/60/24" office:value-type="date" office:date-value="2017-04-23T18:32:00.000217" calcext:value-type="date">
            <text:p>2017-04-23 18:32</text:p>
          </table:table-cell>
        </table:table-row>
        <table:table-row table:style-name="ro1">
          <table:table-cell table:formula="of:=[.A1113]+1/60/24" office:value-type="date" office:date-value="2017-04-23T18:33:00.000218" calcext:value-type="date">
            <text:p>2017-04-23 18:33</text:p>
          </table:table-cell>
        </table:table-row>
        <table:table-row table:style-name="ro1">
          <table:table-cell table:formula="of:=[.A1114]+1/60/24" office:value-type="date" office:date-value="2017-04-23T18:34:00.000218" calcext:value-type="date">
            <text:p>2017-04-23 18:34</text:p>
          </table:table-cell>
        </table:table-row>
        <table:table-row table:style-name="ro1">
          <table:table-cell table:formula="of:=[.A1115]+1/60/24" office:value-type="date" office:date-value="2017-04-23T18:35:00.000218" calcext:value-type="date">
            <text:p>2017-04-23 18:35</text:p>
          </table:table-cell>
        </table:table-row>
        <table:table-row table:style-name="ro1">
          <table:table-cell table:formula="of:=[.A1116]+1/60/24" office:value-type="date" office:date-value="2017-04-23T18:36:00.000218" calcext:value-type="date">
            <text:p>2017-04-23 18:36</text:p>
          </table:table-cell>
        </table:table-row>
        <table:table-row table:style-name="ro1">
          <table:table-cell table:formula="of:=[.A1117]+1/60/24" office:value-type="date" office:date-value="2017-04-23T18:37:00.000218" calcext:value-type="date">
            <text:p>2017-04-23 18:37</text:p>
          </table:table-cell>
        </table:table-row>
        <table:table-row table:style-name="ro1">
          <table:table-cell table:formula="of:=[.A1118]+1/60/24" office:value-type="date" office:date-value="2017-04-23T18:38:00.000219" calcext:value-type="date">
            <text:p>2017-04-23 18:38</text:p>
          </table:table-cell>
        </table:table-row>
        <table:table-row table:style-name="ro1">
          <table:table-cell table:formula="of:=[.A1119]+1/60/24" office:value-type="date" office:date-value="2017-04-23T18:39:00.000219" calcext:value-type="date">
            <text:p>2017-04-23 18:39</text:p>
          </table:table-cell>
        </table:table-row>
        <table:table-row table:style-name="ro1">
          <table:table-cell table:formula="of:=[.A1120]+1/60/24" office:value-type="date" office:date-value="2017-04-23T18:40:00.000219" calcext:value-type="date">
            <text:p>2017-04-23 18:40</text:p>
          </table:table-cell>
        </table:table-row>
        <table:table-row table:style-name="ro1">
          <table:table-cell table:formula="of:=[.A1121]+1/60/24" office:value-type="date" office:date-value="2017-04-23T18:41:00.000219" calcext:value-type="date">
            <text:p>2017-04-23 18:41</text:p>
          </table:table-cell>
        </table:table-row>
        <table:table-row table:style-name="ro1">
          <table:table-cell table:formula="of:=[.A1122]+1/60/24" office:value-type="date" office:date-value="2017-04-23T18:42:00.000219" calcext:value-type="date">
            <text:p>2017-04-23 18:42</text:p>
          </table:table-cell>
        </table:table-row>
        <table:table-row table:style-name="ro1">
          <table:table-cell table:formula="of:=[.A1123]+1/60/24" office:value-type="date" office:date-value="2017-04-23T18:43:00.00022" calcext:value-type="date">
            <text:p>2017-04-23 18:43</text:p>
          </table:table-cell>
        </table:table-row>
        <table:table-row table:style-name="ro1">
          <table:table-cell table:formula="of:=[.A1124]+1/60/24" office:value-type="date" office:date-value="2017-04-23T18:44:00.00022" calcext:value-type="date">
            <text:p>2017-04-23 18:44</text:p>
          </table:table-cell>
        </table:table-row>
        <table:table-row table:style-name="ro1">
          <table:table-cell table:formula="of:=[.A1125]+1/60/24" office:value-type="date" office:date-value="2017-04-23T18:45:00.00022" calcext:value-type="date">
            <text:p>2017-04-23 18:45</text:p>
          </table:table-cell>
        </table:table-row>
        <table:table-row table:style-name="ro1">
          <table:table-cell table:formula="of:=[.A1126]+1/60/24" office:value-type="date" office:date-value="2017-04-23T18:46:00.00022" calcext:value-type="date">
            <text:p>2017-04-23 18:46</text:p>
          </table:table-cell>
        </table:table-row>
        <table:table-row table:style-name="ro1">
          <table:table-cell table:formula="of:=[.A1127]+1/60/24" office:value-type="date" office:date-value="2017-04-23T18:47:00.00022" calcext:value-type="date">
            <text:p>2017-04-23 18:47</text:p>
          </table:table-cell>
        </table:table-row>
        <table:table-row table:style-name="ro1">
          <table:table-cell table:formula="of:=[.A1128]+1/60/24" office:value-type="date" office:date-value="2017-04-23T18:48:00.000221" calcext:value-type="date">
            <text:p>2017-04-23 18:48</text:p>
          </table:table-cell>
        </table:table-row>
        <table:table-row table:style-name="ro1">
          <table:table-cell table:formula="of:=[.A1129]+1/60/24" office:value-type="date" office:date-value="2017-04-23T18:49:00.000221" calcext:value-type="date">
            <text:p>2017-04-23 18:49</text:p>
          </table:table-cell>
        </table:table-row>
        <table:table-row table:style-name="ro1">
          <table:table-cell table:formula="of:=[.A1130]+1/60/24" office:value-type="date" office:date-value="2017-04-23T18:50:00.000221" calcext:value-type="date">
            <text:p>2017-04-23 18:50</text:p>
          </table:table-cell>
        </table:table-row>
        <table:table-row table:style-name="ro1">
          <table:table-cell table:formula="of:=[.A1131]+1/60/24" office:value-type="date" office:date-value="2017-04-23T18:51:00.000221" calcext:value-type="date">
            <text:p>2017-04-23 18:51</text:p>
          </table:table-cell>
        </table:table-row>
        <table:table-row table:style-name="ro1">
          <table:table-cell table:formula="of:=[.A1132]+1/60/24" office:value-type="date" office:date-value="2017-04-23T18:52:00.000221" calcext:value-type="date">
            <text:p>2017-04-23 18:52</text:p>
          </table:table-cell>
        </table:table-row>
        <table:table-row table:style-name="ro1">
          <table:table-cell table:formula="of:=[.A1133]+1/60/24" office:value-type="date" office:date-value="2017-04-23T18:53:00.000222" calcext:value-type="date">
            <text:p>2017-04-23 18:53</text:p>
          </table:table-cell>
        </table:table-row>
        <table:table-row table:style-name="ro1">
          <table:table-cell table:formula="of:=[.A1134]+1/60/24" office:value-type="date" office:date-value="2017-04-23T18:54:00.000222" calcext:value-type="date">
            <text:p>2017-04-23 18:54</text:p>
          </table:table-cell>
        </table:table-row>
        <table:table-row table:style-name="ro1">
          <table:table-cell table:formula="of:=[.A1135]+1/60/24" office:value-type="date" office:date-value="2017-04-23T18:55:00.000222" calcext:value-type="date">
            <text:p>2017-04-23 18:55</text:p>
          </table:table-cell>
        </table:table-row>
        <table:table-row table:style-name="ro1">
          <table:table-cell table:formula="of:=[.A1136]+1/60/24" office:value-type="date" office:date-value="2017-04-23T18:56:00.000222" calcext:value-type="date">
            <text:p>2017-04-23 18:56</text:p>
          </table:table-cell>
        </table:table-row>
        <table:table-row table:style-name="ro1">
          <table:table-cell table:formula="of:=[.A1137]+1/60/24" office:value-type="date" office:date-value="2017-04-23T18:57:00.000222" calcext:value-type="date">
            <text:p>2017-04-23 18:57</text:p>
          </table:table-cell>
        </table:table-row>
        <table:table-row table:style-name="ro1">
          <table:table-cell table:formula="of:=[.A1138]+1/60/24" office:value-type="date" office:date-value="2017-04-23T18:58:00.000223" calcext:value-type="date">
            <text:p>2017-04-23 18:58</text:p>
          </table:table-cell>
        </table:table-row>
        <table:table-row table:style-name="ro1">
          <table:table-cell table:formula="of:=[.A1139]+1/60/24" office:value-type="date" office:date-value="2017-04-23T18:59:00.000223" calcext:value-type="date">
            <text:p>2017-04-23 18:59</text:p>
          </table:table-cell>
        </table:table-row>
        <table:table-row table:style-name="ro1">
          <table:table-cell table:formula="of:=[.A1140]+1/60/24" office:value-type="date" office:date-value="2017-04-23T19:00:00.000223" calcext:value-type="date">
            <text:p>2017-04-23 19:00</text:p>
          </table:table-cell>
        </table:table-row>
        <table:table-row table:style-name="ro1">
          <table:table-cell table:formula="of:=[.A1141]+1/60/24" office:value-type="date" office:date-value="2017-04-23T19:01:00.000223" calcext:value-type="date">
            <text:p>2017-04-23 19:01</text:p>
          </table:table-cell>
        </table:table-row>
        <table:table-row table:style-name="ro1">
          <table:table-cell table:formula="of:=[.A1142]+1/60/24" office:value-type="date" office:date-value="2017-04-23T19:02:00.000223" calcext:value-type="date">
            <text:p>2017-04-23 19:02</text:p>
          </table:table-cell>
        </table:table-row>
        <table:table-row table:style-name="ro1">
          <table:table-cell table:formula="of:=[.A1143]+1/60/24" office:value-type="date" office:date-value="2017-04-23T19:03:00.000224" calcext:value-type="date">
            <text:p>2017-04-23 19:03</text:p>
          </table:table-cell>
        </table:table-row>
        <table:table-row table:style-name="ro1">
          <table:table-cell table:formula="of:=[.A1144]+1/60/24" office:value-type="date" office:date-value="2017-04-23T19:04:00.000224" calcext:value-type="date">
            <text:p>2017-04-23 19:04</text:p>
          </table:table-cell>
        </table:table-row>
        <table:table-row table:style-name="ro1">
          <table:table-cell table:formula="of:=[.A1145]+1/60/24" office:value-type="date" office:date-value="2017-04-23T19:05:00.000224" calcext:value-type="date">
            <text:p>2017-04-23 19:05</text:p>
          </table:table-cell>
        </table:table-row>
        <table:table-row table:style-name="ro1">
          <table:table-cell table:formula="of:=[.A1146]+1/60/24" office:value-type="date" office:date-value="2017-04-23T19:06:00.000224" calcext:value-type="date">
            <text:p>2017-04-23 19:06</text:p>
          </table:table-cell>
        </table:table-row>
        <table:table-row table:style-name="ro1">
          <table:table-cell table:formula="of:=[.A1147]+1/60/24" office:value-type="date" office:date-value="2017-04-23T19:07:00.000224" calcext:value-type="date">
            <text:p>2017-04-23 19:07</text:p>
          </table:table-cell>
        </table:table-row>
        <table:table-row table:style-name="ro1">
          <table:table-cell table:formula="of:=[.A1148]+1/60/24" office:value-type="date" office:date-value="2017-04-23T19:08:00.000225" calcext:value-type="date">
            <text:p>2017-04-23 19:08</text:p>
          </table:table-cell>
        </table:table-row>
        <table:table-row table:style-name="ro1">
          <table:table-cell table:formula="of:=[.A1149]+1/60/24" office:value-type="date" office:date-value="2017-04-23T19:09:00.000225" calcext:value-type="date">
            <text:p>2017-04-23 19:09</text:p>
          </table:table-cell>
        </table:table-row>
        <table:table-row table:style-name="ro1">
          <table:table-cell table:formula="of:=[.A1150]+1/60/24" office:value-type="date" office:date-value="2017-04-23T19:10:00.000225" calcext:value-type="date">
            <text:p>2017-04-23 19:10</text:p>
          </table:table-cell>
        </table:table-row>
        <table:table-row table:style-name="ro1">
          <table:table-cell table:formula="of:=[.A1151]+1/60/24" office:value-type="date" office:date-value="2017-04-23T19:11:00.000225" calcext:value-type="date">
            <text:p>2017-04-23 19:11</text:p>
          </table:table-cell>
        </table:table-row>
        <table:table-row table:style-name="ro1">
          <table:table-cell table:formula="of:=[.A1152]+1/60/24" office:value-type="date" office:date-value="2017-04-23T19:12:00.000225" calcext:value-type="date">
            <text:p>2017-04-23 19:12</text:p>
          </table:table-cell>
        </table:table-row>
        <table:table-row table:style-name="ro1">
          <table:table-cell table:formula="of:=[.A1153]+1/60/24" office:value-type="date" office:date-value="2017-04-23T19:13:00.000226" calcext:value-type="date">
            <text:p>2017-04-23 19:13</text:p>
          </table:table-cell>
        </table:table-row>
        <table:table-row table:style-name="ro1">
          <table:table-cell table:formula="of:=[.A1154]+1/60/24" office:value-type="date" office:date-value="2017-04-23T19:14:00.000226" calcext:value-type="date">
            <text:p>2017-04-23 19:14</text:p>
          </table:table-cell>
        </table:table-row>
        <table:table-row table:style-name="ro1">
          <table:table-cell table:formula="of:=[.A1155]+1/60/24" office:value-type="date" office:date-value="2017-04-23T19:15:00.000226" calcext:value-type="date">
            <text:p>2017-04-23 19:15</text:p>
          </table:table-cell>
        </table:table-row>
        <table:table-row table:style-name="ro1">
          <table:table-cell table:formula="of:=[.A1156]+1/60/24" office:value-type="date" office:date-value="2017-04-23T19:16:00.000226" calcext:value-type="date">
            <text:p>2017-04-23 19:16</text:p>
          </table:table-cell>
        </table:table-row>
        <table:table-row table:style-name="ro1">
          <table:table-cell table:formula="of:=[.A1157]+1/60/24" office:value-type="date" office:date-value="2017-04-23T19:17:00.000226" calcext:value-type="date">
            <text:p>2017-04-23 19:17</text:p>
          </table:table-cell>
        </table:table-row>
        <table:table-row table:style-name="ro1">
          <table:table-cell table:formula="of:=[.A1158]+1/60/24" office:value-type="date" office:date-value="2017-04-23T19:18:00.000226" calcext:value-type="date">
            <text:p>2017-04-23 19:18</text:p>
          </table:table-cell>
        </table:table-row>
        <table:table-row table:style-name="ro1">
          <table:table-cell table:formula="of:=[.A1159]+1/60/24" office:value-type="date" office:date-value="2017-04-23T19:19:00.000227" calcext:value-type="date">
            <text:p>2017-04-23 19:19</text:p>
          </table:table-cell>
        </table:table-row>
        <table:table-row table:style-name="ro1">
          <table:table-cell table:formula="of:=[.A1160]+1/60/24" office:value-type="date" office:date-value="2017-04-23T19:20:00.000227" calcext:value-type="date">
            <text:p>2017-04-23 19:20</text:p>
          </table:table-cell>
        </table:table-row>
        <table:table-row table:style-name="ro1">
          <table:table-cell table:formula="of:=[.A1161]+1/60/24" office:value-type="date" office:date-value="2017-04-23T19:21:00.000227" calcext:value-type="date">
            <text:p>2017-04-23 19:21</text:p>
          </table:table-cell>
        </table:table-row>
        <table:table-row table:style-name="ro1">
          <table:table-cell table:formula="of:=[.A1162]+1/60/24" office:value-type="date" office:date-value="2017-04-23T19:22:00.000227" calcext:value-type="date">
            <text:p>2017-04-23 19:22</text:p>
          </table:table-cell>
        </table:table-row>
        <table:table-row table:style-name="ro1">
          <table:table-cell table:formula="of:=[.A1163]+1/60/24" office:value-type="date" office:date-value="2017-04-23T19:23:00.000227" calcext:value-type="date">
            <text:p>2017-04-23 19:23</text:p>
          </table:table-cell>
        </table:table-row>
        <table:table-row table:style-name="ro1">
          <table:table-cell table:formula="of:=[.A1164]+1/60/24" office:value-type="date" office:date-value="2017-04-23T19:24:00.000228" calcext:value-type="date">
            <text:p>2017-04-23 19:24</text:p>
          </table:table-cell>
        </table:table-row>
        <table:table-row table:style-name="ro1">
          <table:table-cell table:formula="of:=[.A1165]+1/60/24" office:value-type="date" office:date-value="2017-04-23T19:25:00.000228" calcext:value-type="date">
            <text:p>2017-04-23 19:25</text:p>
          </table:table-cell>
        </table:table-row>
        <table:table-row table:style-name="ro1">
          <table:table-cell table:formula="of:=[.A1166]+1/60/24" office:value-type="date" office:date-value="2017-04-23T19:26:00.000228" calcext:value-type="date">
            <text:p>2017-04-23 19:26</text:p>
          </table:table-cell>
        </table:table-row>
        <table:table-row table:style-name="ro1">
          <table:table-cell table:formula="of:=[.A1167]+1/60/24" office:value-type="date" office:date-value="2017-04-23T19:27:00.000228" calcext:value-type="date">
            <text:p>2017-04-23 19:27</text:p>
          </table:table-cell>
        </table:table-row>
        <table:table-row table:style-name="ro1">
          <table:table-cell table:formula="of:=[.A1168]+1/60/24" office:value-type="date" office:date-value="2017-04-23T19:28:00.000228" calcext:value-type="date">
            <text:p>2017-04-23 19:28</text:p>
          </table:table-cell>
        </table:table-row>
        <table:table-row table:style-name="ro1">
          <table:table-cell table:formula="of:=[.A1169]+1/60/24" office:value-type="date" office:date-value="2017-04-23T19:29:00.000229" calcext:value-type="date">
            <text:p>2017-04-23 19:29</text:p>
          </table:table-cell>
        </table:table-row>
        <table:table-row table:style-name="ro1">
          <table:table-cell table:formula="of:=[.A1170]+1/60/24" office:value-type="date" office:date-value="2017-04-23T19:30:00.000229" calcext:value-type="date">
            <text:p>2017-04-23 19:30</text:p>
          </table:table-cell>
        </table:table-row>
        <table:table-row table:style-name="ro1">
          <table:table-cell table:formula="of:=[.A1171]+1/60/24" office:value-type="date" office:date-value="2017-04-23T19:31:00.000229" calcext:value-type="date">
            <text:p>2017-04-23 19:31</text:p>
          </table:table-cell>
        </table:table-row>
        <table:table-row table:style-name="ro1">
          <table:table-cell table:formula="of:=[.A1172]+1/60/24" office:value-type="date" office:date-value="2017-04-23T19:32:00.000229" calcext:value-type="date">
            <text:p>2017-04-23 19:32</text:p>
          </table:table-cell>
        </table:table-row>
        <table:table-row table:style-name="ro1">
          <table:table-cell table:formula="of:=[.A1173]+1/60/24" office:value-type="date" office:date-value="2017-04-23T19:33:00.000229" calcext:value-type="date">
            <text:p>2017-04-23 19:33</text:p>
          </table:table-cell>
        </table:table-row>
        <table:table-row table:style-name="ro1">
          <table:table-cell table:formula="of:=[.A1174]+1/60/24" office:value-type="date" office:date-value="2017-04-23T19:34:00.00023" calcext:value-type="date">
            <text:p>2017-04-23 19:34</text:p>
          </table:table-cell>
        </table:table-row>
        <table:table-row table:style-name="ro1">
          <table:table-cell table:formula="of:=[.A1175]+1/60/24" office:value-type="date" office:date-value="2017-04-23T19:35:00.00023" calcext:value-type="date">
            <text:p>2017-04-23 19:35</text:p>
          </table:table-cell>
        </table:table-row>
        <table:table-row table:style-name="ro1">
          <table:table-cell table:formula="of:=[.A1176]+1/60/24" office:value-type="date" office:date-value="2017-04-23T19:36:00.00023" calcext:value-type="date">
            <text:p>2017-04-23 19:36</text:p>
          </table:table-cell>
        </table:table-row>
        <table:table-row table:style-name="ro1">
          <table:table-cell table:formula="of:=[.A1177]+1/60/24" office:value-type="date" office:date-value="2017-04-23T19:37:00.00023" calcext:value-type="date">
            <text:p>2017-04-23 19:37</text:p>
          </table:table-cell>
        </table:table-row>
        <table:table-row table:style-name="ro1">
          <table:table-cell table:formula="of:=[.A1178]+1/60/24" office:value-type="date" office:date-value="2017-04-23T19:38:00.00023" calcext:value-type="date">
            <text:p>2017-04-23 19:38</text:p>
          </table:table-cell>
        </table:table-row>
        <table:table-row table:style-name="ro1">
          <table:table-cell table:formula="of:=[.A1179]+1/60/24" office:value-type="date" office:date-value="2017-04-23T19:39:00.000231" calcext:value-type="date">
            <text:p>2017-04-23 19:39</text:p>
          </table:table-cell>
        </table:table-row>
        <table:table-row table:style-name="ro1">
          <table:table-cell table:formula="of:=[.A1180]+1/60/24" office:value-type="date" office:date-value="2017-04-23T19:40:00.000231" calcext:value-type="date">
            <text:p>2017-04-23 19:40</text:p>
          </table:table-cell>
        </table:table-row>
        <table:table-row table:style-name="ro1">
          <table:table-cell table:formula="of:=[.A1181]+1/60/24" office:value-type="date" office:date-value="2017-04-23T19:41:00.000231" calcext:value-type="date">
            <text:p>2017-04-23 19:41</text:p>
          </table:table-cell>
        </table:table-row>
        <table:table-row table:style-name="ro1">
          <table:table-cell table:formula="of:=[.A1182]+1/60/24" office:value-type="date" office:date-value="2017-04-23T19:42:00.000231" calcext:value-type="date">
            <text:p>2017-04-23 19:42</text:p>
          </table:table-cell>
        </table:table-row>
        <table:table-row table:style-name="ro1">
          <table:table-cell table:formula="of:=[.A1183]+1/60/24" office:value-type="date" office:date-value="2017-04-23T19:43:00.000231" calcext:value-type="date">
            <text:p>2017-04-23 19:43</text:p>
          </table:table-cell>
        </table:table-row>
        <table:table-row table:style-name="ro1">
          <table:table-cell table:formula="of:=[.A1184]+1/60/24" office:value-type="date" office:date-value="2017-04-23T19:44:00.000232" calcext:value-type="date">
            <text:p>2017-04-23 19:44</text:p>
          </table:table-cell>
        </table:table-row>
        <table:table-row table:style-name="ro1">
          <table:table-cell table:formula="of:=[.A1185]+1/60/24" office:value-type="date" office:date-value="2017-04-23T19:45:00.000232" calcext:value-type="date">
            <text:p>2017-04-23 19:45</text:p>
          </table:table-cell>
        </table:table-row>
        <table:table-row table:style-name="ro1">
          <table:table-cell table:formula="of:=[.A1186]+1/60/24" office:value-type="date" office:date-value="2017-04-23T19:46:00.000232" calcext:value-type="date">
            <text:p>2017-04-23 19:46</text:p>
          </table:table-cell>
        </table:table-row>
        <table:table-row table:style-name="ro1">
          <table:table-cell table:formula="of:=[.A1187]+1/60/24" office:value-type="date" office:date-value="2017-04-23T19:47:00.000232" calcext:value-type="date">
            <text:p>2017-04-23 19:47</text:p>
          </table:table-cell>
        </table:table-row>
        <table:table-row table:style-name="ro1">
          <table:table-cell table:formula="of:=[.A1188]+1/60/24" office:value-type="date" office:date-value="2017-04-23T19:48:00.000232" calcext:value-type="date">
            <text:p>2017-04-23 19:48</text:p>
          </table:table-cell>
        </table:table-row>
        <table:table-row table:style-name="ro1">
          <table:table-cell table:formula="of:=[.A1189]+1/60/24" office:value-type="date" office:date-value="2017-04-23T19:49:00.000233" calcext:value-type="date">
            <text:p>2017-04-23 19:49</text:p>
          </table:table-cell>
        </table:table-row>
        <table:table-row table:style-name="ro1">
          <table:table-cell table:formula="of:=[.A1190]+1/60/24" office:value-type="date" office:date-value="2017-04-23T19:50:00.000233" calcext:value-type="date">
            <text:p>2017-04-23 19:50</text:p>
          </table:table-cell>
        </table:table-row>
        <table:table-row table:style-name="ro1">
          <table:table-cell table:formula="of:=[.A1191]+1/60/24" office:value-type="date" office:date-value="2017-04-23T19:51:00.000233" calcext:value-type="date">
            <text:p>2017-04-23 19:51</text:p>
          </table:table-cell>
        </table:table-row>
        <table:table-row table:style-name="ro1">
          <table:table-cell table:formula="of:=[.A1192]+1/60/24" office:value-type="date" office:date-value="2017-04-23T19:52:00.000233" calcext:value-type="date">
            <text:p>2017-04-23 19:52</text:p>
          </table:table-cell>
        </table:table-row>
        <table:table-row table:style-name="ro1">
          <table:table-cell table:formula="of:=[.A1193]+1/60/24" office:value-type="date" office:date-value="2017-04-23T19:53:00.000233" calcext:value-type="date">
            <text:p>2017-04-23 19:53</text:p>
          </table:table-cell>
        </table:table-row>
        <table:table-row table:style-name="ro1">
          <table:table-cell table:formula="of:=[.A1194]+1/60/24" office:value-type="date" office:date-value="2017-04-23T19:54:00.000234" calcext:value-type="date">
            <text:p>2017-04-23 19:54</text:p>
          </table:table-cell>
        </table:table-row>
        <table:table-row table:style-name="ro1">
          <table:table-cell table:formula="of:=[.A1195]+1/60/24" office:value-type="date" office:date-value="2017-04-23T19:55:00.000234" calcext:value-type="date">
            <text:p>2017-04-23 19:55</text:p>
          </table:table-cell>
        </table:table-row>
        <table:table-row table:style-name="ro1">
          <table:table-cell table:formula="of:=[.A1196]+1/60/24" office:value-type="date" office:date-value="2017-04-23T19:56:00.000234" calcext:value-type="date">
            <text:p>2017-04-23 19:56</text:p>
          </table:table-cell>
        </table:table-row>
        <table:table-row table:style-name="ro1">
          <table:table-cell table:formula="of:=[.A1197]+1/60/24" office:value-type="date" office:date-value="2017-04-23T19:57:00.000234" calcext:value-type="date">
            <text:p>2017-04-23 19:57</text:p>
          </table:table-cell>
        </table:table-row>
        <table:table-row table:style-name="ro1">
          <table:table-cell table:formula="of:=[.A1198]+1/60/24" office:value-type="date" office:date-value="2017-04-23T19:58:00.000234" calcext:value-type="date">
            <text:p>2017-04-23 19:58</text:p>
          </table:table-cell>
        </table:table-row>
        <table:table-row table:style-name="ro1">
          <table:table-cell table:formula="of:=[.A1199]+1/60/24" office:value-type="date" office:date-value="2017-04-23T19:59:00.000234" calcext:value-type="date">
            <text:p>2017-04-23 19:59</text:p>
          </table:table-cell>
        </table:table-row>
        <table:table-row table:style-name="ro1">
          <table:table-cell table:formula="of:=[.A1200]+1/60/24" office:value-type="date" office:date-value="2017-04-23T20:00:00.000235" calcext:value-type="date">
            <text:p>2017-04-23 20:00</text:p>
          </table:table-cell>
        </table:table-row>
        <table:table-row table:style-name="ro1">
          <table:table-cell table:formula="of:=[.A1201]+1/60/24" office:value-type="date" office:date-value="2017-04-23T20:01:00.000235" calcext:value-type="date">
            <text:p>2017-04-23 20:01</text:p>
          </table:table-cell>
        </table:table-row>
        <table:table-row table:style-name="ro1">
          <table:table-cell table:formula="of:=[.A1202]+1/60/24" office:value-type="date" office:date-value="2017-04-23T20:02:00.000235" calcext:value-type="date">
            <text:p>2017-04-23 20:02</text:p>
          </table:table-cell>
        </table:table-row>
        <table:table-row table:style-name="ro1">
          <table:table-cell table:formula="of:=[.A1203]+1/60/24" office:value-type="date" office:date-value="2017-04-23T20:03:00.000235" calcext:value-type="date">
            <text:p>2017-04-23 20:03</text:p>
          </table:table-cell>
        </table:table-row>
        <table:table-row table:style-name="ro1">
          <table:table-cell table:formula="of:=[.A1204]+1/60/24" office:value-type="date" office:date-value="2017-04-23T20:04:00.000235" calcext:value-type="date">
            <text:p>2017-04-23 20:04</text:p>
          </table:table-cell>
        </table:table-row>
        <table:table-row table:style-name="ro1">
          <table:table-cell table:formula="of:=[.A1205]+1/60/24" office:value-type="date" office:date-value="2017-04-23T20:05:00.000236" calcext:value-type="date">
            <text:p>2017-04-23 20:05</text:p>
          </table:table-cell>
        </table:table-row>
        <table:table-row table:style-name="ro1">
          <table:table-cell table:formula="of:=[.A1206]+1/60/24" office:value-type="date" office:date-value="2017-04-23T20:06:00.000236" calcext:value-type="date">
            <text:p>2017-04-23 20:06</text:p>
          </table:table-cell>
        </table:table-row>
        <table:table-row table:style-name="ro1">
          <table:table-cell table:formula="of:=[.A1207]+1/60/24" office:value-type="date" office:date-value="2017-04-23T20:07:00.000236" calcext:value-type="date">
            <text:p>2017-04-23 20:07</text:p>
          </table:table-cell>
        </table:table-row>
        <table:table-row table:style-name="ro1">
          <table:table-cell table:formula="of:=[.A1208]+1/60/24" office:value-type="date" office:date-value="2017-04-23T20:08:00.000236" calcext:value-type="date">
            <text:p>2017-04-23 20:08</text:p>
          </table:table-cell>
        </table:table-row>
        <table:table-row table:style-name="ro1">
          <table:table-cell table:formula="of:=[.A1209]+1/60/24" office:value-type="date" office:date-value="2017-04-23T20:09:00.000236" calcext:value-type="date">
            <text:p>2017-04-23 20:09</text:p>
          </table:table-cell>
        </table:table-row>
        <table:table-row table:style-name="ro1">
          <table:table-cell table:formula="of:=[.A1210]+1/60/24" office:value-type="date" office:date-value="2017-04-23T20:10:00.000237" calcext:value-type="date">
            <text:p>2017-04-23 20:10</text:p>
          </table:table-cell>
        </table:table-row>
        <table:table-row table:style-name="ro1">
          <table:table-cell table:formula="of:=[.A1211]+1/60/24" office:value-type="date" office:date-value="2017-04-23T20:11:00.000237" calcext:value-type="date">
            <text:p>2017-04-23 20:11</text:p>
          </table:table-cell>
        </table:table-row>
        <table:table-row table:style-name="ro1">
          <table:table-cell table:formula="of:=[.A1212]+1/60/24" office:value-type="date" office:date-value="2017-04-23T20:12:00.000237" calcext:value-type="date">
            <text:p>2017-04-23 20:12</text:p>
          </table:table-cell>
        </table:table-row>
        <table:table-row table:style-name="ro1">
          <table:table-cell table:formula="of:=[.A1213]+1/60/24" office:value-type="date" office:date-value="2017-04-23T20:13:00.000237" calcext:value-type="date">
            <text:p>2017-04-23 20:13</text:p>
          </table:table-cell>
        </table:table-row>
        <table:table-row table:style-name="ro1">
          <table:table-cell table:formula="of:=[.A1214]+1/60/24" office:value-type="date" office:date-value="2017-04-23T20:14:00.000237" calcext:value-type="date">
            <text:p>2017-04-23 20:14</text:p>
          </table:table-cell>
        </table:table-row>
        <table:table-row table:style-name="ro1">
          <table:table-cell table:formula="of:=[.A1215]+1/60/24" office:value-type="date" office:date-value="2017-04-23T20:15:00.000238" calcext:value-type="date">
            <text:p>2017-04-23 20:15</text:p>
          </table:table-cell>
        </table:table-row>
        <table:table-row table:style-name="ro1">
          <table:table-cell table:formula="of:=[.A1216]+1/60/24" office:value-type="date" office:date-value="2017-04-23T20:16:00.000238" calcext:value-type="date">
            <text:p>2017-04-23 20:16</text:p>
          </table:table-cell>
        </table:table-row>
        <table:table-row table:style-name="ro1">
          <table:table-cell table:formula="of:=[.A1217]+1/60/24" office:value-type="date" office:date-value="2017-04-23T20:17:00.000238" calcext:value-type="date">
            <text:p>2017-04-23 20:17</text:p>
          </table:table-cell>
        </table:table-row>
        <table:table-row table:style-name="ro1">
          <table:table-cell table:formula="of:=[.A1218]+1/60/24" office:value-type="date" office:date-value="2017-04-23T20:18:00.000238" calcext:value-type="date">
            <text:p>2017-04-23 20:18</text:p>
          </table:table-cell>
        </table:table-row>
        <table:table-row table:style-name="ro1">
          <table:table-cell table:formula="of:=[.A1219]+1/60/24" office:value-type="date" office:date-value="2017-04-23T20:19:00.000238" calcext:value-type="date">
            <text:p>2017-04-23 20:19</text:p>
          </table:table-cell>
        </table:table-row>
        <table:table-row table:style-name="ro1">
          <table:table-cell table:formula="of:=[.A1220]+1/60/24" office:value-type="date" office:date-value="2017-04-23T20:20:00.000239" calcext:value-type="date">
            <text:p>2017-04-23 20:20</text:p>
          </table:table-cell>
        </table:table-row>
        <table:table-row table:style-name="ro1">
          <table:table-cell table:formula="of:=[.A1221]+1/60/24" office:value-type="date" office:date-value="2017-04-23T20:21:00.000239" calcext:value-type="date">
            <text:p>2017-04-23 20:21</text:p>
          </table:table-cell>
        </table:table-row>
        <table:table-row table:style-name="ro1">
          <table:table-cell table:formula="of:=[.A1222]+1/60/24" office:value-type="date" office:date-value="2017-04-23T20:22:00.000239" calcext:value-type="date">
            <text:p>2017-04-23 20:22</text:p>
          </table:table-cell>
        </table:table-row>
        <table:table-row table:style-name="ro1">
          <table:table-cell table:formula="of:=[.A1223]+1/60/24" office:value-type="date" office:date-value="2017-04-23T20:23:00.000239" calcext:value-type="date">
            <text:p>2017-04-23 20:23</text:p>
          </table:table-cell>
        </table:table-row>
        <table:table-row table:style-name="ro1">
          <table:table-cell table:formula="of:=[.A1224]+1/60/24" office:value-type="date" office:date-value="2017-04-23T20:24:00.000239" calcext:value-type="date">
            <text:p>2017-04-23 20:24</text:p>
          </table:table-cell>
        </table:table-row>
        <table:table-row table:style-name="ro1">
          <table:table-cell table:formula="of:=[.A1225]+1/60/24" office:value-type="date" office:date-value="2017-04-23T20:25:00.00024" calcext:value-type="date">
            <text:p>2017-04-23 20:25</text:p>
          </table:table-cell>
        </table:table-row>
        <table:table-row table:style-name="ro1">
          <table:table-cell table:formula="of:=[.A1226]+1/60/24" office:value-type="date" office:date-value="2017-04-23T20:26:00.00024" calcext:value-type="date">
            <text:p>2017-04-23 20:26</text:p>
          </table:table-cell>
        </table:table-row>
        <table:table-row table:style-name="ro1">
          <table:table-cell table:formula="of:=[.A1227]+1/60/24" office:value-type="date" office:date-value="2017-04-23T20:27:00.00024" calcext:value-type="date">
            <text:p>2017-04-23 20:27</text:p>
          </table:table-cell>
        </table:table-row>
        <table:table-row table:style-name="ro1">
          <table:table-cell table:formula="of:=[.A1228]+1/60/24" office:value-type="date" office:date-value="2017-04-23T20:28:00.00024" calcext:value-type="date">
            <text:p>2017-04-23 20:28</text:p>
          </table:table-cell>
        </table:table-row>
        <table:table-row table:style-name="ro1">
          <table:table-cell table:formula="of:=[.A1229]+1/60/24" office:value-type="date" office:date-value="2017-04-23T20:29:00.00024" calcext:value-type="date">
            <text:p>2017-04-23 20:29</text:p>
          </table:table-cell>
        </table:table-row>
        <table:table-row table:style-name="ro1">
          <table:table-cell table:formula="of:=[.A1230]+1/60/24" office:value-type="date" office:date-value="2017-04-23T20:30:00.000241" calcext:value-type="date">
            <text:p>2017-04-23 20:30</text:p>
          </table:table-cell>
        </table:table-row>
        <table:table-row table:style-name="ro1">
          <table:table-cell table:formula="of:=[.A1231]+1/60/24" office:value-type="date" office:date-value="2017-04-23T20:31:00.000241" calcext:value-type="date">
            <text:p>2017-04-23 20:31</text:p>
          </table:table-cell>
        </table:table-row>
        <table:table-row table:style-name="ro1">
          <table:table-cell table:formula="of:=[.A1232]+1/60/24" office:value-type="date" office:date-value="2017-04-23T20:32:00.000241" calcext:value-type="date">
            <text:p>2017-04-23 20:32</text:p>
          </table:table-cell>
        </table:table-row>
        <table:table-row table:style-name="ro1">
          <table:table-cell table:formula="of:=[.A1233]+1/60/24" office:value-type="date" office:date-value="2017-04-23T20:33:00.000241" calcext:value-type="date">
            <text:p>2017-04-23 20:33</text:p>
          </table:table-cell>
        </table:table-row>
        <table:table-row table:style-name="ro1">
          <table:table-cell table:formula="of:=[.A1234]+1/60/24" office:value-type="date" office:date-value="2017-04-23T20:34:00.000241" calcext:value-type="date">
            <text:p>2017-04-23 20:34</text:p>
          </table:table-cell>
        </table:table-row>
        <table:table-row table:style-name="ro1">
          <table:table-cell table:formula="of:=[.A1235]+1/60/24" office:value-type="date" office:date-value="2017-04-23T20:35:00.000242" calcext:value-type="date">
            <text:p>2017-04-23 20:35</text:p>
          </table:table-cell>
        </table:table-row>
        <table:table-row table:style-name="ro1">
          <table:table-cell table:formula="of:=[.A1236]+1/60/24" office:value-type="date" office:date-value="2017-04-23T20:36:00.000242" calcext:value-type="date">
            <text:p>2017-04-23 20:36</text:p>
          </table:table-cell>
        </table:table-row>
        <table:table-row table:style-name="ro1">
          <table:table-cell table:formula="of:=[.A1237]+1/60/24" office:value-type="date" office:date-value="2017-04-23T20:37:00.000242" calcext:value-type="date">
            <text:p>2017-04-23 20:37</text:p>
          </table:table-cell>
        </table:table-row>
        <table:table-row table:style-name="ro1">
          <table:table-cell table:formula="of:=[.A1238]+1/60/24" office:value-type="date" office:date-value="2017-04-23T20:38:00.000242" calcext:value-type="date">
            <text:p>2017-04-23 20:38</text:p>
          </table:table-cell>
        </table:table-row>
        <table:table-row table:style-name="ro1">
          <table:table-cell table:formula="of:=[.A1239]+1/60/24" office:value-type="date" office:date-value="2017-04-23T20:39:00.000242" calcext:value-type="date">
            <text:p>2017-04-23 20:39</text:p>
          </table:table-cell>
        </table:table-row>
        <table:table-row table:style-name="ro1">
          <table:table-cell table:formula="of:=[.A1240]+1/60/24" office:value-type="date" office:date-value="2017-04-23T20:40:00.000243" calcext:value-type="date">
            <text:p>2017-04-23 20:40</text:p>
          </table:table-cell>
        </table:table-row>
        <table:table-row table:style-name="ro1">
          <table:table-cell table:formula="of:=[.A1241]+1/60/24" office:value-type="date" office:date-value="2017-04-23T20:41:00.000243" calcext:value-type="date">
            <text:p>2017-04-23 20:41</text:p>
          </table:table-cell>
        </table:table-row>
        <table:table-row table:style-name="ro1">
          <table:table-cell table:formula="of:=[.A1242]+1/60/24" office:value-type="date" office:date-value="2017-04-23T20:42:00.000243" calcext:value-type="date">
            <text:p>2017-04-23 20:42</text:p>
          </table:table-cell>
        </table:table-row>
        <table:table-row table:style-name="ro1">
          <table:table-cell table:formula="of:=[.A1243]+1/60/24" office:value-type="date" office:date-value="2017-04-23T20:43:00.000243" calcext:value-type="date">
            <text:p>2017-04-23 20:43</text:p>
          </table:table-cell>
        </table:table-row>
        <table:table-row table:style-name="ro1">
          <table:table-cell table:formula="of:=[.A1244]+1/60/24" office:value-type="date" office:date-value="2017-04-23T20:44:00.000243" calcext:value-type="date">
            <text:p>2017-04-23 20:44</text:p>
          </table:table-cell>
        </table:table-row>
        <table:table-row table:style-name="ro1">
          <table:table-cell table:formula="of:=[.A1245]+1/60/24" office:value-type="date" office:date-value="2017-04-23T20:45:00.000243" calcext:value-type="date">
            <text:p>2017-04-23 20:45</text:p>
          </table:table-cell>
        </table:table-row>
        <table:table-row table:style-name="ro1">
          <table:table-cell table:formula="of:=[.A1246]+1/60/24" office:value-type="date" office:date-value="2017-04-23T20:46:00.000244" calcext:value-type="date">
            <text:p>2017-04-23 20:46</text:p>
          </table:table-cell>
        </table:table-row>
        <table:table-row table:style-name="ro1">
          <table:table-cell table:formula="of:=[.A1247]+1/60/24" office:value-type="date" office:date-value="2017-04-23T20:47:00.000244" calcext:value-type="date">
            <text:p>2017-04-23 20:47</text:p>
          </table:table-cell>
        </table:table-row>
        <table:table-row table:style-name="ro1">
          <table:table-cell table:formula="of:=[.A1248]+1/60/24" office:value-type="date" office:date-value="2017-04-23T20:48:00.000244" calcext:value-type="date">
            <text:p>2017-04-23 20:48</text:p>
          </table:table-cell>
        </table:table-row>
        <table:table-row table:style-name="ro1">
          <table:table-cell table:formula="of:=[.A1249]+1/60/24" office:value-type="date" office:date-value="2017-04-23T20:49:00.000244" calcext:value-type="date">
            <text:p>2017-04-23 20:49</text:p>
          </table:table-cell>
        </table:table-row>
        <table:table-row table:style-name="ro1">
          <table:table-cell table:formula="of:=[.A1250]+1/60/24" office:value-type="date" office:date-value="2017-04-23T20:50:00.000244" calcext:value-type="date">
            <text:p>2017-04-23 20:50</text:p>
          </table:table-cell>
        </table:table-row>
        <table:table-row table:style-name="ro1">
          <table:table-cell table:formula="of:=[.A1251]+1/60/24" office:value-type="date" office:date-value="2017-04-23T20:51:00.000245" calcext:value-type="date">
            <text:p>2017-04-23 20:51</text:p>
          </table:table-cell>
        </table:table-row>
        <table:table-row table:style-name="ro1">
          <table:table-cell table:formula="of:=[.A1252]+1/60/24" office:value-type="date" office:date-value="2017-04-23T20:52:00.000245" calcext:value-type="date">
            <text:p>2017-04-23 20:52</text:p>
          </table:table-cell>
        </table:table-row>
        <table:table-row table:style-name="ro1">
          <table:table-cell table:formula="of:=[.A1253]+1/60/24" office:value-type="date" office:date-value="2017-04-23T20:53:00.000245" calcext:value-type="date">
            <text:p>2017-04-23 20:53</text:p>
          </table:table-cell>
        </table:table-row>
        <table:table-row table:style-name="ro1">
          <table:table-cell table:formula="of:=[.A1254]+1/60/24" office:value-type="date" office:date-value="2017-04-23T20:54:00.000245" calcext:value-type="date">
            <text:p>2017-04-23 20:54</text:p>
          </table:table-cell>
        </table:table-row>
        <table:table-row table:style-name="ro1">
          <table:table-cell table:formula="of:=[.A1255]+1/60/24" office:value-type="date" office:date-value="2017-04-23T20:55:00.000245" calcext:value-type="date">
            <text:p>2017-04-23 20:55</text:p>
          </table:table-cell>
        </table:table-row>
        <table:table-row table:style-name="ro1">
          <table:table-cell table:formula="of:=[.A1256]+1/60/24" office:value-type="date" office:date-value="2017-04-23T20:56:00.000246" calcext:value-type="date">
            <text:p>2017-04-23 20:56</text:p>
          </table:table-cell>
        </table:table-row>
        <table:table-row table:style-name="ro1">
          <table:table-cell table:formula="of:=[.A1257]+1/60/24" office:value-type="date" office:date-value="2017-04-23T20:57:00.000246" calcext:value-type="date">
            <text:p>2017-04-23 20:57</text:p>
          </table:table-cell>
        </table:table-row>
        <table:table-row table:style-name="ro1">
          <table:table-cell table:formula="of:=[.A1258]+1/60/24" office:value-type="date" office:date-value="2017-04-23T20:58:00.000246" calcext:value-type="date">
            <text:p>2017-04-23 20:58</text:p>
          </table:table-cell>
        </table:table-row>
        <table:table-row table:style-name="ro1">
          <table:table-cell table:formula="of:=[.A1259]+1/60/24" office:value-type="date" office:date-value="2017-04-23T20:59:00.000246" calcext:value-type="date">
            <text:p>2017-04-23 20:59</text:p>
          </table:table-cell>
        </table:table-row>
        <table:table-row table:style-name="ro1">
          <table:table-cell table:formula="of:=[.A1260]+1/60/24" office:value-type="date" office:date-value="2017-04-23T21:00:00.000246" calcext:value-type="date">
            <text:p>2017-04-23 21:00</text:p>
          </table:table-cell>
        </table:table-row>
        <table:table-row table:style-name="ro1">
          <table:table-cell table:formula="of:=[.A1261]+1/60/24" office:value-type="date" office:date-value="2017-04-23T21:01:00.000247" calcext:value-type="date">
            <text:p>2017-04-23 21:01</text:p>
          </table:table-cell>
        </table:table-row>
        <table:table-row table:style-name="ro1">
          <table:table-cell table:formula="of:=[.A1262]+1/60/24" office:value-type="date" office:date-value="2017-04-23T21:02:00.000247" calcext:value-type="date">
            <text:p>2017-04-23 21:02</text:p>
          </table:table-cell>
        </table:table-row>
        <table:table-row table:style-name="ro1">
          <table:table-cell table:formula="of:=[.A1263]+1/60/24" office:value-type="date" office:date-value="2017-04-23T21:03:00.000247" calcext:value-type="date">
            <text:p>2017-04-23 21:03</text:p>
          </table:table-cell>
        </table:table-row>
        <table:table-row table:style-name="ro1">
          <table:table-cell table:formula="of:=[.A1264]+1/60/24" office:value-type="date" office:date-value="2017-04-23T21:04:00.000247" calcext:value-type="date">
            <text:p>2017-04-23 21:04</text:p>
          </table:table-cell>
        </table:table-row>
        <table:table-row table:style-name="ro1">
          <table:table-cell table:formula="of:=[.A1265]+1/60/24" office:value-type="date" office:date-value="2017-04-23T21:05:00.000247" calcext:value-type="date">
            <text:p>2017-04-23 21:05</text:p>
          </table:table-cell>
        </table:table-row>
        <table:table-row table:style-name="ro1">
          <table:table-cell table:formula="of:=[.A1266]+1/60/24" office:value-type="date" office:date-value="2017-04-23T21:06:00.000248" calcext:value-type="date">
            <text:p>2017-04-23 21:06</text:p>
          </table:table-cell>
        </table:table-row>
        <table:table-row table:style-name="ro1">
          <table:table-cell table:formula="of:=[.A1267]+1/60/24" office:value-type="date" office:date-value="2017-04-23T21:07:00.000248" calcext:value-type="date">
            <text:p>2017-04-23 21:07</text:p>
          </table:table-cell>
        </table:table-row>
        <table:table-row table:style-name="ro1">
          <table:table-cell table:formula="of:=[.A1268]+1/60/24" office:value-type="date" office:date-value="2017-04-23T21:08:00.000248" calcext:value-type="date">
            <text:p>2017-04-23 21:08</text:p>
          </table:table-cell>
        </table:table-row>
        <table:table-row table:style-name="ro1">
          <table:table-cell table:formula="of:=[.A1269]+1/60/24" office:value-type="date" office:date-value="2017-04-23T21:09:00.000248" calcext:value-type="date">
            <text:p>2017-04-23 21:09</text:p>
          </table:table-cell>
        </table:table-row>
        <table:table-row table:style-name="ro1">
          <table:table-cell table:formula="of:=[.A1270]+1/60/24" office:value-type="date" office:date-value="2017-04-23T21:10:00.000248" calcext:value-type="date">
            <text:p>2017-04-23 21:10</text:p>
          </table:table-cell>
        </table:table-row>
        <table:table-row table:style-name="ro1">
          <table:table-cell table:formula="of:=[.A1271]+1/60/24" office:value-type="date" office:date-value="2017-04-23T21:11:00.000249" calcext:value-type="date">
            <text:p>2017-04-23 21:11</text:p>
          </table:table-cell>
        </table:table-row>
        <table:table-row table:style-name="ro1">
          <table:table-cell table:formula="of:=[.A1272]+1/60/24" office:value-type="date" office:date-value="2017-04-23T21:12:00.000249" calcext:value-type="date">
            <text:p>2017-04-23 21:12</text:p>
          </table:table-cell>
        </table:table-row>
        <table:table-row table:style-name="ro1">
          <table:table-cell table:formula="of:=[.A1273]+1/60/24" office:value-type="date" office:date-value="2017-04-23T21:13:00.000249" calcext:value-type="date">
            <text:p>2017-04-23 21:13</text:p>
          </table:table-cell>
        </table:table-row>
        <table:table-row table:style-name="ro1">
          <table:table-cell table:formula="of:=[.A1274]+1/60/24" office:value-type="date" office:date-value="2017-04-23T21:14:00.000249" calcext:value-type="date">
            <text:p>2017-04-23 21:14</text:p>
          </table:table-cell>
        </table:table-row>
        <table:table-row table:style-name="ro1">
          <table:table-cell table:formula="of:=[.A1275]+1/60/24" office:value-type="date" office:date-value="2017-04-23T21:15:00.000249" calcext:value-type="date">
            <text:p>2017-04-23 21:15</text:p>
          </table:table-cell>
        </table:table-row>
        <table:table-row table:style-name="ro1">
          <table:table-cell table:formula="of:=[.A1276]+1/60/24" office:value-type="date" office:date-value="2017-04-23T21:16:00.00025" calcext:value-type="date">
            <text:p>2017-04-23 21:16</text:p>
          </table:table-cell>
        </table:table-row>
        <table:table-row table:style-name="ro1">
          <table:table-cell table:formula="of:=[.A1277]+1/60/24" office:value-type="date" office:date-value="2017-04-23T21:17:00.00025" calcext:value-type="date">
            <text:p>2017-04-23 21:17</text:p>
          </table:table-cell>
        </table:table-row>
        <table:table-row table:style-name="ro1">
          <table:table-cell table:formula="of:=[.A1278]+1/60/24" office:value-type="date" office:date-value="2017-04-23T21:18:00.00025" calcext:value-type="date">
            <text:p>2017-04-23 21:18</text:p>
          </table:table-cell>
        </table:table-row>
        <table:table-row table:style-name="ro1">
          <table:table-cell table:formula="of:=[.A1279]+1/60/24" office:value-type="date" office:date-value="2017-04-23T21:19:00.00025" calcext:value-type="date">
            <text:p>2017-04-23 21:19</text:p>
          </table:table-cell>
        </table:table-row>
        <table:table-row table:style-name="ro1">
          <table:table-cell table:formula="of:=[.A1280]+1/60/24" office:value-type="date" office:date-value="2017-04-23T21:20:00.00025" calcext:value-type="date">
            <text:p>2017-04-23 21:20</text:p>
          </table:table-cell>
        </table:table-row>
        <table:table-row table:style-name="ro1">
          <table:table-cell table:formula="of:=[.A1281]+1/60/24" office:value-type="date" office:date-value="2017-04-23T21:21:00.000251" calcext:value-type="date">
            <text:p>2017-04-23 21:21</text:p>
          </table:table-cell>
        </table:table-row>
        <table:table-row table:style-name="ro1">
          <table:table-cell table:formula="of:=[.A1282]+1/60/24" office:value-type="date" office:date-value="2017-04-23T21:22:00.000251" calcext:value-type="date">
            <text:p>2017-04-23 21:22</text:p>
          </table:table-cell>
        </table:table-row>
        <table:table-row table:style-name="ro1">
          <table:table-cell table:formula="of:=[.A1283]+1/60/24" office:value-type="date" office:date-value="2017-04-23T21:23:00.000251" calcext:value-type="date">
            <text:p>2017-04-23 21:23</text:p>
          </table:table-cell>
        </table:table-row>
        <table:table-row table:style-name="ro1">
          <table:table-cell table:formula="of:=[.A1284]+1/60/24" office:value-type="date" office:date-value="2017-04-23T21:24:00.000251" calcext:value-type="date">
            <text:p>2017-04-23 21:24</text:p>
          </table:table-cell>
        </table:table-row>
        <table:table-row table:style-name="ro1">
          <table:table-cell table:formula="of:=[.A1285]+1/60/24" office:value-type="date" office:date-value="2017-04-23T21:25:00.000251" calcext:value-type="date">
            <text:p>2017-04-23 21:25</text:p>
          </table:table-cell>
        </table:table-row>
        <table:table-row table:style-name="ro1">
          <table:table-cell table:formula="of:=[.A1286]+1/60/24" office:value-type="date" office:date-value="2017-04-23T21:26:00.000252" calcext:value-type="date">
            <text:p>2017-04-23 21:26</text:p>
          </table:table-cell>
        </table:table-row>
        <table:table-row table:style-name="ro1">
          <table:table-cell table:formula="of:=[.A1287]+1/60/24" office:value-type="date" office:date-value="2017-04-23T21:27:00.000252" calcext:value-type="date">
            <text:p>2017-04-23 21:27</text:p>
          </table:table-cell>
        </table:table-row>
        <table:table-row table:style-name="ro1">
          <table:table-cell table:formula="of:=[.A1288]+1/60/24" office:value-type="date" office:date-value="2017-04-23T21:28:00.000252" calcext:value-type="date">
            <text:p>2017-04-23 21:28</text:p>
          </table:table-cell>
        </table:table-row>
        <table:table-row table:style-name="ro1">
          <table:table-cell table:formula="of:=[.A1289]+1/60/24" office:value-type="date" office:date-value="2017-04-23T21:29:00.000252" calcext:value-type="date">
            <text:p>2017-04-23 21:29</text:p>
          </table:table-cell>
        </table:table-row>
        <table:table-row table:style-name="ro1">
          <table:table-cell table:formula="of:=[.A1290]+1/60/24" office:value-type="date" office:date-value="2017-04-23T21:30:00.000252" calcext:value-type="date">
            <text:p>2017-04-23 21:30</text:p>
          </table:table-cell>
        </table:table-row>
        <table:table-row table:style-name="ro1">
          <table:table-cell table:formula="of:=[.A1291]+1/60/24" office:value-type="date" office:date-value="2017-04-23T21:31:00.000252" calcext:value-type="date">
            <text:p>2017-04-23 21:31</text:p>
          </table:table-cell>
        </table:table-row>
        <table:table-row table:style-name="ro1">
          <table:table-cell table:formula="of:=[.A1292]+1/60/24" office:value-type="date" office:date-value="2017-04-23T21:32:00.000253" calcext:value-type="date">
            <text:p>2017-04-23 21:32</text:p>
          </table:table-cell>
        </table:table-row>
        <table:table-row table:style-name="ro1">
          <table:table-cell table:formula="of:=[.A1293]+1/60/24" office:value-type="date" office:date-value="2017-04-23T21:33:00.000253" calcext:value-type="date">
            <text:p>2017-04-23 21:33</text:p>
          </table:table-cell>
        </table:table-row>
        <table:table-row table:style-name="ro1">
          <table:table-cell table:formula="of:=[.A1294]+1/60/24" office:value-type="date" office:date-value="2017-04-23T21:34:00.000253" calcext:value-type="date">
            <text:p>2017-04-23 21:34</text:p>
          </table:table-cell>
        </table:table-row>
        <table:table-row table:style-name="ro1">
          <table:table-cell table:formula="of:=[.A1295]+1/60/24" office:value-type="date" office:date-value="2017-04-23T21:35:00.000253" calcext:value-type="date">
            <text:p>2017-04-23 21:35</text:p>
          </table:table-cell>
        </table:table-row>
        <table:table-row table:style-name="ro1">
          <table:table-cell table:formula="of:=[.A1296]+1/60/24" office:value-type="date" office:date-value="2017-04-23T21:36:00.000253" calcext:value-type="date">
            <text:p>2017-04-23 21:36</text:p>
          </table:table-cell>
        </table:table-row>
        <table:table-row table:style-name="ro1">
          <table:table-cell table:formula="of:=[.A1297]+1/60/24" office:value-type="date" office:date-value="2017-04-23T21:37:00.000254" calcext:value-type="date">
            <text:p>2017-04-23 21:37</text:p>
          </table:table-cell>
        </table:table-row>
        <table:table-row table:style-name="ro1">
          <table:table-cell table:formula="of:=[.A1298]+1/60/24" office:value-type="date" office:date-value="2017-04-23T21:38:00.000254" calcext:value-type="date">
            <text:p>2017-04-23 21:38</text:p>
          </table:table-cell>
        </table:table-row>
        <table:table-row table:style-name="ro1">
          <table:table-cell table:formula="of:=[.A1299]+1/60/24" office:value-type="date" office:date-value="2017-04-23T21:39:00.000254" calcext:value-type="date">
            <text:p>2017-04-23 21:39</text:p>
          </table:table-cell>
        </table:table-row>
        <table:table-row table:style-name="ro1">
          <table:table-cell table:formula="of:=[.A1300]+1/60/24" office:value-type="date" office:date-value="2017-04-23T21:40:00.000254" calcext:value-type="date">
            <text:p>2017-04-23 21:40</text:p>
          </table:table-cell>
        </table:table-row>
        <table:table-row table:style-name="ro1">
          <table:table-cell table:formula="of:=[.A1301]+1/60/24" office:value-type="date" office:date-value="2017-04-23T21:41:00.000254" calcext:value-type="date">
            <text:p>2017-04-23 21:41</text:p>
          </table:table-cell>
        </table:table-row>
        <table:table-row table:style-name="ro1">
          <table:table-cell table:formula="of:=[.A1302]+1/60/24" office:value-type="date" office:date-value="2017-04-23T21:42:00.000255" calcext:value-type="date">
            <text:p>2017-04-23 21:42</text:p>
          </table:table-cell>
        </table:table-row>
        <table:table-row table:style-name="ro1">
          <table:table-cell table:formula="of:=[.A1303]+1/60/24" office:value-type="date" office:date-value="2017-04-23T21:43:00.000255" calcext:value-type="date">
            <text:p>2017-04-23 21:43</text:p>
          </table:table-cell>
        </table:table-row>
        <table:table-row table:style-name="ro1">
          <table:table-cell table:formula="of:=[.A1304]+1/60/24" office:value-type="date" office:date-value="2017-04-23T21:44:00.000255" calcext:value-type="date">
            <text:p>2017-04-23 21:44</text:p>
          </table:table-cell>
        </table:table-row>
        <table:table-row table:style-name="ro1">
          <table:table-cell table:formula="of:=[.A1305]+1/60/24" office:value-type="date" office:date-value="2017-04-23T21:45:00.000255" calcext:value-type="date">
            <text:p>2017-04-23 21:45</text:p>
          </table:table-cell>
        </table:table-row>
        <table:table-row table:style-name="ro1">
          <table:table-cell table:formula="of:=[.A1306]+1/60/24" office:value-type="date" office:date-value="2017-04-23T21:46:00.000255" calcext:value-type="date">
            <text:p>2017-04-23 21:46</text:p>
          </table:table-cell>
        </table:table-row>
        <table:table-row table:style-name="ro1">
          <table:table-cell table:formula="of:=[.A1307]+1/60/24" office:value-type="date" office:date-value="2017-04-23T21:47:00.000256" calcext:value-type="date">
            <text:p>2017-04-23 21:47</text:p>
          </table:table-cell>
        </table:table-row>
        <table:table-row table:style-name="ro1">
          <table:table-cell table:formula="of:=[.A1308]+1/60/24" office:value-type="date" office:date-value="2017-04-23T21:48:00.000256" calcext:value-type="date">
            <text:p>2017-04-23 21:48</text:p>
          </table:table-cell>
        </table:table-row>
        <table:table-row table:style-name="ro1">
          <table:table-cell table:formula="of:=[.A1309]+1/60/24" office:value-type="date" office:date-value="2017-04-23T21:49:00.000256" calcext:value-type="date">
            <text:p>2017-04-23 21:49</text:p>
          </table:table-cell>
        </table:table-row>
        <table:table-row table:style-name="ro1">
          <table:table-cell table:formula="of:=[.A1310]+1/60/24" office:value-type="date" office:date-value="2017-04-23T21:50:00.000256" calcext:value-type="date">
            <text:p>2017-04-23 21:50</text:p>
          </table:table-cell>
        </table:table-row>
        <table:table-row table:style-name="ro1">
          <table:table-cell table:formula="of:=[.A1311]+1/60/24" office:value-type="date" office:date-value="2017-04-23T21:51:00.000256" calcext:value-type="date">
            <text:p>2017-04-23 21:51</text:p>
          </table:table-cell>
        </table:table-row>
        <table:table-row table:style-name="ro1">
          <table:table-cell table:formula="of:=[.A1312]+1/60/24" office:value-type="date" office:date-value="2017-04-23T21:52:00.000257" calcext:value-type="date">
            <text:p>2017-04-23 21:52</text:p>
          </table:table-cell>
        </table:table-row>
        <table:table-row table:style-name="ro1">
          <table:table-cell table:formula="of:=[.A1313]+1/60/24" office:value-type="date" office:date-value="2017-04-23T21:53:00.000257" calcext:value-type="date">
            <text:p>2017-04-23 21:53</text:p>
          </table:table-cell>
        </table:table-row>
        <table:table-row table:style-name="ro1">
          <table:table-cell table:formula="of:=[.A1314]+1/60/24" office:value-type="date" office:date-value="2017-04-23T21:54:00.000257" calcext:value-type="date">
            <text:p>2017-04-23 21:54</text:p>
          </table:table-cell>
        </table:table-row>
        <table:table-row table:style-name="ro1">
          <table:table-cell table:formula="of:=[.A1315]+1/60/24" office:value-type="date" office:date-value="2017-04-23T21:55:00.000257" calcext:value-type="date">
            <text:p>2017-04-23 21:55</text:p>
          </table:table-cell>
        </table:table-row>
        <table:table-row table:style-name="ro1">
          <table:table-cell table:formula="of:=[.A1316]+1/60/24" office:value-type="date" office:date-value="2017-04-23T21:56:00.000257" calcext:value-type="date">
            <text:p>2017-04-23 21:56</text:p>
          </table:table-cell>
        </table:table-row>
        <table:table-row table:style-name="ro1">
          <table:table-cell table:formula="of:=[.A1317]+1/60/24" office:value-type="date" office:date-value="2017-04-23T21:57:00.000258" calcext:value-type="date">
            <text:p>2017-04-23 21:57</text:p>
          </table:table-cell>
        </table:table-row>
        <table:table-row table:style-name="ro1">
          <table:table-cell table:formula="of:=[.A1318]+1/60/24" office:value-type="date" office:date-value="2017-04-23T21:58:00.000258" calcext:value-type="date">
            <text:p>2017-04-23 21:58</text:p>
          </table:table-cell>
        </table:table-row>
        <table:table-row table:style-name="ro1">
          <table:table-cell table:formula="of:=[.A1319]+1/60/24" office:value-type="date" office:date-value="2017-04-23T21:59:00.000258" calcext:value-type="date">
            <text:p>2017-04-23 21:59</text:p>
          </table:table-cell>
        </table:table-row>
        <table:table-row table:style-name="ro1">
          <table:table-cell table:formula="of:=[.A1320]+1/60/24" office:value-type="date" office:date-value="2017-04-23T22:00:00.000258" calcext:value-type="date">
            <text:p>2017-04-23 22:00</text:p>
          </table:table-cell>
        </table:table-row>
        <table:table-row table:style-name="ro1">
          <table:table-cell table:formula="of:=[.A1321]+1/60/24" office:value-type="date" office:date-value="2017-04-23T22:01:00.000258" calcext:value-type="date">
            <text:p>2017-04-23 22:01</text:p>
          </table:table-cell>
        </table:table-row>
        <table:table-row table:style-name="ro1">
          <table:table-cell table:formula="of:=[.A1322]+1/60/24" office:value-type="date" office:date-value="2017-04-23T22:02:00.000259" calcext:value-type="date">
            <text:p>2017-04-23 22:02</text:p>
          </table:table-cell>
        </table:table-row>
        <table:table-row table:style-name="ro1">
          <table:table-cell table:formula="of:=[.A1323]+1/60/24" office:value-type="date" office:date-value="2017-04-23T22:03:00.000259" calcext:value-type="date">
            <text:p>2017-04-23 22:03</text:p>
          </table:table-cell>
        </table:table-row>
        <table:table-row table:style-name="ro1">
          <table:table-cell table:formula="of:=[.A1324]+1/60/24" office:value-type="date" office:date-value="2017-04-23T22:04:00.000259" calcext:value-type="date">
            <text:p>2017-04-23 22:04</text:p>
          </table:table-cell>
        </table:table-row>
        <table:table-row table:style-name="ro1">
          <table:table-cell table:formula="of:=[.A1325]+1/60/24" office:value-type="date" office:date-value="2017-04-23T22:05:00.000259" calcext:value-type="date">
            <text:p>2017-04-23 22:05</text:p>
          </table:table-cell>
        </table:table-row>
        <table:table-row table:style-name="ro1">
          <table:table-cell table:formula="of:=[.A1326]+1/60/24" office:value-type="date" office:date-value="2017-04-23T22:06:00.000259" calcext:value-type="date">
            <text:p>2017-04-23 22:06</text:p>
          </table:table-cell>
        </table:table-row>
        <table:table-row table:style-name="ro1">
          <table:table-cell table:formula="of:=[.A1327]+1/60/24" office:value-type="date" office:date-value="2017-04-23T22:07:00.00026" calcext:value-type="date">
            <text:p>2017-04-23 22:07</text:p>
          </table:table-cell>
        </table:table-row>
        <table:table-row table:style-name="ro1">
          <table:table-cell table:formula="of:=[.A1328]+1/60/24" office:value-type="date" office:date-value="2017-04-23T22:08:00.00026" calcext:value-type="date">
            <text:p>2017-04-23 22:08</text:p>
          </table:table-cell>
        </table:table-row>
        <table:table-row table:style-name="ro1">
          <table:table-cell table:formula="of:=[.A1329]+1/60/24" office:value-type="date" office:date-value="2017-04-23T22:09:00.00026" calcext:value-type="date">
            <text:p>2017-04-23 22:09</text:p>
          </table:table-cell>
        </table:table-row>
        <table:table-row table:style-name="ro1">
          <table:table-cell table:formula="of:=[.A1330]+1/60/24" office:value-type="date" office:date-value="2017-04-23T22:10:00.00026" calcext:value-type="date">
            <text:p>2017-04-23 22:10</text:p>
          </table:table-cell>
        </table:table-row>
        <table:table-row table:style-name="ro1">
          <table:table-cell table:formula="of:=[.A1331]+1/60/24" office:value-type="date" office:date-value="2017-04-23T22:11:00.00026" calcext:value-type="date">
            <text:p>2017-04-23 22:11</text:p>
          </table:table-cell>
        </table:table-row>
        <table:table-row table:style-name="ro1">
          <table:table-cell table:formula="of:=[.A1332]+1/60/24" office:value-type="date" office:date-value="2017-04-23T22:12:00.000261" calcext:value-type="date">
            <text:p>2017-04-23 22:12</text:p>
          </table:table-cell>
        </table:table-row>
        <table:table-row table:style-name="ro1">
          <table:table-cell table:formula="of:=[.A1333]+1/60/24" office:value-type="date" office:date-value="2017-04-23T22:13:00.000261" calcext:value-type="date">
            <text:p>2017-04-23 22:13</text:p>
          </table:table-cell>
        </table:table-row>
        <table:table-row table:style-name="ro1">
          <table:table-cell table:formula="of:=[.A1334]+1/60/24" office:value-type="date" office:date-value="2017-04-23T22:14:00.000261" calcext:value-type="date">
            <text:p>2017-04-23 22:14</text:p>
          </table:table-cell>
        </table:table-row>
        <table:table-row table:style-name="ro1">
          <table:table-cell table:formula="of:=[.A1335]+1/60/24" office:value-type="date" office:date-value="2017-04-23T22:15:00.000261" calcext:value-type="date">
            <text:p>2017-04-23 22:15</text:p>
          </table:table-cell>
        </table:table-row>
        <table:table-row table:style-name="ro1">
          <table:table-cell table:formula="of:=[.A1336]+1/60/24" office:value-type="date" office:date-value="2017-04-23T22:16:00.000261" calcext:value-type="date">
            <text:p>2017-04-23 22:16</text:p>
          </table:table-cell>
        </table:table-row>
        <table:table-row table:style-name="ro1">
          <table:table-cell table:formula="of:=[.A1337]+1/60/24" office:value-type="date" office:date-value="2017-04-23T22:17:00.000261" calcext:value-type="date">
            <text:p>2017-04-23 22:17</text:p>
          </table:table-cell>
        </table:table-row>
        <table:table-row table:style-name="ro1">
          <table:table-cell table:formula="of:=[.A1338]+1/60/24" office:value-type="date" office:date-value="2017-04-23T22:18:00.000262" calcext:value-type="date">
            <text:p>2017-04-23 22:18</text:p>
          </table:table-cell>
        </table:table-row>
        <table:table-row table:style-name="ro1">
          <table:table-cell table:formula="of:=[.A1339]+1/60/24" office:value-type="date" office:date-value="2017-04-23T22:19:00.000262" calcext:value-type="date">
            <text:p>2017-04-23 22:19</text:p>
          </table:table-cell>
        </table:table-row>
        <table:table-row table:style-name="ro1">
          <table:table-cell table:formula="of:=[.A1340]+1/60/24" office:value-type="date" office:date-value="2017-04-23T22:20:00.000262" calcext:value-type="date">
            <text:p>2017-04-23 22:20</text:p>
          </table:table-cell>
        </table:table-row>
        <table:table-row table:style-name="ro1">
          <table:table-cell table:formula="of:=[.A1341]+1/60/24" office:value-type="date" office:date-value="2017-04-23T22:21:00.000262" calcext:value-type="date">
            <text:p>2017-04-23 22:21</text:p>
          </table:table-cell>
        </table:table-row>
        <table:table-row table:style-name="ro1">
          <table:table-cell table:formula="of:=[.A1342]+1/60/24" office:value-type="date" office:date-value="2017-04-23T22:22:00.000262" calcext:value-type="date">
            <text:p>2017-04-23 22:22</text:p>
          </table:table-cell>
        </table:table-row>
        <table:table-row table:style-name="ro1">
          <table:table-cell table:formula="of:=[.A1343]+1/60/24" office:value-type="date" office:date-value="2017-04-23T22:23:00.000263" calcext:value-type="date">
            <text:p>2017-04-23 22:23</text:p>
          </table:table-cell>
        </table:table-row>
        <table:table-row table:style-name="ro1">
          <table:table-cell table:formula="of:=[.A1344]+1/60/24" office:value-type="date" office:date-value="2017-04-23T22:24:00.000263" calcext:value-type="date">
            <text:p>2017-04-23 22:24</text:p>
          </table:table-cell>
        </table:table-row>
        <table:table-row table:style-name="ro1">
          <table:table-cell table:formula="of:=[.A1345]+1/60/24" office:value-type="date" office:date-value="2017-04-23T22:25:00.000263" calcext:value-type="date">
            <text:p>2017-04-23 22:25</text:p>
          </table:table-cell>
        </table:table-row>
        <table:table-row table:style-name="ro1">
          <table:table-cell table:formula="of:=[.A1346]+1/60/24" office:value-type="date" office:date-value="2017-04-23T22:26:00.000263" calcext:value-type="date">
            <text:p>2017-04-23 22:26</text:p>
          </table:table-cell>
        </table:table-row>
        <table:table-row table:style-name="ro1">
          <table:table-cell table:formula="of:=[.A1347]+1/60/24" office:value-type="date" office:date-value="2017-04-23T22:27:00.000263" calcext:value-type="date">
            <text:p>2017-04-23 22:27</text:p>
          </table:table-cell>
        </table:table-row>
        <table:table-row table:style-name="ro1">
          <table:table-cell table:formula="of:=[.A1348]+1/60/24" office:value-type="date" office:date-value="2017-04-23T22:28:00.000264" calcext:value-type="date">
            <text:p>2017-04-23 22:28</text:p>
          </table:table-cell>
        </table:table-row>
        <table:table-row table:style-name="ro1">
          <table:table-cell table:formula="of:=[.A1349]+1/60/24" office:value-type="date" office:date-value="2017-04-23T22:29:00.000264" calcext:value-type="date">
            <text:p>2017-04-23 22:29</text:p>
          </table:table-cell>
        </table:table-row>
        <table:table-row table:style-name="ro1">
          <table:table-cell table:formula="of:=[.A1350]+1/60/24" office:value-type="date" office:date-value="2017-04-23T22:30:00.000264" calcext:value-type="date">
            <text:p>2017-04-23 22:30</text:p>
          </table:table-cell>
        </table:table-row>
        <table:table-row table:style-name="ro1">
          <table:table-cell table:formula="of:=[.A1351]+1/60/24" office:value-type="date" office:date-value="2017-04-23T22:31:00.000264" calcext:value-type="date">
            <text:p>2017-04-23 22:31</text:p>
          </table:table-cell>
        </table:table-row>
        <table:table-row table:style-name="ro1">
          <table:table-cell table:formula="of:=[.A1352]+1/60/24" office:value-type="date" office:date-value="2017-04-23T22:32:00.000264" calcext:value-type="date">
            <text:p>2017-04-23 22:32</text:p>
          </table:table-cell>
        </table:table-row>
        <table:table-row table:style-name="ro1">
          <table:table-cell table:formula="of:=[.A1353]+1/60/24" office:value-type="date" office:date-value="2017-04-23T22:33:00.000265" calcext:value-type="date">
            <text:p>2017-04-23 22:33</text:p>
          </table:table-cell>
        </table:table-row>
        <table:table-row table:style-name="ro1">
          <table:table-cell table:formula="of:=[.A1354]+1/60/24" office:value-type="date" office:date-value="2017-04-23T22:34:00.000265" calcext:value-type="date">
            <text:p>2017-04-23 22:34</text:p>
          </table:table-cell>
        </table:table-row>
        <table:table-row table:style-name="ro1">
          <table:table-cell table:formula="of:=[.A1355]+1/60/24" office:value-type="date" office:date-value="2017-04-23T22:35:00.000265" calcext:value-type="date">
            <text:p>2017-04-23 22:35</text:p>
          </table:table-cell>
        </table:table-row>
        <table:table-row table:style-name="ro1">
          <table:table-cell table:formula="of:=[.A1356]+1/60/24" office:value-type="date" office:date-value="2017-04-23T22:36:00.000265" calcext:value-type="date">
            <text:p>2017-04-23 22:36</text:p>
          </table:table-cell>
        </table:table-row>
        <table:table-row table:style-name="ro1">
          <table:table-cell table:formula="of:=[.A1357]+1/60/24" office:value-type="date" office:date-value="2017-04-23T22:37:00.000265" calcext:value-type="date">
            <text:p>2017-04-23 22:37</text:p>
          </table:table-cell>
        </table:table-row>
        <table:table-row table:style-name="ro1">
          <table:table-cell table:formula="of:=[.A1358]+1/60/24" office:value-type="date" office:date-value="2017-04-23T22:38:00.000266" calcext:value-type="date">
            <text:p>2017-04-23 22:38</text:p>
          </table:table-cell>
        </table:table-row>
        <table:table-row table:style-name="ro1">
          <table:table-cell table:formula="of:=[.A1359]+1/60/24" office:value-type="date" office:date-value="2017-04-23T22:39:00.000266" calcext:value-type="date">
            <text:p>2017-04-23 22:39</text:p>
          </table:table-cell>
        </table:table-row>
        <table:table-row table:style-name="ro1">
          <table:table-cell table:formula="of:=[.A1360]+1/60/24" office:value-type="date" office:date-value="2017-04-23T22:40:00.000266" calcext:value-type="date">
            <text:p>2017-04-23 22:40</text:p>
          </table:table-cell>
        </table:table-row>
        <table:table-row table:style-name="ro1">
          <table:table-cell table:formula="of:=[.A1361]+1/60/24" office:value-type="date" office:date-value="2017-04-23T22:41:00.000266" calcext:value-type="date">
            <text:p>2017-04-23 22:41</text:p>
          </table:table-cell>
        </table:table-row>
        <table:table-row table:style-name="ro1">
          <table:table-cell table:formula="of:=[.A1362]+1/60/24" office:value-type="date" office:date-value="2017-04-23T22:42:00.000266" calcext:value-type="date">
            <text:p>2017-04-23 22:42</text:p>
          </table:table-cell>
        </table:table-row>
        <table:table-row table:style-name="ro1">
          <table:table-cell table:formula="of:=[.A1363]+1/60/24" office:value-type="date" office:date-value="2017-04-23T22:43:00.000267" calcext:value-type="date">
            <text:p>2017-04-23 22:43</text:p>
          </table:table-cell>
        </table:table-row>
        <table:table-row table:style-name="ro1">
          <table:table-cell table:formula="of:=[.A1364]+1/60/24" office:value-type="date" office:date-value="2017-04-23T22:44:00.000267" calcext:value-type="date">
            <text:p>2017-04-23 22:44</text:p>
          </table:table-cell>
        </table:table-row>
        <table:table-row table:style-name="ro1">
          <table:table-cell table:formula="of:=[.A1365]+1/60/24" office:value-type="date" office:date-value="2017-04-23T22:45:00.000267" calcext:value-type="date">
            <text:p>2017-04-23 22:45</text:p>
          </table:table-cell>
        </table:table-row>
        <table:table-row table:style-name="ro1">
          <table:table-cell table:formula="of:=[.A1366]+1/60/24" office:value-type="date" office:date-value="2017-04-23T22:46:00.000267" calcext:value-type="date">
            <text:p>2017-04-23 22:46</text:p>
          </table:table-cell>
        </table:table-row>
        <table:table-row table:style-name="ro1">
          <table:table-cell table:formula="of:=[.A1367]+1/60/24" office:value-type="date" office:date-value="2017-04-23T22:47:00.000267" calcext:value-type="date">
            <text:p>2017-04-23 22:47</text:p>
          </table:table-cell>
        </table:table-row>
        <table:table-row table:style-name="ro1">
          <table:table-cell table:formula="of:=[.A1368]+1/60/24" office:value-type="date" office:date-value="2017-04-23T22:48:00.000268" calcext:value-type="date">
            <text:p>2017-04-23 22:48</text:p>
          </table:table-cell>
        </table:table-row>
        <table:table-row table:style-name="ro1">
          <table:table-cell table:formula="of:=[.A1369]+1/60/24" office:value-type="date" office:date-value="2017-04-23T22:49:00.000268" calcext:value-type="date">
            <text:p>2017-04-23 22:49</text:p>
          </table:table-cell>
        </table:table-row>
        <table:table-row table:style-name="ro1">
          <table:table-cell table:formula="of:=[.A1370]+1/60/24" office:value-type="date" office:date-value="2017-04-23T22:50:00.000268" calcext:value-type="date">
            <text:p>2017-04-23 22:50</text:p>
          </table:table-cell>
        </table:table-row>
        <table:table-row table:style-name="ro1">
          <table:table-cell table:formula="of:=[.A1371]+1/60/24" office:value-type="date" office:date-value="2017-04-23T22:51:00.000268" calcext:value-type="date">
            <text:p>2017-04-23 22:51</text:p>
          </table:table-cell>
        </table:table-row>
        <table:table-row table:style-name="ro1">
          <table:table-cell table:formula="of:=[.A1372]+1/60/24" office:value-type="date" office:date-value="2017-04-23T22:52:00.000268" calcext:value-type="date">
            <text:p>2017-04-23 22:52</text:p>
          </table:table-cell>
        </table:table-row>
        <table:table-row table:style-name="ro1">
          <table:table-cell table:formula="of:=[.A1373]+1/60/24" office:value-type="date" office:date-value="2017-04-23T22:53:00.000269" calcext:value-type="date">
            <text:p>2017-04-23 22:53</text:p>
          </table:table-cell>
        </table:table-row>
        <table:table-row table:style-name="ro1">
          <table:table-cell table:formula="of:=[.A1374]+1/60/24" office:value-type="date" office:date-value="2017-04-23T22:54:00.000269" calcext:value-type="date">
            <text:p>2017-04-23 22:54</text:p>
          </table:table-cell>
        </table:table-row>
        <table:table-row table:style-name="ro1">
          <table:table-cell table:formula="of:=[.A1375]+1/60/24" office:value-type="date" office:date-value="2017-04-23T22:55:00.000269" calcext:value-type="date">
            <text:p>2017-04-23 22:55</text:p>
          </table:table-cell>
        </table:table-row>
        <table:table-row table:style-name="ro1">
          <table:table-cell table:formula="of:=[.A1376]+1/60/24" office:value-type="date" office:date-value="2017-04-23T22:56:00.000269" calcext:value-type="date">
            <text:p>2017-04-23 22:56</text:p>
          </table:table-cell>
        </table:table-row>
        <table:table-row table:style-name="ro1">
          <table:table-cell table:formula="of:=[.A1377]+1/60/24" office:value-type="date" office:date-value="2017-04-23T22:57:00.000269" calcext:value-type="date">
            <text:p>2017-04-23 22:57</text:p>
          </table:table-cell>
        </table:table-row>
        <table:table-row table:style-name="ro1">
          <table:table-cell table:formula="of:=[.A1378]+1/60/24" office:value-type="date" office:date-value="2017-04-23T22:58:00.00027" calcext:value-type="date">
            <text:p>2017-04-23 22:58</text:p>
          </table:table-cell>
        </table:table-row>
        <table:table-row table:style-name="ro1">
          <table:table-cell table:formula="of:=[.A1379]+1/60/24" office:value-type="date" office:date-value="2017-04-23T22:59:00.00027" calcext:value-type="date">
            <text:p>2017-04-23 22:59</text:p>
          </table:table-cell>
        </table:table-row>
        <table:table-row table:style-name="ro1">
          <table:table-cell table:formula="of:=[.A1380]+1/60/24" office:value-type="date" office:date-value="2017-04-23T23:00:00.00027" calcext:value-type="date">
            <text:p>2017-04-23 23:00</text:p>
          </table:table-cell>
        </table:table-row>
        <table:table-row table:style-name="ro1">
          <table:table-cell table:formula="of:=[.A1381]+1/60/24" office:value-type="date" office:date-value="2017-04-23T23:01:00.00027" calcext:value-type="date">
            <text:p>2017-04-23 23:01</text:p>
          </table:table-cell>
        </table:table-row>
        <table:table-row table:style-name="ro1">
          <table:table-cell table:formula="of:=[.A1382]+1/60/24" office:value-type="date" office:date-value="2017-04-23T23:02:00.00027" calcext:value-type="date">
            <text:p>2017-04-23 23:02</text:p>
          </table:table-cell>
        </table:table-row>
        <table:table-row table:style-name="ro1">
          <table:table-cell table:formula="of:=[.A1383]+1/60/24" office:value-type="date" office:date-value="2017-04-23T23:03:00.00027" calcext:value-type="date">
            <text:p>2017-04-23 23:03</text:p>
          </table:table-cell>
        </table:table-row>
        <table:table-row table:style-name="ro1">
          <table:table-cell table:formula="of:=[.A1384]+1/60/24" office:value-type="date" office:date-value="2017-04-23T23:04:00.000271" calcext:value-type="date">
            <text:p>2017-04-23 23:04</text:p>
          </table:table-cell>
        </table:table-row>
        <table:table-row table:style-name="ro1">
          <table:table-cell table:formula="of:=[.A1385]+1/60/24" office:value-type="date" office:date-value="2017-04-23T23:05:00.000271" calcext:value-type="date">
            <text:p>2017-04-23 23:05</text:p>
          </table:table-cell>
        </table:table-row>
        <table:table-row table:style-name="ro1">
          <table:table-cell table:formula="of:=[.A1386]+1/60/24" office:value-type="date" office:date-value="2017-04-23T23:06:00.000271" calcext:value-type="date">
            <text:p>2017-04-23 23:06</text:p>
          </table:table-cell>
        </table:table-row>
        <table:table-row table:style-name="ro1">
          <table:table-cell table:formula="of:=[.A1387]+1/60/24" office:value-type="date" office:date-value="2017-04-23T23:07:00.000271" calcext:value-type="date">
            <text:p>2017-04-23 23:07</text:p>
          </table:table-cell>
        </table:table-row>
        <table:table-row table:style-name="ro1">
          <table:table-cell table:formula="of:=[.A1388]+1/60/24" office:value-type="date" office:date-value="2017-04-23T23:08:00.000271" calcext:value-type="date">
            <text:p>2017-04-23 23:08</text:p>
          </table:table-cell>
        </table:table-row>
        <table:table-row table:style-name="ro1">
          <table:table-cell table:formula="of:=[.A1389]+1/60/24" office:value-type="date" office:date-value="2017-04-23T23:09:00.000272" calcext:value-type="date">
            <text:p>2017-04-23 23:09</text:p>
          </table:table-cell>
        </table:table-row>
        <table:table-row table:style-name="ro1">
          <table:table-cell table:formula="of:=[.A1390]+1/60/24" office:value-type="date" office:date-value="2017-04-23T23:10:00.000272" calcext:value-type="date">
            <text:p>2017-04-23 23:10</text:p>
          </table:table-cell>
        </table:table-row>
        <table:table-row table:style-name="ro1">
          <table:table-cell table:formula="of:=[.A1391]+1/60/24" office:value-type="date" office:date-value="2017-04-23T23:11:00.000272" calcext:value-type="date">
            <text:p>2017-04-23 23:11</text:p>
          </table:table-cell>
        </table:table-row>
        <table:table-row table:style-name="ro1">
          <table:table-cell table:formula="of:=[.A1392]+1/60/24" office:value-type="date" office:date-value="2017-04-23T23:12:00.000272" calcext:value-type="date">
            <text:p>2017-04-23 23:12</text:p>
          </table:table-cell>
        </table:table-row>
        <table:table-row table:style-name="ro1">
          <table:table-cell table:formula="of:=[.A1393]+1/60/24" office:value-type="date" office:date-value="2017-04-23T23:13:00.000272" calcext:value-type="date">
            <text:p>2017-04-23 23:13</text:p>
          </table:table-cell>
        </table:table-row>
        <table:table-row table:style-name="ro1">
          <table:table-cell table:formula="of:=[.A1394]+1/60/24" office:value-type="date" office:date-value="2017-04-23T23:14:00.000273" calcext:value-type="date">
            <text:p>2017-04-23 23:14</text:p>
          </table:table-cell>
        </table:table-row>
        <table:table-row table:style-name="ro1">
          <table:table-cell table:formula="of:=[.A1395]+1/60/24" office:value-type="date" office:date-value="2017-04-23T23:15:00.000273" calcext:value-type="date">
            <text:p>2017-04-23 23:15</text:p>
          </table:table-cell>
        </table:table-row>
        <table:table-row table:style-name="ro1">
          <table:table-cell table:formula="of:=[.A1396]+1/60/24" office:value-type="date" office:date-value="2017-04-23T23:16:00.000273" calcext:value-type="date">
            <text:p>2017-04-23 23:16</text:p>
          </table:table-cell>
        </table:table-row>
        <table:table-row table:style-name="ro1">
          <table:table-cell table:formula="of:=[.A1397]+1/60/24" office:value-type="date" office:date-value="2017-04-23T23:17:00.000273" calcext:value-type="date">
            <text:p>2017-04-23 23:17</text:p>
          </table:table-cell>
        </table:table-row>
        <table:table-row table:style-name="ro1">
          <table:table-cell table:formula="of:=[.A1398]+1/60/24" office:value-type="date" office:date-value="2017-04-23T23:18:00.000273" calcext:value-type="date">
            <text:p>2017-04-23 23:18</text:p>
          </table:table-cell>
        </table:table-row>
        <table:table-row table:style-name="ro1">
          <table:table-cell table:formula="of:=[.A1399]+1/60/24" office:value-type="date" office:date-value="2017-04-23T23:19:00.000274" calcext:value-type="date">
            <text:p>2017-04-23 23:19</text:p>
          </table:table-cell>
        </table:table-row>
        <table:table-row table:style-name="ro1">
          <table:table-cell table:formula="of:=[.A1400]+1/60/24" office:value-type="date" office:date-value="2017-04-23T23:20:00.000274" calcext:value-type="date">
            <text:p>2017-04-23 23:20</text:p>
          </table:table-cell>
        </table:table-row>
        <table:table-row table:style-name="ro1">
          <table:table-cell table:formula="of:=[.A1401]+1/60/24" office:value-type="date" office:date-value="2017-04-23T23:21:00.000274" calcext:value-type="date">
            <text:p>2017-04-23 23:21</text:p>
          </table:table-cell>
        </table:table-row>
        <table:table-row table:style-name="ro1">
          <table:table-cell table:formula="of:=[.A1402]+1/60/24" office:value-type="date" office:date-value="2017-04-23T23:22:00.000274" calcext:value-type="date">
            <text:p>2017-04-23 23:22</text:p>
          </table:table-cell>
        </table:table-row>
        <table:table-row table:style-name="ro1">
          <table:table-cell table:formula="of:=[.A1403]+1/60/24" office:value-type="date" office:date-value="2017-04-23T23:23:00.000274" calcext:value-type="date">
            <text:p>2017-04-23 23:23</text:p>
          </table:table-cell>
        </table:table-row>
        <table:table-row table:style-name="ro1">
          <table:table-cell table:formula="of:=[.A1404]+1/60/24" office:value-type="date" office:date-value="2017-04-23T23:24:00.000275" calcext:value-type="date">
            <text:p>2017-04-23 23:24</text:p>
          </table:table-cell>
        </table:table-row>
        <table:table-row table:style-name="ro1">
          <table:table-cell table:formula="of:=[.A1405]+1/60/24" office:value-type="date" office:date-value="2017-04-23T23:25:00.000275" calcext:value-type="date">
            <text:p>2017-04-23 23:25</text:p>
          </table:table-cell>
        </table:table-row>
        <table:table-row table:style-name="ro1">
          <table:table-cell table:formula="of:=[.A1406]+1/60/24" office:value-type="date" office:date-value="2017-04-23T23:26:00.000275" calcext:value-type="date">
            <text:p>2017-04-23 23:26</text:p>
          </table:table-cell>
        </table:table-row>
        <table:table-row table:style-name="ro1">
          <table:table-cell table:formula="of:=[.A1407]+1/60/24" office:value-type="date" office:date-value="2017-04-23T23:27:00.000275" calcext:value-type="date">
            <text:p>2017-04-23 23:27</text:p>
          </table:table-cell>
        </table:table-row>
        <table:table-row table:style-name="ro1">
          <table:table-cell table:formula="of:=[.A1408]+1/60/24" office:value-type="date" office:date-value="2017-04-23T23:28:00.000275" calcext:value-type="date">
            <text:p>2017-04-23 23:28</text:p>
          </table:table-cell>
        </table:table-row>
        <table:table-row table:style-name="ro1">
          <table:table-cell table:formula="of:=[.A1409]+1/60/24" office:value-type="date" office:date-value="2017-04-23T23:29:00.000276" calcext:value-type="date">
            <text:p>2017-04-23 23:29</text:p>
          </table:table-cell>
        </table:table-row>
        <table:table-row table:style-name="ro1">
          <table:table-cell table:formula="of:=[.A1410]+1/60/24" office:value-type="date" office:date-value="2017-04-23T23:30:00.000276" calcext:value-type="date">
            <text:p>2017-04-23 23:30</text:p>
          </table:table-cell>
        </table:table-row>
        <table:table-row table:style-name="ro1">
          <table:table-cell table:formula="of:=[.A1411]+1/60/24" office:value-type="date" office:date-value="2017-04-23T23:31:00.000276" calcext:value-type="date">
            <text:p>2017-04-23 23:31</text:p>
          </table:table-cell>
        </table:table-row>
        <table:table-row table:style-name="ro1">
          <table:table-cell table:formula="of:=[.A1412]+1/60/24" office:value-type="date" office:date-value="2017-04-23T23:32:00.000276" calcext:value-type="date">
            <text:p>2017-04-23 23:32</text:p>
          </table:table-cell>
        </table:table-row>
        <table:table-row table:style-name="ro1">
          <table:table-cell table:formula="of:=[.A1413]+1/60/24" office:value-type="date" office:date-value="2017-04-23T23:33:00.000276" calcext:value-type="date">
            <text:p>2017-04-23 23:33</text:p>
          </table:table-cell>
        </table:table-row>
        <table:table-row table:style-name="ro1">
          <table:table-cell table:formula="of:=[.A1414]+1/60/24" office:value-type="date" office:date-value="2017-04-23T23:34:00.000277" calcext:value-type="date">
            <text:p>2017-04-23 23:34</text:p>
          </table:table-cell>
        </table:table-row>
        <table:table-row table:style-name="ro1">
          <table:table-cell table:formula="of:=[.A1415]+1/60/24" office:value-type="date" office:date-value="2017-04-23T23:35:00.000277" calcext:value-type="date">
            <text:p>2017-04-23 23:35</text:p>
          </table:table-cell>
        </table:table-row>
        <table:table-row table:style-name="ro1">
          <table:table-cell table:formula="of:=[.A1416]+1/60/24" office:value-type="date" office:date-value="2017-04-23T23:36:00.000277" calcext:value-type="date">
            <text:p>2017-04-23 23:36</text:p>
          </table:table-cell>
        </table:table-row>
        <table:table-row table:style-name="ro1">
          <table:table-cell table:formula="of:=[.A1417]+1/60/24" office:value-type="date" office:date-value="2017-04-23T23:37:00.000277" calcext:value-type="date">
            <text:p>2017-04-23 23:37</text:p>
          </table:table-cell>
        </table:table-row>
        <table:table-row table:style-name="ro1">
          <table:table-cell table:formula="of:=[.A1418]+1/60/24" office:value-type="date" office:date-value="2017-04-23T23:38:00.000277" calcext:value-type="date">
            <text:p>2017-04-23 23:38</text:p>
          </table:table-cell>
        </table:table-row>
        <table:table-row table:style-name="ro1">
          <table:table-cell table:formula="of:=[.A1419]+1/60/24" office:value-type="date" office:date-value="2017-04-23T23:39:00.000278" calcext:value-type="date">
            <text:p>2017-04-23 23:39</text:p>
          </table:table-cell>
        </table:table-row>
        <table:table-row table:style-name="ro1">
          <table:table-cell table:formula="of:=[.A1420]+1/60/24" office:value-type="date" office:date-value="2017-04-23T23:40:00.000278" calcext:value-type="date">
            <text:p>2017-04-23 23:40</text:p>
          </table:table-cell>
        </table:table-row>
        <table:table-row table:style-name="ro1">
          <table:table-cell table:formula="of:=[.A1421]+1/60/24" office:value-type="date" office:date-value="2017-04-23T23:41:00.000278" calcext:value-type="date">
            <text:p>2017-04-23 23:41</text:p>
          </table:table-cell>
        </table:table-row>
        <table:table-row table:style-name="ro1">
          <table:table-cell table:formula="of:=[.A1422]+1/60/24" office:value-type="date" office:date-value="2017-04-23T23:42:00.000278" calcext:value-type="date">
            <text:p>2017-04-23 23:42</text:p>
          </table:table-cell>
        </table:table-row>
        <table:table-row table:style-name="ro1">
          <table:table-cell table:formula="of:=[.A1423]+1/60/24" office:value-type="date" office:date-value="2017-04-23T23:43:00.000278" calcext:value-type="date">
            <text:p>2017-04-23 23:43</text:p>
          </table:table-cell>
        </table:table-row>
        <table:table-row table:style-name="ro1">
          <table:table-cell table:formula="of:=[.A1424]+1/60/24" office:value-type="date" office:date-value="2017-04-23T23:44:00.000279" calcext:value-type="date">
            <text:p>2017-04-23 23:44</text:p>
          </table:table-cell>
        </table:table-row>
        <table:table-row table:style-name="ro1">
          <table:table-cell table:formula="of:=[.A1425]+1/60/24" office:value-type="date" office:date-value="2017-04-23T23:45:00.000279" calcext:value-type="date">
            <text:p>2017-04-23 23:45</text:p>
          </table:table-cell>
        </table:table-row>
        <table:table-row table:style-name="ro1">
          <table:table-cell table:formula="of:=[.A1426]+1/60/24" office:value-type="date" office:date-value="2017-04-23T23:46:00.000279" calcext:value-type="date">
            <text:p>2017-04-23 23:46</text:p>
          </table:table-cell>
        </table:table-row>
        <table:table-row table:style-name="ro1">
          <table:table-cell table:formula="of:=[.A1427]+1/60/24" office:value-type="date" office:date-value="2017-04-23T23:47:00.000279" calcext:value-type="date">
            <text:p>2017-04-23 23:47</text:p>
          </table:table-cell>
        </table:table-row>
        <table:table-row table:style-name="ro1">
          <table:table-cell table:formula="of:=[.A1428]+1/60/24" office:value-type="date" office:date-value="2017-04-23T23:48:00.000279" calcext:value-type="date">
            <text:p>2017-04-23 23:48</text:p>
          </table:table-cell>
        </table:table-row>
        <table:table-row table:style-name="ro1">
          <table:table-cell table:formula="of:=[.A1429]+1/60/24" office:value-type="date" office:date-value="2017-04-23T23:49:00.000279" calcext:value-type="date">
            <text:p>2017-04-23 23:49</text:p>
          </table:table-cell>
        </table:table-row>
        <table:table-row table:style-name="ro1">
          <table:table-cell table:formula="of:=[.A1430]+1/60/24" office:value-type="date" office:date-value="2017-04-23T23:50:00.00028" calcext:value-type="date">
            <text:p>2017-04-23 23:50</text:p>
          </table:table-cell>
        </table:table-row>
        <table:table-row table:style-name="ro1">
          <table:table-cell table:formula="of:=[.A1431]+1/60/24" office:value-type="date" office:date-value="2017-04-23T23:51:00.00028" calcext:value-type="date">
            <text:p>2017-04-23 23:51</text:p>
          </table:table-cell>
        </table:table-row>
        <table:table-row table:style-name="ro1">
          <table:table-cell table:formula="of:=[.A1432]+1/60/24" office:value-type="date" office:date-value="2017-04-23T23:52:00.00028" calcext:value-type="date">
            <text:p>2017-04-23 23:52</text:p>
          </table:table-cell>
        </table:table-row>
        <table:table-row table:style-name="ro1">
          <table:table-cell table:formula="of:=[.A1433]+1/60/24" office:value-type="date" office:date-value="2017-04-23T23:53:00.00028" calcext:value-type="date">
            <text:p>2017-04-23 23:53</text:p>
          </table:table-cell>
        </table:table-row>
        <table:table-row table:style-name="ro1">
          <table:table-cell table:formula="of:=[.A1434]+1/60/24" office:value-type="date" office:date-value="2017-04-23T23:54:00.00028" calcext:value-type="date">
            <text:p>2017-04-23 23:54</text:p>
          </table:table-cell>
        </table:table-row>
        <table:table-row table:style-name="ro1">
          <table:table-cell table:formula="of:=[.A1435]+1/60/24" office:value-type="date" office:date-value="2017-04-23T23:55:00.000281" calcext:value-type="date">
            <text:p>2017-04-23 23:55</text:p>
          </table:table-cell>
        </table:table-row>
        <table:table-row table:style-name="ro1">
          <table:table-cell table:formula="of:=[.A1436]+1/60/24" office:value-type="date" office:date-value="2017-04-23T23:56:00.000281" calcext:value-type="date">
            <text:p>2017-04-23 23:56</text:p>
          </table:table-cell>
        </table:table-row>
        <table:table-row table:style-name="ro1">
          <table:table-cell table:formula="of:=[.A1437]+1/60/24" office:value-type="date" office:date-value="2017-04-23T23:57:00.000281" calcext:value-type="date">
            <text:p>2017-04-23 23:57</text:p>
          </table:table-cell>
        </table:table-row>
        <table:table-row table:style-name="ro1">
          <table:table-cell table:formula="of:=[.A1438]+1/60/24" office:value-type="date" office:date-value="2017-04-23T23:58:00.000281" calcext:value-type="date">
            <text:p>2017-04-23 23:58</text:p>
          </table:table-cell>
        </table:table-row>
        <table:table-row table:style-name="ro1">
          <table:table-cell table:formula="of:=[.A1439]+1/60/24" office:value-type="date" office:date-value="2017-04-23T23:59:00.000281" calcext:value-type="date">
            <text:p>2017-04-23 23:59</text:p>
          </table:table-cell>
        </table:table-row>
        <table:table-row table:style-name="ro1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09:53:42.701335534</meta:creation-date>
    <dc:date>2017-04-23T10:05:45.189915886</dc:date>
    <meta:editing-duration>PT1M15S</meta:editing-duration>
    <meta:editing-cycles>1</meta:editing-cycles>
    <meta:document-statistic meta:table-count="1" meta:cell-count="1440" meta:object-count="0"/>
    <meta:generator>LibreOffice/5.1.6.2$Linux_X86_64 LibreOffice_project/10m0$Build-2</meta:generator>
  </office:meta>
</office:document-meta>
</file>